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monospace"/>
    <style:font-face style:name="Courier New6" svg:font-family="'Courier New', sans-serif"/>
    <style:font-face style:name="Tahoma1" svg:font-family="Tahoma"/>
    <style:font-face style:name="Courier New1" svg:font-family="'Courier New'" style:font-family-generic="modern"/>
    <style:font-face style:name="Courier New3" svg:font-family="'Courier New'" style:font-adornments="Regular" style:font-pitch="fixed"/>
    <style:font-face style:name="Courier" svg:font-family="Courier" style:font-family-generic="modern" style:font-pitch="fixed"/>
    <style:font-face style:name="Courier New4" svg:font-family="'Courier New'" style:font-family-generic="modern" style:font-pitch="fixed"/>
    <style:font-face style:name="Courier New2" svg:font-family="'Courier New'" style:font-adornments="Standard" style:font-family-generic="modern" style:font-pitch="fixed"/>
    <style:font-face style:name="Aharoni" svg:font-family="Aharoni" style:font-adornments="Bold" style:font-pitch="variable"/>
    <style:font-face style:name="StarSymbol1" svg:font-family="StarSymbol" style:font-pitch="variable"/>
    <style:font-face style:name="Times New Roman" svg:font-family="'Times New Roman'" style:font-family-generic="roman" style:font-pitch="variable"/>
    <style:font-face style:name="Arial" svg:font-family="Arial" style:font-family-generic="swiss" style:font-pitch="variable"/>
    <style:font-face style:name="Courier New5" svg:font-family="'Courier New'"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6.999cm" table:align="margins" fo:keep-with-next="auto" style:may-break-between-rows="true"/>
    </style:style>
    <style:style style:name="NamespaceTable.A" style:family="table-column">
      <style:table-column-properties style:column-width="2.447cm" style:rel-column-width="9434*"/>
    </style:style>
    <style:style style:name="NamespaceTable.B" style:family="table-column">
      <style:table-column-properties style:column-width="6.909cm" style:rel-column-width="26635*"/>
    </style:style>
    <style:style style:name="NamespaceTable.C" style:family="table-column">
      <style:table-column-properties style:column-width="7.643cm" style:rel-column-width="29466*"/>
    </style:style>
    <style:style style:name="NamespaceTable.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NamespaceTable.C1" style:family="table-cell">
      <style:table-cell-properties fo:background-color="transparent" fo:padding="0.097cm" fo:border="0.002cm solid #000000">
        <style:background-image/>
      </style:table-cell-properties>
    </style:style>
    <style:style style:name="NamespaceTable.A2" style:family="table-cell">
      <style:table-cell-properties fo:background-color="transparent" fo:padding="0.097cm" fo:border-left="0.002cm solid #000000" fo:border-right="none" fo:border-top="none" fo:border-bottom="0.002cm solid #000000">
        <style:background-image/>
      </style:table-cell-properties>
    </style:style>
    <style:style style:name="NamespaceTable.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999cm" table:align="margins" fo:keep-with-next="auto" style:may-break-between-rows="true"/>
    </style:style>
    <style:style style:name="Table1.A" style:family="table-column">
      <style:table-column-properties style:column-width="2.45cm" style:rel-column-width="9449*"/>
    </style:style>
    <style:style style:name="Table1.B" style:family="table-column">
      <style:table-column-properties style:column-width="6.906cm" style:rel-column-width="26620*"/>
    </style:style>
    <style:style style:name="Table1.C" style:family="table-column">
      <style:table-column-properties style:column-width="7.643cm" style:rel-column-width="29466*"/>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fo:keep-with-next="auto" style:may-break-between-rows="true"/>
    </style:style>
    <style:style style:name="Tabelle6.A" style:family="table-column">
      <style:table-column-properties style:column-width="2.45cm" style:rel-column-width="9449*"/>
    </style:style>
    <style:style style:name="Tabelle6.B" style:family="table-column">
      <style:table-column-properties style:column-width="6.906cm" style:rel-column-width="26620*"/>
    </style:style>
    <style:style style:name="Tabelle6.C" style:family="table-column">
      <style:table-column-properties style:column-width="7.643cm" style:rel-column-width="29466*"/>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RootElements" style:family="table">
      <style:table-properties style:width="16.999cm" table:align="margins"/>
    </style:style>
    <style:style style:name="RootElements.A" style:family="table-column">
      <style:table-column-properties style:column-width="6.406cm" style:rel-column-width="24696*"/>
    </style:style>
    <style:style style:name="RootElements.B" style:family="table-column">
      <style:table-column-properties style:column-width="6.906cm" style:rel-column-width="26623*"/>
    </style:style>
    <style:style style:name="RootElements.C" style:family="table-column">
      <style:table-column-properties style:column-width="3.687cm" style:rel-column-width="14216*"/>
    </style:style>
    <style:style style:name="RootElements.A1" style:family="table-cell">
      <style:table-cell-properties fo:padding="0.097cm" fo:border-left="0.002cm solid #000000" fo:border-right="none" fo:border-top="0.002cm solid #000000" fo:border-bottom="0.002cm solid #000000"/>
    </style:style>
    <style:style style:name="RootElements.C1" style:family="table-cell">
      <style:table-cell-properties fo:padding="0.097cm" fo:border="0.002cm solid #000000"/>
    </style:style>
    <style:style style:name="RootElements.A2" style:family="table-cell">
      <style:table-cell-properties fo:padding="0.097cm" fo:border-left="0.002cm solid #000000" fo:border-right="none" fo:border-top="none" fo:border-bottom="0.002cm solid #000000"/>
    </style:style>
    <style:style style:name="RootElements.C2" style:family="table-cell">
      <style:table-cell-properties fo:padding="0.097cm" fo:border-left="0.002cm solid #000000" fo:border-right="0.002cm solid #000000" fo:border-top="none" fo:border-bottom="0.002cm solid #000000"/>
    </style:style>
    <style:style style:name="RootElementsContent" style:family="table">
      <style:table-properties style:width="16.999cm" table:align="margins"/>
    </style:style>
    <style:style style:name="RootElementsContent.A" style:family="table-column">
      <style:table-column-properties style:column-width="6.6cm" style:rel-column-width="25447*"/>
    </style:style>
    <style:style style:name="RootElementsContent.B" style:family="table-column">
      <style:table-column-properties style:column-width="1.337cm" style:rel-column-width="5157*"/>
    </style:style>
    <style:style style:name="RootElementsContent.C" style:family="table-column">
      <style:table-column-properties style:column-width="1.145cm" style:rel-column-width="4414*"/>
    </style:style>
    <style:style style:name="RootElementsContent.I" style:family="table-column">
      <style:table-column-properties style:column-width="1.228cm" style:rel-column-width="4732*"/>
    </style:style>
    <style:style style:name="RootElementsContent.A1" style:family="table-cell">
      <style:table-cell-properties fo:padding="0.097cm" fo:border-left="0.002cm solid #000000" fo:border-right="none" fo:border-top="0.002cm solid #000000" fo:border-bottom="0.002cm solid #000000"/>
    </style:style>
    <style:style style:name="RootElementsContent.I1" style:family="table-cell">
      <style:table-cell-properties fo:padding="0.097cm" fo:border="0.002cm solid #000000"/>
    </style:style>
    <style:style style:name="RootElementsContent.A2" style:family="table-cell">
      <style:table-cell-properties fo:padding="0.097cm" fo:border-left="0.002cm solid #000000" fo:border-right="none" fo:border-top="none" fo:border-bottom="0.002cm solid #000000"/>
    </style:style>
    <style:style style:name="RootElementsContent.I2" style:family="table-cell">
      <style:table-cell-properties fo:padding="0.097cm" fo:border-left="0.002cm solid #000000" fo:border-right="0.002cm solid #000000" fo:border-top="none" fo:border-bottom="0.002cm solid #000000"/>
    </style:style>
    <style:style style:name="DocumentStatisticAttributes" style:family="table">
      <style:table-properties style:width="12.259cm" fo:margin-left="0.991cm" fo:margin-right="3.748cm" fo:margin-top="0.3cm" fo:margin-bottom="0.3cm" table:align="margins"/>
    </style:style>
    <style:style style:name="DocumentStatisticAttributes.A" style:family="table-column">
      <style:table-column-properties style:column-width="3.339cm" style:rel-column-width="17847*"/>
    </style:style>
    <style:style style:name="DocumentStatisticAttributes.B" style:family="table-column">
      <style:table-column-properties style:column-width="8.92cm" style:rel-column-width="47688*"/>
    </style:style>
    <style:style style:name="DocumentStatisticAttribut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DocumentStatisticAttributes.B1" style:family="table-cell">
      <style:table-cell-properties fo:background-color="transparent" fo:padding="0.097cm" fo:border="0.002cm solid #000000">
        <style:background-image/>
      </style:table-cell-properties>
    </style:style>
    <style:style style:name="DocumentStatisticAttributes.A2" style:family="table-cell">
      <style:table-cell-properties fo:background-color="transparent" fo:padding="0.097cm" fo:border-left="0.002cm solid #000000" fo:border-right="none" fo:border-top="none" fo:border-bottom="0.002cm solid #000000">
        <style:background-image/>
      </style:table-cell-properties>
    </style:style>
    <style:style style:name="DocumentStatisticAttributes.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SpecialUnicodeharacters" style:family="table">
      <style:table-properties style:width="11.095cm" fo:margin-left="0.991cm" fo:margin-right="4.912cm" table:align="margins"/>
    </style:style>
    <style:style style:name="SpecialUnicodeharacters.A" style:family="table-column">
      <style:table-column-properties style:column-width="6.638cm" style:rel-column-width="39211*"/>
    </style:style>
    <style:style style:name="SpecialUnicodeharacters.B" style:family="table-column">
      <style:table-column-properties style:column-width="4.457cm" style:rel-column-width="26324*"/>
    </style:style>
    <style:style style:name="SpecialUnicodeharacters.1" style:family="table-row">
      <style:table-row-properties style:min-row-height="0.6cm"/>
    </style:style>
    <style:style style:name="SpecialUnicodeharacter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SpecialUnicodeharacters.B1" style:family="table-cell">
      <style:table-cell-properties fo:background-color="transparent" fo:padding="0.097cm" fo:border="0.002cm solid #000000">
        <style:background-image/>
      </style:table-cell-properties>
    </style:style>
    <style:style style:name="SpecialUnicodeharacters.A2" style:family="table-cell">
      <style:table-cell-properties fo:background-color="transparent" fo:padding="0.097cm" fo:border-left="0.002cm solid #000000" fo:border-right="none" fo:border-top="none" fo:border-bottom="0.002cm solid #000000">
        <style:background-image/>
      </style:table-cell-properties>
    </style:style>
    <style:style style:name="SpecialUnicodeharacters.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ReferenceExamples" style:family="table">
      <style:table-properties style:width="13.503cm" fo:margin-left="0.991cm" fo:margin-right="2.505cm" table:align="margins"/>
    </style:style>
    <style:style style:name="ReferenceExamples.A" style:family="table-column">
      <style:table-column-properties style:column-width="3.681cm" style:rel-column-width="17871*"/>
    </style:style>
    <style:style style:name="ReferenceExamples.B" style:family="table-column">
      <style:table-column-properties style:column-width="9.821cm" style:rel-column-width="47664*"/>
    </style:style>
    <style:style style:name="ReferenceExamples.A1" style:family="table-cell">
      <style:table-cell-properties fo:padding="0.097cm" fo:border-left="0.002cm solid #000000" fo:border-right="none" fo:border-top="0.002cm solid #000000" fo:border-bottom="0.002cm solid #000000"/>
    </style:style>
    <style:style style:name="ReferenceExamples.B1" style:family="table-cell">
      <style:table-cell-properties fo:padding="0.097cm" fo:border="0.002cm solid #000000"/>
    </style:style>
    <style:style style:name="ReferenceExamples.A2" style:family="table-cell">
      <style:table-cell-properties fo:padding="0.097cm" fo:border-left="0.002cm solid #000000" fo:border-right="none" fo:border-top="none" fo:border-bottom="0.002cm solid #000000"/>
    </style:style>
    <style:style style:name="ReferenceExamples.B2" style:family="table-cell">
      <style:table-cell-properties fo:padding="0.097cm" fo:border-left="0.002cm solid #000000" fo:border-right="0.002cm solid #000000" fo:border-top="none" fo:border-bottom="0.002cm solid #000000"/>
    </style:style>
    <style:style style:name="P1" style:family="paragraph" style:parent-style-name="Heading_20_2">
      <style:text-properties fo:language="en" fo:country="US"/>
    </style:style>
    <style:style style:name="P2" style:family="paragraph" style:parent-style-name="Standard" style:list-style-name="BulletedList"/>
    <style:style style:name="P3" style:family="paragraph" style:parent-style-name="Standard" style:list-style-name="BulletedList"/>
    <style:style style:name="P4" style:family="paragraph" style:parent-style-name="Standard" style:list-style-name="BulletedList"/>
    <style:style style:name="P5" style:family="paragraph" style:parent-style-name="Standard" style:list-style-name="BulletedList"/>
    <style:style style:name="P6" style:family="paragraph" style:parent-style-name="Standard" style:list-style-name="BulletedList"/>
    <style:style style:name="P7" style:family="paragraph" style:parent-style-name="Standard" style:list-style-name="BulletedList"/>
    <style:style style:name="P8" style:family="paragraph" style:parent-style-name="Standard">
      <style:text-properties fo:language="en" fo:country="US"/>
    </style:style>
    <style:style style:name="P9" style:family="paragraph" style:parent-style-name="Standard" style:list-style-name="L8"/>
    <style:style style:name="P10" style:family="paragraph" style:parent-style-name="Standard" style:list-style-name="L8"/>
    <style:style style:name="P11" style:family="paragraph" style:parent-style-name="Standard" style:list-style-name="L8"/>
    <style:style style:name="P12" style:family="paragraph" style:parent-style-name="Standard" style:list-style-name="L8"/>
    <style:style style:name="P13" style:family="paragraph" style:parent-style-name="Standard" style:list-style-name="L8"/>
    <style:style style:name="P14" style:family="paragraph" style:parent-style-name="Standard" style:list-style-name="L13"/>
    <style:style style:name="P15" style:family="paragraph" style:parent-style-name="Standard" style:list-style-name="L13"/>
    <style:style style:name="P16" style:family="paragraph" style:parent-style-name="Standard" style:list-style-name="L13"/>
    <style:style style:name="P17" style:family="paragraph" style:parent-style-name="Standard" style:list-style-name="L13"/>
    <style:style style:name="P18" style:family="paragraph" style:parent-style-name="Standard" style:list-style-name="L13"/>
    <style:style style:name="P19" style:family="paragraph" style:parent-style-name="Example" style:master-page-name=""/>
    <style:style style:name="P20" style:family="paragraph" style:parent-style-name="Heading_20_3">
      <style:text-properties fo:language="en" fo:country="US"/>
    </style:style>
    <style:style style:name="P21" style:family="paragraph" style:parent-style-name="Text_20_body" style:list-style-name="BulletedList"/>
    <style:style style:name="P22" style:family="paragraph" style:parent-style-name="Text_20_body" style:list-style-name="BulletedList"/>
    <style:style style:name="P23" style:family="paragraph" style:parent-style-name="Text_20_body" style:list-style-name="BulletedList"/>
    <style:style style:name="P24" style:family="paragraph" style:parent-style-name="Text_20_body" style:list-style-name="BulletedList"/>
    <style:style style:name="P25" style:family="paragraph" style:parent-style-name="Text_20_body" style:list-style-name="BulletedList"/>
    <style:style style:name="P26" style:family="paragraph" style:parent-style-name="Text_20_body" style:list-style-name="BulletedList"/>
    <style:style style:name="P27" style:family="paragraph" style:parent-style-name="Text_20_body" style:list-style-name="BulletedList"/>
    <style:style style:name="P28" style:family="paragraph" style:parent-style-name="Text_20_body" style:list-style-name="BulletedList"/>
    <style:style style:name="P29" style:family="paragraph" style:parent-style-name="Text_20_body" style:list-style-name="BulletedList"/>
    <style:style style:name="P30" style:family="paragraph" style:parent-style-name="Text_20_body" style:list-style-name="BulletedList"/>
    <style:style style:name="P31" style:family="paragraph" style:parent-style-name="Text_20_body" style:list-style-name="BulletedList"/>
    <style:style style:name="P32" style:family="paragraph" style:parent-style-name="Text_20_body" style:list-style-name="L1"/>
    <style:style style:name="P33" style:family="paragraph" style:parent-style-name="Text_20_body" style:list-style-name="L1"/>
    <style:style style:name="P34" style:family="paragraph" style:parent-style-name="Text_20_body" style:list-style-name="L1"/>
    <style:style style:name="P35" style:family="paragraph" style:parent-style-name="Text_20_body" style:list-style-name="L1"/>
    <style:style style:name="P36" style:family="paragraph" style:parent-style-name="Text_20_body" style:list-style-name="L1"/>
    <style:style style:name="P37" style:family="paragraph" style:parent-style-name="Text_20_body" style:list-style-name="L1"/>
    <style:style style:name="P38" style:family="paragraph" style:parent-style-name="Text_20_body" style:list-style-name="BulletedList"/>
    <style:style style:name="P39" style:family="paragraph" style:parent-style-name="Text_20_body" style:list-style-name="BulletedList"/>
    <style:style style:name="P40" style:family="paragraph" style:parent-style-name="Text_20_body" style:list-style-name="BulletedList"/>
    <style:style style:name="P41" style:family="paragraph" style:parent-style-name="Text_20_body" style:list-style-name="BulletedList"/>
    <style:style style:name="P42" style:family="paragraph" style:parent-style-name="Text_20_body" style:list-style-name="BulletedList"/>
    <style:style style:name="P43" style:family="paragraph" style:parent-style-name="Text_20_body" style:list-style-name="BulletedList"/>
    <style:style style:name="P44" style:family="paragraph" style:parent-style-name="Text_20_body" style:list-style-name="BulletedList"/>
    <style:style style:name="P45" style:family="paragraph" style:parent-style-name="Text_20_body" style:list-style-name="BulletedList"/>
    <style:style style:name="P46" style:family="paragraph" style:parent-style-name="Text_20_body" style:list-style-name="BulletedList"/>
    <style:style style:name="P47" style:family="paragraph" style:parent-style-name="Text_20_body" style:list-style-name="BulletedList"/>
    <style:style style:name="P48" style:family="paragraph" style:parent-style-name="Text_20_body" style:list-style-name="BulletedList"/>
    <style:style style:name="P49" style:family="paragraph" style:parent-style-name="Text_20_body" style:list-style-name="BulletedList"/>
    <style:style style:name="P50" style:family="paragraph" style:parent-style-name="Text_20_body" style:list-style-name="BulletedList"/>
    <style:style style:name="P51" style:family="paragraph" style:parent-style-name="Text_20_body" style:list-style-name="BulletedList"/>
    <style:style style:name="P52" style:family="paragraph" style:parent-style-name="Text_20_body" style:list-style-name="BulletedList"/>
    <style:style style:name="P53" style:family="paragraph" style:parent-style-name="Text_20_body" style:list-style-name="BulletedList"/>
    <style:style style:name="P54" style:family="paragraph" style:parent-style-name="Text_20_body" style:list-style-name="BulletedList"/>
    <style:style style:name="P55" style:family="paragraph" style:parent-style-name="Text_20_body">
      <style:paragraph-properties fo:text-align="start" style:justify-single-word="false"/>
    </style:style>
    <style:style style:name="P56" style:family="paragraph" style:parent-style-name="Text_20_body" style:list-style-name="BulletedList"/>
    <style:style style:name="P57" style:family="paragraph" style:parent-style-name="Text_20_body" style:list-style-name="BulletedList"/>
    <style:style style:name="P58" style:family="paragraph" style:parent-style-name="Text_20_body" style:list-style-name="BulletedList"/>
    <style:style style:name="P59" style:family="paragraph" style:parent-style-name="Text_20_body" style:list-style-name="BulletedList"/>
    <style:style style:name="P60" style:family="paragraph" style:parent-style-name="Text_20_body" style:list-style-name="BulletedList"/>
    <style:style style:name="P61" style:family="paragraph" style:parent-style-name="Text_20_body" style:list-style-name="BulletedList"/>
    <style:style style:name="P62" style:family="paragraph" style:parent-style-name="Text_20_body" style:list-style-name="BulletedList"/>
    <style:style style:name="P63" style:family="paragraph" style:parent-style-name="Text_20_body" style:list-style-name="BulletedList"/>
    <style:style style:name="P64" style:family="paragraph" style:parent-style-name="Text_20_body" style:list-style-name="BulletedList"/>
    <style:style style:name="P65" style:family="paragraph" style:parent-style-name="Text_20_body" style:list-style-name="BulletedList"/>
    <style:style style:name="P66" style:family="paragraph" style:parent-style-name="Text_20_body" style:list-style-name="BulletedList"/>
    <style:style style:name="P67" style:family="paragraph" style:parent-style-name="Text_20_body" style:list-style-name="BulletedList"/>
    <style:style style:name="P68" style:family="paragraph" style:parent-style-name="Text_20_body" style:list-style-name="BulletedList"/>
    <style:style style:name="P69" style:family="paragraph" style:parent-style-name="Text_20_body" style:list-style-name="BulletedList"/>
    <style:style style:name="P70" style:family="paragraph" style:parent-style-name="Text_20_body" style:list-style-name="BulletedList"/>
    <style:style style:name="P71" style:family="paragraph" style:parent-style-name="Text_20_body" style:list-style-name="BulletedList"/>
    <style:style style:name="P72" style:family="paragraph" style:parent-style-name="Text_20_body" style:list-style-name="BulletedList">
      <style:text-properties style:font-name="Courier New4"/>
    </style:style>
    <style:style style:name="P73" style:family="paragraph" style:parent-style-name="Text_20_body" style:list-style-name="BulletedList">
      <style:text-properties style:font-name="Courier New4"/>
    </style:style>
    <style:style style:name="P74" style:family="paragraph" style:parent-style-name="Text_20_body" style:list-style-name="BulletedList">
      <style:text-properties style:font-name="Courier New4"/>
    </style:style>
    <style:style style:name="P75" style:family="paragraph" style:parent-style-name="Text_20_body" style:list-style-name="BulletedList">
      <style:text-properties style:font-name="Courier New4"/>
    </style:style>
    <style:style style:name="P76" style:family="paragraph" style:parent-style-name="Text_20_body" style:list-style-name="BulletedList">
      <style:text-properties style:font-name="Courier New4"/>
    </style:style>
    <style:style style:name="P77" style:family="paragraph" style:parent-style-name="Text_20_body" style:list-style-name="BulletedList">
      <style:text-properties style:font-name="Courier New4"/>
    </style:style>
    <style:style style:name="P78" style:family="paragraph" style:parent-style-name="Text_20_body" style:list-style-name="BulletedList">
      <style:text-properties style:font-name="Courier New4"/>
    </style:style>
    <style:style style:name="P79" style:family="paragraph" style:parent-style-name="Text_20_body" style:list-style-name="BulletedList">
      <style:text-properties style:font-name="Courier New4"/>
    </style:style>
    <style:style style:name="P80" style:family="paragraph" style:parent-style-name="Text_20_body" style:list-style-name="BulletedList">
      <style:text-properties style:font-name="Courier New4"/>
    </style:style>
    <style:style style:name="P81" style:family="paragraph" style:parent-style-name="Text_20_body" style:list-style-name="BulletedList">
      <style:text-properties style:font-name="Courier New4"/>
    </style:style>
    <style:style style:name="P82" style:family="paragraph" style:parent-style-name="Text_20_body" style:list-style-name="BulletedList"/>
    <style:style style:name="P83" style:family="paragraph" style:parent-style-name="Text_20_body" style:list-style-name="BulletedList"/>
    <style:style style:name="P84" style:family="paragraph" style:parent-style-name="Text_20_body" style:list-style-name="BulletedList"/>
    <style:style style:name="P85" style:family="paragraph" style:parent-style-name="Text_20_body" style:list-style-name="BulletedList"/>
    <style:style style:name="P86" style:family="paragraph" style:parent-style-name="Text_20_body" style:list-style-name="BulletedList"/>
    <style:style style:name="P87" style:family="paragraph" style:parent-style-name="Text_20_body" style:list-style-name="BulletedList"/>
    <style:style style:name="P88" style:family="paragraph" style:parent-style-name="Text_20_body" style:list-style-name="BulletedList"/>
    <style:style style:name="P89" style:family="paragraph" style:parent-style-name="Text_20_body" style:list-style-name="BulletedList"/>
    <style:style style:name="P90" style:family="paragraph" style:parent-style-name="Text_20_body" style:list-style-name="BulletedList"/>
    <style:style style:name="P91" style:family="paragraph" style:parent-style-name="Text_20_body" style:list-style-name="BulletedList"/>
    <style:style style:name="P92" style:family="paragraph" style:parent-style-name="Text_20_body" style:list-style-name="BulletedList"/>
    <style:style style:name="P93" style:family="paragraph" style:parent-style-name="Text_20_body" style:list-style-name="BulletedList"/>
    <style:style style:name="P94" style:family="paragraph" style:parent-style-name="Text_20_body" style:list-style-name="BulletedList"/>
    <style:style style:name="P95" style:family="paragraph" style:parent-style-name="Text_20_body" style:list-style-name="BulletedList"/>
    <style:style style:name="P96" style:family="paragraph" style:parent-style-name="Text_20_body" style:list-style-name="BulletedList"/>
    <style:style style:name="P97" style:family="paragraph" style:parent-style-name="Text_20_body" style:list-style-name="BulletedList"/>
    <style:style style:name="P98" style:family="paragraph" style:parent-style-name="Text_20_body" style:list-style-name="BulletedList"/>
    <style:style style:name="P99" style:family="paragraph" style:parent-style-name="Text_20_body" style:list-style-name="BulletedList"/>
    <style:style style:name="P100" style:family="paragraph" style:parent-style-name="Text_20_body" style:list-style-name="BulletedList"/>
    <style:style style:name="P101" style:family="paragraph" style:parent-style-name="Text_20_body" style:list-style-name="BulletedList"/>
    <style:style style:name="P102" style:family="paragraph" style:parent-style-name="Text_20_body" style:list-style-name="BulletedList"/>
    <style:style style:name="P103" style:family="paragraph" style:parent-style-name="Text_20_body" style:list-style-name="BulletedList"/>
    <style:style style:name="P104" style:family="paragraph" style:parent-style-name="Text_20_body" style:list-style-name="BulletedList"/>
    <style:style style:name="P105" style:family="paragraph" style:parent-style-name="Text_20_body" style:list-style-name="BulletedList"/>
    <style:style style:name="P106" style:family="paragraph" style:parent-style-name="Text_20_body" style:list-style-name="BulletedList"/>
    <style:style style:name="P107" style:family="paragraph" style:parent-style-name="Text_20_body" style:list-style-name="BulletedList"/>
    <style:style style:name="P108" style:family="paragraph" style:parent-style-name="Text_20_body" style:list-style-name="BulletedList"/>
    <style:style style:name="P109" style:family="paragraph" style:parent-style-name="Text_20_body" style:list-style-name="BulletedList"/>
    <style:style style:name="P110" style:family="paragraph" style:parent-style-name="Text_20_body" style:list-style-name="BulletedList"/>
    <style:style style:name="P111" style:family="paragraph" style:parent-style-name="Text_20_body" style:list-style-name="BulletedList"/>
    <style:style style:name="P112" style:family="paragraph" style:parent-style-name="Text_20_body" style:list-style-name="BulletedList"/>
    <style:style style:name="P113" style:family="paragraph" style:parent-style-name="Text_20_body" style:list-style-name="BulletedList"/>
    <style:style style:name="P114" style:family="paragraph" style:parent-style-name="Text_20_body" style:list-style-name="BulletedList"/>
    <style:style style:name="P115" style:family="paragraph" style:parent-style-name="Text_20_body" style:list-style-name="BulletedList"/>
    <style:style style:name="P116" style:family="paragraph" style:parent-style-name="Text_20_body" style:list-style-name="L9"/>
    <style:style style:name="P117" style:family="paragraph" style:parent-style-name="Text_20_body" style:list-style-name="L9"/>
    <style:style style:name="P118" style:family="paragraph" style:parent-style-name="Text_20_body" style:list-style-name="L10"/>
    <style:style style:name="P119" style:family="paragraph" style:parent-style-name="Text_20_body" style:list-style-name="L10"/>
    <style:style style:name="P120" style:family="paragraph" style:parent-style-name="Text_20_body" style:list-style-name="L11"/>
    <style:style style:name="P121" style:family="paragraph" style:parent-style-name="Text_20_body" style:list-style-name="L12"/>
    <style:style style:name="P122" style:family="paragraph" style:parent-style-name="Text_20_body" style:list-style-name="L12"/>
    <style:style style:name="P123" style:family="paragraph" style:parent-style-name="Text_20_body" style:list-style-name="L12"/>
    <style:style style:name="P124" style:family="paragraph" style:parent-style-name="Heading_20_4">
      <style:text-properties fo:language="en" fo:country="US"/>
    </style:style>
    <style:style style:name="P125" style:family="paragraph" style:parent-style-name="Table_20_Heading">
      <style:text-properties fo:language="en" fo:country="US"/>
    </style:style>
    <style:style style:name="P126" style:family="paragraph" style:parent-style-name="Bullet_20_List">
      <style:paragraph-properties>
        <style:tab-stops/>
      </style:paragraph-properties>
    </style:style>
    <style:style style:name="P127" style:family="paragraph" style:parent-style-name="Table_20_Contents">
      <style:text-properties fo:language="en" fo:country="US"/>
    </style:style>
    <style:style style:name="P128" style:family="paragraph" style:parent-style-name="Table_20_Contents">
      <style:paragraph-properties>
        <style:tab-stops>
          <style:tab-stop style:position="0.529cm"/>
        </style:tab-stops>
      </style:paragraph-properties>
    </style:style>
    <style:style style:name="P129" style:family="paragraph" style:parent-style-name="Table_20_Contents">
      <style:paragraph-properties fo:text-align="center" style:justify-single-word="false"/>
      <style:text-properties style:font-name="StarSymbol1" style:font-name-asian="StarSymbol1" style:font-name-complex="StarSymbol1"/>
    </style:style>
    <style:style style:name="P130" style:family="paragraph" style:parent-style-name="Table_20_Contents">
      <style:paragraph-properties fo:text-align="center" style:justify-single-word="false"/>
    </style:style>
    <style:style style:name="P131" style:family="paragraph" style:parent-style-name="Table_20_Contents" style:list-style-name="BulletedList"/>
    <style:style style:name="P132" style:family="paragraph" style:parent-style-name="Table_20_Contents" style:list-style-name="BulletedList"/>
    <style:style style:name="P133" style:family="paragraph" style:parent-style-name="Table_20_Contents" style:list-style-name="BulletedList"/>
    <style:style style:name="P134" style:family="paragraph" style:parent-style-name="Table_20_Contents" style:list-style-name="BulletedList"/>
    <style:style style:name="P135" style:family="paragraph" style:parent-style-name="Table_20_Contents" style:list-style-name="BulletedList"/>
    <style:style style:name="P136" style:family="paragraph" style:parent-style-name="Table_20_Contents" style:list-style-name="BulletedList"/>
    <style:style style:name="P137" style:family="paragraph" style:parent-style-name="Table_20_Contents" style:list-style-name="BulletedList"/>
    <style:style style:name="P138" style:family="paragraph" style:parent-style-name="Table_20_Contents" style:list-style-name="BulletedList"/>
    <style:style style:name="P139" style:family="paragraph" style:parent-style-name="Table_20_Contents" style:list-style-name="BulletedList"/>
    <style:style style:name="P140" style:family="paragraph" style:parent-style-name="Table_20_Contents" style:list-style-name="BulletedList"/>
    <style:style style:name="P141" style:family="paragraph" style:parent-style-name="Table_20_Contents" style:list-style-name="BulletedList"/>
    <style:style style:name="P142" style:family="paragraph" style:parent-style-name="Table_20_Contents" style:list-style-name="BulletedList"/>
    <style:style style:name="P143" style:family="paragraph" style:parent-style-name="Table_20_Contents" style:list-style-name="BulletedList"/>
    <style:style style:name="P144" style:family="paragraph" style:parent-style-name="Table_20_Contents" style:list-style-name="BulletedList"/>
    <style:style style:name="P145" style:family="paragraph" style:parent-style-name="Table_20_Contents" style:list-style-name="BulletedList"/>
    <style:style style:name="P146" style:family="paragraph" style:parent-style-name="Table_20_Contents">
      <style:text-properties fo:font-style="normal" fo:font-weight="normal"/>
    </style:style>
    <style:style style:name="P147" style:family="paragraph" style:parent-style-name="Table_20_Contents" style:list-style-name="L10"/>
    <style:style style:name="P148" style:family="paragraph" style:parent-style-name="RelaxNG">
      <style:text-properties fo:language="en" fo:country="US"/>
    </style:style>
    <style:style style:name="T1" style:family="text">
      <style:text-properties style:font-name="Courier New"/>
    </style:style>
    <style:style style:name="T2" style:family="text">
      <style:text-properties fo:language="en" fo:country="US"/>
    </style:style>
    <style:style style:name="T3" style:family="text">
      <style:text-properties fo:font-size="10pt" fo:language="en" fo:country="US"/>
    </style:style>
    <style:style style:name="T4" style:family="text">
      <style:text-properties fo:font-size="10pt" fo:language="en" fo:country="US" fo:font-weight="bold"/>
    </style:style>
    <style:style style:name="T5" style:family="text">
      <style:text-properties fo:font-size="10pt" fo:language="en" fo:country="US" fo:font-weight="normal"/>
    </style:style>
    <style:style style:name="T6" style:family="text">
      <style:text-properties fo:font-size="8.5pt" style:font-size-asian="8.5pt" style:font-size-complex="8.5pt"/>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style:font-name="Courier New4"/>
    </style:style>
    <style:style style:name="T10" style:family="text">
      <style:text-properties style:font-name="Courier New4" fo:language="en" fo:country="US"/>
    </style:style>
    <style:style style:name="T11" style:family="text">
      <style:text-properties style:font-name="Courier New4" fo:font-size="10pt"/>
    </style:style>
    <style:style style:name="T12" style:family="text">
      <style:text-properties style:font-name="Courier New4" fo:font-weight="normal"/>
    </style:style>
    <style:style style:name="T13" style:family="text">
      <style:text-properties fo:font-weight="normal"/>
    </style:style>
    <style:style style:name="T14" style:family="text">
      <style:text-properties fo:font-style="italic"/>
    </style:style>
    <style:style style:name="T15" style:family="text">
      <style:text-properties fo:font-style="normal"/>
    </style:style>
    <style:style style:name="T16" style:family="text">
      <style:text-properties fo:font-style="normal" fo:font-weight="bold"/>
    </style:style>
    <style:style style:name="T17" style:family="text">
      <style:text-properties fo:font-style="normal" fo:font-weight="normal"/>
    </style:style>
    <style:style style:name="T18" style:family="text">
      <style:text-properties style:font-name="Courier New5"/>
    </style:style>
    <style:style style:name="T19" style:family="text">
      <style:text-properties style:font-name="Arial"/>
    </style:style>
    <style:style style:name="T20" style:family="text">
      <style:text-properties style:font-name="Courier New6"/>
    </style:style>
    <style:style style:name="T21" style:family="text">
      <style:text-properties fo:font-variant="normal" fo:text-transform="none"/>
    </style:style>
    <style:style style:name="T22" style:family="text"/>
    <style:style style:name="Sect1"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date-style style:name="N5107" number:language="en" number:country="US">
      <number:day/>
      <number:text> </number:text>
      <number:month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OpenDocument" text:name="CommitteeName"/>
        <text:user-field-decl office:value-type="string" office:string-value="urn:oasis:names:tc:opendocument:xmlns:" text:name="DefaultNamespace"/>
        <text:user-field-decl office:value-type="string" office:string-value=":1.0" text:name="DefaultNamespaceVersion"/>
        <text:user-field-decl office:value-type="string" office:string-value="A" text:name="AppendixStrictShema"/>
        <text:user-field-decl office:value-type="string" office:string-value="v1.1" text:name="Version"/>
        <text:user-field-decl office:value-type="string" office:string-value="" text:name="revision"/>
        <text:user-field-decl office:value-type="float" office:value="39114" text:name="Date"/>
        <text:user-field-decl office:value-type="string" office:string-value="D" text:name="AppendixCoreSet"/>
        <text:user-field-decl office:value-type="string" office:string-value="C" text:name="AppendixMIME"/>
        <text:user-field-decl office:value-type="string" office:string-value="opendocument" text:name="PIName"/>
        <text:user-field-decl office:value-type="string" office:string-value="E" text:name="AppendixA11y"/>
      </text:user-field-decls>
      <text:list text:style-name="Outline">
        <text:list-item>
          <text:h text:style-name="Heading_20_1" text:outline-level="1">Introduction</text:h>
        </text:list-item>
      </text:list>
      <text:p text:style-name="Text_20_body"><text:span text:style-name="T2">This document defines an XML schema for </text:span>office applications<text:span text:style-name="T2"> and its semantics</text:span>. The schema is suitable for office documents, including text documents, spreadsheets, charts and graphical documents like drawings or presentations, but is not restricted to these kinds of documents.</text:p>
      <text:p text:style-name="Text_20_body">The schema provides for high-level information suitable for editing documents. It defines suitable XML structures for office documents and is friendly to transformations using XSLT or similar XML-based tools.</text:p>
      <text:p text:style-name="Text_20_body">Chapter <text:reference-ref text:reference-format="chapter" text:ref-name="Introduction"/> contains the introduction to the <text:user-field-get text:name="CommitteeName">OpenDocument</text:user-field-get> format. The structure of documents that conform to the <text:user-field-get text:name="CommitteeName">OpenDocument</text:user-field-get> specification is explained in chapter <text:reference-ref text:reference-format="chapter" text:ref-name="Document Structure"/>. Chapter <text:reference-ref text:reference-format="chapter" text:ref-name="MetaData"/> described the meta information that can be contained in such documents. Chapters <text:reference-ref text:reference-format="chapter" text:ref-name="Text Content"/> and <text:reference-ref text:reference-format="chapter" text:ref-name="Paragarph Content"/> describe their text and paragraph content. Text Fields are described in chapter <text:reference-ref text:reference-format="chapter" text:ref-name="Text Fields"/>, text indices in chapter <text:reference-ref text:reference-format="chapter" text:ref-name="Text Indices"/>.</text:p>
      <text:p text:style-name="Text_20_body">Chapter <text:reference-ref text:reference-format="chapter" text:ref-name="Table Content"/> describes the table content of a document in <text:user-field-get text:name="CommitteeName">OpenDocument</text:user-field-get> format, chapter <text:reference-ref text:reference-format="chapter" text:ref-name="Graphic Content Content"/> its graphical content, chapter <text:reference-ref text:reference-format="chapter" text:ref-name="Chart Content"/> its chart content, and chapter <text:reference-ref text:reference-format="chapter" text:ref-name="Form Content"/> its form content. Content that is common to all documents is described in chapter <text:reference-ref text:reference-format="chapter" text:ref-name="Common Content"/>. The integration of SMIL animation markup into the <text:s/><text:user-field-get text:name="CommitteeName">OpenDocument</text:user-field-get> schema is described in chapter <text:reference-ref text:reference-format="chapter" text:ref-name="SMIL Animations"/>. Chapter <text:reference-ref text:reference-format="chapter" text:ref-name="Styles"/> explains style information content, chapter <text:reference-ref text:reference-format="chapter" text:ref-name="Formatting Properties"/> specifies formatting properties that are can be used within styles. The data types used by the <text:user-field-get text:name="CommitteeName">OpenDocument</text:user-field-get> schema are described in chapter <text:reference-ref text:reference-format="chapter" text:ref-name="Data Types"/>. </text:p>
      <text:p text:style-name="Text_20_body">The <text:user-field-get text:name="CommitteeName">OpenDocument</text:user-field-get> format makes use of a package concept. These packages are described in chapter <text:reference-ref text:reference-format="chapter" text:ref-name="Package"/>.</text:p>
      <text:list text:style-name="Outline" text:continue-numbering="true">
        <text:list-item>
          <text:list text:continue-numbering="true">
            <text:list-item>
              <text:h text:style-name="P1" text:outline-level="2">Notation</text:h>
            </text:list-item>
          </text:list>
        </text:list-item>
      </text:list>
      <text:p text:style-name="Text_20_body"><text:span text:style-name="T2">Within this specification, the key words "</text:span><text:span text:style-name="RFC2119_20_Keyword"><text:span text:style-name="T2">shall</text:span></text:span><text:span text:style-name="T2">", "</text:span><text:span text:style-name="RFC2119_20_Keyword"><text:span text:style-name="T2">shall not</text:span></text:span><text:span text:style-name="T2">", "</text:span><text:span text:style-name="RFC2119_20_Keyword"><text:span text:style-name="T2">should</text:span></text:span><text:span text:style-name="T2">", "</text:span><text:span text:style-name="RFC2119_20_Keyword"><text:span text:style-name="T2">should not</text:span></text:span><text:span text:style-name="T2">" and "</text:span><text:span text:style-name="RFC2119_20_Keyword"><text:span text:style-name="T2">may</text:span></text:span><text:span text:style-name="T2">" are to be interpreted as described in Annex H of </text:span><text:span text:style-name="T2"><text:bibliography-mark text:identifier="ISO/IEC Directives" text:bibliography-type="custom2" text:title="Rules for the structure and drafting of International Standards" text:year="2004" text:custom1="ISO/IEC Directives, Part 2">[ISO/IEC Directives]</text:bibliography-mark></text:span><text:span text:style-name="T2"> if they appear in bold letters.</text:span></text:p>
      <text:list text:style-name="Outline" text:continue-numbering="true">
        <text:list-item>
          <text:list text:continue-numbering="true">
            <text:list-item>
              <text:h text:style-name="P1" text:outline-level="2"><text:reference-mark text:name="Namespaces"/>Namespaces</text:h>
            </text:list-item>
          </text:list>
        </text:list-item>
      </text:list>
      <text:p text:style-name="Text_20_body"><text:sequence-ref text:reference-format="category-and-value" text:ref-name="refTable0">Table 1</text:sequence-ref> lists the <text:span text:style-name="T2">namespaces</text:span> that are defined by the <text:user-field-get text:name="CommitteeName">OpenDocument</text:user-field-get> format and their default prefixes. For more information about XML namespaces, please refer to the <text:span text:style-name="Emphasis">Namespaces in XML</text:span> specification <text:bibliography-mark text:identifier="xml-names" text:bibliography-type="manual" text:author="Tim Bray, Dave Hollander, Andrew Layman" text:edition="REC-xml-names" text:editor="W3C" text:title="Namespaces in XML" text:year="1999" text:url="http://www.w3.org/TR/REC-xml-names/">[xml-names]</text:bibliography-mark>.</text:p>
      <text:p text:style-name="Table">Table <text:sequence text:ref-name="refTable0" text:name="Table" text:formula="ooow:Table+1" style:num-format="1">1</text:sequence>: XML <text:s/>Namespaces defined by the <text:user-field-get text:name="CommitteeName">OpenDocument</text:user-field-get> schema</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P125">Namespace</text:p>
            </table:table-cell>
          </table:table-row>
        </table:table-header-rows>
        <table:table-row>
          <table:table-cell table:style-name="NamespaceTable.A2" office:value-type="string">
            <text:p text:style-name="Table_20_Contents">office</text:p>
          </table:table-cell>
          <table:table-cell table:style-name="NamespaceTable.A2" office:value-type="string">
            <text:p text:style-name="Table_20_Contents">For all common pieces of information that are not contained in another, more specific <text:span text:style-name="T2">namespace.</text:span> </text:p>
          </table:table-cell>
          <table:table-cell table:style-name="NamespaceTable.C2" office:value-type="string">
            <text:p text:style-name="Text_20_body"><text:user-field-get text:name="DefaultNamespace">urn:oasis:names:tc:opendocument:xmlns:</text:user-field-get><text:line-break/>office<text:user-field-get text:name="DefaultNamespaceVersion">:1.0</text:user-field-get></text:p>
          </table:table-cell>
        </table:table-row>
        <table:table-row>
          <table:table-cell table:style-name="NamespaceTable.A2" office:value-type="string">
            <text:p text:style-name="Table_20_Contents">meta</text:p>
          </table:table-cell>
          <table:table-cell table:style-name="NamespaceTable.A2" office:value-type="string">
            <text:p text:style-name="Table_20_Contents">For elements and attributes that describe meta information. </text:p>
          </table:table-cell>
          <table:table-cell table:style-name="NamespaceTable.C2" office:value-type="string">
            <text:p text:style-name="Text_20_body"><text:user-field-get text:name="DefaultNamespace">urn:oasis:names:tc:opendocument:xmlns:</text:user-field-get><text:line-break/>meta<text:user-field-get text:name="DefaultNamespaceVersion">:1.0</text:user-field-get></text:p>
          </table:table-cell>
        </table:table-row>
        <table:table-row>
          <table:table-cell table:style-name="NamespaceTable.A2" office:value-type="string">
            <text:p text:style-name="Table_20_Contents">config</text:p>
          </table:table-cell>
          <table:table-cell table:style-name="NamespaceTable.A2" office:value-type="string">
            <text:p text:style-name="Table_20_Contents">For elements and attributes that describe application specific settings. </text:p>
          </table:table-cell>
          <table:table-cell table:style-name="NamespaceTable.C2" office:value-type="string">
            <text:p text:style-name="Text_20_body"><text:user-field-get text:name="DefaultNamespace">urn:oasis:names:tc:opendocument:xmlns:</text:user-field-get><text:line-break/>config<text:user-field-get text:name="DefaultNamespaceVersion">:1.0</text:user-field-get></text:p>
          </table:table-cell>
        </table:table-row>
        <table:table-row>
          <table:table-cell table:style-name="NamespaceTable.A2" office:value-type="string">
            <text:p text:style-name="Table_20_Contents">text</text:p>
          </table:table-cell>
          <table:table-cell table:style-name="NamespaceTable.A2" office:value-type="string">
            <text:p text:style-name="Table_20_Contents">For elements and attributes that may occur within text documents and text parts of other document types, such as the contents of a spreadsheet cell. </text:p>
          </table:table-cell>
          <table:table-cell table:style-name="NamespaceTable.C2" office:value-type="string">
            <text:p text:style-name="Text_20_body"><text:user-field-get text:name="DefaultNamespace">urn:oasis:names:tc:opendocument:xmlns:</text:user-field-get><text:line-break/>text<text:user-field-get text:name="DefaultNamespaceVersion">:1.0</text:user-field-get></text:p>
          </table:table-cell>
        </table:table-row>
        <table:table-row>
          <table:table-cell table:style-name="NamespaceTable.A2" office:value-type="string">
            <text:p text:style-name="Table_20_Contents">table</text:p>
          </table:table-cell>
          <table:table-cell table:style-name="NamespaceTable.A2" office:value-type="string">
            <text:p text:style-name="Table_20_Contents">For elements and attributes that may occur within spreadsheets or within table definitions of a text document. </text:p>
          </table:table-cell>
          <table:table-cell table:style-name="NamespaceTable.C2" office:value-type="string">
            <text:p text:style-name="Text_20_body"><text:user-field-get text:name="DefaultNamespace">urn:oasis:names:tc:opendocument:xmlns:</text:user-field-get><text:line-break/>table<text:user-field-get text:name="DefaultNamespaceVersion">:1.0</text:user-field-get></text:p>
          </table:table-cell>
        </table:table-row>
        <table:table-row>
          <table:table-cell table:style-name="NamespaceTable.A2" office:value-type="string">
            <text:p text:style-name="Table_20_Contents">drawing</text:p>
          </table:table-cell>
          <table:table-cell table:style-name="NamespaceTable.A2" office:value-type="string">
            <text:p text:style-name="Table_20_Contents">For elements and attributes that describe graphic content.</text:p>
          </table:table-cell>
          <table:table-cell table:style-name="NamespaceTable.C2" office:value-type="string">
            <text:p text:style-name="Text_20_body"><text:user-field-get text:name="DefaultNamespace">urn:oasis:names:tc:opendocument:xmlns:</text:user-field-get><text:line-break/>drawing<text:user-field-get text:name="DefaultNamespaceVersion">:1.0</text:user-field-get></text:p>
          </table:table-cell>
        </table:table-row>
        <table:table-row>
          <table:table-cell table:style-name="NamespaceTable.A2" office:value-type="string">
            <text:p text:style-name="Table_20_Contents">presentation</text:p>
          </table:table-cell>
          <table:table-cell table:style-name="NamespaceTable.A2" office:value-type="string">
            <text:p text:style-name="Table_20_Contents">For elements and attributes that describe presentation content.</text:p>
          </table:table-cell>
          <table:table-cell table:style-name="NamespaceTable.C2" office:value-type="string">
            <text:p text:style-name="Text_20_body"><text:user-field-get text:name="DefaultNamespace">urn:oasis:names:tc:opendocument:xmlns:</text:user-field-get><text:line-break/>presentation<text:user-field-get text:name="DefaultNamespaceVersion">:1.0</text:user-field-get></text:p>
          </table:table-cell>
        </table:table-row>
        <table:table-row>
          <table:table-cell table:style-name="NamespaceTable.A2" office:value-type="string">
            <text:p text:style-name="Table_20_Contents">dr3d</text:p>
          </table:table-cell>
          <table:table-cell table:style-name="NamespaceTable.A2" office:value-type="string">
            <text:p text:style-name="Table_20_Contents">For elements and attributes that describe 3D graphic content.</text:p>
          </table:table-cell>
          <table:table-cell table:style-name="NamespaceTable.C2" office:value-type="string">
            <text:p text:style-name="Text_20_body"><text:user-field-get text:name="DefaultNamespace">urn:oasis:names:tc:opendocument:xmlns:</text:user-field-get><text:line-break/>dr3d<text:user-field-get text:name="DefaultNamespaceVersion">:1.0</text:user-field-get></text:p>
          </table:table-cell>
        </table:table-row>
        <table:table-row>
          <table:table-cell table:style-name="NamespaceTable.A2" office:value-type="string">
            <text:p text:style-name="Text_20_body">anim</text:p>
          </table:table-cell>
          <table:table-cell table:style-name="NamespaceTable.A2" office:value-type="string">
            <text:p text:style-name="Text_20_body">For elements and attributes that describe animation content.</text:p>
          </table:table-cell>
          <table:table-cell table:style-name="NamespaceTable.C2" office:value-type="string">
            <text:p text:style-name="Text_20_body"><text:user-field-get text:name="DefaultNamespace">urn:oasis:names:tc:opendocument:xmlns:</text:user-field-get><text:line-break/>animation<text:user-field-get text:name="DefaultNamespaceVersion">:1.0</text:user-field-get></text:p>
          </table:table-cell>
        </table:table-row>
        <table:table-row>
          <table:table-cell table:style-name="NamespaceTable.A2" office:value-type="string">
            <text:p text:style-name="Table_20_Contents">chart</text:p>
          </table:table-cell>
          <table:table-cell table:style-name="NamespaceTable.A2" office:value-type="string">
            <text:p text:style-name="Table_20_Contents">For elements and attributes that describe chart content.</text:p>
          </table:table-cell>
          <table:table-cell table:style-name="NamespaceTable.C2" office:value-type="string">
            <text:p text:style-name="Text_20_body"><text:user-field-get text:name="DefaultNamespace">urn:oasis:names:tc:opendocument:xmlns:</text:user-field-get><text:line-break/>chart<text:user-field-get text:name="DefaultNamespaceVersion">:1.0</text:user-field-get></text:p>
          </table:table-cell>
        </table:table-row>
        <table:table-row>
          <table:table-cell table:style-name="NamespaceTable.A2" office:value-type="string">
            <text:p text:style-name="Table_20_Contents">form</text:p>
          </table:table-cell>
          <table:table-cell table:style-name="NamespaceTable.A2" office:value-type="string">
            <text:p text:style-name="Table_20_Contents">For elements and attributes that describe forms and controls. </text:p>
          </table:table-cell>
          <table:table-cell table:style-name="NamespaceTable.C2" office:value-type="string">
            <text:p text:style-name="Text_20_body"><text:user-field-get text:name="DefaultNamespace">urn:oasis:names:tc:opendocument:xmlns:</text:user-field-get><text:line-break/>form<text:user-field-get text:name="DefaultNamespaceVersion">:1.0</text:user-field-get></text:p>
          </table:table-cell>
        </table:table-row>
        <table:table-row>
          <table:table-cell table:style-name="NamespaceTable.A2" office:value-type="string">
            <text:p text:style-name="Table_20_Contents">script</text:p>
          </table:table-cell>
          <table:table-cell table:style-name="NamespaceTable.A2" office:value-type="string">
            <text:p text:style-name="Table_20_Contents">For elements and attributes that represent scripts or events. </text:p>
          </table:table-cell>
          <table:table-cell table:style-name="NamespaceTable.C2" office:value-type="string">
            <text:p text:style-name="Text_20_body"><text:user-field-get text:name="DefaultNamespace">urn:oasis:names:tc:opendocument:xmlns:</text:user-field-get><text:line-break/>script<text:user-field-get text:name="DefaultNamespaceVersion">:1.0</text:user-field-get></text:p>
          </table:table-cell>
        </table:table-row>
        <table:table-row>
          <table:table-cell table:style-name="NamespaceTable.A2" office:value-type="string">
            <text:p text:style-name="Table_20_Contents">style</text:p>
          </table:table-cell>
          <table:table-cell table:style-name="NamespaceTable.A2" office:value-type="string">
            <text:p text:style-name="Table_20_Contents">For elements and attributes that describe the style and inheritance model used by the <text:span text:style-name="T3"><text:user-field-get text:name="CommitteeName">OpenDocument</text:user-field-get></text:span><text:span text:style-name="T3"> format</text:span> as well as some common formatting attributes. </text:p>
          </table:table-cell>
          <table:table-cell table:style-name="NamespaceTable.C2" office:value-type="string">
            <text:p text:style-name="Text_20_body"><text:user-field-get text:name="DefaultNamespace">urn:oasis:names:tc:opendocument:xmlns:</text:user-field-get><text:line-break/>style<text:user-field-get text:name="DefaultNamespaceVersion">:1.0</text:user-field-get></text:p>
          </table:table-cell>
        </table:table-row>
        <table:table-row>
          <table:table-cell table:style-name="NamespaceTable.A2" office:value-type="string">
            <text:p text:style-name="Table_20_Contents">number</text:p>
          </table:table-cell>
          <table:table-cell table:style-name="NamespaceTable.A2" office:value-type="string">
            <text:p text:style-name="Table_20_Contents">For elements and attributes that describe data style information.</text:p>
          </table:table-cell>
          <table:table-cell table:style-name="NamespaceTable.C2" office:value-type="string">
            <text:p text:style-name="Text_20_body"><text:user-field-get text:name="DefaultNamespace">urn:oasis:names:tc:opendocument:xmlns:</text:user-field-get><text:line-break/><text:span text:style-name="T2">data style</text:span><text:span text:style-name="T2"><text:user-field-get text:name="DefaultNamespaceVersion">:1.0</text:user-field-get></text:span></text:p>
          </table:table-cell>
        </table:table-row>
        <table:table-row>
          <table:table-cell table:style-name="NamespaceTable.A2" office:value-type="string">
            <text:p text:style-name="Table_20_Contents">manifest</text:p>
          </table:table-cell>
          <table:table-cell table:style-name="NamespaceTable.A2" office:value-type="string">
            <text:p text:style-name="Table_20_Contents">For 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span text:style-name="T2"><text:user-field-get text:name="DefaultNamespaceVersion">:1.0</text:user-field-get></text:span></text:p>
          </table:table-cell>
        </table:table-row>
      </table:table>
      <text:p text:style-name="Text_20_body"><text:sequence-ref text:reference-format="category-and-value" text:ref-name="refTable1">Table 2</text:sequence-ref> lists the <text:span text:style-name="T2">namespaces</text:span> that are defined by the <text:user-field-get text:name="CommitteeName">OpenDocument</text:user-field-get> format, but contain elements and attributes whose semantics are compatible to elements and attributes from other specifications.</text:p>
      <text:p text:style-name="Table">Table <text:sequence text:ref-name="refTable1" text:name="Table" text:formula="ooow:Table+1" style:num-format="1">2</text:sequence>: XML Namespaces defined by the <text:s/><text:user-field-get text:name="CommitteeName">OpenDocument</text:user-field-get> schema that include elements and attributes that are compatible to elements and attributes of other standard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Prefix</text:p>
            </table:table-cell>
            <table:table-cell table:style-name="Table1.A1" office:value-type="string">
              <text:p text:style-name="Table_20_Heading">Description</text:p>
            </table:table-cell>
            <table:table-cell table:style-name="Table1.C1" office:value-type="string">
              <text:p text:style-name="P125">Namespace</text:p>
            </table:table-cell>
          </table:table-row>
        </table:table-header-rows>
        <table:table-row>
          <table:table-cell table:style-name="Table1.A2" office:value-type="string">
            <text:p text:style-name="Table_20_Contents">fo</text:p>
          </table:table-cell>
          <table:table-cell table:style-name="Table1.A2" office:value-type="string">
            <text:p text:style-name="Table_20_Contents">For attributes that are compatible to attributes defined in <text:bibliography-mark text:identifier="XSL" text:bibliography-type="manual" text:author="W3C" text:editor="W3C" text:title="Extensible Stylesheet Language (XSL)" text:year="2001" text:url="http://www.w3.org/TR/2001/REC-xsl-20011015/">[XSL]</text:bibliography-mark>.</text:p>
          </table:table-cell>
          <table:table-cell table:style-name="Table1.C2" office:value-type="string">
            <text:p text:style-name="Text_20_body"><text:user-field-get text:name="DefaultNamespace">urn:oasis:names:tc:opendocument:xmlns:</text:user-field-get><text:line-break/>xsl-fo-compatible<text:user-field-get text:name="DefaultNamespaceVersion">:1.0</text:user-field-get></text:p>
          </table:table-cell>
        </table:table-row>
        <table:table-row>
          <table:table-cell table:style-name="Table1.A2" office:value-type="string">
            <text:p text:style-name="P127">svg</text:p>
          </table:table-cell>
          <table:table-cell table:style-name="Table1.A2" office:value-type="string">
            <text:p text:style-name="Table_20_Contents">For elements and attributes that are compatible to elements or attributes defined in <text:bibliography-mark text:identifier="SVG" text:bibliography-type="manual" text:author="Jon Ferraiolo, 藤沢 淳 (FUJISAWA Jun), Dean Jackson" text:editor="W3C" text:title="Scalable Vector Graphics (SVG) 1.1" text:year="2003" text:url="http://www.w3.org/TR/2003/REC-SVG11-20030114/">[SVG]</text:bibliography-mark>.</text:p>
          </table:table-cell>
          <table:table-cell table:style-name="Table1.C2" office:value-type="string">
            <text:p text:style-name="Text_20_body"><text:user-field-get text:name="DefaultNamespace">urn:oasis:names:tc:opendocument:xmlns:</text:user-field-get><text:line-break/>svg-compatible<text:user-field-get text:name="DefaultNamespaceVersion">:1.0</text:user-field-get></text:p>
          </table:table-cell>
        </table:table-row>
        <table:table-row>
          <table:table-cell table:style-name="Table1.A2" office:value-type="string">
            <text:p text:style-name="Text_20_body">smil</text:p>
          </table:table-cell>
          <table:table-cell table:style-name="Table1.A2" office:value-type="string">
            <text:p text:style-name="Text_20_body">For attributes that are compatible to attributes defined in <text:bibliography-mark text:identifier="SMIL20" text:bibliography-type="manual" text:author="W3C" text:editor="W3C" text:title="Synchronized Multimedia Integration Language 2.0 (SMIL 2.0)" text:year="2001" text:url="http://www.w3.org/TR/smil20/">[SMIL20]</text:bibliography-mark>.</text:p>
          </table:table-cell>
          <table:table-cell table:style-name="Table1.C2" office:value-type="string">
            <text:p text:style-name="Text_20_body"><text:user-field-get text:name="DefaultNamespace">urn:oasis:names:tc:opendocument:xmlns:</text:user-field-get><text:line-break/>smil-compatible<text:user-field-get text:name="DefaultNamespaceVersion">:1.0</text:user-field-get></text:p>
          </table:table-cell>
        </table:table-row>
      </table:table>
      <text:p text:style-name="Text_20_body"><text:sequence-ref text:reference-format="category-and-value" text:ref-name="refTable2">Table 3</text:sequence-ref> lists the <text:span text:style-name="T2">namespaces</text:span> that are imported into the <text:user-field-get text:name="CommitteeName">OpenDocument</text:user-field-get> format and their default prefixes.</text:p>
      <text:p text:style-name="Table">Table <text:sequence text:ref-name="refTable2" text:name="Table" text:formula="ooow:Table+1" style:num-format="1">3</text:sequence>: XML Namespaces used by the <text:s/><text:user-field-get text:name="CommitteeName">OpenDocument</text:user-field-get> schema</text:p>
      <table:table table:name="Tabelle6" table:style-name="Tabelle6">
        <table:table-column table:style-name="Tabelle6.A"/>
        <table:table-column table:style-name="Tabelle6.B"/>
        <table:table-column table:style-name="Tabelle6.C"/>
        <table:table-header-rows>
          <table:table-row>
            <table:table-cell table:style-name="Tabelle6.A1" office:value-type="string">
              <text:p text:style-name="Table_20_Heading">Prefix</text:p>
            </table:table-cell>
            <table:table-cell table:style-name="Tabelle6.A1" office:value-type="string">
              <text:p text:style-name="Table_20_Heading">Description</text:p>
            </table:table-cell>
            <table:table-cell table:style-name="Tabelle6.C1" office:value-type="string">
              <text:p text:style-name="P125">Namespace</text:p>
            </table:table-cell>
          </table:table-row>
        </table:table-header-rows>
        <table:table-row>
          <table:table-cell table:style-name="Tabelle6.A2" office:value-type="string">
            <text:p text:style-name="Table_20_Contents">dc</text:p>
          </table:table-cell>
          <table:table-cell table:style-name="Tabelle6.A2" office:value-type="string">
            <text:p text:style-name="Table_20_Contents">The Dublin Core Namespace (see <text:bibliography-mark text:identifier="DCMI" text:bibliography-type="manual" text:author="-" text:editor="Dublin Core Metadata Initiative" text:title="Dublin Core Metadata Element Set, Version 1.1: Reference Description" text:year="2003" text:url="http://www.dublincore.org/documents/dces/">[DCMI]</text:bibliography-mark>).</text:p>
          </table:table-cell>
          <table:table-cell table:style-name="Tabelle6.C2" office:value-type="string">
            <text:p text:style-name="Table_20_Contents">http://purl.org/dc/elements/1.1/</text:p>
          </table:table-cell>
        </table:table-row>
        <table:table-row>
          <table:table-cell table:style-name="Tabelle6.A2" office:value-type="string">
            <text:p text:style-name="P127">xlink</text:p>
          </table:table-cell>
          <table:table-cell table:style-name="Tabelle6.A2" office:value-type="string">
            <text:p text:style-name="Table_20_Contents">The <text:span text:style-name="T2">XLink</text:span> namespace (see <text:bibliography-mark text:identifier="XLink" text:bibliography-type="manual" text:author="Steve DeRose, Eve Maler, David Orchard" text:edition="XLink" text:editor="W3C" text:title="XML Linking Language" text:year="2001" text:url="http://www.w3c.org/TR/xlink/">[XLink]</text:bibliography-mark>).</text:p>
          </table:table-cell>
          <table:table-cell table:style-name="Tabelle6.C2" office:value-type="string">
            <text:p text:style-name="Table_20_Contents">http://www.w3.org/1999/xlink</text:p>
          </table:table-cell>
        </table:table-row>
        <table:table-row>
          <table:table-cell table:style-name="Tabelle6.A2" office:value-type="string">
            <text:p text:style-name="Table_20_Contents">math</text:p>
          </table:table-cell>
          <table:table-cell table:style-name="Tabelle6.A2" office:value-type="string">
            <text:p text:style-name="Table_20_Contents">MathML Namespace (see <text:bibliography-mark text:identifier="MathML" text:bibliography-type="manual" text:author="David Carlisle, Patrick Ion, Robert Miner, Nico Poppelier" text:editor="W3C" text:title="Mathematical Markup Language (MathML) Version 2.0 (Second Edition)" text:year="2003" text:url="http://www.w3.org/TR/2003/REC-MathML2-20031021/">[MathML]</text:bibliography-mark>)</text:p>
          </table:table-cell>
          <table:table-cell table:style-name="Tabelle6.C2" office:value-type="string">
            <text:p text:style-name="Table_20_Contents">http://www.w3.org/1998/Math/MathML</text:p>
          </table:table-cell>
        </table:table-row>
        <table:table-row>
          <table:table-cell table:style-name="Tabelle6.A2" office:value-type="string">
            <text:p text:style-name="Text_20_body">xforms</text:p>
          </table:table-cell>
          <table:table-cell table:style-name="Tabelle6.A2" office:value-type="string">
            <text:p text:style-name="Text_20_body">The XForms namespace (see <text:bibliography-mark text:identifier="XForms" text:bibliography-type="manual" text:author="W3C" text:editor="W3C" text:title="XForms" text:year="2004" text:url="http://www.w3.org/TR/xforms/">[XForms]</text:bibliography-mark>).</text:p>
          </table:table-cell>
          <table:table-cell table:style-name="Tabelle6.C2" office:value-type="string">
            <text:p text:style-name="Text_20_body">http://www.w3.org/2002/xforms</text:p>
          </table:table-cell>
        </table:table-row>
      </table:table>
      <text:list text:style-name="Outline" text:continue-numbering="true">
        <text:list-item>
          <text:list text:continue-numbering="true">
            <text:list-item>
              <text:h text:style-name="Heading_20_2" text:outline-level="2">Relax-NG Schema</text:h>
            </text:list-item>
          </text:list>
        </text:list-item>
      </text:list>
      <text:p text:style-name="Text_20_body">The normative XML Schema for the <text:user-field-get text:name="CommitteeName">OpenDocument</text:user-field-get> format is embedded within this specification. It can be obtained from the specification document by concatenating all schema fragments contained in chapters <text:reference-ref text:reference-format="chapter" text:ref-name="Introduction"/> to <text:reference-ref text:reference-format="chapter" text:ref-name="Last Schema Chapter"/>. All schema fragments have a gray background color and line numbers.</text:p>
      <text:p text:style-name="Text_20_body">The schema language used within this specification is Relax-NG (see <text:bibliography-mark text:identifier="RNG" text:bibliography-type="custom2" text:editor="ISO/IEC" text:title="Document Schema Definition Language (DSDL) -- Part 2: Regular-grammar-based validation -- RELAX NG" text:year="2003" text:url="http://oasis-open.org/committees/relax-ng/spec-20011203.html" text:custom1="ISO/IEC 19757-2">[RNG]</text:bibliography-mark>). The attribute default value feature specified in <text:bibliography-mark text:identifier="RNG-Compat" text:bibliography-type="manual" text:author="James Clark, MURATA Makoto" text:editor="OASIS" text:title="RELAX NG DTD Compatibility" text:year="2001" text:url="http://www.oasis-open.org/committees/relax-ng/compatibility-20011203.html">[RNG-Compat]</text:bibliography-mark> is used to provide attribute default values.</text:p>
      <text:p text:style-name="Text_20_body">The schema provided in this specification permits arbitrary content within meta information elements and formatting properties elements as described in section <text:reference-ref text:reference-format="chapter" text:ref-name="Document Processing"/>. Appendix <text:user-field-get text:name="AppendixStrictShema">A</text:user-field-get> contains a schema that restricts the content within these elements to the attributes and elements defined in this specification.</text:p>
      <text:p text:style-name="Text_20_body"><text:span text:style-name="Emphasis">Prefix for the normative Relax-NG schema:</text:span></text:p>
      <text:p text:style-name="RelaxNG">&lt;?xml version="1.0" encoding="UTF-8"?&gt;</text:p>
      <text:p text:style-name="RelaxNG">&lt;!--</text:p>
      <text:p text:style-name="RelaxNG"><text:tab/>OASIS <text:user-field-get text:name="CommitteeName">OpenDocument</text:user-field-get> <text:user-field-get text:name="Version">v1.1</text:user-field-get></text:p>
      <text:p text:style-name="RelaxNG"><text:tab/><text:conditional-text text:condition="ooow:EditorialStatus == &quot;0&quot;" text:string-value-if-true="Proposal" text:string-value-if-false="" text:current-value="true"/><text:conditional-text text:condition="ooow:EditorialStatus == &quot;1&quot;" text:string-value-if-true="Draft" text:string-value-if-false="" text:current-value="true"/><text:conditional-text text:condition="ooow:EditorialStatus == &quot;2&quot;" text:string-value-if-true="Committee Draft" text:string-value-if-false="" text:current-value="true"/><text:conditional-text text:condition="ooow:EditorialStatus == &quot;3&quot;" text:string-value-if-true="Committee Specification" text:string-value-if-false="" text:current-value="true"/><text:conditional-text text:condition="ooow:EditorialStatus == &quot;4&quot;" text:string-value-if-true="OASIS Standard" text:string-value-if-false="">OASIS Standard</text:conditional-text><text:user-field-get text:name="revision"/>, <text:user-field-get style:data-style-name="N5107" text:name="Date">1 Feb 2007</text:user-field-get></text:p>
      <text:p text:style-name="RelaxNG"><text:tab/>Relax-NG Schema</text:p>
      <text:p text:style-name="RelaxNG"/>
      <text:p text:style-name="RelaxNG"><text:tab/><text:user-defined text:name="Info 1"/></text:p>
      <text:p text:style-name="RelaxNG"/>
      <text:p text:style-name="RelaxNG"><text:tab/>© 2002-2007 OASIS Open</text:p>
      <text:p text:style-name="RelaxNG"><text:tab/>© 1999-2007 Sun Microsystems, Inc.</text:p>
      <text:p text:style-name="RelaxNG">--&gt;</text:p>
      <text:p text:style-name="RelaxNG"/>
      <text:p text:style-name="RelaxNG">&lt;grammar</text:p>
      <text:p text:style-name="RelaxNG"><text:tab/>xmlns="http://relaxng.org/ns/structure/1.0"</text:p>
      <text:p text:style-name="RelaxNG"><text:tab/>xmlns:a="http://relaxng.org/ns/compatibility/annotations/1.0"</text:p>
      <text:p text:style-name="RelaxNG"/>
      <text:p text:style-name="RelaxNG"><text:tab/>datatypeLibrary="http://www.w3.org/2001/XMLSchema-datatypes"</text:p>
      <text:p text:style-name="RelaxNG"/>
      <text:p text:style-name="RelaxNG"><text:tab/>xmlns:office="<text:user-field-get text:name="DefaultNamespace">urn:oasis:names:tc:opendocument:xmlns:</text:user-field-get>office<text:user-field-get text:name="DefaultNamespaceVersion">:1.0</text:user-field-get>"</text:p>
      <text:p text:style-name="RelaxNG"><text:tab/>xmlns:meta="<text:user-field-get text:name="DefaultNamespace">urn:oasis:names:tc:opendocument:xmlns:</text:user-field-get>meta<text:user-field-get text:name="DefaultNamespaceVersion">:1.0</text:user-field-get>"</text:p>
      <text:p text:style-name="RelaxNG"><text:tab/>xmlns:config="<text:user-field-get text:name="DefaultNamespace">urn:oasis:names:tc:opendocument:xmlns:</text:user-field-get>config<text:user-field-get text:name="DefaultNamespaceVersion">:1.0</text:user-field-get>"</text:p>
      <text:p text:style-name="RelaxNG"><text:tab/>xmlns:text="<text:user-field-get text:name="DefaultNamespace">urn:oasis:names:tc:opendocument:xmlns:</text:user-field-get>text<text:user-field-get text:name="DefaultNamespaceVersion">:1.0</text:user-field-get>"</text:p>
      <text:p text:style-name="RelaxNG"><text:tab/>xmlns:table="<text:user-field-get text:name="DefaultNamespace">urn:oasis:names:tc:opendocument:xmlns:</text:user-field-get>table<text:user-field-get text:name="DefaultNamespaceVersion">:1.0</text:user-field-get>"</text:p>
      <text:p text:style-name="RelaxNG"><text:tab/>xmlns:draw="<text:user-field-get text:name="DefaultNamespace">urn:oasis:names:tc:opendocument:xmlns:</text:user-field-get>drawing<text:user-field-get text:name="DefaultNamespaceVersion">:1.0</text:user-field-get>"</text:p>
      <text:p text:style-name="RelaxNG"><text:tab/>xmlns:presentation="<text:user-field-get text:name="DefaultNamespace">urn:oasis:names:tc:opendocument:xmlns:</text:user-field-get><text:span text:style-name="T6">presentation</text:span><text:user-field-get text:name="DefaultNamespaceVersion">:1.0</text:user-field-get>"</text:p>
      <text:p text:style-name="RelaxNG"><text:tab/>xmlns:dr3d="<text:user-field-get text:name="DefaultNamespace">urn:oasis:names:tc:opendocument:xmlns:</text:user-field-get>dr3d<text:user-field-get text:name="DefaultNamespaceVersion">:1.0</text:user-field-get>"</text:p>
      <text:p text:style-name="RelaxNG"><text:tab/>xmlns:chart="<text:user-field-get text:name="DefaultNamespace">urn:oasis:names:tc:opendocument:xmlns:</text:user-field-get>chart<text:user-field-get text:name="DefaultNamespaceVersion">:1.0</text:user-field-get>"</text:p>
      <text:p text:style-name="RelaxNG"><text:tab/>xmlns:form="<text:user-field-get text:name="DefaultNamespace">urn:oasis:names:tc:opendocument:xmlns:</text:user-field-get>form<text:user-field-get text:name="DefaultNamespaceVersion">:1.0</text:user-field-get>"</text:p>
      <text:p text:style-name="RelaxNG"><text:tab/>xmlns:script="<text:user-field-get text:name="DefaultNamespace">urn:oasis:names:tc:opendocument:xmlns:</text:user-field-get>script<text:user-field-get text:name="DefaultNamespaceVersion">:1.0</text:user-field-get>"</text:p>
      <text:p text:style-name="RelaxNG"><text:tab/>xmlns:style="<text:user-field-get text:name="DefaultNamespace">urn:oasis:names:tc:opendocument:xmlns:</text:user-field-get>style<text:user-field-get text:name="DefaultNamespaceVersion">:1.0</text:user-field-get>"</text:p>
      <text:p text:style-name="RelaxNG"><text:tab/>xmlns:number="<text:user-field-get text:name="DefaultNamespace">urn:oasis:names:tc:opendocument:xmlns:</text:user-field-get>datastyle<text:user-field-get text:name="DefaultNamespaceVersion">:1.0</text:user-field-get>"</text:p>
      <text:p text:style-name="RelaxNG"><text:tab/>xmlns:anim="<text:user-field-get text:name="DefaultNamespace">urn:oasis:names:tc:opendocument:xmlns:</text:user-field-get>animation<text:user-field-get text:name="DefaultNamespaceVersion">:1.0</text:user-field-get>"</text:p>
      <text:p text:style-name="RelaxNG"/>
      <text:p text:style-name="RelaxNG"><text:tab/>xmlns:dc="http://purl.org/dc/elements/1.1/"</text:p>
      <text:p text:style-name="RelaxNG"><text:tab/>xmlns:xlink="http://www.w3.org/1999/xlink"</text:p>
      <text:p text:style-name="RelaxNG"><text:tab/>xmlns:math="http://www.w3.org/1998/Math/MathML"</text:p>
      <text:p text:style-name="RelaxNG"><text:tab/>xmlns:xforms="http://www.w3.org/2002/xforms"</text:p>
      <text:p text:style-name="RelaxNG"/>
      <text:p text:style-name="RelaxNG"><text:tab/>xmlns:fo="<text:user-field-get text:name="DefaultNamespace">urn:oasis:names:tc:opendocument:xmlns:</text:user-field-get>xsl-fo-compatible<text:user-field-get text:name="DefaultNamespaceVersion">:1.0</text:user-field-get>"</text:p>
      <text:p text:style-name="RelaxNG"><text:tab/>xmlns:svg="<text:user-field-get text:name="DefaultNamespace">urn:oasis:names:tc:opendocument:xmlns:</text:user-field-get>svg-compatible<text:user-field-get text:name="DefaultNamespaceVersion">:1.0</text:user-field-get>"</text:p>
      <text:p text:style-name="RelaxNG"><text:tab/>xmlns:smil="<text:user-field-get text:name="DefaultNamespace">urn:oasis:names:tc:opendocument:xmlns:</text:user-field-get>smil-compatible<text:user-field-get text:name="DefaultNamespaceVersion">:1.0</text:user-field-get>"</text:p>
      <text:p text:style-name="RelaxNG">&gt;</text:p>
      <text:list text:style-name="Outline" text:continue-numbering="true">
        <text:list-item>
          <text:list text:continue-numbering="true">
            <text:list-item>
              <text:h text:style-name="Heading_20_2" text:outline-level="2"><text:reference-mark text:name="Document Processing"/>Document Processing and Conformance</text:h>
            </text:list-item>
          </text:list>
        </text:list-item>
      </text:list>
      <text:p text:style-name="Text_20_body">Documents that conform to the <text:user-field-get text:name="CommitteeName">OpenDocument</text:user-field-get> specification <text:span text:style-name="RFC2119_20_Keyword">may</text:span> contain elements and attributes not specified within the <text:user-field-get text:name="CommitteeName">OpenDocument</text:user-field-get> schema. Such elements and attributes must not be part of a namespace that is defined within this specification and are called foreign elements and attributes.</text:p>
      <text:p text:style-name="Text_20_body">Conforming applications either <text:span text:style-name="RFC2119_20_Keyword">shall</text:span> read documents that are valid against the <text:user-field-get text:name="CommitteeName">OpenDocument</text:user-field-get> schema if all foreign elements and attributes are removed before validation takes place, or <text:span text:style-name="RFC2119_20_Keyword">shall</text:span> write documents that are valid against the <text:user-field-get text:name="CommitteeName">OpenDocument</text:user-field-get> schema if all foreign elements and attributes are removed before validation takes place.</text:p>
      <text:p text:style-name="Text_20_body">Conforming applications that read and write documents <text:span text:style-name="RFC2119_20_Keyword">may</text:span> preserve foreign elements and attributes.</text:p>
      <text:p text:style-name="Text_20_body">In addition to this, conforming applications should preserve meta information and the content of styles. This means:</text:p>
      <text:list text:style-name="BulletedList">
        <text:list-item>
          <text:p text:style-name="P21">The various <text:span text:style-name="Attribute">&lt;style:*-properties&gt;</text:span> elements (see section <text:reference-ref text:reference-format="chapter" text:ref-name="Formatting Property Sets"/>) <text:span text:style-name="RFC2119_20_Keyword">may</text:span> have arbitrary attributes attached and <text:span text:style-name="RFC2119_20_Keyword">may</text:span> have arbitrary element content. All attributes attached to these elements and elements contained within these elements <text:span text:style-name="RFC2119_20_Keyword">should</text:span> be preserved (see section <text:reference-ref text:reference-format="chapter" text:ref-name="Processing Rules for Formatting Properties"/>);</text:p>
        </text:list-item>
        <text:list-item>
          <text:p text:style-name="P21">elements contained within the <text:span text:style-name="Element">&lt;office:meta&gt;</text:span> element <text:span text:style-name="RFC2119_20_Keyword">may</text:span> have arbitrary element content and <text:span text:style-name="RFC2119_20_Keyword">should</text:span> be preserved (see section <text:reference-ref text:reference-format="chapter" text:ref-name="custom meta data"/>).</text:p>
        </text:list-item>
      </text:list>
      <text:p text:style-name="Text_20_body">Foreign elements <text:span text:style-name="RFC2119_20_Keyword">may</text:span> have an <text:span text:style-name="Attribute">office:process-content</text:span> attribute attached that has the value <text:span text:style-name="Attribute">true</text:span> or <text:span text:style-name="Attribute">false</text:span>. If the attribute's value is <text:span text:style-name="Attribute">true</text:span>, or if the attribute does not exist, the element's content <text:span text:style-name="RFC2119_20_Keyword">should</text:span> be processed by conforming applications. Otherwise conforming applications <text:span text:style-name="RFC2119_20_Keyword">should not</text:span> process the element's content, but <text:span text:style-name="RFC2119_20_Keyword">may</text:span> only preserve its content. If the element's content should be processed, the document itself <text:span text:style-name="RFC2119_20_Keyword">shall</text:span> be valid against the <text:user-field-get text:name="CommitteeName">OpenDocument</text:user-field-get> schema if the unknown element is replaced with its content only.</text:p>
      <text:p text:style-name="Text_20_body">Conforming applications <text:span text:style-name="RFC2119_20_Keyword">shall</text:span> read documents containing processing instructions and <text:span text:style-name="RFC2119_20_Keyword">should</text:span> preserve them.</text:p>
      <text:p text:style-name="Text_20_body">There are no rules regarding the elements and attributes that actually have to be supported by conforming applications, except that applications should not use foreign elements and attributes for features defined in the <text:user-field-get text:name="CommitteeName">OpenDocument</text:user-field-get> schema. See also appendix <text:user-field-get text:name="AppendixCoreSet">D</text:user-field-get>.</text:p>
      <text:p text:style-name="RelaxNG">&lt;define name="office-process-content"&gt;</text:p>
      <text:p text:style-name="RelaxNG"><text:tab/>&lt;optional&gt;</text:p>
      <text:p text:style-name="RelaxNG"><text:tab/><text:tab/>&lt;attribute name="office:process-content" a:defaultValue="true"&gt;</text:p>
      <text:p text:style-name="RelaxNG"><text:tab/><text:tab/><text:tab/>&lt;ref name="boolean"/&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h text:style-name="Heading_20_2" text:outline-level="2"><text:reference-mark-start text:name="White Space Processing and End of Line Handling"/>White-Space Processing and <text:alphabetical-index-mark text:string-value="end-of-line handling"/>EOL Handling<text:reference-mark-end text:name="White Space Processing and End of Line Handling"/></text:h>
            </text:list-item>
          </text:list>
        </text:list-item>
      </text:list>
      <text:p text:style-name="Text_20_body">In conformance with the <text:span text:style-name="T7">W3C</text:span> XML specification <text:bibliography-mark text:identifier="XML1.0" text:bibliography-type="manual" text:author="Tim Bray, Jean Paoli, C. M. Sperberg-McQueen, Eve Maler, François Yergeau " text:editor="W3C" text:title="Extensible Markup Language (XML) 1.0 (Third Edition)" text:year="2004" text:url="http://www.w3.org/TR/2004/REC-xml-20040204">[XML1.0]</text:bibliography-mark>, optional <text:alphabetical-index-mark-start text:id="IMark116845804"/>white-space characters<text:alphabetical-index-mark-end text:id="IMark116845804"/> that are contained in elements that have element content (in other words that must contain elements only but not text) are ignored. This applies to the following white-space and <text:alphabetical-index-mark-start text:id="IMark117502476"/>end-of-line <text:alphabetical-index-mark-end text:id="IMark117502476"/>(<text:span text:style-name="T7">EOL</text:span>) <text:bibliography-mark text:identifier="UNICODE" text:bibliography-type="custom1" text:booktitle="The Unicode Standard, Version 4.0" text:publisher="Addison-Wesley" text:title="The Unicode Consortium. The Unicode Standard, Version 4.0.0" text:year="2003" text:custom1="Boston, MA" text:isbn="0-321-18578-1">[UNICODE]</text:bibliography-mark> characters: </text:p>
      <text:list text:style-name="BulletedList">
        <text:list-item text:start-value="1">
          <text:p text:style-name="P21">HORIZONTAL TABULATION (0x0009)</text:p>
        </text:list-item>
        <text:list-item>
          <text:p text:style-name="P21">LINE FEED (0x000A)</text:p>
        </text:list-item>
        <text:list-item>
          <text:p text:style-name="P21">CARRIAGE RETURN (0x000D)</text:p>
        </text:list-item>
        <text:list-item>
          <text:p text:style-name="P21">SPACE (0x0020)</text:p>
        </text:list-item>
      </text:list>
      <text:p text:style-name="Text_20_body">For any other element, white-spaces are preserved by default. Unless otherwise stated, there is no special processing for any of the four white-space characters. For some elements, different white-space processing may take place, for example the paragraph element.</text:p>
      <text:p text:style-name="Text_20_body">The XML specification also requires that any of the four white-space characters that is contained in an attribute value is normalized to a SPACE character.</text:p>
      <text:p text:style-name="Text_20_body">One of the following characters may be used to represent line ends: </text:p>
      <text:list text:style-name="BulletedList">
        <text:list-item text:start-value="1">
          <text:p text:style-name="P21">LINE FEED</text:p>
        </text:list-item>
        <text:list-item>
          <text:p text:style-name="P21">CARRIAGE RETURN </text:p>
        </text:list-item>
        <text:list-item>
          <text:p text:style-name="P21">The sequence of the characters CARRIAGE RETURN and LINE FEED </text:p>
        </text:list-item>
      </text:list>
      <text:p text:style-name="Text_20_body">Conforming to the XML specification, all the possible line ends are normalized to a single LINE FEED character.</text:p>
      <text:p text:style-name="Text_20_body">As a consequence of the white-space and EOL processing rules, any CARRIAGE RETURN characters that are contained either in the text content of an element or in an attribute value must be encoded by the character entity <text:span text:style-name="T9">&amp;#x0D;</text:span>. The same applies to the HORIZONTAL TABULATION and LINE FEED characters if they are contained in an attribute value.</text:p>
      <text:list text:style-name="Outline" text:continue-numbering="true">
        <text:list-item>
          <text:list text:continue-numbering="true">
            <text:list-item>
              <text:h text:style-name="Heading_20_2" text:outline-level="2"><text:reference-mark text:name="MIME Types"/>MIME Types and File Name Extensions</text:h>
            </text:list-item>
          </text:list>
        </text:list-item>
      </text:list>
      <text:p text:style-name="Text_20_body">Appendix <text:user-field-get text:name="AppendixMIME">C</text:user-field-get> contains a list of MIME types and file name extensions to be used for office documents that conform to this specification and that are contained in a package (see section <text:reference-ref text:reference-format="chapter" text:ref-name="Document Roots"/>). This MIME types and extensions either have been registered following the procedures described in <text:bibliography-mark text:identifier="RFC2048" text:bibliography-type="manual" text:author="N. Freed, J. Klensin, J. Postel" text:editor="IETF" text:title="Multipurpose Internet Mail Extensions (MIME) Part Four: Registration Procedures" text:year="1996" text:url="http://www.ietf.org/rfc/rfc2048.txt">[RFC2048]</text:bibliography-mark>, or a registration is in progress.</text:p>
      <text:p text:style-name="Text_20_body">Office documents that conform to this specification but are not contained in a package <text:span text:style-name="RFC2119_20_Keyword">should</text:span> use the MIME type <text:span text:style-name="Source_20_Text">text/xml</text:span>.</text:p>
      <text:p text:style-name="Text_20_body">Only MIME types and extensions that have been registered according to <text:bibliography-mark text:identifier="RFC2048" text:bibliography-type="manual" text:author="N. Freed, J. Klensin, J. Postel" text:editor="IETF" text:title="Multipurpose Internet Mail Extensions (MIME) Part Four: Registration Procedures" text:year="1996" text:url="http://www.ietf.org/rfc/rfc2048.txt">[RFC2048]</text:bibliography-mark> <text:span text:style-name="RFC2119_20_Keyword">should</text:span> used for office documents that conform to this specification. The MIME types and extensions listed in appendix <text:user-field-get text:name="AppendixMIME">C</text:user-field-get> <text:span text:style-name="RFC2119_20_Keyword">should</text:span> be used where appropriate.</text:p>
      <text:list text:style-name="Outline" text:continue-numbering="true">
        <text:list-item>
          <text:h text:style-name="Heading_20_1" text:outline-level="1"><text:reference-mark text:name="Document Structure"/>Document Structure</text:h>
        </text:list-item>
      </text:list>
      <text:p text:style-name="Text_20_body">This chapter introduces the structure of the <text:user-field-get text:name="CommitteeName">OpenDocument</text:user-field-get> format. The chapter contains the following sections: </text:p>
      <text:table-of-content text:style-name="Sect1" text:protected="true" text:name="Inhaltsverzeichnis2">
        <text:table-of-content-source text:outline-level="10" text:use-outline-level="false" text:use-index-marks="false" text:use-index-source-styles="true" text:index-scope="chapter">
          <text:index-title-template text:style-name="Contents_20_Heading"/>
          <text:table-of-content-entry-template text:outline-level="1" text:style-name="Bullet_20_List">
            <text:index-entry-text/>
          </text:table-of-content-entry-template>
          <text:table-of-content-entry-template text:outline-level="2" text:style-name="Contents_20_2">
            <text:index-entry-text/>
          </text:table-of-content-entry-template>
          <text:table-of-content-entry-template text:outline-level="3" text:style-name="Contents_20_3">
            <text:index-entry-text/>
          </text:table-of-content-entry-template>
          <text:table-of-content-entry-template text:outline-level="4" text:style-name="Contents_20_4">
            <text:index-entry-text/>
          </text:table-of-content-entry-template>
          <text:table-of-content-entry-template text:outline-level="5" text:style-name="Contents_20_5">
            <text:index-entry-text/>
          </text:table-of-content-entry-template>
          <text:table-of-content-entry-template text:outline-level="6" text:style-name="Contents_20_6">
            <text:index-entry-text/>
          </text:table-of-content-entry-template>
          <text:table-of-content-entry-template text:outline-level="7" text:style-name="Contents_20_7">
            <text:index-entry-text/>
          </text:table-of-content-entry-template>
          <text:table-of-content-entry-template text:outline-level="8" text:style-name="Contents_20_8">
            <text:index-entry-text/>
          </text:table-of-content-entry-template>
          <text:table-of-content-entry-template text:outline-level="9" text:style-name="Contents_20_9">
            <text:index-entry-text/>
          </text:table-of-content-entry-template>
          <text:table-of-content-entry-template text:outline-level="10" text:style-name="Contents_20_10">
            <text:index-entry-text/>
          </text:table-of-content-entry-template>
          <text:index-source-styles text:outline-level="1">
            <text:index-source-style text:style-name="Heading_20_2"/>
          </text:index-source-styles>
        </text:table-of-content-source>
        <text:index-body>
          <text:list text:style-name="BulletedList">
            <text:list-item text:start-value="1">
              <text:p text:style-name="P126">Document Roots</text:p>
            </text:list-item>
            <text:list-item>
              <text:p text:style-name="P126">Document Metadata</text:p>
            </text:list-item>
            <text:list-item>
              <text:p text:style-name="P126">Body Element and Document Types</text:p>
            </text:list-item>
            <text:list-item>
              <text:p text:style-name="P126">Application Settings</text:p>
            </text:list-item>
            <text:list-item>
              <text:p text:style-name="P126">Scripts</text:p>
            </text:list-item>
            <text:list-item>
              <text:p text:style-name="P126">Font Face Declarations</text:p>
            </text:list-item>
            <text:list-item>
              <text:p text:style-name="P126">Styles</text:p>
            </text:list-item>
            <text:list-item>
              <text:p text:style-name="P126">Page Styles and Layout</text:p>
            </text:list-item>
          </text:list>
        </text:index-body>
      </text:table-of-content>
      <text:p text:style-name="Text_20_body">In the <text:span text:style-name="T3"><text:user-field-get text:name="CommitteeName">OpenDocument</text:user-field-get></text:span><text:span text:style-name="T3"> format, e</text:span>ach structural component is represented by an <text:span text:style-name="T7">element</text:span><text:span text:style-name="T13">, with associated </text:span><text:span text:style-name="T7">attributes</text:span><text:span text:style-name="T13">. </text:span>The structure of a document in <text:user-field-get text:name="CommitteeName">OpenDocument</text:user-field-get> format applies to all document types. There is no difference between a text document, a spreadsheet or a drawing, apart from the content. Also, all document types may contain different styles. Document content that is common to all document types can be exchanged from one type of document to another.</text:p>
      <text:list text:style-name="Outline" text:continue-numbering="true">
        <text:list-item>
          <text:list text:continue-numbering="true">
            <text:list-item>
              <text:h text:style-name="Heading_20_2" text:outline-level="2"><text:reference-mark text:name="Document Roots"/><text:alphabetical-index-mark text:string-value="document root element"/>Document Roots</text:h>
            </text:list-item>
          </text:list>
        </text:list-item>
      </text:list>
      <text:p text:style-name="Text_20_body">A <text:span text:style-name="T7">document root element </text:span>is the primary element of a document in<text:span text:style-name="T3"> </text:span><text:span text:style-name="T3"><text:user-field-get text:name="CommitteeName">OpenDocument</text:user-field-get></text:span> format. It contains the entire document. All types of documents, for example, text documents, spreadsheets, and drawing documents use the same types of document root elements.</text:p>
      <text:p text:style-name="Text_20_body">The <text:span text:style-name="T3"><text:user-field-get text:name="CommitteeName">OpenDocument</text:user-field-get></text:span><text:span text:style-name="T3"> format supports the following two ways of </text:span>document <text:span text:style-name="T3">representation:</text:span></text:p>
      <text:list text:style-name="BulletedList">
        <text:list-item text:start-value="1">
          <text:p text:style-name="P21">As a single XML document.</text:p>
        </text:list-item>
        <text:list-item>
          <text:p text:style-name="P21">As a collection of several <text:span text:style-name="T2">subdocuments within a package (see section </text:span><text:span text:style-name="T2"><text:reference-ref text:reference-format="chapter" text:ref-name="Package"/></text:span><text:span text:style-name="T2">)</text:span>, each of which stores part of the complete document. Each <text:span text:style-name="T2">subdocument</text:span> has a different document root and stores a particular aspect of the XML document. For example, one <text:span text:style-name="T2">subdocument</text:span> contains the style information and another <text:span text:style-name="T2">subdocument</text:span> contains the content of the document. All types of documents, for example, text and spreadsheet documents, use the same document and <text:span text:style-name="T2">subdocuments</text:span> definitions.</text:p>
        </text:list-item>
      </text:list>
      <text:p text:style-name="Text_20_body">There are four types of <text:span text:style-name="T2">subdocuments</text:span>, each with different root elements. Additionally, the single XML document has its own root element, for a total of five different supported root elements. The root elements are summarized in the following table:</text:p>
      <table:table table:name="RootElements" table:style-name="RootElements">
        <table:table-column table:style-name="RootElements.A"/>
        <table:table-column table:style-name="RootElements.B"/>
        <table:table-column table:style-name="RootElements.C"/>
        <table:table-header-rows>
          <table:table-row>
            <table:table-cell table:style-name="RootElements.A1" office:value-type="string">
              <text:p text:style-name="Table_20_Heading">Root Element</text:p>
            </table:table-cell>
            <table:table-cell table:style-name="RootElements.A1" office:value-type="string">
              <text:p text:style-name="Table_20_Heading">Subdocument Content</text:p>
            </table:table-cell>
            <table:table-cell table:style-name="RootElements.C1" office:value-type="string">
              <text:p text:style-name="Table_20_Heading">Subdoc. Name in Package</text:p>
            </table:table-cell>
          </table:table-row>
        </table:table-header-rows>
        <table:table-row>
          <table:table-cell table:style-name="RootElements.A2" office:value-type="string">
            <text:p text:style-name="Table_20_Contents"><text:span text:style-name="Element">&lt;office:document&gt;</text:span></text:p>
          </table:table-cell>
          <table:table-cell table:style-name="RootElements.A2" office:value-type="string">
            <text:p text:style-name="Table_20_Contents">Complete office document in a single XML document.</text:p>
          </table:table-cell>
          <table:table-cell table:style-name="RootElements.C2" office:value-type="string">
            <text:p text:style-name="Text_20_body">n/a</text:p>
          </table:table-cell>
        </table:table-row>
        <table:table-row>
          <table:table-cell table:style-name="RootElements.A2" office:value-type="string">
            <text:p text:style-name="Table_20_Contents"><text:span text:style-name="Element">&lt;office:document-content&gt;</text:span></text:p>
          </table:table-cell>
          <table:table-cell table:style-name="RootElements.A2" office:value-type="string">
            <text:p text:style-name="P128">Document content and automatic styles used in the content. </text:p>
          </table:table-cell>
          <table:table-cell table:style-name="RootElements.C2" office:value-type="string">
            <text:p text:style-name="Text_20_body">content.xml</text:p>
          </table:table-cell>
        </table:table-row>
        <table:table-row>
          <table:table-cell table:style-name="RootElements.A2" office:value-type="string">
            <text:p text:style-name="Table_20_Contents"><text:span text:style-name="Element">&lt;office:document-styles&gt;</text:span></text:p>
          </table:table-cell>
          <table:table-cell table:style-name="RootElements.A2" office:value-type="string">
            <text:p text:style-name="P128">Styles used in the document content and automatic styles used in the styles themselves.</text:p>
          </table:table-cell>
          <table:table-cell table:style-name="RootElements.C2" office:value-type="string">
            <text:p text:style-name="Text_20_body">styles.xml</text:p>
          </table:table-cell>
        </table:table-row>
        <table:table-row>
          <table:table-cell table:style-name="RootElements.A2" office:value-type="string">
            <text:p text:style-name="Table_20_Contents"><text:span text:style-name="Element">&lt;office:document-meta&gt;</text:span></text:p>
          </table:table-cell>
          <table:table-cell table:style-name="RootElements.A2" office:value-type="string">
            <text:p text:style-name="P128">Document meta information, such as the author or the time of the last save action.</text:p>
          </table:table-cell>
          <table:table-cell table:style-name="RootElements.C2" office:value-type="string">
            <text:p text:style-name="Text_20_body">meta.xml</text:p>
          </table:table-cell>
        </table:table-row>
        <table:table-row>
          <table:table-cell table:style-name="RootElements.A2" office:value-type="string">
            <text:p text:style-name="Table_20_Contents"><text:span text:style-name="Element">&lt;office:document-settings&gt;</text:span></text:p>
          </table:table-cell>
          <table:table-cell table:style-name="RootElements.A2" office:value-type="string">
            <text:p text:style-name="P128">Application-specific settings, such as the window size or printer information.</text:p>
          </table:table-cell>
          <table:table-cell table:style-name="RootElements.C2" office:value-type="string">
            <text:p text:style-name="Text_20_body">settings.xml</text:p>
          </table:table-cell>
        </table:table-row>
      </table:table>
      <text:p text:style-name="Text_20_body">The definitions of the root elements described in the table above are analogous to the definition of <text:span text:style-name="Element">&lt;office:document&gt;</text:span>, except that the child element specification is suitably restricted.</text:p>
      <text:p text:style-name="RelaxNG">&lt;start&gt;</text:p>
      <text:p text:style-name="RelaxNG"><text:tab/>&lt;choice&gt;</text:p>
      <text:p text:style-name="RelaxNG"><text:tab/><text:tab/>&lt;ref name="office-document"/&gt;</text:p>
      <text:p text:style-name="RelaxNG"><text:tab/><text:tab/>&lt;ref name="office-document-content"/&gt;</text:p>
      <text:p text:style-name="RelaxNG"><text:tab/><text:tab/>&lt;ref name="office-document-styles"/&gt;</text:p>
      <text:p text:style-name="RelaxNG"><text:tab/><text:tab/>&lt;ref name="office-document-meta"/&gt;</text:p>
      <text:p text:style-name="RelaxNG"><text:tab/><text:tab/>&lt;ref name="office-document-settings"/&gt;</text:p>
      <text:p text:style-name="RelaxNG"><text:tab/>&lt;/choice&gt;</text:p>
      <text:p text:style-name="RelaxNG">&lt;/start&gt;</text:p>
      <text:list text:style-name="Outline" text:continue-numbering="true">
        <text:list-item>
          <text:list text:continue-numbering="true">
            <text:list-item>
              <text:list text:continue-numbering="true">
                <text:list-item>
                  <text:h text:style-name="Heading_20_3" text:outline-level="3">Document Root Element Content Models</text:h>
                </text:list-item>
              </text:list>
            </text:list-item>
          </text:list>
        </text:list-item>
      </text:list>
      <text:p text:style-name="Text_20_body">The content models of the five root elements is summarized in the following table. Note that <text:span text:style-name="Element">&lt;office:document&gt;</text:span> may contain all supported top-level elements. None of the four <text:span text:style-name="T2">subdocument</text:span> root elements contain the complete data, but four combined do.</text:p>
      <table:table table:name="RootElementsContent" table:style-name="RootElementsContent">
        <table:table-column table:style-name="RootElementsContent.A"/>
        <table:table-column table:style-name="RootElementsContent.B"/>
        <table:table-column table:style-name="RootElementsContent.C"/>
        <table:table-column table:style-name="RootElementsContent.B" table:number-columns-repeated="5"/>
        <table:table-column table:style-name="RootElementsContent.I"/>
        <table:table-header-rows>
          <table:table-row>
            <table:table-cell table:style-name="RootElementsContent.A1" office:value-type="string">
              <text:p text:style-name="Table_20_Heading">Root Element</text:p>
            </table:table-cell>
            <table:table-cell table:style-name="RootElementsContent.A1" office:value-type="string">
              <text:p text:style-name="Table_20_Heading">meta­data</text:p>
            </table:table-cell>
            <table:table-cell table:style-name="RootElementsContent.A1" office:value-type="string">
              <text:p text:style-name="Table_20_Heading">app. sett.</text:p>
            </table:table-cell>
            <table:table-cell table:style-name="RootElementsContent.A1" office:value-type="string">
              <text:p text:style-name="Table_20_Heading">script</text:p>
            </table:table-cell>
            <table:table-cell table:style-name="RootElementsContent.A1" office:value-type="string">
              <text:p text:style-name="Table_20_Heading">font decls</text:p>
            </table:table-cell>
            <table:table-cell table:style-name="RootElementsContent.A1" office:value-type="string">
              <text:p text:style-name="Table_20_Heading">style</text:p>
            </table:table-cell>
            <table:table-cell table:style-name="RootElementsContent.A1" office:value-type="string">
              <text:p text:style-name="Table_20_Heading">auto style</text:p>
            </table:table-cell>
            <table:table-cell table:style-name="RootElementsContent.A1" office:value-type="string">
              <text:p text:style-name="Table_20_Heading">mast style</text:p>
            </table:table-cell>
            <table:table-cell table:style-name="RootElementsContent.I1" office:value-type="string">
              <text:p text:style-name="Table_20_Heading">body</text:p>
            </table:table-cell>
          </table:table-row>
        </table:table-header-rows>
        <table:table-row>
          <table:table-cell table:style-name="RootElementsContent.A2" office:value-type="string">
            <text:p text:style-name="Table_20_Contents"><text:span text:style-name="Element">&lt;office:document&gt;</text:span></text:p>
          </table:table-cell>
          <table:table-cell table:style-name="RootElementsContent.A2" office:value-type="string">
            <text:p text:style-name="P129"></text:p>
          </table:table-cell>
          <table:table-cell table:style-name="RootElementsContent.A2" office:value-type="string">
            <text:p text:style-name="P129"></text:p>
          </table:table-cell>
          <table:table-cell table:style-name="RootElementsContent.A2" office:value-type="string">
            <text:p text:style-name="P129"></text:p>
          </table:table-cell>
          <table:table-cell table:style-name="RootElementsContent.A2" office:value-type="string">
            <text:p text:style-name="P129"></text:p>
          </table:table-cell>
          <table:table-cell table:style-name="RootElementsContent.A2" office:value-type="string">
            <text:p text:style-name="P129"></text:p>
          </table:table-cell>
          <table:table-cell table:style-name="RootElementsContent.A2" office:value-type="string">
            <text:p text:style-name="P129"></text:p>
          </table:table-cell>
          <table:table-cell table:style-name="RootElementsContent.A2" office:value-type="string">
            <text:p text:style-name="P129"></text:p>
          </table:table-cell>
          <table:table-cell table:style-name="RootElementsContent.I2" office:value-type="string">
            <text:p text:style-name="P129"></text:p>
          </table:table-cell>
        </table:table-row>
        <table:table-row>
          <table:table-cell table:style-name="RootElementsContent.A2" office:value-type="string">
            <text:p text:style-name="Table_20_Contents"><text:span text:style-name="Element">&lt;office:document-content&gt;</text:span></text:p>
          </table:table-cell>
          <table:table-cell table:style-name="RootElementsContent.A2" office:value-type="string">
            <text:p text:style-name="P130"/>
          </table:table-cell>
          <table:table-cell table:style-name="RootElementsContent.A2" office:value-type="string">
            <text:p text:style-name="P130"/>
          </table:table-cell>
          <table:table-cell table:style-name="RootElementsContent.A2" office:value-type="string">
            <text:p text:style-name="P129"></text:p>
          </table:table-cell>
          <table:table-cell table:style-name="RootElementsContent.A2" office:value-type="string">
            <text:p text:style-name="P129"></text:p>
          </table:table-cell>
          <table:table-cell table:style-name="RootElementsContent.A2" office:value-type="string">
            <text:p text:style-name="P130"/>
          </table:table-cell>
          <table:table-cell table:style-name="RootElementsContent.A2" office:value-type="string">
            <text:p text:style-name="P129"></text:p>
          </table:table-cell>
          <table:table-cell table:style-name="RootElementsContent.A2" office:value-type="string">
            <text:p text:style-name="P130"/>
          </table:table-cell>
          <table:table-cell table:style-name="RootElementsContent.I2" office:value-type="string">
            <text:p text:style-name="P129"></text:p>
          </table:table-cell>
        </table:table-row>
        <table:table-row>
          <table:table-cell table:style-name="RootElementsContent.A2" office:value-type="string">
            <text:p text:style-name="Table_20_Contents"><text:span text:style-name="Element">&lt;office:document-styles&gt;</text:span></text:p>
          </table:table-cell>
          <table:table-cell table:style-name="RootElementsContent.A2" office:value-type="string">
            <text:p text:style-name="P130"/>
          </table:table-cell>
          <table:table-cell table:style-name="RootElementsContent.A2" office:value-type="string">
            <text:p text:style-name="P130"/>
          </table:table-cell>
          <table:table-cell table:style-name="RootElementsContent.A2" office:value-type="string">
            <text:p text:style-name="P130"/>
          </table:table-cell>
          <table:table-cell table:style-name="RootElementsContent.A2" office:value-type="string">
            <text:p text:style-name="P129"></text:p>
          </table:table-cell>
          <table:table-cell table:style-name="RootElementsContent.A2" office:value-type="string">
            <text:p text:style-name="P129"></text:p>
          </table:table-cell>
          <table:table-cell table:style-name="RootElementsContent.A2" office:value-type="string">
            <text:p text:style-name="P129"></text:p>
          </table:table-cell>
          <table:table-cell table:style-name="RootElementsContent.A2" office:value-type="string">
            <text:p text:style-name="P129"></text:p>
          </table:table-cell>
          <table:table-cell table:style-name="RootElementsContent.I2" office:value-type="string">
            <text:p text:style-name="P130"/>
          </table:table-cell>
        </table:table-row>
        <table:table-row>
          <table:table-cell table:style-name="RootElementsContent.A2" office:value-type="string">
            <text:p text:style-name="Table_20_Contents"><text:span text:style-name="Element">&lt;office:document-meta&gt;</text:span></text:p>
          </table:table-cell>
          <table:table-cell table:style-name="RootElementsContent.A2" office:value-type="string">
            <text:p text:style-name="P129"></text:p>
          </table:table-cell>
          <table:table-cell table:style-name="RootElementsContent.A2" office:value-type="string">
            <text:p text:style-name="P130"/>
          </table:table-cell>
          <table:table-cell table:style-name="RootElementsContent.A2" office:value-type="string">
            <text:p text:style-name="P130"/>
          </table:table-cell>
          <table:table-cell table:style-name="RootElementsContent.A2" office:value-type="string">
            <text:p text:style-name="P130"/>
          </table:table-cell>
          <table:table-cell table:style-name="RootElementsContent.A2" office:value-type="string">
            <text:p text:style-name="P130"/>
          </table:table-cell>
          <table:table-cell table:style-name="RootElementsContent.A2" office:value-type="string">
            <text:p text:style-name="P130"/>
          </table:table-cell>
          <table:table-cell table:style-name="RootElementsContent.A2" office:value-type="string">
            <text:p text:style-name="P130"/>
          </table:table-cell>
          <table:table-cell table:style-name="RootElementsContent.I2" office:value-type="string">
            <text:p text:style-name="P130"/>
          </table:table-cell>
        </table:table-row>
        <table:table-row>
          <table:table-cell table:style-name="RootElementsContent.A2" office:value-type="string">
            <text:p text:style-name="Table_20_Contents"><text:span text:style-name="Element">&lt;office:document-settings&gt;</text:span></text:p>
          </table:table-cell>
          <table:table-cell table:style-name="RootElementsContent.A2" office:value-type="string">
            <text:p text:style-name="P130"/>
          </table:table-cell>
          <table:table-cell table:style-name="RootElementsContent.A2" office:value-type="string">
            <text:p text:style-name="P129"></text:p>
          </table:table-cell>
          <table:table-cell table:style-name="RootElementsContent.A2" office:value-type="string">
            <text:p text:style-name="P130"/>
          </table:table-cell>
          <table:table-cell table:style-name="RootElementsContent.A2" office:value-type="string">
            <text:p text:style-name="P130"/>
          </table:table-cell>
          <table:table-cell table:style-name="RootElementsContent.A2" office:value-type="string">
            <text:p text:style-name="P130"/>
          </table:table-cell>
          <table:table-cell table:style-name="RootElementsContent.A2" office:value-type="string">
            <text:p text:style-name="P130"/>
          </table:table-cell>
          <table:table-cell table:style-name="RootElementsContent.A2" office:value-type="string">
            <text:p text:style-name="P130"/>
          </table:table-cell>
          <table:table-cell table:style-name="RootElementsContent.I2" office:value-type="string">
            <text:p text:style-name="P130"/>
          </table:table-cell>
        </table:table-row>
      </table:table>
      <text:p text:style-name="Text_20_body">The <text:span text:style-name="Element">&lt;office:document&gt;</text:span> root contains a complete document:</text:p>
      <text:p text:style-name="RelaxNG">&lt;define name="office-document"&gt;</text:p>
      <text:p text:style-name="RelaxNG"><text:tab/>&lt;element name="office:document"&gt;</text:p>
      <text:p text:style-name="RelaxNG"><text:tab/><text:tab/>&lt;ref name="office-document-attrs"/&gt;</text:p>
      <text:p text:style-name="RelaxNG"><text:tab/><text:tab/>&lt;ref name="office-document-common-attrs"/&gt;</text:p>
      <text:p text:style-name="RelaxNG"><text:tab/><text:tab/>&lt;ref name="office-meta"/&gt;</text:p>
      <text:p text:style-name="RelaxNG"><text:tab/><text:tab/>&lt;ref name="office-settings"/&gt;</text:p>
      <text:p text:style-name="RelaxNG"><text:tab/><text:tab/>&lt;ref name="office-scripts"/&gt;</text:p>
      <text:p text:style-name="RelaxNG"><text:tab/><text:tab/>&lt;ref name="office-font-face-decls"/&gt;</text:p>
      <text:p text:style-name="RelaxNG"><text:tab/><text:tab/>&lt;ref name="office-styles"/&gt;</text:p>
      <text:p text:style-name="RelaxNG"><text:tab/><text:tab/>&lt;ref name="office-automatic-styles"/&gt;</text:p>
      <text:p text:style-name="RelaxNG"><text:tab/><text:tab/>&lt;ref name="office-master-styles"/&gt;</text:p>
      <text:p text:style-name="RelaxNG"><text:tab/><text:tab/>&lt;ref name="office-body"/&gt;</text:p>
      <text:p text:style-name="RelaxNG"><text:tab/>&lt;/element&gt;</text:p>
      <text:p text:style-name="RelaxNG">&lt;/define&gt;</text:p>
      <text:p text:style-name="Table_20_Contents">The <text:span text:style-name="Element">&lt;office:document-content&gt;</text:span> root contains only the document content, along with the automatic styles needed for the document content:</text:p>
      <text:p text:style-name="RelaxNG">&lt;define name="office-document-content"&gt;</text:p>
      <text:p text:style-name="RelaxNG"><text:tab/>&lt;element name="office:document-content"&gt;</text:p>
      <text:p text:style-name="RelaxNG"><text:tab/><text:tab/>&lt;ref name="office-document-common-attrs"/&gt;</text:p>
      <text:p text:style-name="RelaxNG"><text:tab/><text:tab/>&lt;ref name="office-scripts"/&gt;</text:p>
      <text:p text:style-name="RelaxNG"><text:tab/><text:tab/>&lt;ref name="office-font-face-decls"/&gt;</text:p>
      <text:p text:style-name="RelaxNG"><text:tab/><text:tab/>&lt;ref name="office-automatic-styles"/&gt;</text:p>
      <text:p text:style-name="RelaxNG"><text:tab/><text:tab/>&lt;ref name="office-body"/&gt;</text:p>
      <text:p text:style-name="RelaxNG"><text:tab/>&lt;/element&gt;</text:p>
      <text:p text:style-name="RelaxNG">&lt;/define&gt;</text:p>
      <text:p text:style-name="Text_20_body">The <text:span text:style-name="Element">&lt;office:document-styles&gt;</text:span> root contains all named styles of a document, along with the automatic styles needed for the named styles:</text:p>
      <text:p text:style-name="RelaxNG">&lt;define name="office-document-styles"&gt;</text:p>
      <text:p text:style-name="RelaxNG"><text:tab/>&lt;element name="office:document-styles"&gt;</text:p>
      <text:p text:style-name="RelaxNG"><text:tab/><text:tab/>&lt;ref name="office-document-common-attrs"/&gt;</text:p>
      <text:p text:style-name="RelaxNG"><text:tab/><text:tab/>&lt;ref name="office-font-face-decls"/&gt;</text:p>
      <text:p text:style-name="RelaxNG"><text:tab/><text:tab/>&lt;ref name="office-styles"/&gt;</text:p>
      <text:p text:style-name="RelaxNG"><text:tab/><text:tab/>&lt;ref name="office-automatic-styles"/&gt;</text:p>
      <text:p text:style-name="RelaxNG"><text:tab/><text:tab/>&lt;ref name="office-master-styles"/&gt;</text:p>
      <text:p text:style-name="RelaxNG"><text:tab/>&lt;/element&gt;</text:p>
      <text:p text:style-name="RelaxNG">&lt;/define&gt;</text:p>
      <text:p text:style-name="Text_20_body">The <text:span text:style-name="Element">&lt;office:document-meta&gt;</text:span> root contains the meta information about a document.</text:p>
      <text:p text:style-name="RelaxNG">&lt;define name="office-document-meta"&gt;</text:p>
      <text:p text:style-name="RelaxNG"><text:tab/>&lt;element name="office:document-meta"&gt;</text:p>
      <text:p text:style-name="RelaxNG"><text:tab/><text:tab/>&lt;ref name="office-document-common-attrs"/&gt;</text:p>
      <text:p text:style-name="RelaxNG"><text:tab/><text:tab/>&lt;ref name="office-meta"/&gt;</text:p>
      <text:p text:style-name="RelaxNG"><text:tab/>&lt;/element&gt;</text:p>
      <text:p text:style-name="RelaxNG">&lt;/define&gt;</text:p>
      <text:p text:style-name="Text_20_body">The <text:span text:style-name="Element">&lt;office:document-settings&gt;</text:span> root contains application specific settings to be applied when processing this document.</text:p>
      <text:p text:style-name="RelaxNG">&lt;define name="office-document-settings"&gt;</text:p>
      <text:p text:style-name="RelaxNG"><text:tab/>&lt;element name="office:document-settings"&gt;</text:p>
      <text:p text:style-name="RelaxNG"><text:tab/><text:tab/>&lt;ref name="office-document-common-attrs"/&gt;</text:p>
      <text:p text:style-name="RelaxNG"><text:tab/><text:tab/>&lt;ref name="office-settings"/&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Document Root Attributes</text:h>
                  <text:list>
                    <text:list-item>
                      <text:h text:style-name="Heading_20_4" text:outline-level="4">Version</text:h>
                    </text:list-item>
                  </text:list>
                </text:list-item>
              </text:list>
            </text:list-item>
          </text:list>
        </text:list-item>
      </text:list>
      <text:p text:style-name="Text_20_body">All root elements take an <text:span text:style-name="Attribute">office:version</text:span> attribute, which indicates which version of this specification it complies with. The version number is in the format <text:span text:style-name="T9">revision.version</text:span>. If the file has a version known to an XML processor, it may validate the document. Otherwise, it is optional to validate the document, but the document must be well formed. </text:p>
      <text:p text:style-name="RelaxNG">&lt;define name="office-document-common-attrs" combine="interleave"&gt;</text:p>
      <text:p text:style-name="RelaxNG"><text:tab/>&lt;optional&gt;</text:p>
      <text:p text:style-name="RelaxNG"><text:tab/><text:tab/>&lt;attribute name="office:version"&gt;</text:p>
      <text:p text:style-name="RelaxNG"><text:tab/><text:tab/><text:tab/>&lt;ref name="string"/&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MIME Type</text:h>
                    </text:list-item>
                  </text:list>
                </text:list-item>
              </text:list>
            </text:list-item>
          </text:list>
        </text:list-item>
      </text:list>
      <text:p text:style-name="Text_20_body">The <text:span text:style-name="Element">&lt;office:document&gt;</text:span> element takes an <text:span text:style-name="Attribute">office:mimetype</text:span> attribute, which indicates the type of document (text, spreadsheet etc.). This attribute is especially important for flat XML files, where this is the only way the type of document can be detected (in a package, the MIME type is also present in a separate file, see section <text:reference-ref text:reference-format="chapter" text:ref-name="MIME type stream"/>). Its values are the MIME types that are used for the packaged variant of office documents (see section <text:reference-ref text:reference-format="chapter" text:ref-name="MIME Types"/>).</text:p>
      <text:p text:style-name="RelaxNG">&lt;define name="office-document-attrs" combine="interleave"&gt;</text:p>
      <text:p text:style-name="RelaxNG"><text:tab/>&lt;attribute name="office:mimetype"&gt;</text:p>
      <text:p text:style-name="RelaxNG"><text:tab/><text:tab/>&lt;ref name="string"/&gt;</text:p>
      <text:p text:style-name="RelaxNG"><text:tab/>&lt;/attribute&gt;</text:p>
      <text:p text:style-name="RelaxNG">&lt;/define&gt;</text:p>
      <text:list text:style-name="Outline" text:continue-numbering="true">
        <text:list-item>
          <text:list text:continue-numbering="true">
            <text:list-item>
              <text:h text:style-name="Heading_20_2" text:outline-level="2">Document Metadata</text:h>
            </text:list-item>
          </text:list>
        </text:list-item>
      </text:list>
      <text:p text:style-name="Text_20_body"><text:alphabetical-index-mark text:string-value="meta information"/>Metadata is general information about a document. In the <text:span text:style-name="T3"><text:user-field-get text:name="CommitteeName">OpenDocument</text:user-field-get></text:span> format, all of the metadata elements are contained in an <text:span text:style-name="T9">&lt;office:meta&gt;</text:span> element, usually located at start of the document. Metadata elements may be omitted or occur multiple times. It is application-specific how to update multiple instances of the same elements.</text:p>
      <text:p text:style-name="RelaxNG">&lt;define name="office-meta"&gt;</text:p>
      <text:p text:style-name="RelaxNG"><text:tab/>&lt;optional&gt;</text:p>
      <text:p text:style-name="RelaxNG"><text:tab/><text:tab/>&lt;element name="office:meta"&gt;</text:p>
      <text:p text:style-name="RelaxNG"><text:tab/><text:tab/><text:tab/>&lt;ref name="office-meta-content"/&gt;</text:p>
      <text:p text:style-name="RelaxNG"><text:tab/><text:tab/>&lt;/element&gt;</text:p>
      <text:p text:style-name="RelaxNG"><text:tab/>&lt;/optional&gt;</text:p>
      <text:p text:style-name="RelaxNG">&lt;/define&gt;</text:p>
      <text:p text:style-name="RelaxNG"/>
      <text:p text:style-name="RelaxNG">&lt;define name="office-meta-content"&gt;</text:p>
      <text:p text:style-name="RelaxNG"><text:tab/>&lt;ref name="anyElements"/&gt;</text:p>
      <text:p text:style-name="RelaxNG">&lt;/define&gt;</text:p>
      <text:p text:style-name="RelaxNG"/>
      <text:p text:style-name="RelaxNG">&lt;define name="office-meta-content-strict"&gt;</text:p>
      <text:p text:style-name="RelaxNG"><text:tab/>&lt;zeroOrMore&gt;</text:p>
      <text:p text:style-name="RelaxNG"><text:tab/><text:tab/>&lt;ref name="office-meta-data"/&gt;</text:p>
      <text:p text:style-name="RelaxNG"><text:tab/>&lt;/zeroOrMore&gt;</text:p>
      <text:p text:style-name="RelaxNG">&lt;/define&gt;</text:p>
      <text:list text:style-name="Outline" text:continue-numbering="true">
        <text:list-item>
          <text:list text:continue-numbering="true">
            <text:list-item>
              <text:list text:continue-numbering="true">
                <text:list-item>
                  <text:h text:style-name="Heading_20_3" text:outline-level="3"><text:reference-mark text:name="custom meta data"/>Pre-Defined vs. Custom Metadata</text:h>
                </text:list-item>
              </text:list>
            </text:list-item>
          </text:list>
        </text:list-item>
      </text:list>
      <text:p text:style-name="Text_20_body">In the <text:span text:style-name="T3"><text:user-field-get text:name="CommitteeName">OpenDocument</text:user-field-get></text:span> schema the metadata is comprised of pre-defined metadata elements, user defined metadata, as well as custom metadata elements. The pre-defined metadata elements have defined semantics. They <text:span text:style-name="RFC2119_20_Keyword">should</text:span> be processed and updated by editing applications. They can be referenced from within the document through the use of suitable text fields.</text:p>
      <text:p text:style-name="Text_20_body">User-defined metadata is a more generic mechanism which specifies a triplet of name, type, and value. Supporting applications can present these value to the user, making use of the supplied data type. The user-defined metadata can be referenced from within the document through the use of suitable text fields.</text:p>
      <text:p text:style-name="Text_20_body">Custom metadata are arbitrary elements inside <text:span text:style-name="Element">&lt;office:meta&gt;</text:span>. Since their semantics is not defined in this specification, conforming applications in general cannot process or display this data. Applications <text:span text:style-name="RFC2119_20_Keyword">should</text:span> preserve this data when editing the document.</text:p>
      <text:list text:style-name="Outline" text:continue-numbering="true">
        <text:list-item>
          <text:list text:continue-numbering="true">
            <text:list-item>
              <text:list text:continue-numbering="true">
                <text:list-item>
                  <text:h text:style-name="Heading_20_3" text:outline-level="3">Sample Metadata</text:h>
                </text:list-item>
              </text:list>
            </text:list-item>
          </text:list>
        </text:list-item>
      </text:list>
      <text:p text:style-name="Text_20_body"><text:span text:style-name="Label">Example: </text:span><text:alphabetical-index-mark text:string-value="meta information, example of"/><text:span text:style-name="Label"/><text:span text:style-name="Label">Sample metadata of a document in </text:span><text:span text:style-name="T4"><text:user-field-get text:name="CommitteeName">OpenDocument</text:user-field-get></text:span><text:span text:style-name="Label"> format</text:span></text:p>
      <text:p text:style-name="P19">&lt;office:meta&gt;</text:p>
      <text:p text:style-name="Example"><text:tab/>&lt;dc:title&gt;Title of the document&lt;/dc:title&gt;</text:p>
      <text:p text:style-name="Example"><text:tab/>&lt;dc:description&gt;Description/Comment for the document&lt;/dc:description&gt;</text:p>
      <text:p text:style-name="Example"><text:tab/>&lt;meta:initial-creator&gt;User Name&lt;/meta:initial-creator&gt;</text:p>
      <text:p text:style-name="Example"><text:tab/>&lt;meta:creation-date&gt;1999-10-18T12:34:56&lt;/meta:creation-date&gt;</text:p>
      <text:p text:style-name="Example"><text:tab/>&lt;dc:creator&gt;User Name&lt;/dc:creator&gt;</text:p>
      <text:p text:style-name="Example"><text:tab/>&lt;dc:date&gt;1999-10-19T15:16:17&lt;/dc:date&gt;</text:p>
      <text:p text:style-name="Example"><text:tab/>&lt;meta:printed-by&gt;User Name&lt;/meta:printed-by&gt;</text:p>
      <text:p text:style-name="Example"><text:tab/>&lt;meta:print-date&gt;1999-10-20T16:17:18&lt;/meta:print-date&gt;</text:p>
      <text:p text:style-name="Example"><text:tab/>&lt;dc:subject&gt;Description of the document&lt;/dc:subject&gt;</text:p>
      <text:p text:style-name="Example"><text:tab/>&lt;meta:editing-duration&gt;PT5H10M10S&lt;/meta:editing-duration&gt;</text:p>
      <text:p text:style-name="Example"><text:tab/>&lt;meta:keyword&gt;First keyword&lt;/meta:keyword&gt;</text:p>
      <text:p text:style-name="Example"><text:tab/>&lt;meta:keyword&gt;Second keyword&lt;/meta:keyword&gt;</text:p>
      <text:p text:style-name="Example"><text:tab/>&lt;meta:keyword&gt;Third keyword&lt;/meta:keyword&gt;</text:p>
      <text:p text:style-name="Example"><text:tab/>&lt;meta:template xlink:type="simple"</text:p>
      <text:p text:style-name="Example"><text:tab/>xlink:href="file:///c|/office52/share/template/german/finance/budget.vor"</text:p>
      <text:p text:style-name="Example"><text:tab/>xlink:title="Template name"</text:p>
      <text:p text:style-name="Example"><text:tab/>meta:date="1999-10-15T10:11:12" /&gt;</text:p>
      <text:p text:style-name="Example"><text:tab/>&lt;meta:auto-reload</text:p>
      <text:p text:style-name="Example"><text:tab/>xlink:type="simple"</text:p>
      <text:p text:style-name="Example"><text:tab/>xlink:href="file:///..."</text:p>
      <text:p text:style-name="Example"><text:tab/>meta:delay="P60S" /&gt;</text:p>
      <text:p text:style-name="Example"><text:tab/>&lt;dc:language&gt;de-DE&lt;/dc:language&gt;</text:p>
      <text:p text:style-name="Example"><text:tab/>&lt;meta:user-defined meta:name="Field 1"</text:p>
      <text:p text:style-name="Example"><text:tab/>meta:value-type="string"&gt;Value 1&lt;/meta:user-defined&gt;</text:p>
      <text:p text:style-name="Example"><text:tab/>&lt;meta:user-defined meta:name="Field 2"</text:p>
      <text:p text:style-name="Example"><text:tab/>meta:value-type="float"&gt;1.234&lt;/meta:user-defined&gt;</text:p>
      <text:p text:style-name="Example">&lt;/office:meta&gt;</text:p>
      <text:list text:style-name="Outline" text:continue-numbering="true">
        <text:list-item>
          <text:list text:continue-numbering="true">
            <text:list-item>
              <text:h text:style-name="Heading_20_2" text:outline-level="2">Body Element and Document Types</text:h>
            </text:list-item>
          </text:list>
        </text:list-item>
      </text:list>
      <text:p text:style-name="Text_20_body">The document body contains an element to indicate which type of content this document contains. Currently supported document types are:</text:p>
      <text:list text:style-name="L1">
        <text:list-item>
          <text:p text:style-name="P32">text documents</text:p>
        </text:list-item>
        <text:list-item>
          <text:p text:style-name="P32">drawing documents</text:p>
        </text:list-item>
        <text:list-item>
          <text:p text:style-name="P32">presentation documents</text:p>
        </text:list-item>
        <text:list-item>
          <text:p text:style-name="P32">spreadsheet documents</text:p>
        </text:list-item>
        <text:list-item>
          <text:p text:style-name="P32">chart documents</text:p>
        </text:list-item>
        <text:list-item>
          <text:p text:style-name="P32">image documents</text:p>
        </text:list-item>
      </text:list>
      <text:p text:style-name="Text_20_body">All document types share the same content elements, but different document types place different restrictions on which elements may occur, and in what combinations. The document content is typically framed by a prelude and epilogue, which contain additional information for a specific type of document, like form data or variable declarations.</text:p>
      <text:p text:style-name="RelaxNG">&lt;define name="office-body"&gt;</text:p>
      <text:p text:style-name="RelaxNG"><text:tab/>&lt;element name="office:body"&gt;</text:p>
      <text:p text:style-name="RelaxNG"><text:tab/><text:tab/>&lt;ref name="office-body-content"/&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Text Documents</text:h>
                </text:list-item>
              </text:list>
            </text:list-item>
          </text:list>
        </text:list-item>
      </text:list>
      <text:p text:style-name="Text_20_body">The content of text documents mainly consists of a sequence containing any number of paragraphs, tables, indices, text frames, text sections, and graphical elements. Additionally, a text document may contain forms, change tracking information and variable declarations. Each of these is defined in the document prelude, and may be referenced from the document content.</text:p>
      <text:p text:style-name="RelaxNG">&lt;define name="office-body-content" combine="choice"&gt;</text:p>
      <text:p text:style-name="RelaxNG"><text:tab/>&lt;element name="office:text"&gt;</text:p>
      <text:p text:style-name="RelaxNG"><text:tab/><text:tab/>&lt;ref name="office-text-attlist"/&gt;</text:p>
      <text:p text:style-name="RelaxNG"><text:tab/><text:tab/>&lt;ref name="office-text-content-prelude"/&gt;</text:p>
      <text:p text:style-name="RelaxNG"><text:tab/><text:tab/>&lt;zeroOrMore&gt;</text:p>
      <text:p text:style-name="RelaxNG"><text:tab/><text:tab/><text:tab/>&lt;ref name="office-text-content-main"/&gt;</text:p>
      <text:p text:style-name="RelaxNG"><text:tab/><text:tab/>&lt;/zeroOrMore&gt;</text:p>
      <text:p text:style-name="RelaxNG"><text:tab/><text:tab/>&lt;ref name="office-text-content-epilogue"/&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Text Document Content Model</text:h>
                    </text:list-item>
                  </text:list>
                </text:list-item>
              </text:list>
            </text:list-item>
          </text:list>
        </text:list-item>
      </text:list>
      <text:p text:style-name="Text_20_body">The text document prelude contains the document's form data, change tracking information, and variable declarations. To allow office applications to implement functionality that usually is available in spreadsheets for text documents, it may also contain elements that implement enhanced table features. See also section <text:reference-ref text:reference-format="chapter" text:ref-name="Spreadsheet Documents"/>.</text:p>
      <text:p text:style-name="RelaxNG">&lt;define name="office-text-content-prelude"&gt;</text:p>
      <text:p text:style-name="RelaxNG"><text:tab/>&lt;ref name="office-forms"/&gt;</text:p>
      <text:p text:style-name="RelaxNG"><text:tab/>&lt;ref name="text-tracked-changes"/&gt;</text:p>
      <text:p text:style-name="RelaxNG"><text:tab/>&lt;ref name="text-decls"/&gt;</text:p>
      <text:p text:style-name="RelaxNG"><text:tab/>&lt;ref name="table-decls"/&gt;</text:p>
      <text:p text:style-name="RelaxNG">&lt;/define&gt;</text:p>
      <text:p text:style-name="Text_20_body">The main document content contains any sequence of text content elements, which includes paragraphs (and headings), text sections (and indices), tables, and graphical shapes. As an alternative, a text document may contain of a single page sequence.</text:p>
      <text:p text:style-name="Text_20_body">It is not required that a text document contains a paragraph. A text document may consist of a sequence frames only.</text:p>
      <text:p text:style-name="RelaxNG">&lt;define name="office-text-content-main"&gt;</text:p>
      <text:p text:style-name="RelaxNG"><text:tab/>&lt;choice&gt;</text:p>
      <text:p text:style-name="RelaxNG"><text:tab/><text:tab/>&lt;zeroOrMore&gt;</text:p>
      <text:p text:style-name="RelaxNG"><text:tab/><text:tab/><text:tab/>&lt;ref name="text-content"/&gt;</text:p>
      <text:p text:style-name="RelaxNG"><text:tab/><text:tab/>&lt;/zeroOrMore&gt;</text:p>
      <text:p text:style-name="RelaxNG"><text:tab/><text:tab/>&lt;group&gt;</text:p>
      <text:p text:style-name="RelaxNG"><text:tab/><text:tab/><text:tab/>&lt;ref name="text-page-sequence"/&gt;</text:p>
      <text:p text:style-name="RelaxNG"><text:tab/><text:tab/><text:tab/>&lt;zeroOrMore&gt;</text:p>
      <text:p text:style-name="RelaxNG"><text:tab/><text:tab/><text:tab/><text:tab/>&lt;choice&gt;</text:p>
      <text:p text:style-name="RelaxNG"><text:tab/><text:tab/><text:tab/><text:tab/><text:tab/>&lt;ref name="draw-a"/&gt;</text:p>
      <text:p text:style-name="RelaxNG"><text:tab/><text:tab/><text:tab/><text:tab/><text:tab/>&lt;ref name="shape"/&gt;</text:p>
      <text:p text:style-name="RelaxNG"><text:tab/><text:tab/><text:tab/><text:tab/>&lt;/choice&gt;</text:p>
      <text:p text:style-name="RelaxNG"><text:tab/><text:tab/><text:tab/>&lt;/zeroOrMore&gt;</text:p>
      <text:p text:style-name="RelaxNG"><text:tab/><text:tab/>&lt;/group&gt;</text:p>
      <text:p text:style-name="RelaxNG"><text:tab/>&lt;/choice&gt;</text:p>
      <text:p text:style-name="RelaxNG">&lt;/define&gt;</text:p>
      <text:p text:style-name="RelaxNG"/>
      <text:p text:style-name="RelaxNG">&lt;define name="text-content"&gt;</text:p>
      <text:p text:style-name="RelaxNG"><text:tab/>&lt;choice&gt;</text:p>
      <text:p text:style-name="RelaxNG"><text:tab/><text:tab/>&lt;ref name="text-h"/&gt;</text:p>
      <text:p text:style-name="RelaxNG"><text:tab/><text:tab/>&lt;ref name="text-p"/&gt;</text:p>
      <text:p text:style-name="RelaxNG"><text:tab/><text:tab/>&lt;ref name="text-list"/&gt;</text:p>
      <text:p text:style-name="RelaxNG"><text:tab/><text:tab/>&lt;ref name="text-numbered-paragraph"/&gt;</text:p>
      <text:p text:style-name="RelaxNG"><text:tab/><text:tab/>&lt;ref name="table-table"/&gt;</text:p>
      <text:p text:style-name="RelaxNG"><text:tab/><text:tab/>&lt;ref name="draw-a"/&gt;</text:p>
      <text:p text:style-name="RelaxNG"><text:tab/><text:tab/>&lt;ref name="text-section"/&gt;</text:p>
      <text:p text:style-name="RelaxNG"><text:tab/><text:tab/>&lt;ref name="text-soft-page-break"/&gt; </text:p>
      <text:p text:style-name="RelaxNG"><text:tab/><text:tab/>&lt;ref name="text-table-of-content"/&gt;</text:p>
      <text:p text:style-name="RelaxNG"><text:tab/><text:tab/>&lt;ref name="text-illustration-index"/&gt;</text:p>
      <text:p text:style-name="RelaxNG"><text:tab/><text:tab/>&lt;ref name="text-table-index"/&gt;</text:p>
      <text:p text:style-name="RelaxNG"><text:tab/><text:tab/>&lt;ref name="text-object-index"/&gt;</text:p>
      <text:p text:style-name="RelaxNG"><text:tab/><text:tab/>&lt;ref name="text-user-index"/&gt;</text:p>
      <text:p text:style-name="RelaxNG"><text:tab/><text:tab/>&lt;ref name="text-alphabetical-index"/&gt;</text:p>
      <text:p text:style-name="RelaxNG"><text:tab/><text:tab/>&lt;ref name="text-bibliography"/&gt;</text:p>
      <text:p text:style-name="RelaxNG"><text:tab/><text:tab/>&lt;ref name="shape"/&gt;</text:p>
      <text:p text:style-name="RelaxNG"><text:tab/><text:tab/>&lt;ref name="change-marks"/&gt;</text:p>
      <text:p text:style-name="RelaxNG"><text:tab/>&lt;/choice&gt;</text:p>
      <text:p text:style-name="RelaxNG">&lt;/define&gt;</text:p>
      <text:p text:style-name="Text_20_body">There are no text documents specific epilogue elements, but the epilogue may contain elements that implement enhanced table features. See also section <text:reference-ref text:reference-format="chapter" text:ref-name="Spreadsheet Documents"/>.</text:p>
      <text:p text:style-name="RelaxNG">&lt;define name="office-text-content-epilogue"&gt;</text:p>
      <text:p text:style-name="RelaxNG"><text:tab/>&lt;ref name="table-functions"/&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text:reference-mark text:name="Global text Document"/>Global Text Documents</text:h>
                    </text:list-item>
                  </text:list>
                </text:list-item>
              </text:list>
            </text:list-item>
          </text:list>
        </text:list-item>
      </text:list>
      <text:p text:style-name="Text_20_body">There is a common use case for large documents to be edited in separate entities, such that there is a 'global' document, containing several linked constituent <text:span text:style-name="T2">subdocuments.</text:span> This can be implemented by using linked text sections (see section <text:reference-ref text:reference-format="chapter" text:ref-name="Text Sections"/>). To facilitate an editing application adapting the user interface to better support the notion of 'global' document with constituent parts (as opposed to a document with arbitrary linked content), the <text:span text:style-name="Attribute">text:global</text:span> flag can be used. If set to <text:span text:style-name="Source_20_Text">true</text:span>, it informs applications that linked sections in this document have part-of semantics. The actual XML representation of the sections does not change.</text:p>
      <text:p text:style-name="RelaxNG">&lt;define name="office-text-attlist" combine="interleave"&gt;</text:p>
      <text:p text:style-name="RelaxNG"><text:tab/>&lt;optional&gt;</text:p>
      <text:p text:style-name="RelaxNG"><text:tab/><text:tab/>&lt;attribute name="text:global" a:defaultValue="false"&gt;</text:p>
      <text:p text:style-name="RelaxNG"><text:tab/><text:tab/><text:tab/>&lt;ref name="boolean"/&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text:reference-mark-start text:name="Use Soft Page Breaks"/>Use Soft Page Breaks<text:reference-mark-end text:name="Use Soft Page Breaks"/></text:h>
                    </text:list-item>
                  </text:list>
                </text:list-item>
              </text:list>
            </text:list-item>
          </text:list>
        </text:list-item>
      </text:list>
      <text:p text:style-name="Text_20_body">The <text:span text:style-name="Attribute">text:use-soft-page-breaks</text:span> attribute specifies whether the document contains soft page breaks.</text:p>
      <text:p text:style-name="Text_20_body">A soft page break is a page break that a has been included by a page oriented processor at a position where the document itself does not include a page break (e.g. by using the <text:span text:style-name="Attribute">fo:break-before</text:span> and <text:span text:style-name="Attribute">fo:break-after</text:span> formatting properties described in section 15.5.2).</text:p>
      <text:p text:style-name="Text_20_body">Soft page breaks are specified by the <text:span text:style-name="Element">&lt;text:soft-page-break&gt;</text:span> elements described in sections 4.7 and 5.1.1:Soft Page breaks.</text:p>
      <text:p text:style-name="Text_20_body">The use of the <text:span text:style-name="Element">&lt;text:soft-page-break&gt;</text:span> elements is always optional. An application generating the format <text:span text:style-name="RFC2119_20_Keyword">may</text:span> include the element if it has computed a paginated layout. A consuming application <text:span text:style-name="RFC2119_20_Keyword">may</text:span> handle the element while computing the layout, but it <text:span text:style-name="RFC2119_20_Keyword">shall not</text:span> depend on its existence. Soft page breaks are only supported within text documents.</text:p>
      <text:p text:style-name="Text_20_body">A generating application that stores soft page breaks <text:span text:style-name="RFC2119_20_Keyword">shall</text:span> indicate this by setting the <text:span text:style-name="Attribute">text:use-page-breaks</text:span> attribute to <text:span text:style-name="Attribute_20_Value">true</text:span>. A generating application that does not store soft page breaks <text:span text:style-name="RFC2119_20_Keyword">shall</text:span> indicate that by omitting this attribute, or by setting it to false.</text:p>
      <text:p text:style-name="Text_20_body">An application that does not support pagination and soft page-breaks, that modifies an OpenDocument file, which includes soft page-breaks, <text:span text:style-name="RFC2119_20_Keyword">shall</text:span> at least set the <text:span text:style-name="Attribute">text:use-page-breaks</text:span> attribute to <text:span text:style-name="Attribute">false</text:span> (or remove it). It <text:span text:style-name="RFC2119_20_Keyword">should</text:span> also remove the text:soft-page-break elements from the document but is not required to do so.</text:p>
      <text:p text:style-name="Text_20_body">An application that computes a paginated layout of a document <text:span text:style-name="RFC2119_20_Keyword">should</text:span> provide a facility to turn on export of soft page breaks for the purposes of consistent page breaks and for proper conversion to digital talking book formats (such as <text:bibliography-mark text:identifier="DAISY" text:bibliography-type="custom4" text:title="ANSI/NISO Z39.86-2005 Specifications for the Digital Talking Book" text:year="2005" text:url="http://www.niso.org/standards/resources/Z39-86-2005.html">[DAISY]</text:bibliography-mark>).</text:p>
      <text:p text:style-name="Text_20_body">For <text:span text:style-name="Element">&lt;text:soft-page-break&gt;</text:span> elements that appear within table rows, the maximum number of <text:span text:style-name="Element">&lt;text:soft-page-break&gt;</text:span> elements that appear within the single table cells determines the number of page breaks that appear within the table row. The <text:span text:style-name="Element">&lt;text:soft-page-break&gt;</text:span> elements contained in each cell determine the positions where these page breaks appear within the cell content.</text:p>
      <text:p text:style-name="Text_20_body">Similarly, <text:span text:style-name="Element">&lt;text:soft-page-break&gt;</text:span> elements that appear within text boxes and other content displayed outside the text flow, do not start a new page, but only indicate where the text-box's content breaks between two pages.</text:p>
      <text:p text:style-name="RelaxNG">&lt;define name="office-text-attlist" combine="interleave"&gt;</text:p>
      <text:p text:style-name="RelaxNG"><text:tab/>&lt;optional&gt;</text:p>
      <text:p text:style-name="RelaxNG"><text:tab/><text:tab/>&lt;attribute name="text:use-soft-page-breaks" a:defaultValue="false"&gt;</text:p>
      <text:p text:style-name="RelaxNG"><text:tab/><text:tab/><text:tab/>&lt;ref name="boolean"/&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h text:style-name="Heading_20_3" text:outline-level="3"><text:reference-mark text:name="Drawing Document"/>Drawing Documents</text:h>
                </text:list-item>
              </text:list>
            </text:list-item>
          </text:list>
        </text:list-item>
      </text:list>
      <text:p text:style-name="Text_20_body">The content of drawing document consists of a sequence of draw pages. </text:p>
      <text:p text:style-name="RelaxNG">&lt;define name="office-body-content" combine="choice"&gt;</text:p>
      <text:p text:style-name="RelaxNG"><text:tab/>&lt;element name="office:drawing"&gt;</text:p>
      <text:p text:style-name="RelaxNG"><text:tab/><text:tab/>&lt;ref name="office-drawing-attlist"/&gt;</text:p>
      <text:p text:style-name="RelaxNG"><text:tab/><text:tab/>&lt;ref name="office-drawing-content-prelude"/&gt;</text:p>
      <text:p text:style-name="RelaxNG"><text:tab/><text:tab/>&lt;ref name="office-drawing-content-main"/&gt;</text:p>
      <text:p text:style-name="RelaxNG"><text:tab/><text:tab/>&lt;ref name="office-drawing-content-epilogue"/&gt;</text:p>
      <text:p text:style-name="RelaxNG"><text:tab/>&lt;/element&gt;</text:p>
      <text:p text:style-name="RelaxNG">&lt;/define&gt;</text:p>
      <text:p text:style-name="RelaxNG"/>
      <text:p text:style-name="RelaxNG">&lt;define name="office-drawing-attlist"&gt;</text:p>
      <text:p text:style-name="RelaxNG"><text:tab/>&lt;empty/&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Drawing Document Content Model</text:h>
                    </text:list-item>
                  </text:list>
                </text:list-item>
              </text:list>
            </text:list-item>
          </text:list>
        </text:list-item>
      </text:list>
      <text:p text:style-name="Text_20_body">The drawing document prelude may contain text declarations only. To allow office applications to implement functionality that usually is available in spreadsheets for drawing documents, it may also contain elements that implement enhanced table features. See also section <text:reference-ref text:reference-format="chapter" text:ref-name="Spreadsheet Documents"/>.</text:p>
      <text:p text:style-name="RelaxNG">&lt;define name="office-drawing-content-prelude"&gt;</text:p>
      <text:p text:style-name="RelaxNG"><text:tab/>&lt;ref name="text-decls"/&gt;</text:p>
      <text:p text:style-name="RelaxNG"><text:tab/>&lt;ref name="table-decls"/&gt;</text:p>
      <text:p text:style-name="RelaxNG">&lt;/define&gt;</text:p>
      <text:p text:style-name="Text_20_body">The main document content contains a sequence of draw pages.</text:p>
      <text:p text:style-name="RelaxNG">&lt;define name="office-drawing-content-main"&gt;</text:p>
      <text:p text:style-name="RelaxNG"><text:tab/>&lt;zeroOrMore&gt;</text:p>
      <text:p text:style-name="RelaxNG"><text:tab/><text:tab/>&lt;ref name="draw-page"/&gt;</text:p>
      <text:p text:style-name="RelaxNG"><text:tab/>&lt;/zeroOrMore&gt;</text:p>
      <text:p text:style-name="RelaxNG">&lt;/define&gt;</text:p>
      <text:p text:style-name="Text_20_body">There are no drawing documents specific epilogue elements, but the epilogue may contain elements that implement enhanced table features. See also section <text:reference-ref text:reference-format="chapter" text:ref-name="Spreadsheet Documents"/>.</text:p>
      <text:p text:style-name="RelaxNG">&lt;define name="office-drawing-content-epilogue"&gt;</text:p>
      <text:p text:style-name="RelaxNG"><text:tab/>&lt;ref name="table-functions"/&gt;</text:p>
      <text:p text:style-name="RelaxNG">&lt;/define&gt;</text:p>
      <text:list text:style-name="Outline" text:continue-numbering="true">
        <text:list-item>
          <text:list text:continue-numbering="true">
            <text:list-item>
              <text:list text:continue-numbering="true">
                <text:list-item>
                  <text:h text:style-name="Heading_20_3" text:outline-level="3">Presentation Documents</text:h>
                </text:list-item>
              </text:list>
            </text:list-item>
          </text:list>
        </text:list-item>
      </text:list>
      <text:p text:style-name="Text_20_body">The content of presentation document consists of a sequence of draw pages.</text:p>
      <text:p text:style-name="RelaxNG">&lt;define name="office-body-content" combine="choice"&gt;</text:p>
      <text:p text:style-name="RelaxNG"><text:tab/>&lt;element name="office:presentation"&gt;</text:p>
      <text:p text:style-name="RelaxNG"><text:tab/><text:tab/>&lt;ref name="office-presentation-attlist"/&gt;</text:p>
      <text:p text:style-name="RelaxNG"><text:tab/><text:tab/>&lt;ref name="office-presentation-content-prelude"/&gt;</text:p>
      <text:p text:style-name="RelaxNG"><text:tab/><text:tab/>&lt;ref name="office-presentation-content-main"/&gt;</text:p>
      <text:p text:style-name="RelaxNG"><text:tab/><text:tab/>&lt;ref name="office-presentation-content-epilogue"/&gt;</text:p>
      <text:p text:style-name="RelaxNG"><text:tab/>&lt;/element&gt;</text:p>
      <text:p text:style-name="RelaxNG">&lt;/define&gt;</text:p>
      <text:p text:style-name="RelaxNG"/>
      <text:p text:style-name="RelaxNG">&lt;define name="office-presentation-attlist"&gt;</text:p>
      <text:p text:style-name="RelaxNG"><text:tab/>&lt;empty/&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Presentation Document Content Model</text:h>
                    </text:list-item>
                  </text:list>
                </text:list-item>
              </text:list>
            </text:list-item>
          </text:list>
        </text:list-item>
      </text:list>
      <text:p text:style-name="Text_20_body">The presentation document prelude equals the one of a drawing document, but may contain some additional declarations. See also section <text:reference-ref text:reference-format="chapter" text:ref-name="Drawing Document"/>.</text:p>
      <text:p text:style-name="RelaxNG">&lt;define name="office-presentation-content-prelude"&gt;</text:p>
      <text:p text:style-name="RelaxNG"><text:tab/>&lt;ref name="text-decls"/&gt;</text:p>
      <text:p text:style-name="RelaxNG"><text:tab/>&lt;ref name="table-decls"/&gt;</text:p>
      <text:p text:style-name="RelaxNG"><text:tab/>&lt;ref name="presentation-decls"/&gt;</text:p>
      <text:p text:style-name="RelaxNG">&lt;/define&gt;</text:p>
      <text:p text:style-name="Text_20_body">The main document content contains a sequence of draw pages.</text:p>
      <text:p text:style-name="RelaxNG">&lt;define name="office-presentation-content-main"&gt;</text:p>
      <text:p text:style-name="RelaxNG"><text:tab/>&lt;zeroOrMore&gt;</text:p>
      <text:p text:style-name="RelaxNG"><text:tab/><text:tab/>&lt;ref name="draw-page"/&gt;</text:p>
      <text:p text:style-name="RelaxNG"><text:tab/>&lt;/zeroOrMore&gt;</text:p>
      <text:p text:style-name="RelaxNG">&lt;/define&gt;</text:p>
      <text:p text:style-name="Text_20_body">The epilogue of presentation documents may contain presentation settings. Additionally, it may contain elements that implement enhanced table features. See also section <text:reference-ref text:reference-format="chapter" text:ref-name="Spreadsheet Documents"/>.</text:p>
      <text:p text:style-name="RelaxNG">&lt;define name="office-presentation-content-epilogue"&gt;</text:p>
      <text:p text:style-name="RelaxNG"><text:tab/>&lt;ref name="presentation-settings"/&gt;</text:p>
      <text:p text:style-name="RelaxNG"><text:tab/>&lt;ref name="table-functions"/&gt;</text:p>
      <text:p text:style-name="RelaxNG">&lt;/define&gt;</text:p>
      <text:list text:style-name="Outline" text:continue-numbering="true">
        <text:list-item>
          <text:list text:continue-numbering="true">
            <text:list-item>
              <text:list text:continue-numbering="true">
                <text:list-item>
                  <text:h text:style-name="Heading_20_3" text:outline-level="3"><text:reference-mark text:name="Spreadsheet Documents"/>Spreadsheet Documents</text:h>
                </text:list-item>
              </text:list>
            </text:list-item>
          </text:list>
        </text:list-item>
      </text:list>
      <text:p text:style-name="Text_20_body">The content of spreadsheet documents mainly consists of a sequence of tables. Additionally, a spreadsheet document may contain forms, change tracking information and various kinds of declarations that simplify the usage of spreadsheet tables and their analysis. Each of these are contained in either the document prelude, or the document epilogue.</text:p>
      <text:p text:style-name="RelaxNG">&lt;define name="office-body-content" combine="choice"&gt;</text:p>
      <text:p text:style-name="RelaxNG"><text:tab/>&lt;element name="office:spreadsheet"&gt;</text:p>
      <text:p text:style-name="RelaxNG"><text:tab/><text:tab/>&lt;ref name="office-spreadsheet-attlist"/&gt;</text:p>
      <text:p text:style-name="RelaxNG"><text:tab/><text:tab/>&lt;ref name="office-spreadsheet-content-prelude"/&gt;</text:p>
      <text:p text:style-name="RelaxNG"><text:tab/><text:tab/>&lt;ref name="office-spreadsheet-content-main"/&gt;</text:p>
      <text:p text:style-name="RelaxNG"><text:tab/><text:tab/>&lt;ref name="office-spreadsheet-content-epilogue"/&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Spreadsheet Document Content Model</text:h>
                    </text:list-item>
                  </text:list>
                </text:list-item>
              </text:list>
            </text:list-item>
          </text:list>
        </text:list-item>
      </text:list>
      <text:p text:style-name="Text_20_body">The spreadsheet document prelude contains the document's form data, change tracking information, calculation setting for formulas, validation rules for cell content and declarations for label ranges.</text:p>
      <text:p text:style-name="RelaxNG">&lt;define name="office-spreadsheet-content-prelude"&gt;</text:p>
      <text:p text:style-name="RelaxNG"><text:tab/>&lt;optional&gt;</text:p>
      <text:p text:style-name="RelaxNG"><text:tab/><text:tab/>&lt;ref name="table-tracked-changes"/&gt;<text:tab/></text:p>
      <text:p text:style-name="RelaxNG"><text:tab/>&lt;/optional&gt;</text:p>
      <text:p text:style-name="RelaxNG"><text:tab/>&lt;ref name="text-decls"/&gt;</text:p>
      <text:p text:style-name="RelaxNG"><text:tab/>&lt;ref name="table-decls"/&gt;</text:p>
      <text:p text:style-name="RelaxNG">&lt;/define&gt;</text:p>
      <text:p text:style-name="RelaxNG"/>
      <text:p text:style-name="RelaxNG">&lt;define name="table-decls"&gt;</text:p>
      <text:p text:style-name="RelaxNG"><text:tab/>&lt;optional&gt;</text:p>
      <text:p text:style-name="RelaxNG"><text:tab/><text:tab/>&lt;ref name="table-calculation-settings"/&gt;<text:tab/></text:p>
      <text:p text:style-name="RelaxNG"><text:tab/>&lt;/optional&gt;</text:p>
      <text:p text:style-name="RelaxNG"><text:tab/>&lt;optional&gt;</text:p>
      <text:p text:style-name="RelaxNG"><text:tab/><text:tab/>&lt;ref name="table-content-validations"/&gt;<text:tab/></text:p>
      <text:p text:style-name="RelaxNG"><text:tab/>&lt;/optional&gt;</text:p>
      <text:p text:style-name="RelaxNG"><text:tab/>&lt;optional&gt;</text:p>
      <text:p text:style-name="RelaxNG"><text:tab/><text:tab/>&lt;ref name="table-label-ranges"/&gt;<text:tab/></text:p>
      <text:p text:style-name="RelaxNG"><text:tab/>&lt;/optional&gt;</text:p>
      <text:p text:style-name="RelaxNG">&lt;/define&gt;</text:p>
      <text:p text:style-name="Text_20_body">The main document is a list of tables.</text:p>
      <text:p text:style-name="RelaxNG">&lt;define name="office-spreadsheet-content-main"&gt;</text:p>
      <text:p text:style-name="RelaxNG"><text:tab/>&lt;zeroOrMore&gt;</text:p>
      <text:p text:style-name="RelaxNG"><text:tab/><text:tab/>&lt;ref name="table-table"/&gt;</text:p>
      <text:p text:style-name="RelaxNG"><text:tab/>&lt;/zeroOrMore&gt;</text:p>
      <text:p text:style-name="RelaxNG">&lt;/define&gt;</text:p>
      <text:p text:style-name="Text_20_body">The epilogue of spreadsheet documents contains declarations for named expressions, database ranges, data pilot tables, consolidation operations and DDE links.</text:p>
      <text:p text:style-name="RelaxNG">&lt;define name="office-spreadsheet-content-epilogue"&gt;</text:p>
      <text:p text:style-name="RelaxNG"><text:tab/>&lt;ref name="table-functions"/&gt;<text:tab/></text:p>
      <text:p text:style-name="RelaxNG">&lt;/define&gt;</text:p>
      <text:p text:style-name="RelaxNG"/>
      <text:p text:style-name="RelaxNG">&lt;define name="table-functions"&gt;</text:p>
      <text:p text:style-name="RelaxNG"><text:tab/>&lt;optional&gt;</text:p>
      <text:p text:style-name="RelaxNG"><text:tab/><text:tab/>&lt;ref name="table-named-expressions"/&gt;<text:tab/></text:p>
      <text:p text:style-name="RelaxNG"><text:tab/>&lt;/optional&gt;</text:p>
      <text:p text:style-name="RelaxNG"><text:tab/>&lt;optional&gt;</text:p>
      <text:p text:style-name="RelaxNG"><text:tab/><text:tab/>&lt;ref name="table-database-ranges"/&gt;<text:tab/></text:p>
      <text:p text:style-name="RelaxNG"><text:tab/>&lt;/optional&gt;</text:p>
      <text:p text:style-name="RelaxNG"><text:tab/>&lt;optional&gt;</text:p>
      <text:p text:style-name="RelaxNG"><text:tab/><text:tab/>&lt;ref name="table-data-pilot-tables"/&gt;<text:tab/></text:p>
      <text:p text:style-name="RelaxNG"><text:tab/>&lt;/optional&gt;</text:p>
      <text:p text:style-name="RelaxNG"><text:tab/>&lt;optional&gt;</text:p>
      <text:p text:style-name="RelaxNG"><text:tab/><text:tab/>&lt;ref name="table-consolidation"/&gt;<text:tab/></text:p>
      <text:p text:style-name="RelaxNG"><text:tab/>&lt;/optional&gt;</text:p>
      <text:p text:style-name="RelaxNG"><text:tab/>&lt;optional&gt;</text:p>
      <text:p text:style-name="RelaxNG"><text:tab/><text:tab/>&lt;ref name="table-dde-links"/&gt;<text:tab/></text:p>
      <text:p text:style-name="RelaxNG"><text:tab/>&lt;/optional&gt;</text:p>
      <text:p text:style-name="RelaxNG">&lt;/define&gt;</text:p>
      <text:list text:style-name="Outline" text:continue-numbering="true">
        <text:list-item>
          <text:list text:continue-numbering="true">
            <text:list-item>
              <text:list text:continue-numbering="true">
                <text:list-item>
                  <text:h text:style-name="Heading_20_3" text:outline-level="3">Chart Documents</text:h>
                </text:list-item>
              </text:list>
            </text:list-item>
          </text:list>
        </text:list-item>
      </text:list>
      <text:p text:style-name="Text_20_body">The content of chart documents mainly consists of a chart element.</text:p>
      <text:p text:style-name="RelaxNG">&lt;define name="office-body-content" combine="choice"&gt;</text:p>
      <text:p text:style-name="RelaxNG"><text:tab/>&lt;element name="office:chart"&gt;</text:p>
      <text:p text:style-name="RelaxNG"><text:tab/><text:tab/>&lt;ref name="office-chart-attlist"/&gt;</text:p>
      <text:p text:style-name="RelaxNG"><text:tab/><text:tab/>&lt;ref name="office-chart-content-prelude"/&gt;</text:p>
      <text:p text:style-name="RelaxNG"><text:tab/><text:tab/>&lt;ref name="office-chart-content-main"/&gt;</text:p>
      <text:p text:style-name="RelaxNG"><text:tab/><text:tab/>&lt;ref name="office-chart-content-epilogue"/&gt;</text:p>
      <text:p text:style-name="RelaxNG"><text:tab/>&lt;/element&gt;</text:p>
      <text:p text:style-name="RelaxNG">&lt;/define&gt;</text:p>
      <text:p text:style-name="RelaxNG"/>
      <text:p text:style-name="RelaxNG">&lt;define name="office-chart-attlist"&gt;</text:p>
      <text:p text:style-name="RelaxNG"><text:tab/>&lt;empty/&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Chart Document Content Model</text:h>
                    </text:list-item>
                  </text:list>
                </text:list-item>
              </text:list>
            </text:list-item>
          </text:list>
        </text:list-item>
      </text:list>
      <text:p text:style-name="Text_20_body">To allow office applications to implement functionality that usually is available in spreadsheets for the table that may be contained in a chart, the chart document prelude may contain elements that implement enhanced table features. See also section <text:reference-ref text:reference-format="chapter" text:ref-name="Spreadsheet Documents"/>.</text:p>
      <text:p text:style-name="RelaxNG">&lt;define name="office-chart-content-prelude"&gt;</text:p>
      <text:p text:style-name="RelaxNG"><text:tab/>&lt;ref name="text-decls"/&gt;</text:p>
      <text:p text:style-name="RelaxNG"><text:tab/>&lt;ref name="table-decls"/&gt;</text:p>
      <text:p text:style-name="RelaxNG">&lt;/define&gt;</text:p>
      <text:p text:style-name="Text_20_body">The main document is a chart element only.</text:p>
      <text:p text:style-name="RelaxNG">&lt;define name="office-chart-content-main"&gt;</text:p>
      <text:p text:style-name="RelaxNG"><text:tab/>&lt;ref name="chart-chart"/&gt;</text:p>
      <text:p text:style-name="RelaxNG">&lt;/define&gt;</text:p>
      <text:p text:style-name="Text_20_body">There are no chart documents specific epilogue elements, but the epilogue may contain elements that implement enhanced table features. See also section <text:reference-ref text:reference-format="chapter" text:ref-name="Spreadsheet Documents"/>.</text:p>
      <text:p text:style-name="RelaxNG">&lt;define name="office-chart-content-epilogue"&gt;</text:p>
      <text:p text:style-name="RelaxNG"><text:tab/>&lt;ref name="table-functions"/&gt;<text:tab/></text:p>
      <text:p text:style-name="RelaxNG">&lt;/define&gt;</text:p>
      <text:list text:style-name="Outline" text:continue-numbering="true">
        <text:list-item>
          <text:list text:continue-numbering="true">
            <text:list-item>
              <text:list text:continue-numbering="true">
                <text:list-item>
                  <text:h text:style-name="Heading_20_3" text:outline-level="3">Image Documents</text:h>
                </text:list-item>
              </text:list>
            </text:list-item>
          </text:list>
        </text:list-item>
      </text:list>
      <text:p text:style-name="Text_20_body">The content of an image document is a frame element only. The frame element must contain a single image element.</text:p>
      <text:p text:style-name="RelaxNG">&lt;define name="office-body-content" combine="choice"&gt;</text:p>
      <text:p text:style-name="RelaxNG"><text:tab/>&lt;element name="office:image"&gt;</text:p>
      <text:p text:style-name="RelaxNG"><text:tab/><text:tab/>&lt;ref name="office-image-attlist"/&gt;</text:p>
      <text:p text:style-name="RelaxNG"><text:tab/><text:tab/>&lt;ref name="office-image-content-prelude"/&gt;</text:p>
      <text:p text:style-name="RelaxNG"><text:tab/><text:tab/>&lt;ref name="office-image-content-main"/&gt;</text:p>
      <text:p text:style-name="RelaxNG"><text:tab/><text:tab/>&lt;ref name="office-image-content-epilogue"/&gt;</text:p>
      <text:p text:style-name="RelaxNG"><text:tab/>&lt;/element&gt;</text:p>
      <text:p text:style-name="RelaxNG">&lt;/define&gt;</text:p>
      <text:p text:style-name="RelaxNG"/>
      <text:p text:style-name="RelaxNG">&lt;define name="office-image-attlist"&gt;</text:p>
      <text:p text:style-name="RelaxNG"><text:tab/>&lt;empty/&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Image Document Content Model</text:h>
                    </text:list-item>
                  </text:list>
                </text:list-item>
              </text:list>
            </text:list-item>
          </text:list>
        </text:list-item>
      </text:list>
      <text:p text:style-name="Text_20_body">The image document prelude is empty.</text:p>
      <text:p text:style-name="RelaxNG">&lt;define name="office-image-content-prelude"&gt;</text:p>
      <text:p text:style-name="RelaxNG"><text:tab/>&lt;empty/&gt;</text:p>
      <text:p text:style-name="RelaxNG">&lt;/define&gt;</text:p>
      <text:p text:style-name="Text_20_body">The main document content contains a frame only.</text:p>
      <text:p text:style-name="RelaxNG">&lt;define name="office-image-content-main"&gt;</text:p>
      <text:p text:style-name="RelaxNG"><text:tab/>&lt;ref name="draw-frame"/&gt;</text:p>
      <text:p text:style-name="RelaxNG">&lt;/define&gt;</text:p>
      <text:p text:style-name="Text_20_body">There are no image documents specific epilogue elements.</text:p>
      <text:p text:style-name="RelaxNG">&lt;define name="office-image-content-epilogue"&gt;</text:p>
      <text:p text:style-name="RelaxNG"><text:tab/>&lt;empty/&gt;</text:p>
      <text:p text:style-name="RelaxNG">&lt;/define&gt;</text:p>
      <text:list text:style-name="Outline" text:continue-numbering="true">
        <text:list-item>
          <text:list text:continue-numbering="true">
            <text:list-item>
              <text:h text:style-name="Heading_20_2" text:outline-level="2">Application Settings</text:h>
            </text:list-item>
          </text:list>
        </text:list-item>
      </text:list>
      <text:p text:style-name="Text_20_body"><text:alphabetical-index-mark-start text:id="IMark116845804"/>Application settings<text:alphabetical-index-mark-end text:id="IMark116845804"/> are contained in a <text:alphabetical-index-mark-start text:id="IMark117502476"/><text:span text:style-name="Element">&lt;office:settings&gt;</text:span><text:alphabetical-index-mark-end text:id="IMark117502476"/> element.</text:p>
      <text:p text:style-name="RelaxNG">&lt;define name="office-settings"&gt;</text:p>
      <text:p text:style-name="RelaxNG"><text:tab/>&lt;optional&gt;</text:p>
      <text:p text:style-name="RelaxNG"><text:tab/><text:tab/>&lt;element name="office:settings"&gt;</text:p>
      <text:p text:style-name="RelaxNG"><text:tab/><text:tab/><text:tab/>&lt;oneOrMore&gt;</text:p>
      <text:p text:style-name="RelaxNG"><text:tab/><text:tab/><text:tab/><text:tab/>&lt;ref name="config-config-item-set"/&gt;</text:p>
      <text:p text:style-name="RelaxNG"><text:tab/><text:tab/><text:tab/>&lt;/oneOrMore&gt;</text:p>
      <text:p text:style-name="RelaxNG"><text:tab/><text:tab/>&lt;/element&gt;</text:p>
      <text:p text:style-name="RelaxNG"><text:tab/>&lt;/optional&gt;</text:p>
      <text:p text:style-name="RelaxNG">&lt;/define&gt;</text:p>
      <text:p text:style-name="Text_20_body">The settings for <text:span text:style-name="T3">office</text:span> applications may be divided into several categories each represented by a <text:span text:style-name="Element">&lt;config:config-item-set&gt;</text:span> element. For instance <text:s/>the following two categories may exist:</text:p>
      <text:list text:style-name="BulletedList">
        <text:list-item text:start-value="1">
          <text:p text:style-name="P21">Document settings, for example default printer.</text:p>
        </text:list-item>
        <text:list-item>
          <text:p text:style-name="P21">View settings, for example zoom level.</text:p>
        </text:list-item>
      </text:list>
      <text:list text:style-name="Outline" text:continue-numbering="true">
        <text:list-item>
          <text:list text:continue-numbering="true">
            <text:list-item>
              <text:list text:continue-numbering="true">
                <text:list-item>
                  <text:h text:style-name="Heading_20_3" text:outline-level="3">Sequence of Settings</text:h>
                </text:list-item>
              </text:list>
            </text:list-item>
          </text:list>
        </text:list-item>
      </text:list>
      <text:p text:style-name="Text_20_body">The <text:alphabetical-index-mark-start text:id="IMark117502476"/><text:span text:style-name="Element">&lt;config:config-item-set</text:span>&gt;<text:alphabetical-index-mark-end text:id="IMark117502476"/> element is a container element for all types of setting elements. The settings can be contained in the element is any order.</text:p>
      <text:p text:style-name="RelaxNG">&lt;define name="config-config-item-set"&gt;</text:p>
      <text:p text:style-name="RelaxNG"><text:tab/>&lt;element name="config:config-item-set"&gt;</text:p>
      <text:p text:style-name="RelaxNG"><text:tab/><text:tab/>&lt;ref name="config-config-item-set-attlist"/&gt;</text:p>
      <text:p text:style-name="RelaxNG"><text:tab/><text:tab/>&lt;ref name="config-items"/&gt;</text:p>
      <text:p text:style-name="RelaxNG"><text:tab/>&lt;/element&gt;</text:p>
      <text:p text:style-name="RelaxNG">&lt;/define&gt;</text:p>
      <text:p text:style-name="RelaxNG"/>
      <text:p text:style-name="RelaxNG">&lt;define name="config-items"&gt;</text:p>
      <text:p text:style-name="RelaxNG"><text:tab/>&lt;oneOrMore&gt;</text:p>
      <text:p text:style-name="RelaxNG"><text:tab/><text:tab/>&lt;choice&gt;</text:p>
      <text:p text:style-name="RelaxNG"><text:tab/><text:tab/><text:tab/>&lt;ref name="config-config-item"/&gt;</text:p>
      <text:p text:style-name="RelaxNG"><text:tab/><text:tab/><text:tab/>&lt;ref name="config-config-item-set"/&gt;</text:p>
      <text:p text:style-name="RelaxNG"><text:tab/><text:tab/><text:tab/>&lt;ref name="config-config-item-map-named"/&gt;</text:p>
      <text:p text:style-name="RelaxNG"><text:tab/><text:tab/><text:tab/>&lt;ref name="config-config-item-map-indexed"/&gt;</text:p>
      <text:p text:style-name="RelaxNG"><text:tab/><text:tab/>&lt;/choice&gt;</text:p>
      <text:p text:style-name="RelaxNG"><text:tab/>&lt;/oneOrMore&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Config Name</text:h>
                    </text:list-item>
                  </text:list>
                </text:list-item>
              </text:list>
            </text:list-item>
          </text:list>
        </text:list-item>
      </text:list>
      <text:p text:style-name="Table_20_Contents">The <text:span text:style-name="Attribute">config:name</text:span> attribute identifies the name of the setting container. For top level <text:span text:style-name="Element">&lt;config:config-item-set&gt;</text:span> elements, that are elements that are direct children of the <text:span text:style-name="Element">&lt;office:settings&gt;</text:span> element, the name should be preceded by a namespace prefix that identifies the application the settings belong to.</text:p>
      <text:p text:style-name="RelaxNG">&lt;define name="config-config-item-set-attlist" combine="interleave"&gt;</text:p>
      <text:p text:style-name="RelaxNG"><text:tab/>&lt;attribute name="config:name"&gt;</text:p>
      <text:p text:style-name="RelaxNG"><text:tab/><text:tab/>&lt;ref name="string"/&gt;</text:p>
      <text:p text:style-name="RelaxNG"><text:tab/>&lt;/attribute&gt;</text:p>
      <text:p text:style-name="RelaxNG">&lt;/define&gt;</text:p>
      <text:p text:style-name="Text_20_body"><text:span text:style-name="Label">Example:</text:span></text:p>
      <text:p text:style-name="Example">&lt;office:settings&gt;</text:p>
      <text:p text:style-name="Example"><text:tab/>&lt;config:config-item-set xmlns:ooo="http://www.openoffice.org/...";</text:p>
      <text:p text:style-name="Example"><text:tab/> <text:s text:c="23"/>config:name="ooo:view-settings"&gt;</text:p>
      <text:p text:style-name="Example"><text:tab/><text:tab/>&lt;config:config-item config:name="ViewAreaTop"</text:p>
      <text:p text:style-name="Example"><text:tab/><text:tab/> <text:s text:c="19"/>config:type="int"&gt;0&lt;/config:config-item&gt;</text:p>
      <text:p text:style-name="Example"><text:tab/>&lt;/config:config-item-set&gt;</text:p>
      <text:p text:style-name="Example">&lt;/office:settings&gt;</text:p>
      <text:list text:style-name="Outline" text:continue-numbering="true">
        <text:list-item>
          <text:list text:continue-numbering="true">
            <text:list-item>
              <text:list text:continue-numbering="true">
                <text:list-item>
                  <text:h text:style-name="Heading_20_3" text:outline-level="3">Base Settings</text:h>
                </text:list-item>
              </text:list>
            </text:list-item>
          </text:list>
        </text:list-item>
      </text:list>
      <text:p text:style-name="Text_20_body">The <text:alphabetical-index-mark-start text:id="IMark117502476"/><text:span text:style-name="Element">&lt;config:config-item&gt;</text:span><text:alphabetical-index-mark-end text:id="IMark117502476"/> element contains all base settings. The value of the setting is stored in the element.</text:p>
      <text:p text:style-name="RelaxNG">&lt;define name="config-config-item"&gt;</text:p>
      <text:p text:style-name="RelaxNG"><text:tab/>&lt;element name="config:config-item"&gt;</text:p>
      <text:p text:style-name="RelaxNG"><text:tab/><text:tab/>&lt;ref name="config-config-item-attlist"/&gt;</text:p>
      <text:p text:style-name="RelaxNG"><text:tab/><text:tab/>&lt;text/&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Config Name</text:h>
                    </text:list-item>
                  </text:list>
                </text:list-item>
              </text:list>
            </text:list-item>
          </text:list>
        </text:list-item>
      </text:list>
      <text:p text:style-name="Table_20_Contents">The <text:span text:style-name="T9">config:name</text:span> attribute identifies the name of the setting.</text:p>
      <text:p text:style-name="RelaxNG">&lt;define name="config-config-item-attlist" combine="interleave"&gt;</text:p>
      <text:p text:style-name="RelaxNG"><text:tab/>&lt;attribute name="config:name"&gt;</text:p>
      <text:p text:style-name="RelaxNG"><text:tab/><text:tab/>&lt;ref name="string"/&gt;</text:p>
      <text:p text:style-name="RelaxNG"><text:tab/>&lt;/attribute&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Config Type</text:h>
                    </text:list-item>
                  </text:list>
                </text:list-item>
              </text:list>
            </text:list-item>
          </text:list>
        </text:list-item>
      </text:list>
      <text:p text:style-name="Table_20_Contents">The <text:span text:style-name="T9">config:type</text:span> attribute identifies the data type of setting. </text:p>
      <text:p text:style-name="RelaxNG">&lt;define name="config-config-item-attlist" combine="interleave"&gt;</text:p>
      <text:p text:style-name="RelaxNG"><text:tab/>&lt;attribute name="config:type"&gt;</text:p>
      <text:p text:style-name="RelaxNG"><text:tab/><text:tab/>&lt;choice&gt;</text:p>
      <text:p text:style-name="RelaxNG"><text:tab/><text:tab/><text:tab/>&lt;value&gt;boolean&lt;/value&gt;</text:p>
      <text:p text:style-name="RelaxNG"><text:tab/><text:tab/><text:tab/>&lt;value&gt;short&lt;/value&gt;</text:p>
      <text:p text:style-name="RelaxNG"><text:tab/><text:tab/><text:tab/>&lt;value&gt;int&lt;/value&gt;</text:p>
      <text:p text:style-name="RelaxNG"><text:tab/><text:tab/><text:tab/>&lt;value&gt;long&lt;/value&gt;</text:p>
      <text:p text:style-name="RelaxNG"><text:tab/><text:tab/><text:tab/>&lt;value&gt;double&lt;/value&gt;</text:p>
      <text:p text:style-name="RelaxNG"><text:tab/><text:tab/><text:tab/>&lt;value&gt;string&lt;/value&gt;</text:p>
      <text:p text:style-name="RelaxNG"><text:tab/><text:tab/><text:tab/>&lt;value&gt;datetime&lt;/value&gt;</text:p>
      <text:p text:style-name="RelaxNG"><text:tab/><text:tab/><text:tab/>&lt;value&gt;base64Binary&lt;/value&gt;</text:p>
      <text:p text:style-name="RelaxNG"><text:tab/><text:tab/>&lt;/choice&gt;</text:p>
      <text:p text:style-name="RelaxNG"><text:tab/>&lt;/attribute&gt;</text:p>
      <text:p text:style-name="RelaxNG">&lt;/define&gt;</text:p>
      <text:list text:style-name="Outline" text:continue-numbering="true">
        <text:list-item>
          <text:list text:continue-numbering="true">
            <text:list-item>
              <text:list text:continue-numbering="true">
                <text:list-item>
                  <text:h text:style-name="Heading_20_3" text:outline-level="3">Index Access of Sequences</text:h>
                </text:list-item>
              </text:list>
            </text:list-item>
          </text:list>
        </text:list-item>
      </text:list>
      <text:p text:style-name="Text_20_body">The <text:alphabetical-index-mark-start text:id="IMark117502476"/><text:span text:style-name="Element">&lt;config:</text:span><text:span text:style-name="Attribute">config-item-map-indexed&gt;</text:span><text:alphabetical-index-mark-end text:id="IMark117502476"/> element is a container element for sequences. The order specifies the index of the elements</text:p>
      <text:p text:style-name="RelaxNG">&lt;define name="config-config-item-map-indexed"&gt;</text:p>
      <text:p text:style-name="RelaxNG"><text:tab/>&lt;element name="config:config-item-map-indexed"&gt;</text:p>
      <text:p text:style-name="RelaxNG"><text:tab/><text:tab/>&lt;ref name="config-config-item-map-indexed-attlist"/&gt;</text:p>
      <text:p text:style-name="RelaxNG"><text:tab/><text:tab/>&lt;oneOrMore&gt;</text:p>
      <text:p text:style-name="RelaxNG"><text:tab/><text:tab/><text:tab/>&lt;ref name="config-config-item-map-entry"/&gt;</text:p>
      <text:p text:style-name="RelaxNG"><text:tab/><text:tab/>&lt;/oneOrMore&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Config Name</text:h>
                    </text:list-item>
                  </text:list>
                </text:list-item>
              </text:list>
            </text:list-item>
          </text:list>
        </text:list-item>
      </text:list>
      <text:p text:style-name="Table_20_Contents">The <text:span text:style-name="T9">config:name</text:span> attribute identifies the name of the setting sequence.</text:p>
      <text:p text:style-name="RelaxNG">&lt;define name="config-config-item-map-indexed-attlist" combine="interleave"&gt;</text:p>
      <text:p text:style-name="RelaxNG"><text:tab/>&lt;attribute name="config:name"&gt;</text:p>
      <text:p text:style-name="RelaxNG"><text:tab/><text:tab/>&lt;ref name="string"/&gt;</text:p>
      <text:p text:style-name="RelaxNG"><text:tab/>&lt;/attribute&gt;</text:p>
      <text:p text:style-name="RelaxNG">&lt;/define&gt;</text:p>
      <text:list text:style-name="Outline" text:continue-numbering="true">
        <text:list-item>
          <text:list text:continue-numbering="true">
            <text:list-item>
              <text:list text:continue-numbering="true">
                <text:list-item>
                  <text:h text:style-name="Heading_20_3" text:outline-level="3">Map Entry</text:h>
                </text:list-item>
              </text:list>
            </text:list-item>
          </text:list>
        </text:list-item>
      </text:list>
      <text:p text:style-name="Text_20_body">The <text:alphabetical-index-mark-start text:id="IMark117502476"/><text:span text:style-name="Element">&lt;config:</text:span><text:span text:style-name="Attribute">config-item-map-entry&gt;</text:span><text:alphabetical-index-mark-end text:id="IMark117502476"/> element represents an entry in an indexed or named settings sequence. It is a container element for all types of setting elements. </text:p>
      <text:p text:style-name="RelaxNG">&lt;define name="config-config-item-map-entry"&gt;</text:p>
      <text:p text:style-name="RelaxNG"><text:tab/>&lt;element name="config:config-item-map-entry"&gt;</text:p>
      <text:p text:style-name="RelaxNG"><text:tab/><text:tab/>&lt;ref name="config-config-item-map-entry-attlist"/&gt;</text:p>
      <text:p text:style-name="RelaxNG"><text:tab/><text:tab/>&lt;ref name="config-items"/&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Config Name</text:h>
                    </text:list-item>
                  </text:list>
                </text:list-item>
              </text:list>
            </text:list-item>
          </text:list>
        </text:list-item>
      </text:list>
      <text:p text:style-name="Table_20_Contents">The <text:span text:style-name="T9">config:name</text:span> attribute identifies the name of the setting sequence.</text:p>
      <text:p text:style-name="RelaxNG">&lt;define name="config-config-item-map-entry-attlist" combine="interleave"&gt;</text:p>
      <text:p text:style-name="RelaxNG"><text:tab/>&lt;optional&gt;</text:p>
      <text:p text:style-name="RelaxNG"><text:tab/><text:tab/>&lt;attribute name="config:name"&gt;</text:p>
      <text:p text:style-name="RelaxNG"><text:tab/><text:tab/><text:tab/>&lt;ref name="string"/&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h text:style-name="Heading_20_3" text:outline-level="3">Name Access of Sequences</text:h>
                </text:list-item>
              </text:list>
            </text:list-item>
          </text:list>
        </text:list-item>
      </text:list>
      <text:p text:style-name="Text_20_body">The <text:alphabetical-index-mark-start text:id="IMark117502476"/><text:span text:style-name="Element">&lt;config:</text:span><text:span text:style-name="Attribute">config-item-map-named&gt;</text:span><text:alphabetical-index-mark-end text:id="IMark117502476"/> element is a container element for sequences, where each setting in the sequence is identified by its name.</text:p>
      <text:p text:style-name="RelaxNG">&lt;define name="config-config-item-map-named"&gt;</text:p>
      <text:p text:style-name="RelaxNG"><text:tab/>&lt;element name="config:config-item-map-named"&gt;</text:p>
      <text:p text:style-name="RelaxNG"><text:tab/><text:tab/>&lt;ref name="config-config-item-map-named-attlist"/&gt;</text:p>
      <text:p text:style-name="RelaxNG"><text:tab/><text:tab/>&lt;oneOrMore&gt;</text:p>
      <text:p text:style-name="RelaxNG"><text:tab/><text:tab/><text:tab/>&lt;ref name="config-config-item-map-entry"/&gt;</text:p>
      <text:p text:style-name="RelaxNG"><text:tab/><text:tab/>&lt;/oneOrMore&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Config Name</text:h>
                    </text:list-item>
                  </text:list>
                </text:list-item>
              </text:list>
            </text:list-item>
          </text:list>
        </text:list-item>
      </text:list>
      <text:p text:style-name="Table_20_Contents">The <text:span text:style-name="T9">config:name</text:span> attribute identifies the name of the setting sequence.</text:p>
      <text:p text:style-name="RelaxNG">&lt;define name="config-config-item-map-named-attlist" combine="interleave"&gt;</text:p>
      <text:p text:style-name="RelaxNG"><text:tab/>&lt;attribute name="config:name"&gt;</text:p>
      <text:p text:style-name="RelaxNG"><text:tab/><text:tab/>&lt;ref name="string"/&gt;</text:p>
      <text:p text:style-name="RelaxNG"><text:tab/>&lt;/attribute&gt;</text:p>
      <text:p text:style-name="RelaxNG">&lt;/define&gt;</text:p>
      <text:list text:style-name="Outline" text:continue-numbering="true">
        <text:list-item>
          <text:list text:continue-numbering="true">
            <text:list-item>
              <text:list text:continue-numbering="true">
                <text:list-item>
                  <text:h text:style-name="Heading_20_3" text:outline-level="3">Cursor Position Setting</text:h>
                </text:list-item>
              </text:list>
            </text:list-item>
          </text:list>
        </text:list-item>
      </text:list>
      <text:p text:style-name="Text_20_body">A common view setting for editing applications is the position where the text cursor was while saving the document. For WYSIWYG applications, this usually will be a position within a paragraph only. For applications that provide an XML based view of the document, the cursor position could be also between arbitrary elements, or even within tags.</text:p>
      <text:p text:style-name="Text_20_body">To represent a text cursor position within a document, a processing instruction with <text:span text:style-name="Attribute">PITarget</text:span> <text:span text:style-name="Attribute"><text:user-field-get text:name="PIName">opendocument</text:user-field-get></text:span> (see §2.6 of <text:bibliography-mark text:identifier="XML1.0" text:bibliography-type="manual" text:author="Tim Bray, Jean Paoli, C. M. Sperberg-McQueen, Eve Maler, François Yergeau " text:editor="W3C" text:title="Extensible Markup Language (XML) 1.0 (Third Edition)" text:year="2004" text:url="http://www.w3.org/TR/2004/REC-xml-20040204">[XML1.0]</text:bibliography-mark>) <text:span text:style-name="RFC2119_20_Keyword">should</text:span> be used. The name of the cursor position processing instruction, <text:span text:style-name="Element">cursor-position</text:span>, <text:span text:style-name="RFC2119_20_Keyword">shall</text:span> follow the <text:span text:style-name="Attribute">PITarget</text:span> <text:span text:style-name="Attribute"><text:user-field-get text:name="PIName">opendocument</text:user-field-get></text:span>. The processing instruction may have arbitrary application specific attributes, for instance to connect the cursor position with a certain view of the document, where the views themselves are specified as application specific settings. The syntax for these attributes <text:span text:style-name="RFC2119_20_Keyword">shall</text:span> be the same as for attributes within XML start tags. </text:p>
      <text:p text:style-name="Text_20_body">Where a text cursor position is not sufficient to recreate a document view, applications may use arbitrary document specific settings in addition to the cursor position processing instruction. They may also use arbitrary document specific settings if the cursor position is not a text cursor position, but for instance a selection of drawing objects.</text:p>
      <text:p text:style-name="Text_20_body"><text:span text:style-name="Label">Example:</text:span> cursor position processing instruction</text:p>
      <text:p text:style-name="Example">&lt;text:p&gt;This is&lt;?<text:user-field-get text:name="PIName">opendocument</text:user-field-get> cursor-position view-id="view1"?&gt; an example.&lt;/text:p&gt;</text:p>
      <text:list text:style-name="Outline" text:continue-numbering="true">
        <text:list-item>
          <text:list text:continue-numbering="true">
            <text:list-item>
              <text:h text:style-name="Heading_20_2" text:outline-level="2"><text:reference-mark-start text:name="Scripts (Heading)"/>Scripts<text:reference-mark-end text:name="Scripts (Heading)"/></text:h>
            </text:list-item>
          </text:list>
        </text:list-item>
      </text:list>
      <text:p text:style-name="Text_20_body">A document may contain several scripts in different scripting languages. Each script is represented by a <text:alphabetical-index-mark-start text:id="IMark117502476"/><text:span text:style-name="Element">&lt;office:script&gt;</text:span><text:alphabetical-index-mark-end text:id="IMark117502476"/> element. All these script elements are contained in a single <text:span text:style-name="Element">&lt;office:scripts&gt;</text:span> element.</text:p>
      <text:p text:style-name="Text_20_body"><text:alphabetical-index-mark text:string-value="scripts"/>Scripts do not imply a scripting language or an object model. A script can for instance operate on the Document Object Model (DOM) composed from the XML representation of a document in <text:span text:style-name="T3"><text:user-field-get text:name="CommitteeName">OpenDocument</text:user-field-get></text:span><text:span text:style-name="T3"> format (see </text:span><text:span text:style-name="T3"><text:bibliography-mark text:identifier="DOM2" text:bibliography-type="manual" text:author="W3C" text:editor="W3C" text:title="Document Object Model Level 2 Core Specification" text:year="2000" text:url="http://www.w3.org/TR/2000/REC-DOM-Level-2-Core-20001113">[DOM2]</text:bibliography-mark></text:span><text:span text:style-name="T3">),</text:span> or on <text:span text:style-name="T3">an application specific</text:span> API.</text:p>
      <text:p text:style-name="Text_20_body">Scripts cannot modify a document while the document is loading. However, some events are called immediately after the document is loaded.</text:p>
      <text:p text:style-name="Text_20_body">In addition to <text:span text:style-name="Element">&lt;office:script&gt;</text:span> elements, the <text:span text:style-name="Element">&lt;office:scripts&gt;</text:span> element may also contain an <text:span text:style-name="T9">&lt;office:event-listeners&gt;</text:span> element which contains the events assigned to the document itself. Examples for these are events called when the document is opened or closed. See section <text:reference-ref text:reference-format="chapter" text:ref-name="Event Tables"/> for more information on the <text:span text:style-name="T9">&lt;office:event-listeners&gt;</text:span> element.</text:p>
      <text:p text:style-name="RelaxNG">&lt;define name="office-scripts"&gt;</text:p>
      <text:p text:style-name="RelaxNG"><text:tab/>&lt;optional&gt;</text:p>
      <text:p text:style-name="RelaxNG"><text:tab/><text:tab/>&lt;element name="office:scripts"&gt;</text:p>
      <text:p text:style-name="RelaxNG"><text:tab/><text:tab/><text:tab/>&lt;zeroOrMore&gt;</text:p>
      <text:p text:style-name="RelaxNG"><text:tab/><text:tab/><text:tab/><text:tab/>&lt;ref name="office-script"/&gt;</text:p>
      <text:p text:style-name="RelaxNG"><text:tab/><text:tab/><text:tab/>&lt;/zeroOrMore&gt;</text:p>
      <text:p text:style-name="RelaxNG"><text:tab/><text:tab/><text:tab/>&lt;optional&gt;</text:p>
      <text:p text:style-name="RelaxNG"><text:tab/><text:tab/><text:tab/><text:tab/>&lt;ref name="office-event-listeners"/&gt;</text:p>
      <text:p text:style-name="RelaxNG"><text:tab/><text:tab/><text:tab/>&lt;/optional&gt;</text:p>
      <text:p text:style-name="RelaxNG"><text:tab/><text:tab/>&lt;/element&gt;</text:p>
      <text:p text:style-name="RelaxNG"><text:tab/>&lt;/optional&gt;</text:p>
      <text:p text:style-name="RelaxNG">&lt;/define&gt;</text:p>
      <text:list text:style-name="Outline" text:continue-numbering="true">
        <text:list-item>
          <text:list text:continue-numbering="true">
            <text:list-item>
              <text:list text:continue-numbering="true">
                <text:list-item>
                  <text:h text:style-name="Heading_20_3" text:outline-level="3">Script</text:h>
                </text:list-item>
              </text:list>
            </text:list-item>
          </text:list>
        </text:list-item>
      </text:list>
      <text:p text:style-name="Table_20_Contents">The <text:span text:style-name="Element">&lt;office:script&gt;</text:span> element contains script language specific content. In most situations, the element contains the source code of the script, but it may also contain a compiled version of the script or a link to some external script code.</text:p>
      <text:p text:style-name="RelaxNG">&lt;define name="office-script"&gt;</text:p>
      <text:p text:style-name="RelaxNG"><text:tab/>&lt;element name="office:script"&gt;</text:p>
      <text:p text:style-name="RelaxNG"><text:tab/><text:tab/>&lt;ref name="office-script-attlist"/&gt;</text:p>
      <text:p text:style-name="RelaxNG"><text:tab/><text:tab/>&lt;mixed&gt;</text:p>
      <text:p text:style-name="RelaxNG"><text:tab/><text:tab/><text:tab/>&lt;ref name="anyElements"/&gt;</text:p>
      <text:p text:style-name="RelaxNG"><text:tab/><text:tab/>&lt;/mixed&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text:reference-mark text:name="Script Language"/>Script Language</text:h>
                    </text:list-item>
                  </text:list>
                </text:list-item>
              </text:list>
            </text:list-item>
          </text:list>
        </text:list-item>
      </text:list>
      <text:p text:style-name="Text_20_body">The attribute <text:span text:style-name="Attribute">script:language</text:span> specifies the language of the script by its name. Since script language names are application specific, the name should be preceded by a namespace prefix.</text:p>
      <text:p text:style-name="RelaxNG">&lt;define name="office-script-attlist"&gt;</text:p>
      <text:p text:style-name="RelaxNG"><text:tab/>&lt;attribute name="script:language"&gt;</text:p>
      <text:p text:style-name="RelaxNG"><text:tab/><text:tab/>&lt;ref name="string"/&gt;</text:p>
      <text:p text:style-name="RelaxNG"><text:tab/>&lt;/attribute&gt;</text:p>
      <text:p text:style-name="RelaxNG">&lt;/define&gt;</text:p>
      <text:list text:style-name="Outline" text:continue-numbering="true">
        <text:list-item>
          <text:list text:continue-numbering="true">
            <text:list-item>
              <text:h text:style-name="Heading_20_2" text:outline-level="2">Font Face Declarations</text:h>
            </text:list-item>
          </text:list>
        </text:list-item>
      </text:list>
      <text:p text:style-name="Text_20_body">A document in <text:span text:style-name="T3"><text:user-field-get text:name="CommitteeName">OpenDocument</text:user-field-get></text:span> format may contain font face declarations. A font face declaration provides information about the fonts used by the author of a document, so that these fonts or fonts that are very close to these fonts may be located on other systems. See section <text:reference-ref text:reference-format="chapter" text:ref-name="Font Face Decalaration"/> for details.</text:p>
      <text:p text:style-name="RelaxNG">&lt;define name="office-font-face-decls"&gt;</text:p>
      <text:p text:style-name="RelaxNG"><text:tab/>&lt;optional&gt;</text:p>
      <text:p text:style-name="RelaxNG"><text:tab/><text:tab/>&lt;element name="office:font-face-decls"&gt;</text:p>
      <text:p text:style-name="RelaxNG"><text:tab/><text:tab/><text:tab/>&lt;zeroOrMore&gt;</text:p>
      <text:p text:style-name="RelaxNG"><text:tab/><text:tab/><text:tab/><text:tab/>&lt;ref name="style-font-face"/&gt;</text:p>
      <text:p text:style-name="RelaxNG"><text:tab/><text:tab/><text:tab/>&lt;/zeroOrMore&gt;</text:p>
      <text:p text:style-name="RelaxNG"><text:tab/><text:tab/>&lt;/element&gt;</text:p>
      <text:p text:style-name="RelaxNG"><text:tab/>&lt;/optional&gt;</text:p>
      <text:p text:style-name="RelaxNG">&lt;/define&gt;</text:p>
      <text:list text:style-name="Outline" text:continue-numbering="true">
        <text:list-item>
          <text:list text:continue-numbering="true">
            <text:list-item>
              <text:h text:style-name="Heading_20_2" text:outline-level="2">Styles</text:h>
            </text:list-item>
          </text:list>
        </text:list-item>
      </text:list>
      <text:p text:style-name="Text_20_body">The <text:span text:style-name="T3"><text:user-field-get text:name="CommitteeName">OpenDocument</text:user-field-get></text:span> format supports the following types of <text:alphabetical-index-mark-start text:id="IMark117502476"/><text:span text:style-name="T7">styles</text:span><text:alphabetical-index-mark-end text:id="IMark117502476"/>: </text:p>
      <text:list text:style-name="BulletedList">
        <text:list-item text:start-value="1">
          <text:p text:style-name="P21"><text:span text:style-name="T7">Common styles</text:span><text:line-break/>Most office applications support styles within their user interface. Within this specification, the XML representations of such styles are referred to as styles. When a differentiation from the other types of styles is required, they are referred to as common styles. The term <text:span text:style-name="T14">common</text:span> indicates that this is the type of style that an <text:span text:style-name="T3">office application</text:span> user considers to be a style.</text:p>
        </text:list-item>
        <text:list-item>
          <text:p text:style-name="P21"><text:span text:style-name="T7">Automatic styles</text:span><text:line-break/>An <text:alphabetical-index-mark-start text:id="IMark117502476"/><text:span text:style-name="T13">automatic style</text:span><text:span text:style-name="T7"> </text:span><text:alphabetical-index-mark-end text:id="IMark117502476"/>contains formatting properties that, in the user interface view of a document, are assigned to an object such as a paragraph. The term <text:span text:style-name="T14">automatic</text:span> indicates that the style is generated automatically. In other words, formatting properties that are immediately assigned to a specific object are represented by an automatic style. This way, a separation of content and layout is achieved.</text:p>
        </text:list-item>
        <text:list-item>
          <text:p text:style-name="P21"><text:span text:style-name="T7">Master styles</text:span><text:line-break/>A <text:alphabetical-index-mark text:string-value="master styles"/>master style is a common style that contains formatting information and additional content that is displayed with the document content when the style is applied. An example of a master style are master pages. Master pages can be used in graphical applications. In this case, the additional content is any drawing shapes that are displayed as the background of the draw page. Master pages can also be used in text documents. In this case, the additional content is the headers and footers. Please note that the content that is contained within master styles is additional content that influences the representation of a document but does not change the content of a document.</text:p>
        </text:list-item>
      </text:list>
      <text:p text:style-name="Text_20_body">As far as the office application user is concerned, all types of styles are part of the document. They represent the output device-independent layout and formatting information that the author of a document has used to create or edit the document. The assumption is that the author of the document wants this formatting and layout information to be preserved when the document is reloaded or displayed on any device, because this is common practice for documents created by word processors. </text:p>
      <text:p text:style-name="Text_20_body">This type of style information differs from <text:bibliography-mark text:identifier="CSS2" text:bibliography-type="manual" text:author="Bert Bos, Håkon Wium Lie, Chris Lilley, Ian Jacobs" text:editor="W3C" text:title="Cascading Style Sheets, level 2" text:year="1998" text:url="http://www.w3.org/TR/1998/REC-CSS2-19980512">[CSS2]</text:bibliography-mark> or <text:bibliography-mark text:identifier="XSLT" text:bibliography-type="manual" text:author="James Clark" text:editor="W3C" text:title="XSL Transformations (XSLT) Version 1.0" text:year="1999" text:url="http://www.w3.org/TR/1999/REC-xslt-19991116">[XSLT]</text:bibliography-mark> style sheets that are used to display a document. An additional style sheet for CSS, XSLT, and so on, is required to display a document in <text:span text:style-name="T3"><text:user-field-get text:name="CommitteeName">OpenDocument</text:user-field-get></text:span> format on a certain device. This style sheet must take into account the styles in the document as well as the requirements and capabilities of the output device. The ideal case is that this style sheet depends on the output device only.</text:p>
      <text:p text:style-name="Text_20_body">See section <text:reference-ref text:reference-format="chapter" text:ref-name="Styles"/> for more information on styles.</text:p>
      <text:list text:style-name="Outline" text:continue-numbering="true">
        <text:list-item>
          <text:list text:continue-numbering="true">
            <text:list-item>
              <text:list text:continue-numbering="true">
                <text:list-item>
                  <text:h text:style-name="Heading_20_3" text:outline-level="3">Location of <text:alphabetical-index-mark text:string-value="styles, location of"/>Styles </text:h>
                </text:list-item>
              </text:list>
            </text:list-item>
          </text:list>
        </text:list-item>
      </text:list>
      <text:p text:style-name="Text_20_body">Common and automatic styles have the same XML representation, but they are contained within two distinct container elements, as follows: </text:p>
      <text:list text:style-name="BulletedList">
        <text:list-item text:start-value="1">
          <text:p text:style-name="P21"><text:span text:style-name="Element">&lt;office:styles&gt;</text:span> for common styles</text:p>
        </text:list-item>
        <text:list-item>
          <text:p text:style-name="P21"><text:span text:style-name="Element">&lt;office:automatic-styles&gt;</text:span> for automatic styles</text:p>
        </text:list-item>
        <text:list-item>
          <text:p text:style-name="P21">Master styles are contained within a container element of its own:</text:p>
        </text:list-item>
        <text:list-item>
          <text:p text:style-name="P21"><text:span text:style-name="Element">&lt;office:master-styles&gt;</text:span></text:p>
        </text:list-item>
      </text:list>
      <text:p text:style-name="RelaxNG">&lt;define name="office-styles"&gt;</text:p>
      <text:p text:style-name="RelaxNG"><text:tab/>&lt;optional&gt;</text:p>
      <text:p text:style-name="RelaxNG"><text:tab/><text:tab/>&lt;element name="office:styles"&gt;</text:p>
      <text:p text:style-name="RelaxNG"><text:tab/><text:tab/><text:tab/>&lt;interleave&gt;</text:p>
      <text:p text:style-name="RelaxNG"><text:tab/><text:tab/><text:tab/><text:tab/>&lt;ref name="styles"/&gt;</text:p>
      <text:p text:style-name="RelaxNG"><text:tab/><text:tab/><text:tab/><text:tab/>&lt;zeroOrMore&gt;</text:p>
      <text:p text:style-name="RelaxNG"><text:tab/><text:tab/><text:tab/><text:tab/><text:tab/>&lt;ref name="style-default-style"/&gt;</text:p>
      <text:p text:style-name="RelaxNG"><text:tab/><text:tab/><text:tab/><text:tab/>&lt;/zeroOrMore&gt;</text:p>
      <text:p text:style-name="RelaxNG"><text:tab/><text:tab/><text:tab/><text:tab/>&lt;optional&gt;</text:p>
      <text:p text:style-name="RelaxNG"><text:tab/><text:tab/><text:tab/><text:tab/><text:tab/>&lt;ref name="text-outline-style"/&gt;</text:p>
      <text:p text:style-name="RelaxNG"><text:tab/><text:tab/><text:tab/><text:tab/>&lt;/optional&gt;</text:p>
      <text:p text:style-name="RelaxNG"><text:tab/><text:tab/><text:tab/><text:tab/>&lt;zeroOrMore&gt;</text:p>
      <text:p text:style-name="RelaxNG"><text:tab/><text:tab/><text:tab/><text:tab/><text:tab/>&lt;ref name="text-notes-configuration"/&gt;</text:p>
      <text:p text:style-name="RelaxNG"><text:tab/><text:tab/><text:tab/><text:tab/>&lt;/zeroOrMore&gt;</text:p>
      <text:p text:style-name="RelaxNG"><text:tab/><text:tab/><text:tab/><text:tab/>&lt;optional&gt;</text:p>
      <text:p text:style-name="RelaxNG"><text:tab/><text:tab/><text:tab/><text:tab/><text:tab/>&lt;ref name="text-bibliography-configuration"/&gt;</text:p>
      <text:p text:style-name="RelaxNG"><text:tab/><text:tab/><text:tab/><text:tab/>&lt;/optional&gt;</text:p>
      <text:p text:style-name="RelaxNG"><text:tab/><text:tab/><text:tab/><text:tab/>&lt;optional&gt;</text:p>
      <text:p text:style-name="RelaxNG"><text:tab/><text:tab/><text:tab/><text:tab/><text:tab/>&lt;ref name="text-linenumbering-configuration"/&gt;</text:p>
      <text:p text:style-name="RelaxNG"><text:tab/><text:tab/><text:tab/><text:tab/>&lt;/optional&gt;</text:p>
      <text:p text:style-name="RelaxNG"><text:tab/><text:tab/><text:tab/><text:tab/>&lt;zeroOrMore&gt;</text:p>
      <text:p text:style-name="RelaxNG"><text:tab/><text:tab/><text:tab/><text:tab/><text:tab/>&lt;ref name="draw-gradient"/&gt;</text:p>
      <text:p text:style-name="RelaxNG"><text:tab/><text:tab/><text:tab/><text:tab/>&lt;/zeroOrMore&gt;</text:p>
      <text:p text:style-name="RelaxNG"><text:tab/><text:tab/><text:tab/><text:tab/>&lt;zeroOrMore&gt;</text:p>
      <text:p text:style-name="RelaxNG"><text:tab/><text:tab/><text:tab/><text:tab/><text:tab/>&lt;ref name="svg-linearGradient"/&gt;</text:p>
      <text:p text:style-name="RelaxNG"><text:tab/><text:tab/><text:tab/><text:tab/>&lt;/zeroOrMore&gt;</text:p>
      <text:p text:style-name="RelaxNG"><text:tab/><text:tab/><text:tab/><text:tab/>&lt;zeroOrMore&gt;</text:p>
      <text:p text:style-name="RelaxNG"><text:tab/><text:tab/><text:tab/><text:tab/><text:tab/>&lt;ref name="svg-radialGradient"/&gt;</text:p>
      <text:p text:style-name="RelaxNG"><text:tab/><text:tab/><text:tab/><text:tab/>&lt;/zeroOrMore&gt;</text:p>
      <text:p text:style-name="RelaxNG"><text:tab/><text:tab/><text:tab/><text:tab/>&lt;zeroOrMore&gt;</text:p>
      <text:p text:style-name="RelaxNG"><text:tab/><text:tab/><text:tab/><text:tab/><text:tab/>&lt;ref name="draw-hatch"/&gt;</text:p>
      <text:p text:style-name="RelaxNG"><text:tab/><text:tab/><text:tab/><text:tab/>&lt;/zeroOrMore&gt;</text:p>
      <text:p text:style-name="RelaxNG"><text:tab/><text:tab/><text:tab/><text:tab/>&lt;zeroOrMore&gt;</text:p>
      <text:p text:style-name="RelaxNG"><text:tab/><text:tab/><text:tab/><text:tab/><text:tab/>&lt;ref name="draw-fill-image"/&gt;</text:p>
      <text:p text:style-name="RelaxNG"><text:tab/><text:tab/><text:tab/><text:tab/>&lt;/zeroOrMore&gt;</text:p>
      <text:p text:style-name="RelaxNG"><text:tab/><text:tab/><text:tab/><text:tab/>&lt;zeroOrMore&gt;</text:p>
      <text:p text:style-name="RelaxNG"><text:tab/><text:tab/><text:tab/><text:tab/><text:tab/>&lt;ref name="draw-marker"/&gt;</text:p>
      <text:p text:style-name="RelaxNG"><text:tab/><text:tab/><text:tab/><text:tab/>&lt;/zeroOrMore&gt;</text:p>
      <text:p text:style-name="RelaxNG"><text:tab/><text:tab/><text:tab/><text:tab/>&lt;zeroOrMore&gt;</text:p>
      <text:p text:style-name="RelaxNG"><text:tab/><text:tab/><text:tab/><text:tab/><text:tab/>&lt;ref name="draw-stroke-dash"/&gt;</text:p>
      <text:p text:style-name="RelaxNG"><text:tab/><text:tab/><text:tab/><text:tab/>&lt;/zeroOrMore&gt;</text:p>
      <text:p text:style-name="RelaxNG"><text:tab/><text:tab/><text:tab/><text:tab/>&lt;zeroOrMore&gt;</text:p>
      <text:p text:style-name="RelaxNG"><text:tab/><text:tab/><text:tab/><text:tab/><text:tab/>&lt;ref name="draw-opacity"/&gt;</text:p>
      <text:p text:style-name="RelaxNG"><text:tab/><text:tab/><text:tab/><text:tab/>&lt;/zeroOrMore&gt;</text:p>
      <text:p text:style-name="RelaxNG"><text:tab/><text:tab/><text:tab/><text:tab/>&lt;zeroOrMore&gt;</text:p>
      <text:p text:style-name="RelaxNG"><text:tab/><text:tab/><text:tab/><text:tab/><text:tab/>&lt;ref name="style-presentation-page-layout"/&gt;</text:p>
      <text:p text:style-name="RelaxNG"><text:tab/><text:tab/><text:tab/><text:tab/>&lt;/zeroOrMore&gt;</text:p>
      <text:p text:style-name="RelaxNG"><text:tab/><text:tab/><text:tab/>&lt;/interleave&gt;</text:p>
      <text:p text:style-name="RelaxNG"><text:tab/><text:tab/>&lt;/element&gt;</text:p>
      <text:p text:style-name="RelaxNG"><text:tab/>&lt;/optional&gt;</text:p>
      <text:p text:style-name="RelaxNG">&lt;/define&gt;</text:p>
      <text:p text:style-name="RelaxNG">&lt;define name="office-automatic-styles"&gt;</text:p>
      <text:p text:style-name="RelaxNG"><text:tab/>&lt;optional&gt;</text:p>
      <text:p text:style-name="RelaxNG"><text:tab/><text:tab/>&lt;element name="office:automatic-styles"&gt;</text:p>
      <text:p text:style-name="RelaxNG"><text:tab/><text:tab/><text:tab/>&lt;interleave&gt;</text:p>
      <text:p text:style-name="RelaxNG"><text:tab/><text:tab/><text:tab/><text:tab/>&lt;ref name="styles"/&gt;</text:p>
      <text:p text:style-name="RelaxNG"><text:tab/><text:tab/><text:tab/><text:tab/>&lt;zeroOrMore&gt;</text:p>
      <text:p text:style-name="RelaxNG"><text:tab/><text:tab/><text:tab/><text:tab/><text:tab/>&lt;ref name="style-page-layout"/&gt;</text:p>
      <text:p text:style-name="RelaxNG"><text:tab/><text:tab/><text:tab/><text:tab/>&lt;/zeroOrMore&gt;</text:p>
      <text:p text:style-name="RelaxNG"><text:tab/><text:tab/><text:tab/>&lt;/interleave&gt;</text:p>
      <text:p text:style-name="RelaxNG"><text:tab/><text:tab/>&lt;/element&gt;</text:p>
      <text:p text:style-name="RelaxNG"><text:tab/>&lt;/optional&gt;</text:p>
      <text:p text:style-name="RelaxNG">&lt;/define&gt;</text:p>
      <text:p text:style-name="RelaxNG">&lt;define name="office-master-styles"&gt;</text:p>
      <text:p text:style-name="RelaxNG"><text:tab/>&lt;optional&gt;</text:p>
      <text:p text:style-name="RelaxNG"><text:tab/><text:tab/>&lt;element name="office:master-styles"&gt;</text:p>
      <text:p text:style-name="RelaxNG"><text:tab/><text:tab/><text:tab/>&lt;interleave&gt;</text:p>
      <text:p text:style-name="RelaxNG"><text:tab/><text:tab/><text:tab/><text:tab/>&lt;zeroOrMore&gt;</text:p>
      <text:p text:style-name="RelaxNG"><text:tab/><text:tab/><text:tab/><text:tab/><text:tab/>&lt;ref name="style-master-page"/&gt;</text:p>
      <text:p text:style-name="RelaxNG"><text:tab/><text:tab/><text:tab/><text:tab/>&lt;/zeroOrMore&gt;</text:p>
      <text:p text:style-name="RelaxNG"><text:tab/><text:tab/><text:tab/><text:tab/>&lt;optional&gt;</text:p>
      <text:p text:style-name="RelaxNG"><text:tab/><text:tab/><text:tab/><text:tab/><text:tab/>&lt;ref name="style-handout-master"/&gt;</text:p>
      <text:p text:style-name="RelaxNG"><text:tab/><text:tab/><text:tab/><text:tab/>&lt;/optional&gt;</text:p>
      <text:p text:style-name="RelaxNG"><text:tab/><text:tab/><text:tab/><text:tab/>&lt;optional&gt;</text:p>
      <text:p text:style-name="RelaxNG"><text:tab/><text:tab/><text:tab/><text:tab/><text:tab/>&lt;ref name="draw-layer-set"/&gt;</text:p>
      <text:p text:style-name="RelaxNG"><text:tab/><text:tab/><text:tab/><text:tab/>&lt;/optional&gt;</text:p>
      <text:p text:style-name="RelaxNG"><text:tab/><text:tab/><text:tab/>&lt;/interleave&gt;</text:p>
      <text:p text:style-name="RelaxNG"><text:tab/><text:tab/>&lt;/element&gt;</text:p>
      <text:p text:style-name="RelaxNG"><text:tab/>&lt;/optional&gt;</text:p>
      <text:p text:style-name="RelaxNG">&lt;/define&gt;</text:p>
      <text:p text:style-name="RelaxNG"/>
      <text:p text:style-name="RelaxNG">&lt;define name="styles"&gt;</text:p>
      <text:p text:style-name="RelaxNG"><text:tab/>&lt;interleave&gt;</text:p>
      <text:p text:style-name="RelaxNG"><text:tab/><text:tab/>&lt;zeroOrMore&gt;</text:p>
      <text:p text:style-name="RelaxNG"><text:tab/><text:tab/><text:tab/>&lt;ref name="style-style"/&gt;</text:p>
      <text:p text:style-name="RelaxNG"><text:tab/><text:tab/>&lt;/zeroOrMore&gt;</text:p>
      <text:p text:style-name="RelaxNG"><text:tab/><text:tab/>&lt;zeroOrMore&gt;</text:p>
      <text:p text:style-name="RelaxNG"><text:tab/><text:tab/><text:tab/>&lt;ref name="text-list-style"/&gt;</text:p>
      <text:p text:style-name="RelaxNG"><text:tab/><text:tab/>&lt;/zeroOrMore&gt;</text:p>
      <text:p text:style-name="RelaxNG"><text:tab/><text:tab/>&lt;zeroOrMore&gt;</text:p>
      <text:p text:style-name="RelaxNG"><text:tab/><text:tab/><text:tab/>&lt;ref name="number-number-style"/&gt;</text:p>
      <text:p text:style-name="RelaxNG"><text:tab/><text:tab/>&lt;/zeroOrMore&gt;</text:p>
      <text:p text:style-name="RelaxNG"><text:tab/><text:tab/>&lt;zeroOrMore&gt;</text:p>
      <text:p text:style-name="RelaxNG"><text:tab/><text:tab/><text:tab/>&lt;ref name="number-currency-style"/&gt;</text:p>
      <text:p text:style-name="RelaxNG"><text:tab/><text:tab/>&lt;/zeroOrMore&gt;</text:p>
      <text:p text:style-name="RelaxNG"><text:tab/><text:tab/>&lt;zeroOrMore&gt;</text:p>
      <text:p text:style-name="RelaxNG"><text:tab/><text:tab/><text:tab/>&lt;ref name="number-percentage-style"/&gt;</text:p>
      <text:p text:style-name="RelaxNG"><text:tab/><text:tab/>&lt;/zeroOrMore&gt;</text:p>
      <text:p text:style-name="RelaxNG"><text:tab/><text:tab/>&lt;zeroOrMore&gt;</text:p>
      <text:p text:style-name="RelaxNG"><text:tab/><text:tab/><text:tab/>&lt;ref name="number-date-style"/&gt;</text:p>
      <text:p text:style-name="RelaxNG"><text:tab/><text:tab/>&lt;/zeroOrMore&gt;</text:p>
      <text:p text:style-name="RelaxNG"><text:tab/><text:tab/>&lt;zeroOrMore&gt;</text:p>
      <text:p text:style-name="RelaxNG"><text:tab/><text:tab/><text:tab/>&lt;ref name="number-time-style"/&gt;</text:p>
      <text:p text:style-name="RelaxNG"><text:tab/><text:tab/>&lt;/zeroOrMore&gt;</text:p>
      <text:p text:style-name="RelaxNG"><text:tab/><text:tab/>&lt;zeroOrMore&gt;</text:p>
      <text:p text:style-name="RelaxNG"><text:tab/><text:tab/><text:tab/>&lt;ref name="number-boolean-style"/&gt;</text:p>
      <text:p text:style-name="RelaxNG"><text:tab/><text:tab/>&lt;/zeroOrMore&gt;</text:p>
      <text:p text:style-name="RelaxNG"><text:tab/><text:tab/>&lt;zeroOrMore&gt;</text:p>
      <text:p text:style-name="RelaxNG"><text:tab/><text:tab/><text:tab/>&lt;ref name="number-text-style"/&gt;</text:p>
      <text:p text:style-name="RelaxNG"><text:tab/><text:tab/>&lt;/zeroOrMore&gt;</text:p>
      <text:p text:style-name="RelaxNG"><text:tab/>&lt;/interleave&gt;</text:p>
      <text:p text:style-name="RelaxNG">&lt;/define&gt;</text:p>
      <text:p text:style-name="Text_20_body">The following examples illustrate the different types of <text:span text:style-name="T3"><text:user-field-get text:name="CommitteeName">OpenDocument</text:user-field-get></text:span> styles.</text:p>
      <text:p text:style-name="Text_20_body"><text:span text:style-name="Label">Example:</text:span> <text:span text:style-name="T3"><text:user-field-get text:name="CommitteeName">OpenDocument</text:user-field-get></text:span> styles</text:p>
      <text:p text:style-name="Example">&lt;office:document ...&gt;</text:p>
      <text:p text:style-name="Example"><text:tab/>&lt;office:styles&gt;</text:p>
      <text:p text:style-name="Example"><text:tab/><text:tab/>...</text:p>
      <text:p text:style-name="Example"><text:tab/>&lt;/office:styles&gt;</text:p>
      <text:p text:style-name="Example"><text:tab/>&lt;office:automatic-styles&gt;</text:p>
      <text:p text:style-name="Example"><text:tab/><text:tab/>...</text:p>
      <text:p text:style-name="Example"><text:tab/>&lt;/office:automatic-styles&gt;</text:p>
      <text:p text:style-name="Example"><text:tab/>&lt;office:master-styles&gt;</text:p>
      <text:p text:style-name="Example"><text:tab/><text:tab/>...</text:p>
      <text:p text:style-name="Example"><text:tab/>&lt;/office:master-styles&gt;</text:p>
      <text:p text:style-name="Example"><text:span text:style-name="Label"><text:span text:style-name="T13">&lt;/office:document&gt;</text:span></text:span></text:p>
      <text:list text:style-name="Outline" text:continue-numbering="true">
        <text:list-item>
          <text:list text:continue-numbering="true">
            <text:list-item>
              <text:h text:style-name="Heading_20_2" text:outline-level="2"><text:reference-mark-start text:name="Page Styles and Layout"/><text:alphabetical-index-mark text:string-value="page styles and layout"/>Page Styles and Layout<text:reference-mark-end text:name="Page Styles and Layout"/></text:h>
            </text:list-item>
          </text:list>
        </text:list-item>
      </text:list>
      <text:p text:style-name="Text_20_body">The style and layout of the pages in a document is determined by:</text:p>
      <text:list text:style-name="BulletedList">
        <text:list-item text:start-value="1">
          <text:p text:style-name="P21">Page <text:alphabetical-index-mark text:string-value="page master"/>Layouts</text:p>
        </text:list-item>
        <text:list-item>
          <text:p text:style-name="P21">Master Pages</text:p>
        </text:list-item>
      </text:list>
      <text:p text:style-name="Text_20_body">A <text:span text:style-name="Def"><text:span text:style-name="T16">page layout</text:span></text:span> describes the physical properties or geometry of a page, for example, page size, margins, header height, and footer height. </text:p>
      <text:p text:style-name="Text_20_body">A <text:span text:style-name="T7">master page</text:span> is a template for pages in a document. It contains a reference to a page layout which specifies the physical properties of the page and can also contain static content that is displayed on all pages in the document that use the master page. Examples of static content are headers, footers, or background graphics.</text:p>
      <text:p text:style-name="Text_20_body">If a text or spreadsheet document is displayed in a paged layout, the master pages are instantiated to generate a sequence of pages containing the document content. When a master page is instantiated, an empty page is generated with the properties of the page master and the static content of the master page. The body of the page is then filled with content. If multiple pages in a document use the same master page, the master page can be instantiated several times within the document. </text:p>
      <text:p text:style-name="Text_20_body">In text and spreadsheet documents, a master page can be assigned to paragraph and table styles using a <text:span text:style-name="Attribute">style:master-page-name</text:span> attribute. Each time the paragraph or table style is applied to text, a page break is inserted before the paragraph or table. The page that starts at the page break position uses the specified master page.</text:p>
      <text:p text:style-name="Text_20_body">In drawings and presentations, master pages can be assigned to drawing pages using a <text:span text:style-name="Attribute">style:parent-style-name</text:span> attribute.</text:p>
      <text:p text:style-name="Text_20_body"><text:span text:style-name="T7">Note:</text:span> The <text:span text:style-name="T3"><text:user-field-get text:name="CommitteeName">OpenDocument</text:user-field-get></text:span> paging methodology differs significantly from the methodology used in <text:bibliography-mark text:identifier="XSL" text:bibliography-type="manual" text:author="W3C" text:editor="W3C" text:title="Extensible Stylesheet Language (XSL)" text:year="2001" text:url="http://www.w3.org/TR/2001/REC-xsl-20011015/">[XSL]</text:bibliography-mark>. In XSL, headers and footers are contained within page sequences that also contain the document content. In the <text:span text:style-name="T3"><text:user-field-get text:name="CommitteeName">OpenDocument</text:user-field-get></text:span> format, headers and footers are contained in page styles. With either approach, the content of headers and footers can be changed or omitted without affecting the document content.</text:p>
      <text:p text:style-name="Text_20_body">Page layouts are described in section <text:reference-ref text:reference-format="chapter" text:ref-name="Page Layout"/>. Master pages are described in section <text:reference-ref text:reference-format="chapter" text:ref-name="Master pages"/>.</text:p>
      <text:list text:style-name="Outline" text:continue-numbering="true">
        <text:list-item>
          <text:h text:style-name="Heading_20_1" text:outline-level="1">M<text:reference-mark text:name="MetaData"/>etadata Elements</text:h>
        </text:list-item>
      </text:list>
      <text:p text:style-name="Text_20_body">The metadata elements borrow heavily upon the metadata standards developed by the Dublin Core Metadata Initiative (<text:a xlink:type="simple" xlink:href="http://www.dublincore.org/">http://www.dublincore.org</text:a>). Metadata elements drawn directly from the Dublin Core work use its namespace prefix (see section <text:reference-ref text:reference-format="chapter" text:ref-name="Namespaces"/>).</text:p>
      <text:list text:style-name="Outline" text:continue-numbering="true">
        <text:list-item>
          <text:list text:continue-numbering="true">
            <text:list-item>
              <text:h text:style-name="Heading_20_2" text:outline-level="2">Pre-Defined Metadata Elements</text:h>
            </text:list-item>
          </text:list>
        </text:list-item>
      </text:list>
      <text:p text:style-name="Text_20_body">There is a set of pre-defined metadata elements which should be processed and updated by the applications. Metadata elements may be omitted or occur multiple times. It is application-specific how to update multiple instances of the same elements.</text:p>
      <text:list text:style-name="Outline" text:continue-numbering="true">
        <text:list-item>
          <text:list text:continue-numbering="true">
            <text:list-item>
              <text:list text:continue-numbering="true">
                <text:list-item>
                  <text:h text:style-name="Heading_20_3" text:outline-level="3"><text:alphabetical-index-mark text:string-value="generator"/><text:reference-mark text:name="Generator"/>Generator</text:h>
                </text:list-item>
              </text:list>
            </text:list-item>
          </text:list>
        </text:list-item>
      </text:list>
      <text:p text:style-name="Text_20_body">The <text:span text:style-name="Element">&lt;meta:generator&gt;</text:span> element contains a string that identifies the application or tool that was used to create or last modify the XML document. This string <text:span text:style-name="RFC2119_20_Keyword">should</text:span> match the definition for user-agents in the HTTP protocol a specified in section 14.43 of <text:bibliography-mark text:identifier="RFC2616" text:bibliography-type="manual" text:author="IETF" text:editor="IETF" text:title=" Hypertext Transfer Protocol -- HTTP/1.1" text:year="1999" text:url="http://www.ietf.org/rfc/rfc2616.txt">[RFC2616]</text:bibliography-mark>. The generator string <text:span text:style-name="RFC2119_20_Keyword">should</text:span> allow product versions to differ between all released versions of a user agent, for instance by including build ids or patch level information.</text:p>
      <text:p text:style-name="Text_20_body">Conforming applications <text:span text:style-name="RFC2119_20_Keyword">may</text:span> use the generator string to work around bugs that exist or existed in certain applications, but <text:span text:style-name="RFC2119_20_Keyword">shall not</text:span> deliberately implement a different behavior depending on a certain generator string.</text:p>
      <text:p text:style-name="Text_20_body">If the application that created the document could not provide an identifier string, the application does not export this element. If another application modifies the document and it cannot provide a unique identifier, it <text:span text:style-name="RFC2119_20_Keyword">shall not</text:span> export the original identifier belonging to the application that created the document. </text:p>
      <text:p text:style-name="RelaxNG">&lt;define name="office-meta-data" combine="choice"&gt;</text:p>
      <text:p text:style-name="RelaxNG"><text:tab/>&lt;element name="meta:generator"&gt;</text:p>
      <text:p text:style-name="RelaxNG"><text:tab/><text:tab/>&lt;ref name="string"/&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Title</text:h>
                </text:list-item>
              </text:list>
            </text:list-item>
          </text:list>
        </text:list-item>
      </text:list>
      <text:p text:style-name="Text_20_body">The <text:span text:style-name="Element">&lt;dc:title&gt;</text:span> element specifies the <text:alphabetical-index-mark text:string-value="document title"/><text:alphabetical-index-mark-start text:id="IMark117502476"/>title<text:alphabetical-index-mark-end text:id="IMark117502476"/> of the document.</text:p>
      <text:p text:style-name="RelaxNG">&lt;define name="office-meta-data" combine="choice"&gt;</text:p>
      <text:p text:style-name="RelaxNG"><text:tab/>&lt;element name="dc:title"&gt;</text:p>
      <text:p text:style-name="RelaxNG"><text:tab/><text:tab/>&lt;ref name="string"/&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Description</text:h>
                </text:list-item>
              </text:list>
            </text:list-item>
          </text:list>
        </text:list-item>
      </text:list>
      <text:p text:style-name="Text_20_body">The <text:span text:style-name="Element">&lt;dc:description&gt;</text:span> element contains a brief <text:alphabetical-index-mark-start text:id="IMark117502476"/>description<text:alphabetical-index-mark-end text:id="IMark117502476"/><text:alphabetical-index-mark text:string-value="document description"/> of the document.</text:p>
      <text:p text:style-name="RelaxNG">&lt;define name="office-meta-data" combine="choice"&gt;</text:p>
      <text:p text:style-name="RelaxNG"><text:tab/>&lt;element name="dc:description"&gt;</text:p>
      <text:p text:style-name="RelaxNG"><text:tab/><text:tab/>&lt;ref name="string"/&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Subject</text:h>
                </text:list-item>
              </text:list>
            </text:list-item>
          </text:list>
        </text:list-item>
      </text:list>
      <text:p text:style-name="Text_20_body">The <text:span text:style-name="Element">&lt;dc:subject&gt;</text:span> element specifies the <text:alphabetical-index-mark-start text:id="IMark117502956"/>subject<text:alphabetical-index-mark-end text:id="IMark117502956"/><text:alphabetical-index-mark text:string-value="document subject"/> of the document.</text:p>
      <text:p text:style-name="RelaxNG">&lt;define name="office-meta-data" combine="choice"&gt;</text:p>
      <text:p text:style-name="RelaxNG"><text:tab/>&lt;element name="dc:subject"&gt;</text:p>
      <text:p text:style-name="RelaxNG"><text:tab/><text:tab/>&lt;ref name="string"/&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Keywords</text:h>
                </text:list-item>
              </text:list>
            </text:list-item>
          </text:list>
        </text:list-item>
      </text:list>
      <text:p text:style-name="Text_20_body">The <text:span text:style-name="Element">&lt;meta:keyword&gt;</text:span> element contains a <text:alphabetical-index-mark-start text:id="IMark117502476"/><text:alphabetical-index-mark-start text:id="IMark117502956"/><text:alphabetical-index-mark-start text:id="IMark117502636"/>keyword<text:alphabetical-index-mark-end text:id="IMark117502636"/><text:alphabetical-index-mark-end text:id="IMark117502956"/><text:alphabetical-index-mark-end text:id="IMark117502476"/><text:alphabetical-index-mark text:string-value="document keywords"/> pertaining to the document. The metadata can contain any number of <text:span text:style-name="Element">&lt;meta:keyword&gt;</text:span> elements, each element specifying one keyword.</text:p>
      <text:p text:style-name="RelaxNG">&lt;define name="office-meta-data" combine="choice"&gt;</text:p>
      <text:p text:style-name="RelaxNG"><text:tab/>&lt;element name="meta:keyword"&gt;</text:p>
      <text:p text:style-name="RelaxNG"><text:tab/><text:tab/>&lt;ref name="string"/&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Initial Creator </text:h>
                </text:list-item>
              </text:list>
            </text:list-item>
          </text:list>
        </text:list-item>
      </text:list>
      <text:p text:style-name="Text_20_body">The <text:alphabetical-index-mark text:string-value="initial creator"/><text:span text:style-name="Element">&lt;meta:initial-creator&gt;</text:span> element specifies the name of the person who created the document initially.</text:p>
      <text:p text:style-name="RelaxNG">&lt;define name="office-meta-data" combine="choice"&gt;</text:p>
      <text:p text:style-name="RelaxNG"><text:tab/>&lt;element name="meta:initial-creator"&gt;</text:p>
      <text:p text:style-name="RelaxNG"><text:tab/><text:tab/>&lt;ref name="string"/&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text:reference-mark text:name="Creator"/>Creator</text:h>
                </text:list-item>
              </text:list>
            </text:list-item>
          </text:list>
        </text:list-item>
      </text:list>
      <text:p text:style-name="Text_20_body">The <text:span text:style-name="Element">&lt;dc:creator&gt;</text:span> element specifies the name of the person who last modified the document<text:alphabetical-index-mark text:string-value="creator"/>. The name of this element was chosen for compatibility with the Dublin Core, but this definition of "creator" used here differs from Dublin Core, which defines creator as "An entity primarily responsible for making the content of the resource." In <text:user-field-get text:name="CommitteeName">OpenDocument</text:user-field-get> terminology, the last person to modify the document is primarily responsible for making the content of the document.</text:p>
      <text:p text:style-name="RelaxNG">&lt;define name="office-meta-data" combine="choice"&gt;</text:p>
      <text:p text:style-name="RelaxNG"><text:tab/>&lt;ref name="dc-creator"/&gt;</text:p>
      <text:p text:style-name="RelaxNG">&lt;/define&gt;</text:p>
      <text:p text:style-name="RelaxNG">&lt;define name="dc-creator"&gt;</text:p>
      <text:p text:style-name="RelaxNG"><text:tab/>&lt;element name="dc:creator"&gt;</text:p>
      <text:p text:style-name="RelaxNG"><text:tab/><text:tab/>&lt;ref name="string"/&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Printed By</text:h>
                </text:list-item>
              </text:list>
            </text:list-item>
          </text:list>
        </text:list-item>
      </text:list>
      <text:p text:style-name="Text_20_body">The <text:alphabetical-index-mark text:string-value="printed by"/><text:span text:style-name="Element">&lt;meta:printed-by&gt;</text:span> element specifies the name of the last person who printed the document.</text:p>
      <text:p text:style-name="RelaxNG">&lt;define name="office-meta-data" combine="choice"&gt;</text:p>
      <text:p text:style-name="RelaxNG"><text:tab/>&lt;element name="meta:printed-by"&gt;</text:p>
      <text:p text:style-name="RelaxNG"><text:tab/><text:tab/>&lt;ref name="string"/&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text:reference-mark text:name="Creation Date"/>Creation Date and Time</text:h>
                </text:list-item>
              </text:list>
            </text:list-item>
          </text:list>
        </text:list-item>
      </text:list>
      <text:p text:style-name="Text_20_body">The<text:alphabetical-index-mark text:string-value="creation date and time"/><text:alphabetical-index-mark text:string-value="document creation date and time"/> <text:span text:style-name="Element">&lt;meta:creation-date&gt;</text:span> element specifies the date and time when the document was created initially.</text:p>
      <text:p text:style-name="Text_20_body">To conform with <text:bibliography-mark text:identifier="xmlschema-2" text:bibliography-type="manual" text:author="Paul V. Biron, Ashok Malhotra" text:editor="W3C" text:title="XML Schema Part 2: Datatypes Second Edition" text:year="2004" text:url="http://www.w3.org/TR/2004/REC-xmlschema-2-20041028/">[xmlschema-2]</text:bibliography-mark>, the date and time format is YYYY-MM-DDThh:mm:ss.</text:p>
      <text:p text:style-name="RelaxNG">&lt;define name="office-meta-data" combine="choice"&gt;</text:p>
      <text:p text:style-name="RelaxNG"><text:tab/>&lt;element name="meta:creation-date"&gt;</text:p>
      <text:p text:style-name="RelaxNG"><text:tab/><text:tab/>&lt;ref name="dateTime"/&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Modification Date and Time</text:h>
                </text:list-item>
              </text:list>
            </text:list-item>
          </text:list>
        </text:list-item>
      </text:list>
      <text:p text:style-name="Text_20_body">The <text:span text:style-name="Element">&lt;dc:date&gt;</text:span> element specifies the <text:alphabetical-index-mark-start text:id="IMark117504076"/>date<text:alphabetical-index-mark text:string-value="modification date"/><text:alphabetical-index-mark-end text:id="IMark117504076"/><text:alphabetical-index-mark text:string-value="document modification date"/> and time when the document was last modified.</text:p>
      <text:p text:style-name="Text_20_body">To conform with <text:bibliography-mark text:identifier="xmlschema-2" text:bibliography-type="manual" text:author="Paul V. Biron, Ashok Malhotra" text:editor="W3C" text:title="XML Schema Part 2: Datatypes Second Edition" text:year="2004" text:url="http://www.w3.org/TR/2004/REC-xmlschema-2-20041028/">[xmlschema-2]</text:bibliography-mark>, the date and time format is YYYY-MM-DDThh:mm:ss.</text:p>
      <text:p text:style-name="Table_20_Contents">The name of this element was chosen for compatibility with the Dublin Core.</text:p>
      <text:p text:style-name="RelaxNG">&lt;define name="office-meta-data" combine="choice"&gt;</text:p>
      <text:p text:style-name="RelaxNG"><text:tab/>&lt;ref name="dc-date"/&gt;</text:p>
      <text:p text:style-name="RelaxNG">&lt;/define&gt;</text:p>
      <text:p text:style-name="RelaxNG">&lt;define name="dc-date"&gt;</text:p>
      <text:p text:style-name="RelaxNG"><text:tab/>&lt;element name="dc:date"&gt;</text:p>
      <text:p text:style-name="RelaxNG"><text:tab/><text:tab/>&lt;ref name="dateTime"/&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Print Date and Time</text:h>
                </text:list-item>
              </text:list>
            </text:list-item>
          </text:list>
        </text:list-item>
      </text:list>
      <text:p text:style-name="Text_20_body">The<text:alphabetical-index-mark text:string-value="print date"/> <text:span text:style-name="Element">&lt;meta:print-date&gt;</text:span> element specifies the date and time when the document was last printed. </text:p>
      <text:p text:style-name="Text_20_body">To conform with <text:bibliography-mark text:identifier="xmlschema-2" text:bibliography-type="manual" text:author="Paul V. Biron, Ashok Malhotra" text:editor="W3C" text:title="XML Schema Part 2: Datatypes Second Edition" text:year="2004" text:url="http://www.w3.org/TR/2004/REC-xmlschema-2-20041028/">[xmlschema-2]</text:bibliography-mark>, the date and time format is YYYY-MM-DDThh:mm:ss.</text:p>
      <text:p text:style-name="RelaxNG">&lt;define name="office-meta-data" combine="choice"&gt;</text:p>
      <text:p text:style-name="RelaxNG"><text:tab/>&lt;element name="meta:print-date"&gt;</text:p>
      <text:p text:style-name="RelaxNG"><text:tab/><text:tab/>&lt;ref name="dateTime"/&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Document Template</text:h>
                </text:list-item>
              </text:list>
            </text:list-item>
          </text:list>
        </text:list-item>
      </text:list>
      <text:p text:style-name="Text_20_body">The <text:span text:style-name="Element">&lt;meta:template&gt;</text:span> element contains a URL for the document <text:alphabetical-index-mark-start text:id="IMark117502956"/>template<text:alphabetical-index-mark-end text:id="IMark117502956"/> that was used to create the document. The URL is specified as an <text:span text:style-name="T2">XLink.</text:span></text:p>
      <text:p text:style-name="Table_20_Contents">This element conforms to the XLink Specification. See <text:bibliography-mark text:identifier="XLink" text:bibliography-type="manual" text:author="Steve DeRose, Eve Maler, David Orchard" text:edition="XLink" text:editor="W3C" text:title="XML Linking Language" text:year="2001" text:url="http://www.w3c.org/TR/xlink/">[XLink]</text:bibliography-mark>.</text:p>
      <text:p text:style-name="Text_20_body">The attributes that may be associated with the &lt;meta:template&gt; element are:</text:p>
      <text:list text:style-name="BulletedList">
        <text:list-item text:start-value="1">
          <text:p text:style-name="P21"><text:span text:style-name="Label"><text:span text:style-name="T13">Template location</text:span></text:span></text:p>
        </text:list-item>
        <text:list-item>
          <text:p text:style-name="P21">Template title</text:p>
        </text:list-item>
        <text:list-item>
          <text:p text:style-name="P21">Template modification date and time</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Template <text:alphabetical-index-mark text:string-value="template location"/>Location</text:h>
                    </text:list-item>
                  </text:list>
                </text:list-item>
              </text:list>
            </text:list-item>
          </text:list>
        </text:list-item>
      </text:list>
      <text:p text:style-name="Text_20_body">An <text:span text:style-name="Attribute">xlink:href</text:span> attr<text:span text:style-name="Label"><text:span text:style-name="T13">ibute specifies the location of the document template.</text:span></text:span></text:p>
      <text:list text:style-name="Outline" text:continue-numbering="true">
        <text:list-item>
          <text:list text:continue-numbering="true">
            <text:list-item>
              <text:list text:continue-numbering="true">
                <text:list-item>
                  <text:list text:continue-numbering="true">
                    <text:list-item>
                      <text:h text:style-name="Heading_20_4" text:outline-level="4">Template <text:alphabetical-index-mark text:string-value="template title"/>Title</text:h>
                    </text:list-item>
                  </text:list>
                </text:list-item>
              </text:list>
            </text:list-item>
          </text:list>
        </text:list-item>
      </text:list>
      <text:p text:style-name="Text_20_body">The <text:span text:style-name="Element">xlink:title</text:span> attribute specifies the name of the document template.</text:p>
      <text:list text:style-name="Outline" text:continue-numbering="true">
        <text:list-item>
          <text:list text:continue-numbering="true">
            <text:list-item>
              <text:list text:continue-numbering="true">
                <text:list-item>
                  <text:list text:continue-numbering="true">
                    <text:list-item>
                      <text:h text:style-name="Heading_20_4" text:outline-level="4">Template Modification Date and <text:alphabetical-index-mark text:string-value="template modification date"/>Time</text:h>
                    </text:list-item>
                  </text:list>
                </text:list-item>
              </text:list>
            </text:list-item>
          </text:list>
        </text:list-item>
      </text:list>
      <text:p text:style-name="Text_20_body">The <text:span text:style-name="Element">meta:date</text:span> attribute specifies the date and time when the template was last modified, prior to being used to create the current document.</text:p>
      <text:p text:style-name="Text_20_body">To conform with <text:bibliography-mark text:identifier="xmlschema-2" text:bibliography-type="manual" text:author="Paul V. Biron, Ashok Malhotra" text:editor="W3C" text:title="XML Schema Part 2: Datatypes Second Edition" text:year="2004" text:url="http://www.w3.org/TR/2004/REC-xmlschema-2-20041028/">[xmlschema-2]</text:bibliography-mark>, the date and time format is YYYY-MM-DDThh:mm:ss.</text:p>
      <text:p text:style-name="RelaxNG">&lt;define name="office-meta-data" combine="choice"&gt;</text:p>
      <text:p text:style-name="RelaxNG"><text:tab/>&lt;element name="meta:template"&gt;</text:p>
      <text:p text:style-name="RelaxNG"><text:tab/><text:tab/>&lt;attribute name="xlink:href"&gt;</text:p>
      <text:p text:style-name="RelaxNG"><text:tab/><text:tab/><text:tab/>&lt;ref name="anyURI"/&gt;</text:p>
      <text:p text:style-name="RelaxNG"><text:tab/><text:tab/>&lt;/attribute&gt;</text:p>
      <text:p text:style-name="RelaxNG"><text:tab/><text:tab/>&lt;optional&gt;</text:p>
      <text:p text:style-name="RelaxNG"><text:tab/><text:tab/><text:tab/>&lt;attribute name="xlink:type" a:defaultValue="simple"&gt;</text:p>
      <text:p text:style-name="RelaxNG"><text:tab/><text:tab/><text:tab/><text:tab/>&lt;value&gt;simple&lt;/value&gt;</text:p>
      <text:p text:style-name="RelaxNG"><text:tab/><text:tab/><text:tab/>&lt;/attribute&gt;</text:p>
      <text:p text:style-name="RelaxNG"><text:tab/><text:tab/>&lt;/optional&gt;</text:p>
      <text:p text:style-name="RelaxNG"><text:tab/><text:tab/>&lt;optional&gt;</text:p>
      <text:p text:style-name="RelaxNG"><text:tab/><text:tab/><text:tab/>&lt;attribute name="xlink:actuate" a:defaultValue="onRequest"&gt;</text:p>
      <text:p text:style-name="RelaxNG"><text:tab/><text:tab/><text:tab/><text:tab/>&lt;value&gt;onRequest&lt;/value&gt;</text:p>
      <text:p text:style-name="RelaxNG"><text:tab/><text:tab/><text:tab/>&lt;/attribute&gt;</text:p>
      <text:p text:style-name="RelaxNG"><text:tab/><text:tab/>&lt;/optional&gt;</text:p>
      <text:p text:style-name="RelaxNG"><text:tab/><text:tab/>&lt;optional&gt;</text:p>
      <text:p text:style-name="RelaxNG"><text:tab/><text:tab/><text:tab/>&lt;attribute name="xlink:title"&gt;</text:p>
      <text:p text:style-name="RelaxNG"><text:tab/><text:tab/><text:tab/><text:tab/>&lt;ref name="string"/&gt;</text:p>
      <text:p text:style-name="RelaxNG"><text:tab/><text:tab/><text:tab/>&lt;/attribute&gt;</text:p>
      <text:p text:style-name="RelaxNG"><text:tab/><text:tab/>&lt;/optional&gt;</text:p>
      <text:p text:style-name="RelaxNG"><text:tab/><text:tab/>&lt;optional&gt;</text:p>
      <text:p text:style-name="RelaxNG"><text:tab/><text:tab/><text:tab/>&lt;attribute name="meta:date"&gt;</text:p>
      <text:p text:style-name="RelaxNG"><text:tab/><text:tab/><text:tab/><text:tab/>&lt;ref name="dateTime"/&gt;</text:p>
      <text:p text:style-name="RelaxNG"><text:tab/><text:tab/><text:tab/>&lt;/attribute&gt;</text:p>
      <text:p text:style-name="RelaxNG"><text:tab/><text:tab/>&lt;/optional&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Automatic Reload</text:h>
                </text:list-item>
              </text:list>
            </text:list-item>
          </text:list>
        </text:list-item>
      </text:list>
      <text:p text:style-name="Text_20_body">The<text:alphabetical-index-mark text:string-value="automatic reload"/> <text:alphabetical-index-mark-start text:id="IMark117504076"/><text:span text:style-name="Element">&lt;meta:auto-reload&gt;</text:span><text:alphabetical-index-mark-end text:id="IMark117504076"/> element specifies whether a document is reloaded or replaced by another document after a certain period of time has elapsed.</text:p>
      <text:p text:style-name="Text_20_body">The attributes that may be associated with the <text:span text:style-name="Element">&lt;meta:auto-reload&gt;</text:span> element are:</text:p>
      <text:list text:style-name="BulletedList">
        <text:list-item text:start-value="1">
          <text:p text:style-name="P21">Reload URL</text:p>
        </text:list-item>
        <text:list-item>
          <text:p text:style-name="P21">Reload delay</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Reload <text:alphabetical-index-mark text:string-value="reload URL"/>URL</text:h>
                    </text:list-item>
                  </text:list>
                </text:list-item>
              </text:list>
            </text:list-item>
          </text:list>
        </text:list-item>
      </text:list>
      <text:p text:style-name="Text_20_body">If a loaded document should be replaced by another document after a certain period of time, the <text:span text:style-name="Element">&lt;meta:auto-reload&gt;</text:span> element is presented as an XLink. An <text:span text:style-name="Attribute">xlink:href</text:span> attribute identifies the URL of the replacement document.</text:p>
      <text:list text:style-name="Outline" text:continue-numbering="true">
        <text:list-item>
          <text:list text:continue-numbering="true">
            <text:list-item>
              <text:list text:continue-numbering="true">
                <text:list-item>
                  <text:list text:continue-numbering="true">
                    <text:list-item>
                      <text:h text:style-name="Heading_20_4" text:outline-level="4">Reload <text:alphabetical-index-mark text:string-value="reload delay"/>Delay</text:h>
                    </text:list-item>
                  </text:list>
                </text:list-item>
              </text:list>
            </text:list-item>
          </text:list>
        </text:list-item>
      </text:list>
      <text:p text:style-name="Text_20_body">The <text:span text:style-name="Attribute">meta:delay</text:span> attribute specifies the reload <text:alphabetical-index-mark-start text:id="IMark117504076"/>delay<text:alphabetical-index-mark-end text:id="IMark117504076"/>.</text:p>
      <text:p text:style-name="Text_20_body">To conform with the duration data type of <text:s/><text:bibliography-mark text:identifier="xmlschema-2" text:bibliography-type="manual" text:author="Paul V. Biron, Ashok Malhotra" text:editor="W3C" text:title="XML Schema Part 2: Datatypes Second Edition" text:year="2004" text:url="http://www.w3.org/TR/2004/REC-xmlschema-2-20041028/">[xmlschema-2]</text:bibliography-mark>, the format of the value of this attribute is <text:span text:style-name="Source_20_Text">PnYnMnDTnHnMnS</text:span>. See §3.2.6 of <text:bibliography-mark text:identifier="xmlschema-2" text:bibliography-type="manual" text:author="Paul V. Biron, Ashok Malhotra" text:editor="W3C" text:title="XML Schema Part 2: Datatypes Second Edition" text:year="2004" text:url="http://www.w3.org/TR/2004/REC-xmlschema-2-20041028/">[xmlschema-2]</text:bibliography-mark> for more detailed information on this duration format.</text:p>
      <text:p text:style-name="RelaxNG">&lt;define name="office-meta-data" combine="choice"&gt;</text:p>
      <text:p text:style-name="RelaxNG"><text:tab/>&lt;element name="meta:auto-reload"&gt;</text:p>
      <text:p text:style-name="RelaxNG"><text:tab/><text:tab/>&lt;optional&gt;</text:p>
      <text:p text:style-name="RelaxNG"><text:tab/><text:tab/><text:tab/>&lt;attribute name="xlink:type" a:defaultValue="simple"&gt;</text:p>
      <text:p text:style-name="RelaxNG"><text:tab/><text:tab/><text:tab/><text:tab/>&lt;value&gt;simple&lt;/value&gt;</text:p>
      <text:p text:style-name="RelaxNG"><text:tab/><text:tab/><text:tab/>&lt;/attribute&gt;</text:p>
      <text:p text:style-name="RelaxNG"><text:tab/><text:tab/>&lt;/optional&gt;</text:p>
      <text:p text:style-name="RelaxNG"><text:tab/><text:tab/>&lt;optional&gt;</text:p>
      <text:p text:style-name="RelaxNG"><text:tab/><text:tab/><text:tab/>&lt;attribute name="xlink:show" a:defaultValue="replace"&gt;</text:p>
      <text:p text:style-name="RelaxNG"><text:tab/><text:tab/><text:tab/><text:tab/>&lt;value&gt;replace&lt;/value&gt;</text:p>
      <text:p text:style-name="RelaxNG"><text:tab/><text:tab/><text:tab/>&lt;/attribute&gt;</text:p>
      <text:p text:style-name="RelaxNG"><text:tab/><text:tab/>&lt;/optional&gt;</text:p>
      <text:p text:style-name="RelaxNG"><text:tab/><text:tab/>&lt;optional&gt;</text:p>
      <text:p text:style-name="RelaxNG"><text:tab/><text:tab/><text:tab/>&lt;attribute name="xlink:actuate" a:defaultValue="onLoad"&gt;</text:p>
      <text:p text:style-name="RelaxNG"><text:tab/><text:tab/><text:tab/><text:tab/>&lt;value&gt;onLoad&lt;/value&gt;</text:p>
      <text:p text:style-name="RelaxNG"><text:tab/><text:tab/><text:tab/>&lt;/attribute&gt;</text:p>
      <text:p text:style-name="RelaxNG"><text:tab/><text:tab/>&lt;/optional&gt;</text:p>
      <text:p text:style-name="RelaxNG"><text:tab/><text:tab/>&lt;optional&gt;</text:p>
      <text:p text:style-name="RelaxNG"><text:tab/><text:tab/><text:tab/>&lt;attribute name="xlink:href"&gt;</text:p>
      <text:p text:style-name="RelaxNG"><text:tab/><text:tab/><text:tab/><text:tab/>&lt;ref name="anyURI"/&gt;</text:p>
      <text:p text:style-name="RelaxNG"><text:tab/><text:tab/><text:tab/>&lt;/attribute&gt;</text:p>
      <text:p text:style-name="RelaxNG"><text:tab/><text:tab/>&lt;/optional&gt;</text:p>
      <text:p text:style-name="RelaxNG"><text:tab/><text:tab/>&lt;optional&gt;</text:p>
      <text:p text:style-name="RelaxNG"><text:tab/><text:tab/><text:tab/>&lt;attribute name="meta:delay"&gt;</text:p>
      <text:p text:style-name="RelaxNG"><text:tab/><text:tab/><text:tab/><text:tab/>&lt;ref name="duration"/&gt;</text:p>
      <text:p text:style-name="RelaxNG"><text:tab/><text:tab/><text:tab/>&lt;/attribute&gt;</text:p>
      <text:p text:style-name="RelaxNG"><text:tab/><text:tab/>&lt;/optional&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Hyperlink Behavior</text:h>
                </text:list-item>
              </text:list>
            </text:list-item>
          </text:list>
        </text:list-item>
      </text:list>
      <text:p text:style-name="Text_20_body">The <text:alphabetical-index-mark text:string-value="hyperlink behavior"/><text:span text:style-name="Element"/><text:alphabetical-index-mark-start text:id="IMark117502956"/><text:span text:style-name="Element">&lt;meta:hyperlink-behaviour&gt;</text:span><text:alphabetical-index-mark-end text:id="IMark117502956"/> element specifies the default behavior for hyperlinks in the document.</text:p>
      <text:p text:style-name="Text_20_body">The only attribute that may be associated with the <text:span text:style-name="Element">&lt;meta:hyperlink-behaviour&gt;</text:span> element is:</text:p>
      <text:list text:style-name="BulletedList">
        <text:list-item text:start-value="1">
          <text:p text:style-name="P21">Target frame</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Target Frame</text:h>
                    </text:list-item>
                  </text:list>
                </text:list-item>
              </text:list>
            </text:list-item>
          </text:list>
        </text:list-item>
      </text:list>
      <text:p text:style-name="Text_20_body">The <text:alphabetical-index-mark text:string-value="target frame"/><text:span text:style-name="Attribute">meta:target-frame-name</text:span> attribute specifies the name of the default target frame in which to display a document referenced by a hyperlink.</text:p>
      <text:p text:style-name="Text_20_body">This attribute can have one of the following values:</text:p>
      <text:list text:style-name="BulletedList">
        <text:list-item text:start-value="1">
          <text:p text:style-name="P131">_self : The referenced document replaces the content of the current frame.</text:p>
        </text:list-item>
        <text:list-item>
          <text:p text:style-name="P131">_blank : The referenced document is displayed in a new frame.</text:p>
        </text:list-item>
        <text:list-item>
          <text:p text:style-name="P131">_parent : The referenced document is displayed in the parent frame of the current frame.</text:p>
        </text:list-item>
        <text:list-item>
          <text:p text:style-name="P131">_top : The referenced document is displayed in the topmost frame, that is the frame that contains the current frame as a child or descendent but is not contained within another frame.</text:p>
        </text:list-item>
        <text:list-item>
          <text:p text:style-name="P131">A frame name : The referenced document is displayed in the named frame. If the named frame does not exist, a new frame with that name is created.</text:p>
        </text:list-item>
      </text:list>
      <text:p text:style-name="Table_20_Contents">To conform with the XLink Specification, an additional <text:span text:style-name="Attribute">xlink:show</text:span> attribute is attached to the <text:span text:style-name="T9">&lt;meta:hyperlink-</text:span><text:span text:style-name="T10">behaviour</text:span><text:span text:style-name="T9">&gt;</text:span> element. If the value of the <text:span text:style-name="Attribute">meta:target-frame-name</text:span> attribute is <text:span text:style-name="T9">_blank</text:span>, the <text:span text:style-name="Attribute">xlink:show </text:span>attribute value is <text:span text:style-name="T9">new</text:span>. If the value of the <text:span text:style-name="Attribute">meta:target-frame-name</text:span> attribute is any of the other value options, the value of the <text:span text:style-name="Attribute">xlink:show </text:span>attribute is <text:span text:style-name="T9">replace</text:span>.</text:p>
      <text:p text:style-name="RelaxNG">&lt;define name="office-meta-data" combine="choice"&gt;</text:p>
      <text:p text:style-name="RelaxNG"><text:tab/>&lt;element name="meta:hyperlink-behaviour"&gt;</text:p>
      <text:p text:style-name="RelaxNG"><text:tab/><text:tab/>&lt;optional&gt;</text:p>
      <text:p text:style-name="RelaxNG"><text:tab/><text:tab/><text:tab/>&lt;attribute name="office:target-frame-name"&gt;</text:p>
      <text:p text:style-name="RelaxNG"><text:tab/><text:tab/><text:tab/><text:tab/>&lt;ref name="targetFrameName"/&gt;</text:p>
      <text:p text:style-name="RelaxNG"><text:tab/><text:tab/><text:tab/>&lt;/attribute&gt;</text:p>
      <text:p text:style-name="RelaxNG"><text:tab/><text:tab/>&lt;/optional&gt;</text:p>
      <text:p text:style-name="RelaxNG"><text:tab/><text:tab/>&lt;optional&gt;</text:p>
      <text:p text:style-name="RelaxNG"><text:tab/><text:tab/><text:tab/>&lt;attribute name="xlink:show"&gt;</text:p>
      <text:p text:style-name="RelaxNG"><text:tab/><text:tab/><text:tab/><text:tab/>&lt;choice&gt;</text:p>
      <text:p text:style-name="RelaxNG"><text:tab/><text:tab/><text:tab/><text:tab/><text:tab/>&lt;value&gt;new&lt;/value&gt;</text:p>
      <text:p text:style-name="RelaxNG"><text:tab/><text:tab/><text:tab/><text:tab/><text:tab/>&lt;value&gt;replace&lt;/value&gt;</text:p>
      <text:p text:style-name="RelaxNG"><text:tab/><text:tab/><text:tab/><text:tab/>&lt;/choice&gt;</text:p>
      <text:p text:style-name="RelaxNG"><text:tab/><text:tab/><text:tab/>&lt;/attribute&gt;</text:p>
      <text:p text:style-name="RelaxNG"><text:tab/><text:tab/>&lt;/optional&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Language</text:h>
                </text:list-item>
              </text:list>
            </text:list-item>
          </text:list>
        </text:list-item>
      </text:list>
      <text:p text:style-name="Text_20_body">The <text:span text:style-name="Element">&lt;dc:language&gt;</text:span> element specifies the default <text:alphabetical-index-mark-start text:id="IMark117502956"/>language<text:alphabetical-index-mark-end text:id="IMark117502956"/> of the document.</text:p>
      <text:p text:style-name="Text_20_body">The manner in which the language is represented is similar to the language tag described in <text:bibliography-mark text:identifier="RFC3066" text:bibliography-type="manual" text:author="H. Alvestrand" text:editor="IETF" text:title="Tags for the Identification of Languages" text:year="2001" text:url="http://www.ietf.org/rfc/rfc3066.txt">[RFC3066]</text:bibliography-mark>. It consists of a two or three letter Language Code taken from the ISO 639 standard optionally followed by a hyphen (-) and a two-letter Country Code taken from the ISO 3166 standard.</text:p>
      <text:p text:style-name="RelaxNG">&lt;define name="office-meta-data" combine="choice"&gt;</text:p>
      <text:p text:style-name="RelaxNG"><text:tab/>&lt;element name="dc:language"&gt;</text:p>
      <text:p text:style-name="RelaxNG"><text:tab/><text:tab/>&lt;ref name="language"/&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Editing Cycles</text:h>
                </text:list-item>
              </text:list>
            </text:list-item>
          </text:list>
        </text:list-item>
      </text:list>
      <text:p text:style-name="Text_20_body">The <text:alphabetical-index-mark text:string-value="editing cycles"/><text:span text:style-name="Element">&lt;meta:editing-cycles&gt;</text:span> element specifies the number of editing cycles the document has been through.</text:p>
      <text:p text:style-name="Text_20_body">The value of this element is incremented every time the document is saved. The element contains the number of editing cycles as text.</text:p>
      <text:p text:style-name="RelaxNG">&lt;define name="office-meta-data" combine="choice"&gt;</text:p>
      <text:p text:style-name="RelaxNG"><text:tab/>&lt;element name="meta:editing-cycles"&gt;</text:p>
      <text:p text:style-name="RelaxNG"><text:tab/><text:tab/>&lt;ref name="nonNegativeInteger"/&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Editing Duration</text:h>
                </text:list-item>
              </text:list>
            </text:list-item>
          </text:list>
        </text:list-item>
      </text:list>
      <text:p text:style-name="Text_20_body">The <text:alphabetical-index-mark text:string-value="editing duration"/><text:span text:style-name="Element">&lt;meta:editing-duration&gt;</text:span> element specifies the total time spent editing the document.</text:p>
      <text:p text:style-name="Text_20_body">The duration is represented in the duration data type of <text:bibliography-mark text:identifier="xmlschema-2" text:bibliography-type="manual" text:author="Paul V. Biron, Ashok Malhotra" text:editor="W3C" text:title="XML Schema Part 2: Datatypes Second Edition" text:year="2004" text:url="http://www.w3.org/TR/2004/REC-xmlschema-2-20041028/">[xmlschema-2]</text:bibliography-mark>, that is <text:span text:style-name="Attribute_20_Value">PnYnMnDTnHnMnS</text:span>. See §3.2.6 of <text:bibliography-mark text:identifier="xmlschema-2" text:bibliography-type="manual" text:author="Paul V. Biron, Ashok Malhotra" text:editor="W3C" text:title="XML Schema Part 2: Datatypes Second Edition" text:year="2004" text:url="http://www.w3.org/TR/2004/REC-xmlschema-2-20041028/">[xmlschema-2]</text:bibliography-mark> for more detailed information on this duration format.</text:p>
      <text:p text:style-name="RelaxNG">&lt;define name="office-meta-data" combine="choice"&gt;</text:p>
      <text:p text:style-name="RelaxNG"><text:tab/>&lt;element name="meta:editing-duration"&gt;</text:p>
      <text:p text:style-name="RelaxNG"><text:tab/><text:tab/>&lt;ref name="duration"/&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Document Statistics</text:h>
                </text:list-item>
              </text:list>
            </text:list-item>
          </text:list>
        </text:list-item>
      </text:list>
      <text:p text:style-name="P55">The <text:span text:style-name="Element">&lt;meta:document-statistic&gt;</text:span> element specifies the statistics of the document, for example, the page count, word count, and so on. The statistics are specified as attributes of the <text:span text:style-name="Element">&lt;meta:document-statistic&gt;</text:span> element and the statistics that are exported with the document depend on the document type and the application used to create the document. </text:p>
      <table:table table:name="DocumentStatisticAttributes" table:style-name="DocumentStatisticAttributes">
        <table:table-column table:style-name="DocumentStatisticAttributes.A"/>
        <table:table-column table:style-name="DocumentStatisticAttributes.B"/>
        <table:table-header-rows>
          <table:table-row>
            <table:table-cell table:style-name="DocumentStatisticAttributes.A1" office:value-type="string">
              <text:p text:style-name="Table_20_Heading">Document Type</text:p>
            </table:table-cell>
            <table:table-cell table:style-name="DocumentStatisticAttributes.B1" office:value-type="string">
              <text:p text:style-name="Table_20_Heading">Document Statistics Attributes</text:p>
            </table:table-cell>
          </table:table-row>
        </table:table-header-rows>
        <table:table-row>
          <table:table-cell table:style-name="DocumentStatisticAttributes.A2" office:value-type="string">
            <text:p text:style-name="Table_20_Contents">Text</text:p>
          </table:table-cell>
          <table:table-cell table:style-name="DocumentStatisticAttributes.B2" office:value-type="string">
            <text:p text:style-name="Text_20_body"><text:span text:style-name="Attribute">meta:page-count<text:line-break/>meta:table-count<text:line-break/>meta:draw-count<text:line-break/>meta:image-count<text:line-break/>meta:object-count<text:line-break/>meta:ole-object-count<text:line-break/>meta:paragraph-count</text:span> <text:line-break/><text:span text:style-name="Attribute">meta:word-count<text:line-break/>meta:character-count<text:line-break/>meta:row-count<text:line-break/>meta:frame-count<text:line-break/>meta:sentence-count<text:line-break/>meta:syllable-count<text:line-break/>meta:non-whitespace-character-count</text:span></text:p>
          </table:table-cell>
        </table:table-row>
        <table:table-row>
          <table:table-cell table:style-name="DocumentStatisticAttributes.A2" office:value-type="string">
            <text:p text:style-name="Table_20_Contents">Spreadsheet</text:p>
          </table:table-cell>
          <table:table-cell table:style-name="DocumentStatisticAttributes.B2" office:value-type="string">
            <text:p text:style-name="Text_20_body"><text:span text:style-name="Attribute">meta:page-count<text:line-break/>meta:table-count<text:line-break/>meta:image-count<text:line-break/></text:span><text:span text:style-name="Attribute">meta:cell-count<text:line-break/>meta:object-count</text:span></text:p>
          </table:table-cell>
        </table:table-row>
        <table:table-row>
          <table:table-cell table:style-name="DocumentStatisticAttributes.A2" office:value-type="string">
            <text:p text:style-name="Table_20_Contents">Graphic</text:p>
          </table:table-cell>
          <table:table-cell table:style-name="DocumentStatisticAttributes.B2" office:value-type="string">
            <text:p text:style-name="Text_20_body"><text:span text:style-name="Attribute">meta:page-count<text:line-break/>meta:image-count<text:line-break/></text:span><text:span text:style-name="Attribute">meta:object-count</text:span></text:p>
          </table:table-cell>
        </table:table-row>
      </table:table>
      <text:p text:style-name="RelaxNG">&lt;define name="office-meta-data" combine="choice"&gt;</text:p>
      <text:p text:style-name="RelaxNG"><text:tab/>&lt;element name="meta:document-statistic"&gt;</text:p>
      <text:p text:style-name="RelaxNG"><text:tab/><text:tab/>&lt;optional&gt;</text:p>
      <text:p text:style-name="RelaxNG"><text:tab/><text:tab/><text:tab/>&lt;attribute name="meta:page-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meta:table-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meta:draw-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meta:image-count"&gt;</text:p>
      <text:p text:style-name="RelaxNG"><text:tab/><text:tab/><text:tab/><text:tab/>&lt;ref name="nonNegativeInteger"/&gt;</text:p>
      <text:p text:style-name="RelaxNG"><text:tab/><text:tab/><text:tab/>&lt;/attribute&gt;</text:p>
      <text:p text:style-name="RelaxNG"><text:tab/><text:tab/>&lt;/optional&gt;</text:p>
      <text:p text:style-name="RelaxNG"><text:bookmark-start text:name="DDE_LINK95"/><text:tab/><text:tab/>&lt;optional&gt;</text:p>
      <text:p text:style-name="RelaxNG"><text:tab/><text:tab/><text:tab/>&lt;attribute name="meta:ole-object-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meta:object-count"&gt;</text:p>
      <text:p text:style-name="RelaxNG"><text:tab/><text:tab/><text:tab/><text:tab/>&lt;ref name="nonNegativeInteger"/&gt;</text:p>
      <text:p text:style-name="RelaxNG"><text:tab/><text:tab/><text:tab/>&lt;/attribute&gt;</text:p>
      <text:p text:style-name="RelaxNG"><text:tab/><text:tab/>&lt;/optional&gt;<text:bookmark-end text:name="DDE_LINK95"/></text:p>
      <text:p text:style-name="RelaxNG"><text:tab/><text:tab/>&lt;optional&gt;</text:p>
      <text:p text:style-name="RelaxNG"><text:tab/><text:tab/><text:tab/>&lt;attribute name="meta:paragraph-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meta:word-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meta:character-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frame-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sentence-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syllable-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non-whitespace-character-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meta:row-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meta:cell-count"&gt;</text:p>
      <text:p text:style-name="RelaxNG"><text:tab/><text:tab/><text:tab/><text:tab/>&lt;ref name="nonNegativeInteger"/&gt;</text:p>
      <text:p text:style-name="RelaxNG"><text:tab/><text:tab/><text:tab/>&lt;/attribute&gt;</text:p>
      <text:p text:style-name="RelaxNG"><text:tab/><text:tab/>&lt;/optional&gt;</text:p>
      <text:p text:style-name="RelaxNG"><text:tab/>&lt;/element&gt;</text:p>
      <text:p text:style-name="RelaxNG">&lt;/define&gt;</text:p>
      <text:p text:style-name="Text_20_body"/>
      <text:list text:style-name="Outline" text:continue-numbering="true">
        <text:list-item>
          <text:list text:continue-numbering="true">
            <text:list-item>
              <text:h text:style-name="Heading_20_2" text:outline-level="2">User-defined Metadata</text:h>
            </text:list-item>
          </text:list>
        </text:list-item>
      </text:list>
      <text:p text:style-name="Text_20_body">The<text:alphabetical-index-mark text:string-value="user-defined metadata"/><text:alphabetical-index-mark text:string-value="metadata, user-defined"/> <text:span text:style-name="Element">&lt;meta:user-defined&gt;</text:span> element specifies any additional user-defined metadata for the document. Each instance of this element can contain one piece of user-defined metadata. The element contains:</text:p>
      <text:list text:style-name="BulletedList">
        <text:list-item text:start-value="1">
          <text:p text:style-name="P131">A <text:span text:style-name="T11">meta</text:span><text:span text:style-name="Element"><text:span text:style-name="T11">:name</text:span></text:span> attribute, which identifies the name of the metadata element.</text:p>
        </text:list-item>
        <text:list-item>
          <text:p text:style-name="P21">An optional <text:span text:style-name="Attribute">meta:value-type</text:span> attribute, which identifies the type of the metadata element. The allowed meta types are <text:span text:style-name="Attribute_20_Value">float</text:span>, <text:span text:style-name="Attribute_20_Value">date</text:span>, <text:span text:style-name="Attribute_20_Value">time</text:span>, <text:span text:style-name="Attribute_20_Value">boolean</text:span> and <text:span text:style-name="Attribute_20_Value">string</text:span> (see also section <text:reference-ref text:reference-format="chapter" text:ref-name="field-value-type"/>).</text:p>
        </text:list-item>
        <text:list-item>
          <text:p text:style-name="P131">The value of the element, which is the metadata in the format described in section <text:reference-ref text:reference-format="chapter" text:ref-name="field-value-type"/> as value of the <text:span text:style-name="Attribute">office:value</text:span> attributes for the various data types.</text:p>
        </text:list-item>
      </text:list>
      <text:p text:style-name="Table_20_Contents">The default type for meta-data elements is string.</text:p>
      <text:p text:style-name="RelaxNG">&lt;define name="office-meta-data" combine="choice"&gt;</text:p>
      <text:p text:style-name="RelaxNG"><text:tab/>&lt;element name="meta:user-defined"&gt;</text:p>
      <text:p text:style-name="RelaxNG"><text:tab/><text:tab/>&lt;attribute name="meta:name"&gt;</text:p>
      <text:p text:style-name="RelaxNG"><text:tab/><text:tab/><text:tab/>&lt;ref name="string"/&gt;</text:p>
      <text:p text:style-name="RelaxNG"><text:tab/><text:tab/>&lt;/attribute&gt;</text:p>
      <text:p text:style-name="RelaxNG"><text:tab/><text:tab/>&lt;choice&gt;</text:p>
      <text:p text:style-name="RelaxNG"><text:tab/><text:tab/><text:tab/>&lt;group&gt;</text:p>
      <text:p text:style-name="RelaxNG"><text:tab/><text:tab/><text:tab/><text:tab/>&lt;attribute name="meta:value-type"&gt;</text:p>
      <text:p text:style-name="RelaxNG"><text:tab/><text:tab/><text:tab/><text:tab/><text:tab/>&lt;value&gt;float&lt;/value&gt;</text:p>
      <text:p text:style-name="RelaxNG"><text:tab/><text:tab/><text:tab/><text:tab/>&lt;/attribute&gt;</text:p>
      <text:p text:style-name="RelaxNG"><text:tab/><text:tab/><text:tab/><text:tab/>&lt;ref name="double"/&gt;</text:p>
      <text:p text:style-name="RelaxNG"><text:tab/><text:tab/><text:tab/>&lt;/group&gt;</text:p>
      <text:p text:style-name="RelaxNG"><text:tab/><text:tab/><text:tab/>&lt;group&gt;</text:p>
      <text:p text:style-name="RelaxNG"><text:tab/><text:tab/><text:tab/><text:tab/>&lt;attribute name="meta:value-type"&gt;</text:p>
      <text:p text:style-name="RelaxNG"><text:tab/><text:tab/><text:tab/><text:tab/><text:tab/>&lt;value&gt;date&lt;/value&gt;</text:p>
      <text:p text:style-name="RelaxNG"><text:tab/><text:tab/><text:tab/><text:tab/>&lt;/attribute&gt;</text:p>
      <text:p text:style-name="RelaxNG"><text:tab/><text:tab/><text:tab/><text:tab/>&lt;ref name="dateOrDateTime"/&gt;</text:p>
      <text:p text:style-name="RelaxNG"><text:tab/><text:tab/><text:tab/>&lt;/group&gt;</text:p>
      <text:p text:style-name="RelaxNG"><text:tab/><text:tab/><text:tab/>&lt;group&gt;</text:p>
      <text:p text:style-name="RelaxNG"><text:tab/><text:tab/><text:tab/><text:tab/>&lt;attribute name="meta:value-type"&gt;</text:p>
      <text:p text:style-name="RelaxNG"><text:tab/><text:tab/><text:tab/><text:tab/><text:tab/>&lt;value&gt;time&lt;/value&gt;</text:p>
      <text:p text:style-name="RelaxNG"><text:tab/><text:tab/><text:tab/><text:tab/>&lt;/attribute&gt;</text:p>
      <text:p text:style-name="RelaxNG"><text:tab/><text:tab/><text:tab/><text:tab/>&lt;ref name="duration"/&gt;</text:p>
      <text:p text:style-name="RelaxNG"><text:tab/><text:tab/><text:tab/>&lt;/group&gt;</text:p>
      <text:p text:style-name="RelaxNG"><text:tab/><text:tab/><text:tab/>&lt;group&gt;</text:p>
      <text:p text:style-name="RelaxNG"><text:tab/><text:tab/><text:tab/><text:tab/>&lt;attribute name="meta:value-type"&gt;</text:p>
      <text:p text:style-name="RelaxNG"><text:tab/><text:tab/><text:tab/><text:tab/><text:tab/>&lt;value&gt;boolean&lt;/value&gt;</text:p>
      <text:p text:style-name="RelaxNG"><text:tab/><text:tab/><text:tab/><text:tab/>&lt;/attribute&gt;</text:p>
      <text:p text:style-name="RelaxNG"><text:tab/><text:tab/><text:tab/><text:tab/>&lt;ref name="boolean"/&gt;</text:p>
      <text:p text:style-name="RelaxNG"><text:tab/><text:tab/><text:tab/>&lt;/group&gt;</text:p>
      <text:p text:style-name="RelaxNG"><text:tab/><text:tab/><text:tab/>&lt;group&gt;</text:p>
      <text:p text:style-name="RelaxNG"><text:tab/><text:tab/><text:tab/><text:tab/>&lt;attribute name="meta:value-type"&gt;</text:p>
      <text:p text:style-name="RelaxNG"><text:tab/><text:tab/><text:tab/><text:tab/><text:tab/>&lt;value&gt;string&lt;/value&gt;</text:p>
      <text:p text:style-name="RelaxNG"><text:tab/><text:tab/><text:tab/><text:tab/>&lt;/attribute&gt;</text:p>
      <text:p text:style-name="RelaxNG"><text:tab/><text:tab/><text:tab/><text:tab/>&lt;ref name="string"/&gt;</text:p>
      <text:p text:style-name="RelaxNG"><text:tab/><text:tab/><text:tab/>&lt;/group&gt;</text:p>
      <text:p text:style-name="RelaxNG"><text:tab/><text:tab/><text:tab/>&lt;text/&gt;</text:p>
      <text:p text:style-name="RelaxNG"><text:tab/><text:tab/>&lt;/choice&gt;</text:p>
      <text:p text:style-name="RelaxNG"><text:tab/>&lt;/element&gt;</text:p>
      <text:p text:style-name="RelaxNG">&lt;/define&gt;</text:p>
      <text:list text:style-name="Outline" text:continue-numbering="true">
        <text:list-item>
          <text:list text:continue-numbering="true">
            <text:list-item>
              <text:h text:style-name="Heading_20_2" text:outline-level="2">Custom Metadata</text:h>
            </text:list-item>
          </text:list>
        </text:list-item>
      </text:list>
      <text:p text:style-name="Text_20_body">In addition to the pre-defined metadata elements, applications should also preserve any additional content found inside the <text:span text:style-name="Element">&lt;office:meta&gt;</text:span> element. As there is no semantics specified for such foreign content, applications need not process this information other than to preserve it when editing the document.</text:p>
      <text:list text:style-name="Outline" text:continue-numbering="true">
        <text:list-item>
          <text:h text:style-name="Heading_20_1" text:outline-level="1"><text:reference-mark text:name="Text Content"/>Text Content</text:h>
          <text:list>
            <text:list-item>
              <text:h text:style-name="Heading_20_2" text:outline-level="2">Headings, Paragraphs and Basic Text Structure</text:h>
            </text:list-item>
          </text:list>
        </text:list-item>
      </text:list>
      <text:p text:style-name="Text_20_body">This section describes the XML elements and attributes that are used to represent heading and paragraph components in a text document.</text:p>
      <text:p text:style-name="Text_20_body"><text:span text:style-name="Label"><text:span text:style-name="T13">The elements </text:span></text:span><text:span text:style-name="Element"><text:span text:style-name="T13">&lt;text:h&gt;</text:span></text:span><text:span text:style-name="Label"><text:span text:style-name="T13"> and </text:span></text:span><text:span text:style-name="Element"><text:span text:style-name="T13">&lt;text:p&gt;</text:span></text:span><text:span text:style-name="Label"><text:span text:style-name="T13"> represent headings and paragraphs, respectively, and are collectively referred to as </text:span></text:span><text:span text:style-name="Strong_20_Emphasis"><text:span text:style-name="T7">paragraph elements</text:span></text:span><text:span text:style-name="Label"><text:span text:style-name="T13">. All text content in an </text:span></text:span><text:span text:style-name="T5"><text:user-field-get text:name="CommitteeName">OpenDocument</text:user-field-get></text:span><text:span text:style-name="Label"><text:span text:style-name="T13"> file </text:span></text:span>must<text:span text:style-name="Label"><text:span text:style-name="T13"> </text:span></text:span><text:span text:style-name="T13">be contained in either of these elements.</text:span></text:p>
      <text:list text:style-name="Outline" text:continue-numbering="true">
        <text:list-item>
          <text:list text:continue-numbering="true">
            <text:list-item>
              <text:list text:continue-numbering="true">
                <text:list-item>
                  <text:h text:style-name="Heading_20_3" text:outline-level="3">Headings</text:h>
                </text:list-item>
              </text:list>
            </text:list-item>
          </text:list>
        </text:list-item>
      </text:list>
      <text:p text:style-name="Text_20_body">Headings define the chapter structure for a document. A chapter or subchapter begins with a heading and extends to the next heading at the same or higher level.</text:p>
      <text:p text:style-name="RelaxNG">&lt;define name="text-h"&gt;</text:p>
      <text:p text:style-name="RelaxNG"><text:tab/>&lt;element name="text:h"&gt;</text:p>
      <text:p text:style-name="RelaxNG"><text:tab/><text:tab/>&lt;ref name="heading-attrs"/&gt;</text:p>
      <text:p text:style-name="RelaxNG"><text:tab/><text:tab/>&lt;ref name="paragraph-attrs"/&gt;</text:p>
      <text:p text:style-name="RelaxNG"><text:tab/><text:tab/>&lt;optional&gt;</text:p>
      <text:p text:style-name="RelaxNG"><text:tab/><text:tab/><text:tab/>&lt;ref name="text-number"/&gt;</text:p>
      <text:p text:style-name="RelaxNG"><text:tab/><text:tab/>&lt;/optional&gt;</text:p>
      <text:p text:style-name="RelaxNG"><text:tab/><text:tab/>&lt;zeroOrMore&gt;</text:p>
      <text:p text:style-name="RelaxNG"><text:tab/><text:tab/><text:tab/>&lt;ref name="paragraph-content"/&gt;</text:p>
      <text:p text:style-name="RelaxNG"><text:tab/><text:tab/>&lt;/zeroOrMore&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Heading Level</text:h>
                    </text:list-item>
                  </text:list>
                </text:list-item>
              </text:list>
            </text:list-item>
          </text:list>
        </text:list-item>
      </text:list>
      <text:p text:style-name="Text_20_body">The <text:alphabetical-index-mark text:string-value="heading level "/><text:span text:style-name="Attribute">text:outline-level</text:span> attribute associated with the heading element determines the level of the heading, starting with 1. Headings without a level attribute are assumed to be at level 1.</text:p>
      <text:p text:style-name="RelaxNG">&lt;define name="heading-attrs" combine="interleave"&gt;</text:p>
      <text:p text:style-name="RelaxNG"><text:tab/>&lt;attribute name="text:outline-level"&gt;</text:p>
      <text:p text:style-name="RelaxNG"><text:tab/><text:tab/>&lt;ref name="positiveInteger"/&gt;</text:p>
      <text:p text:style-name="RelaxNG"><text:tab/>&lt;/attribute&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Heading Numbering</text:h>
                    </text:list-item>
                  </text:list>
                </text:list-item>
              </text:list>
            </text:list-item>
          </text:list>
        </text:list-item>
      </text:list>
      <text:p text:style-name="Text_20_body">Header numbering can be changed by additional attributes, similar to those on list items (see section <text:reference-ref text:reference-format="chapter" text:ref-name="List Item"/>, <text:reference-ref text:reference-format="direction" text:ref-name="List Item">unten</text:reference-ref>). The numbering of headers can be restarted by setting the <text:span text:style-name="Attribute">text:restart-numbering</text:span> attribute to <text:span text:style-name="Attribute">true</text:span>.</text:p>
      <text:p text:style-name="RelaxNG">&lt;define name="heading-attrs" combine="interleave"&gt;</text:p>
      <text:p text:style-name="RelaxNG"><text:tab/>&lt;optional&gt;</text:p>
      <text:p text:style-name="RelaxNG"><text:tab/><text:tab/>&lt;attribute name="text:restart-numbering" a:defaultValue="false"&gt;</text:p>
      <text:p text:style-name="RelaxNG"><text:tab/><text:tab/><text:tab/>&lt;ref name="boolean"/&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Start Value</text:h>
                    </text:list-item>
                  </text:list>
                </text:list-item>
              </text:list>
            </text:list-item>
          </text:list>
        </text:list-item>
      </text:list>
      <text:p text:style-name="Text_20_body">The attribute <text:span text:style-name="Attribute">text:start-value</text:span> may be used to restart the numbering of headers of the current header's level, by setting a new value for the numbering. </text:p>
      <text:p text:style-name="RelaxNG">&lt;define name="heading-attrs" combine="interleave"&gt;</text:p>
      <text:p text:style-name="RelaxNG"><text:tab/>&lt;optional&gt;</text:p>
      <text:p text:style-name="RelaxNG"><text:tab/><text:tab/>&lt;attribute name="text:start-value"&gt;</text:p>
      <text:p text:style-name="RelaxNG"><text:tab/><text:tab/><text:tab/>&lt;ref name="nonNegativeInteger"/&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Suppress Header Numbering</text:h>
                    </text:list-item>
                  </text:list>
                </text:list-item>
              </text:list>
            </text:list-item>
          </text:list>
        </text:list-item>
      </text:list>
      <text:p text:style-name="Text_20_body">It is sometimes desired to have a specific heading which should not be numbered. This corresponds to unnumbered list headers in lists (see sections <text:reference-ref text:reference-format="chapter" text:ref-name="List"/>). To facilitate this, an optional attribute <text:span text:style-name="Attribute">text:is-list-header</text:span> can be used. If <text:span text:style-name="Source_20_Text">true</text:span>, the given header will not be numbered, even if an explicit list-style is given.</text:p>
      <text:p text:style-name="RelaxNG">&lt;define name="heading-attrs" combine="interleave"&gt;</text:p>
      <text:p text:style-name="RelaxNG"><text:tab/>&lt;optional&gt;</text:p>
      <text:p text:style-name="RelaxNG"><text:tab/><text:tab/>&lt;attribute name="text:is-list-header" a:defaultValue="false"&gt;</text:p>
      <text:p text:style-name="RelaxNG"><text:tab/><text:tab/><text:tab/>&lt;ref name="boolean"/&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text:reference-mark text:name="Formatted Heading Number"/>Formatted Heading Number</text:h>
                    </text:list-item>
                  </text:list>
                </text:list-item>
              </text:list>
            </text:list-item>
          </text:list>
        </text:list-item>
      </text:list>
      <text:p text:style-name="Text_20_body">If a heading has a numbering applied, the text of the formatted number can be included in a <text:span text:style-name="Element">&lt;text:number&gt;</text:span> element. This text can be used by applications that do not support numbering of headings, but it will be ignored by applications that support numbering.</text:p>
      <text:p text:style-name="RelaxNG">&lt;define name="text-number"&gt;</text:p>
      <text:p text:style-name="RelaxNG"><text:tab/>&lt;element name="text:number"&gt;</text:p>
      <text:p text:style-name="RelaxNG"><text:tab/><text:tab/>&lt;ref name="string"/&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text:reference-mark text:name="Paragraph"/>Paragraphs</text:h>
                </text:list-item>
              </text:list>
            </text:list-item>
          </text:list>
        </text:list-item>
      </text:list>
      <text:p text:style-name="Text_20_body">Paragraphs are the basic unit of text.</text:p>
      <text:p text:style-name="RelaxNG">&lt;define name="text-p"&gt;</text:p>
      <text:p text:style-name="RelaxNG"><text:tab/>&lt;element name="text:p"&gt;</text:p>
      <text:p text:style-name="RelaxNG"><text:tab/><text:tab/>&lt;ref name="paragraph-attrs"/&gt;</text:p>
      <text:p text:style-name="RelaxNG"><text:tab/><text:tab/>&lt;zeroOrMore&gt;</text:p>
      <text:p text:style-name="RelaxNG"><text:tab/><text:tab/><text:tab/>&lt;ref name="paragraph-content"/&gt;</text:p>
      <text:p text:style-name="RelaxNG"><text:tab/><text:tab/>&lt;/zeroOrMore&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Common Paragraph Elements Attributes</text:h>
                </text:list-item>
              </text:list>
            </text:list-item>
          </text:list>
        </text:list-item>
      </text:list>
      <text:p text:style-name="Text_20_body">The paragraph elements have <text:span text:style-name="Attribute">text:style-name</text:span>, <text:span text:style-name="Attribute">text:class-names</text:span> and <text:span text:style-name="Attribute">text:cond-style-name</text:span> attributes. These attributes must reference paragraph styles.</text:p>
      <text:p text:style-name="Text_20_body">A <text:span text:style-name="Attribute">text:style-name</text:span> attribute references a paragraph style, while a <text:span text:style-name="Attribute">text:cond-style-name</text:span> attribute references a conditional-style, that is, a style that contains conditions and maps to other styles (see section <text:reference-ref text:reference-format="chapter" text:ref-name="Style Mapping"/>). If a conditional style is applied to a paragraph, the <text:span text:style-name="Attribute">text:style-name</text:span> attribute contains the name of the style that was the result of the conditional style evaluation, while the conditional style name itself is the value of the <text:span text:style-name="Attribute">text:cond-style-name</text:span> attribute. This XML structure simplifies <text:bibliography-mark text:identifier="XSLT" text:bibliography-type="manual" text:author="James Clark" text:editor="W3C" text:title="XSL Transformations (XSLT) Version 1.0" text:year="1999" text:url="http://www.w3.org/TR/1999/REC-xslt-19991116">[XSLT]</text:bibliography-mark> transformations because XSLT only has to acknowledge the conditional style if the formatting attributes are relevant. The referenced style can be a common style or an automatic style.</text:p>
      <text:p text:style-name="Text_20_body">A <text:span text:style-name="Attribute">text:class-names</text:span> attribute takes a <text:span text:style-name="T2">whitespace</text:span> separated list of paragraph style names. The referenced styles are applied in the order they are contained in the list. If both, <text:span text:style-name="Attribute">text:style-name</text:span> and <text:span text:style-name="Attribute">text:class-names</text:span> are present, the style referenced by the <text:span text:style-name="Attribute">text:style-name</text:span> attribute is as the first style in the list in <text:span text:style-name="Attribute">text:class-names</text:span>. If a conditional style is specified together with a <text:span text:style-name="Attribute">style:class-names</text:span> attribute, but without the <text:span text:style-name="Attribute">text:style-name</text:span> attribute, then the first style in the style list is used as the value of the missing <text:span text:style-name="Attribute">text:style-name</text:span> attribute.</text:p>
      <text:p text:style-name="Text_20_body">Conforming applications should support the <text:span text:style-name="Attribute">text:class-names</text:span> attribute and also should preserve it while editing.</text:p>
      <text:p text:style-name="RelaxNG">&lt;define name="paragraph-attrs"&gt;</text:p>
      <text:p text:style-name="RelaxNG"><text:tab/>&lt;optional&gt;</text:p>
      <text:p text:style-name="RelaxNG"><text:tab/><text:tab/>&lt;attribute name="text:style-name"&gt;</text:p>
      <text:p text:style-name="RelaxNG"><text:tab/><text:tab/><text:tab/>&lt;ref name="styleNameRef"/&gt;</text:p>
      <text:p text:style-name="RelaxNG"><text:tab/><text:tab/>&lt;/attribute&gt;</text:p>
      <text:p text:style-name="RelaxNG"><text:tab/>&lt;/optional&gt;</text:p>
      <text:p text:style-name="RelaxNG"><text:tab/>&lt;optional&gt;</text:p>
      <text:p text:style-name="RelaxNG"><text:tab/><text:tab/>&lt;attribute name="text:class-names"&gt;</text:p>
      <text:p text:style-name="RelaxNG"><text:tab/><text:tab/><text:tab/>&lt;ref name="styleNameRefs"/&gt;</text:p>
      <text:p text:style-name="RelaxNG"><text:tab/><text:tab/>&lt;/attribute&gt;</text:p>
      <text:p text:style-name="RelaxNG"><text:tab/>&lt;/optional&gt;</text:p>
      <text:p text:style-name="RelaxNG"><text:tab/>&lt;optional&gt;</text:p>
      <text:p text:style-name="RelaxNG"><text:tab/><text:tab/>&lt;attribute name="text:cond-style-name"&gt;</text:p>
      <text:p text:style-name="RelaxNG"><text:tab/><text:tab/><text:tab/>&lt;ref name="styleNameRef"/&gt;</text:p>
      <text:p text:style-name="RelaxNG"><text:tab/><text:tab/>&lt;/attribute&gt;</text:p>
      <text:p text:style-name="RelaxNG"><text:tab/>&lt;/optional&gt;</text:p>
      <text:p text:style-name="RelaxNG">&lt;/define&gt;</text:p>
      <text:p text:style-name="Text_20_body"><text:span text:style-name="Label">Example: Styles and conditional styles</text:span></text:p>
      <text:p text:style-name="Example">&lt;text:p text:style-name="Heading 1"&gt;</text:p>
      <text:p text:style-name="Example">"Heading 1" is not a conditional style.</text:p>
      <text:p text:style-name="Example">&lt;/text:p&gt;</text:p>
      <text:p text:style-name="Example">&lt;text:p text:style-name="Numbering 1" text:cond-style-name="Text body"&gt;</text:p>
      <text:p text:style-name="Example">"Text body" is a conditional style. If it is contained in a numbered</text:p>
      <text:p text:style-name="Example">paragraph, it maps to "Numbering 1". This is assumed in this example.</text:p>
      <text:p text:style-name="Example_20_end">&lt;/text:p&gt;</text:p>
      <text:p text:style-name="Text_20_body">A paragraph may have an ID. This ID can be used to reference the paragraph from other elements.</text:p>
      <text:p text:style-name="RelaxNG">&lt;define name="paragraph-attrs" combine="interleave"&gt;</text:p>
      <text:p text:style-name="RelaxNG"><text:tab/>&lt;optional&gt;</text:p>
      <text:p text:style-name="RelaxNG"><text:tab/><text:tab/>&lt;ref name="text-id"/&gt;</text:p>
      <text:p text:style-name="RelaxNG"><text:tab/>&lt;/optional&gt;</text:p>
      <text:p text:style-name="RelaxNG">&lt;/define&gt;</text:p>
      <text:list text:style-name="Outline" text:continue-numbering="true">
        <text:list-item>
          <text:list text:continue-numbering="true">
            <text:list-item>
              <text:h text:style-name="Heading_20_2" text:outline-level="2">Page Sequences</text:h>
            </text:list-item>
          </text:list>
        </text:list-item>
      </text:list>
      <text:p text:style-name="Text_20_body">A page sequence element <text:span text:style-name="Element">&lt;text:page-sequence&gt;</text:span> specifies a sequence of master pages that are instantiated in exactly the same order as they are referenced in the page sequence. If a text document contains a page sequence, it will consist of exactly as many pages as specified. Documents with page sequences do not have a main text flow consisting of headings and paragraphs as is the case for documents that do not contain a page sequence. Text content is included within text boxes for documents with page sequences. The only other content that is permitted are drawing objects.</text:p>
      <text:p text:style-name="Text_20_body"><text:span text:style-name="Label">Example:</text:span> Page Sequence</text:p>
      <text:p text:style-name="Example">&lt;style:automatic-style&gt;</text:p>
      <text:p text:style-name="Example"><text:tab/>&lt;style:page-layout name="pm1"&gt;</text:p>
      <text:p text:style-name="Example"><text:tab/><text:tab/>&lt;!-- portrait page --&gt;</text:p>
      <text:p text:style-name="Example"><text:tab/>&lt;/style:page-layout&gt;</text:p>
      <text:p text:style-name="Example"><text:tab/>&lt;style:page-layout name="pm2"&gt;</text:p>
      <text:p text:style-name="Example"><text:tab/><text:tab/>&lt;!-- landscape page --&gt;</text:p>
      <text:p text:style-name="Example"><text:tab/>&lt;/style:page-layout&gt;</text:p>
      <text:p text:style-name="Example">&lt;/style:automatic-style&gt;</text:p>
      <text:p text:style-name="Example">...</text:p>
      <text:p text:style-name="Example">&lt;style:master-styles&gt;</text:p>
      <text:p text:style-name="Example"><text:tab/>&lt;style:master-page name="portrait" style:page-layout-name="pm1"/&gt;</text:p>
      <text:p text:style-name="Example"><text:tab/>&lt;style:master-page name="landscape" style:page-layout-name="pm2"/&gt;</text:p>
      <text:p text:style-name="Example">&lt;/style:master-styles&gt;</text:p>
      <text:p text:style-name="Example">...</text:p>
      <text:p text:style-name="Example">&lt;office:body&gt;</text:p>
      <text:p text:style-name="Example"><text:tab/>&lt;text:page-sequence&gt;</text:p>
      <text:p text:style-name="Example"><text:tab/><text:tab/>&lt;text:page text:master-page-name="portrait"/&gt;</text:p>
      <text:p text:style-name="Example"><text:tab/><text:tab/>&lt;text:page text:master-page-name="portrait"/&gt;</text:p>
      <text:p text:style-name="Example"><text:tab/><text:tab/>&lt;text:page text:master-page-name="landscape"/&gt;</text:p>
      <text:p text:style-name="Example"><text:tab/><text:tab/>&lt;text:page text:master-page-name="landscape"/&gt;</text:p>
      <text:p text:style-name="Example"><text:tab/><text:tab/>&lt;text:page text:master-page-name="portrait"/&gt;</text:p>
      <text:p text:style-name="Example"><text:tab/>&lt;/text:page-sequence&gt;</text:p>
      <text:p text:style-name="Example"><text:tab/>&lt;draw:frame ...&gt;</text:p>
      <text:p text:style-name="Example"><text:tab/><text:tab/>&lt;draw:text-box ...&gt;</text:p>
      <text:p text:style-name="Example"><text:tab/><text:tab/><text:tab/>&lt;text:p&gt;Example text.&lt;/text:p&gt;</text:p>
      <text:p text:style-name="Example"><text:tab/><text:tab/><text:tab/>...</text:p>
      <text:p text:style-name="Example"><text:tab/><text:tab/>&lt;/draw:text-box&gt;</text:p>
      <text:p text:style-name="Example"><text:tab/>&lt;/draw:frame&gt;</text:p>
      <text:p text:style-name="Example_20_end">&lt;/office:body&gt;</text:p>
      <text:p text:style-name="RelaxNG">&lt;define name="text-page-sequence"&gt;</text:p>
      <text:p text:style-name="RelaxNG"><text:tab/>&lt;element name="text:page-sequence"&gt;</text:p>
      <text:p text:style-name="RelaxNG"><text:tab/><text:tab/>&lt;oneOrMore&gt;</text:p>
      <text:p text:style-name="RelaxNG"><text:tab/><text:tab/><text:tab/>&lt;ref name="text-page"/&gt;</text:p>
      <text:p text:style-name="RelaxNG"><text:tab/><text:tab/>&lt;/oneOrMore&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Page</text:h>
                </text:list-item>
              </text:list>
            </text:list-item>
          </text:list>
        </text:list-item>
      </text:list>
      <text:p text:style-name="Standard">The <text:span text:style-name="Element">&lt;text:page&gt;</text:span> element specifies a single page within a page sequence.</text:p>
      <text:p text:style-name="RelaxNG">&lt;define name="text-page"&gt;</text:p>
      <text:p text:style-name="RelaxNG"><text:tab/>&lt;element name="text:page"&gt;</text:p>
      <text:p text:style-name="RelaxNG"><text:tab/><text:tab/>&lt;ref name="text-page-attlist"/&gt;</text:p>
      <text:p text:style-name="RelaxNG"><text:tab/><text:tab/>&lt;empty/&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Master Page Name</text:h>
                    </text:list-item>
                  </text:list>
                </text:list-item>
              </text:list>
            </text:list-item>
          </text:list>
        </text:list-item>
      </text:list>
      <text:p text:style-name="Standard">The <text:span text:style-name="Attribute">text:master-page-name</text:span> attribute specifies the master page that is instantiated.</text:p>
      <text:p text:style-name="RelaxNG">&lt;define name="text-page-attlist"&gt;</text:p>
      <text:p text:style-name="RelaxNG"><text:tab/>&lt;attribute name="text:master-page-name"&gt;</text:p>
      <text:p text:style-name="RelaxNG"><text:tab/><text:tab/>&lt;ref name="styleNameRef"/&gt;</text:p>
      <text:p text:style-name="RelaxNG"><text:tab/>&lt;/attribute&gt;</text:p>
      <text:p text:style-name="RelaxNG">&lt;/define&gt;</text:p>
      <text:list text:style-name="Outline" text:continue-numbering="true">
        <text:list-item>
          <text:list text:continue-numbering="true">
            <text:list-item>
              <text:h text:style-name="Heading_20_2" text:outline-level="2"><text:reference-mark text:name="List"/>Lists</text:h>
            </text:list-item>
          </text:list>
        </text:list-item>
      </text:list>
      <text:p text:style-name="Text_20_body">The <text:user-field-get text:name="CommitteeName">OpenDocument</text:user-field-get> format supports list structures, similar to those found in <text:bibliography-mark text:identifier="HTML4" text:bibliography-type="manual" text:author="Dave Raggett, Arnoud Le Hors, Ian Jacobs" text:editor="W3C" text:title="HTML 4.01 Specification" text:year="1999" text:url="http://www.w3.org/TR/1999/REC-html401-19991224">[HTML4]</text:bibliography-mark>. A list is a paragraph-level element, which contains an optional list header, followed by a sequence of list items. The list header and each list item contains a sequence of paragraph or list elements. Lists can be nested.</text:p>
      <text:p text:style-name="Standard">Lists may be numbered. The numbering may be restarted with a specific numbering at each list item. Lists may also continue numbering from other lists, allowing the user to merge several lists into a single, discontinuous list. Note that whether the list numbering is displayed depends on a suitable list style being used.</text:p>
      <text:p text:style-name="Standard">In addition to this structural information, lists can have list styles associated with them, which contain the relevant layout information, such as</text:p>
      <text:list text:style-name="L8">
        <text:list-item>
          <text:p text:style-name="P9">the type of list item label, such as bullet or number,</text:p>
        </text:list-item>
        <text:list-item>
          <text:p text:style-name="P9">list item label width and distance,</text:p>
        </text:list-item>
        <text:list-item>
          <text:p text:style-name="P9">bullet character or image (if any),</text:p>
        </text:list-item>
        <text:list-item>
          <text:p text:style-name="P9">number format for the bullet numbering (if any),</text:p>
        </text:list-item>
        <text:list-item>
          <text:p text:style-name="P9">paragraph indent for list items.</text:p>
        </text:list-item>
      </text:list>
      <text:list text:style-name="Outline" text:continue-numbering="true">
        <text:list-item>
          <text:list text:continue-numbering="true">
            <text:list-item>
              <text:list text:continue-numbering="true">
                <text:list-item>
                  <text:h text:style-name="Heading_20_3" text:outline-level="3">List Block</text:h>
                </text:list-item>
              </text:list>
            </text:list-item>
          </text:list>
        </text:list-item>
      </text:list>
      <text:p text:style-name="Text_20_body">A list is represented by the <text:alphabetical-index-mark-start text:id="IMark117503116"/><text:span text:style-name="Element">&lt;text:list&gt;</text:span><text:alphabetical-index-mark-end text:id="IMark117503116"/> element. It contains an optional list header, followed by any number of list items.</text:p>
      <text:p text:style-name="Text_20_body">Every list has a <text:span text:style-name="Def">list level</text:span>, which is determined by the nesting of the <text:span text:style-name="Element">&lt;text:list&gt;</text:span> elements. If a list is not contained within another list, the list level is 1. If the list in contained within another list, the list level is the list level of the list in which is it contained incremented by one. If a list is contained in a table cell or text box, the list level returns to 1, even though the table or textbox itself may be nested within another list.</text:p>
      <text:p text:style-name="Text_20_body">The attributes that may be associated with the list element are:</text:p>
      <text:list text:style-name="L9">
        <text:list-item>
          <text:p text:style-name="P116">Style name</text:p>
        </text:list-item>
        <text:list-item>
          <text:p text:style-name="P116">Continue numbering</text:p>
        </text:list-item>
      </text:list>
      <text:p text:style-name="RelaxNG">&lt;define name="text-list"&gt;</text:p>
      <text:p text:style-name="RelaxNG"><text:tab/>&lt;element name="text:list"&gt;</text:p>
      <text:p text:style-name="RelaxNG"><text:tab/><text:tab/>&lt;ref name="text-list-attr"/&gt;</text:p>
      <text:p text:style-name="RelaxNG"><text:tab/><text:tab/>&lt;optional&gt;</text:p>
      <text:p text:style-name="RelaxNG"><text:tab/><text:tab/><text:tab/>&lt;ref name="text-list-header"/&gt;</text:p>
      <text:p text:style-name="RelaxNG"><text:tab/><text:tab/>&lt;/optional&gt;</text:p>
      <text:p text:style-name="RelaxNG"><text:tab/><text:tab/>&lt;zeroOrMore&gt;</text:p>
      <text:p text:style-name="RelaxNG"><text:tab/><text:tab/><text:tab/>&lt;ref name="text-list-item"/&gt;</text:p>
      <text:p text:style-name="RelaxNG"><text:tab/><text:tab/>&lt;/zeroOrMore&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Style Name</text:h>
                    </text:list-item>
                  </text:list>
                </text:list-item>
              </text:list>
            </text:list-item>
          </text:list>
        </text:list-item>
      </text:list>
      <text:p text:style-name="Text_20_body">The optional <text:alphabetical-index-mark text:string-value="list style name"/><text:span text:style-name="Attribute">text:style-name </text:span>attribute specifies the name of the list style that is applied to the list.</text:p>
      <text:p text:style-name="Text_20_body">If this attribute is not included and therefore no list style is specified, one of the following actions is taken:</text:p>
      <text:list text:style-name="L10">
        <text:list-item>
          <text:p text:style-name="P147">If the list is contained within another list, the list style defaults to the style of the surrounding list.</text:p>
        </text:list-item>
        <text:list-item>
          <text:p text:style-name="P118">If there is no list style specified for the surrounding list, but the list contains paragraphs that have paragraph styles attached specifying a list style, this list style is used for any of these paragraphs.</text:p>
        </text:list-item>
        <text:list-item>
          <text:p text:style-name="P118">A default list style is applied to any other paragraphs.</text:p>
        </text:list-item>
      </text:list>
      <text:p text:style-name="Text_20_body">To determine which formatting properties are applied to a list, the list level and list style name are taken into account. See section <text:reference-ref text:reference-format="chapter" text:ref-name="List Style"/> for more information on list formatting properties.</text:p>
      <text:p text:style-name="RelaxNG">&lt;define name="text-list-attr" combine="interleave"&gt;</text:p>
      <text:p text:style-name="RelaxNG"><text:tab/>&lt;optional&gt;</text:p>
      <text:p text:style-name="RelaxNG"><text:tab/><text:tab/>&lt;attribute name="text:style-name"&gt;</text:p>
      <text:p text:style-name="RelaxNG"><text:tab/><text:tab/><text:tab/>&lt;ref name="styleNameRef"/&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Continue Numbering</text:h>
                    </text:list-item>
                  </text:list>
                </text:list-item>
              </text:list>
            </text:list-item>
          </text:list>
        </text:list-item>
      </text:list>
      <text:p text:style-name="Text_20_body">By default, the first list item in a list starts with the number specified in the list style. The <text:alphabetical-index-mark-start text:id="IMark117503116"/>continue numbering<text:alphabetical-index-mark-end text:id="IMark117503116"/> attribute can be used to continue the numbering from the preceding list.</text:p>
      <text:p text:style-name="Text_20_body">This attribute can be used with the <text:span text:style-name="Element">&lt;text:list&gt;</text:span> element and can have a value of <text:span text:style-name="T9">true</text:span> or <text:span text:style-name="T9">false</text:span>. </text:p>
      <text:p text:style-name="Table_20_Contents">If the value of the attribute is <text:span text:style-name="T9">true</text:span> and the numbering style of the preceding list is the same as the current list, the number of the first list item in the current list is the number of the last item in the preceding list incremented by one.</text:p>
      <text:p text:style-name="RelaxNG">&lt;define name="text-list-attr" combine="interleave"&gt;</text:p>
      <text:p text:style-name="RelaxNG"><text:tab/>&lt;optional&gt;</text:p>
      <text:p text:style-name="RelaxNG"><text:tab/><text:tab/>&lt;attribute name="text:continue-numbering"&gt;</text:p>
      <text:p text:style-name="RelaxNG"><text:tab/><text:tab/><text:tab/>&lt;ref name="boolean"/&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h text:style-name="Heading_20_3" text:outline-level="3">List<text:reference-mark text:name="List Item"/> Item</text:h>
                </text:list-item>
              </text:list>
            </text:list-item>
          </text:list>
        </text:list-item>
      </text:list>
      <text:p text:style-name="Text_20_body">List items contain the textual content of a list. A <text:span text:style-name="Element">&lt;text:list-item&gt;</text:span> element can contain paragraphs, headings, lists or soft page breaks. A list item cannot contain tables.</text:p>
      <text:p text:style-name="RelaxNG">&lt;define name="text-list-item"&gt;</text:p>
      <text:p text:style-name="RelaxNG"><text:tab/>&lt;element name="text:list-item"&gt;</text:p>
      <text:p text:style-name="RelaxNG"><text:tab/><text:tab/>&lt;ref name="text-list-item-attr"/&gt;</text:p>
      <text:p text:style-name="RelaxNG"><text:tab/><text:tab/>&lt;ref name="text-list-item-content"/&gt;</text:p>
      <text:p text:style-name="RelaxNG"><text:tab/>&lt;/element&gt;</text:p>
      <text:p text:style-name="RelaxNG">&lt;/define&gt;</text:p>
      <text:p text:style-name="RelaxNG">&lt;define name="text-list-item-content"&gt;</text:p>
      <text:p text:style-name="RelaxNG"><text:tab/>&lt;optional&gt;</text:p>
      <text:p text:style-name="RelaxNG"><text:tab/><text:tab/>&lt;ref name="text-number"/&gt;</text:p>
      <text:p text:style-name="RelaxNG"><text:tab/>&lt;/optional&gt;</text:p>
      <text:p text:style-name="RelaxNG"><text:tab/>&lt;zeroOrMore&gt;</text:p>
      <text:p text:style-name="RelaxNG"><text:tab/><text:tab/>&lt;choice&gt;</text:p>
      <text:p text:style-name="RelaxNG"><text:tab/><text:tab/><text:tab/>&lt;ref name="text-p"/&gt;</text:p>
      <text:p text:style-name="RelaxNG"><text:tab/><text:tab/><text:tab/>&lt;ref name="text-h"/&gt;</text:p>
      <text:p text:style-name="RelaxNG"><text:tab/><text:tab/><text:tab/>&lt;ref name="text-list"/&gt;</text:p>
      <text:p text:style-name="RelaxNG"><text:tab/><text:tab/><text:tab/>&lt;ref name="text-soft-page-break"/&gt;</text:p>
      <text:p text:style-name="RelaxNG"><text:tab/><text:tab/>&lt;/choice&gt;</text:p>
      <text:p text:style-name="RelaxNG"><text:tab/>&lt;/zeroOrMore&gt;</text:p>
      <text:p text:style-name="RelaxNG">&lt;/define&gt;</text:p>
      <text:p text:style-name="Text_20_body">The first line in a list item is preceded by a bullet or number, depending on the list style assigned to the list. If a list item starts another list immediately and does not contain any text, no bullet or number is displayed.</text:p>
      <text:p text:style-name="Text_20_body">The only attribute that may be associated with the <text:span text:style-name="Element">&lt;text:list-item&gt;</text:span> element is:</text:p>
      <text:list text:style-name="L11">
        <text:list-item>
          <text:p text:style-name="P120">Start value</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Start Value</text:h>
                    </text:list-item>
                  </text:list>
                </text:list-item>
              </text:list>
            </text:list-item>
          </text:list>
        </text:list-item>
      </text:list>
      <text:p text:style-name="Text_20_body">The numbering of the current list can be restarted at a certain number. The <text:span text:style-name="Attribute">text:start-value</text:span> attribute is used to specify the number with which to restart the list.</text:p>
      <text:p text:style-name="Text_20_body">This attribute can only be applied to items in a list with a numbering list style. It restarts the numbering of the list at the current item.</text:p>
      <text:p text:style-name="RelaxNG">&lt;define name="text-list-item-attr" combine="interleave"&gt;</text:p>
      <text:p text:style-name="RelaxNG"><text:tab/>&lt;optional&gt;</text:p>
      <text:p text:style-name="RelaxNG"><text:tab/><text:tab/>&lt;attribute name="text:start-value"&gt;</text:p>
      <text:p text:style-name="RelaxNG"><text:tab/><text:tab/><text:tab/>&lt;ref name="nonNegativeInteger"/&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Formatted Number</text:h>
                    </text:list-item>
                  </text:list>
                </text:list-item>
              </text:list>
            </text:list-item>
          </text:list>
        </text:list-item>
      </text:list>
      <text:p text:style-name="Text_20_body">If a list item has a numbering applied, the text of the formatted number can be included in a <text:span text:style-name="Element">&lt;text:number&gt;</text:span> element. This text can be used by applications that do not support numbering, but it will be ignored by applications that support numbering. See also section <text:reference-ref text:reference-format="chapter" text:ref-name="Formatted Heading Number"/>.</text:p>
      <text:p text:style-name="Text_20_body"><text:span text:style-name="Label">Example: Lists and </text:span><text:span text:style-name="Label"><text:span text:style-name="T2">sublists</text:span></text:span></text:p>
      <text:p text:style-name="Example">&lt;text:list text:style-name="List 1"&gt;</text:p>
      <text:p text:style-name="Example"><text:tab/>&lt;text:list-item&gt;</text:p>
      <text:p text:style-name="Example"><text:tab/>&lt;text:p&gt;This is the first list item&lt;/text:p&gt;</text:p>
      <text:p text:style-name="Example"><text:tab/>&lt;text:p&gt;This is a continuation of the first list item.&lt;/text:p&gt;</text:p>
      <text:p text:style-name="Example"><text:tab/>&lt;/text:list-item&gt;</text:p>
      <text:p text:style-name="Example"><text:tab/>&lt;text:list-item&gt;</text:p>
      <text:p text:style-name="Example"><text:tab/>&lt;text:p&gt;This is the second list item. </text:p>
      <text:p text:style-name="Example"><text:tab/><text:tab/><text:tab/>It contains a sub list.&lt;/text:p&gt;</text:p>
      <text:p text:style-name="Example"><text:tab/>&lt;text:list&gt;</text:p>
      <text:p text:style-name="Example"><text:tab/><text:tab/>&lt;text:list-item&gt;&lt;text:p&gt;This is a sub list item.&lt;/text:p&gt;</text:p>
      <text:p text:style-name="Example"><text:tab/><text:tab/>&lt;/text:list-item&gt;</text:p>
      <text:p text:style-name="Example"><text:tab/><text:tab/>&lt;text:list-item&gt;&lt;text:p&gt;This is a sub list item.&lt;/text:p&gt;</text:p>
      <text:p text:style-name="Example"><text:tab/><text:tab/>&lt;/text:list-item&gt;</text:p>
      <text:p text:style-name="Example"><text:tab/><text:tab/>&lt;text:list-item&gt;&lt;text:p&gt;This is a sub list item.&lt;/text:p&gt;</text:p>
      <text:p text:style-name="Example"><text:tab/><text:tab/>&lt;/text:list-item&gt;</text:p>
      <text:p text:style-name="Example"><text:tab/>&lt;/text:list&gt;</text:p>
      <text:p text:style-name="Example"><text:tab/>&lt;/text:list-item&gt;</text:p>
      <text:p text:style-name="Example"><text:tab/>&lt;text:list-item&gt;</text:p>
      <text:p text:style-name="Example"><text:tab/>&lt;text:p&gt;This is the third list item&lt;/text:p&gt;</text:p>
      <text:p text:style-name="Example"><text:tab/>&lt;/text:list-item&gt;</text:p>
      <text:p text:style-name="Example_20_end">&lt;/text:list&gt;</text:p>
      <text:list text:style-name="Outline" text:continue-numbering="true">
        <text:list-item>
          <text:list text:continue-numbering="true">
            <text:list-item>
              <text:list text:continue-numbering="true">
                <text:list-item>
                  <text:h text:style-name="Heading_20_3" text:outline-level="3">List Header</text:h>
                </text:list-item>
              </text:list>
            </text:list-item>
          </text:list>
        </text:list-item>
      </text:list>
      <text:p text:style-name="Text_20_body">A <text:alphabetical-index-mark-start text:id="IMark117503116"/><text:span text:style-name="Def"><text:span text:style-name="T15">list header</text:span></text:span><text:alphabetical-index-mark-end text:id="IMark117503116"/> is a special kind of list item. It contains one or more paragraphs that are displayed before a list. The paragraphs are formatted like list items but they do not have a preceding number or bullet. The list header is represented by the list header element.</text:p>
      <text:p text:style-name="RelaxNG">&lt;define name="text-list-header"&gt;</text:p>
      <text:p text:style-name="RelaxNG"><text:tab/>&lt;element name="text:list-header"&gt;</text:p>
      <text:p text:style-name="RelaxNG"><text:tab/><text:tab/>&lt;ref name="text-list-item-content"/&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Numbered Paragraphs</text:h>
                </text:list-item>
              </text:list>
            </text:list-item>
          </text:list>
        </text:list-item>
      </text:list>
      <text:p text:style-name="Standard">In some instances, it is desirable to specify a list not as a structural element comprising of several list items, but to determine on a per-paragraph level whether the paragraph is numbered, and at which level. To facilitate this, the <text:span text:style-name="Element">&lt;text:numbered-paragraph&gt;</text:span> element allows the numbering of an individual paragraph, as if it was part of a list at a specified level.</text:p>
      <text:p text:style-name="Standard">Numbered paragraphs may use the same continuous numbering properties that list items use, and thus form an equivalent, alternative way of specifying lists. A list in <text:span text:style-name="Element">&lt;text:list&gt;</text:span> representation could be converted into a list in <text:span text:style-name="Element">&lt;text:numbered-paragraph&gt;</text:span> representation and vice versa.</text:p>
      <text:p text:style-name="RelaxNG">&lt;define name="text-numbered-paragraph"&gt;</text:p>
      <text:p text:style-name="RelaxNG"><text:tab/>&lt;element name="text:numbered-paragraph"&gt;</text:p>
      <text:p text:style-name="RelaxNG"><text:tab/><text:tab/>&lt;ref name="text-numbered-paragraph-attr"/&gt;</text:p>
      <text:p text:style-name="RelaxNG"><text:tab/><text:tab/>&lt;optional&gt;</text:p>
      <text:p text:style-name="RelaxNG"><text:tab/><text:tab/><text:tab/>&lt;ref name="text-number"/&gt;</text:p>
      <text:p text:style-name="RelaxNG"><text:tab/><text:tab/>&lt;/optional&gt;</text:p>
      <text:p text:style-name="RelaxNG"><text:tab/><text:tab/>&lt;choice&gt;</text:p>
      <text:p text:style-name="RelaxNG"><text:tab/><text:tab/><text:tab/>&lt;ref name="text-p"/&gt;</text:p>
      <text:p text:style-name="RelaxNG"><text:tab/><text:tab/><text:tab/>&lt;ref name="text-h"/&gt;</text:p>
      <text:p text:style-name="RelaxNG"><text:tab/><text:tab/>&lt;/choice&gt;</text:p>
      <text:p text:style-name="RelaxNG"><text:tab/>&lt;/element&gt;</text:p>
      <text:p text:style-name="RelaxNG">&lt;/define&gt;</text:p>
      <text:p text:style-name="Text_20_body">A numbered paragraph can be assigned a list level. A numbered paragraph is equivalent to a list nested to the given level, containing one list item with one paragraph. If no level is given, the numbered paragraph is interpreted as being on level 1.</text:p>
      <text:p text:style-name="RelaxNG">&lt;define name="text-numbered-paragraph-attr" combine="interleave"&gt;</text:p>
      <text:p text:style-name="RelaxNG"><text:tab/>&lt;optional&gt;</text:p>
      <text:p text:style-name="RelaxNG"><text:tab/><text:tab/>&lt;attribute name="text:level" a:defaultValue="1"&gt;</text:p>
      <text:p text:style-name="RelaxNG"><text:tab/><text:tab/><text:tab/>&lt;ref name="positiveInteger"/&gt;</text:p>
      <text:p text:style-name="RelaxNG"><text:tab/><text:tab/>&lt;/attribute&gt;</text:p>
      <text:p text:style-name="RelaxNG"><text:tab/>&lt;/optional&gt;</text:p>
      <text:p text:style-name="RelaxNG">&lt;/define&gt;</text:p>
      <text:p text:style-name="Text_20_body">As a numbered paragraph combines the functionality of a (possibly nested) list with a single list item, it can also use the attributes of those elements.</text:p>
      <text:p text:style-name="RelaxNG">&lt;define name="text-numbered-paragraph-attr" combine="interleave"&gt;</text:p>
      <text:p text:style-name="RelaxNG"><text:tab/>&lt;ref name="text-list-attr"/&gt;</text:p>
      <text:p text:style-name="RelaxNG">&lt;/define&gt;</text:p>
      <text:p text:style-name="RelaxNG">&lt;define name="text-numbered-paragraph-attr" combine="interleave"&gt;</text:p>
      <text:p text:style-name="RelaxNG"><text:tab/>&lt;ref name="text-list-item-attr"/&gt;</text:p>
      <text:p text:style-name="RelaxNG">&lt;/define&gt;</text:p>
      <text:p text:style-name="Text_20_body">The text of a formatted number can be included in a <text:span text:style-name="Element">&lt;text:number&gt;</text:span> element. This text can be used by applications that do not support numbering, but it will be ignored by applications that support numbering. See also section <text:reference-ref text:reference-format="chapter" text:ref-name="Formatted Heading Number"/>.</text:p>
      <text:list text:style-name="Outline" text:continue-numbering="true">
        <text:list-item>
          <text:list text:continue-numbering="true">
            <text:list-item>
              <text:h text:style-name="Heading_20_2" text:outline-level="2"><text:reference-mark-start text:name="Text Sections"/>Text Sections<text:reference-mark-end text:name="Text Sections"/></text:h>
            </text:list-item>
          </text:list>
        </text:list-item>
      </text:list>
      <text:p text:style-name="Standard">A <text:alphabetical-index-mark-start text:id="IMark117503116"/>text section<text:alphabetical-index-mark-end text:id="IMark117503116"/> is a named region of paragraph-level text content. Sections start and end on paragraph boundaries and can contain any number of paragraphs.</text:p>
      <text:p text:style-name="Standard">Sections have two uses in the <text:user-field-get text:name="CommitteeName">OpenDocument</text:user-field-get> format: They can be used to assign certain formatting properties to a region of text. They can also be used to group text that is automatically acquired from some external data source.</text:p>
      <text:p text:style-name="Standard">In addition to Sections can contain regular text content or the text can be contained in another file and linked to the section. <text:alphabetical-index-mark text:string-value="sections"/>Sections can also be write-protected or hidden.</text:p>
      <text:p text:style-name="Text_20_body">Sections can have settings for text columns, background color or pattern, and notes configuration. These settings form the section style, which is represented in a &lt;<text:span text:style-name="Element">style:style&gt;</text:span> element. See section <text:reference-ref text:reference-format="chapter" text:ref-name="Section Style"/> for details.</text:p>
      <text:p text:style-name="Text_20_body">The formatting properties for sections are explained in section <text:reference-ref text:reference-format="chapter" text:ref-name="Section formatting properties"/>.</text:p>
      <text:p text:style-name="Text_20_body">Sections support two ways of linking to external content. If a section is linked to another document, the link can be through one of the following:</text:p>
      <text:list text:style-name="BulletedList">
        <text:list-item text:start-value="1">
          <text:p text:style-name="P21">A resource identified by an XLink, represented by a <text:span text:style-name="Source_20_Text">text:section-source</text:span> element</text:p>
        </text:list-item>
        <text:list-item>
          <text:p text:style-name="P21">Dynamic Data Exchange (DDE), represented by a <text:span text:style-name="Source_20_Text">office:dde-source</text:span> element</text:p>
        </text:list-item>
      </text:list>
      <text:p text:style-name="Text_20_body">Linking information for external content is contained in the section element's first child. A section that links to external content contains the full representation of the data source, so that processors need to understand the linking information only if they wish to update the contents of the section.</text:p>
      <text:p text:style-name="RelaxNG">&lt;define name="text-section"&gt;</text:p>
      <text:p text:style-name="RelaxNG"><text:tab/>&lt;element name="text:section"&gt;</text:p>
      <text:p text:style-name="RelaxNG"><text:tab/><text:tab/>&lt;ref name="text-section-attr"/&gt;</text:p>
      <text:p text:style-name="RelaxNG"><text:tab/><text:tab/>&lt;choice&gt;</text:p>
      <text:p text:style-name="RelaxNG"><text:tab/><text:tab/><text:tab/>&lt;ref name="text-section-source"/&gt;</text:p>
      <text:p text:style-name="RelaxNG"><text:tab/><text:tab/><text:tab/>&lt;ref name="text-section-source-dde"/&gt;</text:p>
      <text:p text:style-name="RelaxNG"><text:tab/><text:tab/><text:tab/>&lt;empty/&gt;</text:p>
      <text:p text:style-name="RelaxNG"><text:tab/><text:tab/>&lt;/choice&gt;</text:p>
      <text:p text:style-name="RelaxNG"><text:tab/><text:tab/>&lt;zeroOrMore&gt;</text:p>
      <text:p text:style-name="RelaxNG"><text:tab/><text:tab/><text:tab/>&lt;ref name="text-content"/&gt;</text:p>
      <text:p text:style-name="RelaxNG"><text:tab/><text:tab/>&lt;/zeroOrMore&gt;</text:p>
      <text:p text:style-name="RelaxNG"><text:tab/>&lt;/element&gt;</text:p>
      <text:p text:style-name="RelaxNG">&lt;/define&gt;</text:p>
      <text:p text:style-name="Table_20_Contents"><text:span text:style-name="T8">Note:</text:span> List items may not contain sections. Thus, lists may only be wholly contained within section elements. If it is desired to achieve the effect of overlapping lists and sections, or of sections contained within lists, the lists must be split into several lists, each of which would then be wholly contained within a section. When splitting the list, suitable attributes for continuous numbering should be set such that display and behavior are the same as with the original list not interrupted by sections.</text:p>
      <text:list text:style-name="Outline" text:continue-numbering="true">
        <text:list-item>
          <text:list text:continue-numbering="true">
            <text:list-item>
              <text:list text:continue-numbering="true">
                <text:list-item>
                  <text:h text:style-name="Heading_20_3" text:outline-level="3">Section Attributes</text:h>
                </text:list-item>
              </text:list>
            </text:list-item>
          </text:list>
        </text:list-item>
      </text:list>
      <text:p text:style-name="Standard">Text indices, described in chapter <text:reference-ref text:reference-format="chapter" text:ref-name="Text Indices"/>, may be considered a special kind of text section, as they share the same general structure as well as certain attributes. These are combined in the following definition:</text:p>
      <text:p text:style-name="RelaxNG">&lt;define name="text-section-attr" combine="interleave"&gt;</text:p>
      <text:p text:style-name="RelaxNG"><text:tab/>&lt;ref name="sectionAttr"/&gt;</text:p>
      <text:p text:style-name="RelaxNG">&lt;/define&gt;</text:p>
      <text:p text:style-name="Text_20_body">The remaining attributes in this section are specific to the <text:span text:style-name="Element">&lt;text:section&gt;</text:span> element.</text:p>
      <text:list text:style-name="Outline" text:continue-numbering="true">
        <text:list-item>
          <text:list text:continue-numbering="true">
            <text:list-item>
              <text:list text:continue-numbering="true">
                <text:list-item>
                  <text:list text:continue-numbering="true">
                    <text:list-item>
                      <text:h text:style-name="Heading_20_4" text:outline-level="4">Section Style</text:h>
                    </text:list-item>
                  </text:list>
                </text:list-item>
              </text:list>
            </text:list-item>
          </text:list>
        </text:list-item>
      </text:list>
      <text:p text:style-name="Text_20_body">The <text:span text:style-name="Attribute">text:style-name</text:span> attribute refers to a section style.</text:p>
      <text:p text:style-name="RelaxNG">&lt;define name="sectionAttr" combine="interleave"&gt;</text:p>
      <text:p text:style-name="RelaxNG"><text:tab/>&lt;optional&gt;</text:p>
      <text:p text:style-name="RelaxNG"><text:tab/><text:tab/>&lt;attribute name="text:style-name"&gt;</text:p>
      <text:p text:style-name="RelaxNG"><text:tab/><text:tab/><text:tab/>&lt;ref name="styleNameRef"/&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Section Name</text:h>
                    </text:list-item>
                  </text:list>
                </text:list-item>
              </text:list>
            </text:list-item>
          </text:list>
        </text:list-item>
      </text:list>
      <text:p text:style-name="Text_20_body">Every section must have a name that uniquely identifies the section. The <text:span text:style-name="Attribute">text:name</text:span> attribute contains the name of the section.</text:p>
      <text:p text:style-name="RelaxNG">&lt;define name="sectionAttr" combine="interleave"&gt;</text:p>
      <text:p text:style-name="RelaxNG"><text:tab/>&lt;attribute name="text:name"&gt;</text:p>
      <text:p text:style-name="RelaxNG"><text:tab/><text:tab/>&lt;ref name="string"/&gt;</text:p>
      <text:p text:style-name="RelaxNG"><text:tab/>&lt;/attribute&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Protected Sections</text:h>
                    </text:list-item>
                  </text:list>
                </text:list-item>
              </text:list>
            </text:list-item>
          </text:list>
        </text:list-item>
      </text:list>
      <text:p text:style-name="Text_20_body">A section can be protected, which means that a user can not edit the section. The <text:span text:style-name="T9">text:protected</text:span> attribute indicates whether or not a section is protected. The user interface must enforce the protection attribute if it is enabled.</text:p>
      <text:p text:style-name="RelaxNG">&lt;define name="sectionAttr" combine="interleave"&gt;</text:p>
      <text:p text:style-name="RelaxNG"><text:tab/>&lt;optional&gt;</text:p>
      <text:p text:style-name="RelaxNG"><text:tab/><text:tab/>&lt;attribute name="text:protected"&gt;</text:p>
      <text:p text:style-name="RelaxNG"><text:tab/><text:tab/><text:tab/>&lt;ref name="boolean"/&gt;</text:p>
      <text:p text:style-name="RelaxNG"><text:tab/><text:tab/>&lt;/attribute&gt;</text:p>
      <text:p text:style-name="RelaxNG"><text:tab/>&lt;/optional&gt;</text:p>
      <text:p text:style-name="RelaxNG">&lt;/define&gt;</text:p>
      <text:p text:style-name="Text_20_body">A user can use the user interface to reset the protection flag, unless the section is further protected by a password. In this case, the user must know the password in order to reset the protection flag. The <text:span text:style-name="T9">text:protection-key</text:span> attribute specifies the password that protects the section. To avoid saving the password directly into the XML file, only a hash value of the password is stored.</text:p>
      <text:p text:style-name="RelaxNG">&lt;define name="sectionAttr" combine="interleave"&gt;</text:p>
      <text:p text:style-name="RelaxNG"><text:tab/>&lt;optional&gt;</text:p>
      <text:p text:style-name="RelaxNG"><text:tab/><text:tab/>&lt;attribute name="text:protection-key"&gt;</text:p>
      <text:p text:style-name="RelaxNG"><text:tab/><text:tab/><text:tab/>&lt;ref name="string"/&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Hidden Sections and Conditional Sections</text:h>
                    </text:list-item>
                  </text:list>
                </text:list-item>
              </text:list>
            </text:list-item>
          </text:list>
        </text:list-item>
      </text:list>
      <text:p text:style-name="Text_20_body">Sections can be hidden based on a condition or they can be hidden unconditionally. </text:p>
      <text:p text:style-name="Table_20_Contents">The <text:span text:style-name="Attribute">text:display</text:span> attribute specifies whether or not the section is hidden. The value of this attribute can be:</text:p>
      <text:list text:style-name="BulletedList">
        <text:list-item text:start-value="1">
          <text:p text:style-name="P131"><text:span text:style-name="T18">true</text:span>, the section is displayed. This is the default setting.</text:p>
        </text:list-item>
        <text:list-item>
          <text:p text:style-name="P131"><text:span text:style-name="T18">none</text:span>, the section is hidden unconditionally.</text:p>
        </text:list-item>
        <text:list-item>
          <text:p text:style-name="P131"><text:span text:style-name="T18">condition</text:span>, the section is hidden under the condition specified in the <text:span text:style-name="T18">text:condition</text:span> attribute.</text:p>
        </text:list-item>
      </text:list>
      <text:p text:style-name="Text_20_body">The <text:span text:style-name="Attribute">text:condition</text:span> attribute specifies the condition under which the section is hidden. The condition is encoded as a string. If the value of <text:span text:style-name="Attribute">text:display</text:span> is <text:span text:style-name="Source_20_Text">condition</text:span>, the <text:span text:style-name="Attribute">text:condition</text:span> attribute must be present.</text:p>
      <text:p text:style-name="RelaxNG">&lt;define name="text-section-attr" combine="interleave"&gt;</text:p>
      <text:p text:style-name="RelaxNG"><text:tab/>&lt;choice&gt;</text:p>
      <text:p text:style-name="RelaxNG"><text:tab/><text:tab/>&lt;attribute name="text:display"&gt;</text:p>
      <text:p text:style-name="RelaxNG"><text:tab/><text:tab/><text:tab/>&lt;choice&gt;</text:p>
      <text:p text:style-name="RelaxNG"><text:tab/><text:tab/><text:tab/><text:tab/>&lt;value&gt;true&lt;/value&gt;</text:p>
      <text:p text:style-name="RelaxNG"><text:tab/><text:tab/><text:tab/><text:tab/>&lt;value&gt;none&lt;/value&gt;</text:p>
      <text:p text:style-name="RelaxNG"><text:tab/><text:tab/><text:tab/>&lt;/choice&gt;</text:p>
      <text:p text:style-name="RelaxNG"><text:tab/><text:tab/>&lt;/attribute&gt;</text:p>
      <text:p text:style-name="RelaxNG"><text:tab/><text:tab/>&lt;group&gt;</text:p>
      <text:p text:style-name="RelaxNG"><text:tab/><text:tab/><text:tab/>&lt;attribute name="text:display"&gt;</text:p>
      <text:p text:style-name="RelaxNG"><text:tab/><text:tab/><text:tab/><text:tab/>&lt;value&gt;condition&lt;/value&gt;</text:p>
      <text:p text:style-name="RelaxNG"><text:tab/><text:tab/><text:tab/>&lt;/attribute&gt;</text:p>
      <text:p text:style-name="RelaxNG"><text:tab/><text:tab/><text:tab/>&lt;attribute name="text:condition"&gt;</text:p>
      <text:p text:style-name="RelaxNG"><text:tab/><text:tab/><text:tab/><text:tab/>&lt;ref name="string"/&gt;</text:p>
      <text:p text:style-name="RelaxNG"><text:tab/><text:tab/><text:tab/>&lt;/attribute&gt;</text:p>
      <text:p text:style-name="RelaxNG"><text:tab/><text:tab/>&lt;/group&gt;</text:p>
      <text:p text:style-name="RelaxNG"><text:tab/><text:tab/>&lt;empty/&gt;</text:p>
      <text:p text:style-name="RelaxNG"><text:tab/>&lt;/choice&gt;</text:p>
      <text:p text:style-name="RelaxNG">&lt;/define&gt;</text:p>
      <text:list text:style-name="Outline" text:continue-numbering="true">
        <text:list-item>
          <text:list text:continue-numbering="true">
            <text:list-item>
              <text:list text:continue-numbering="true">
                <text:list-item>
                  <text:h text:style-name="Heading_20_3" text:outline-level="3">Section Source</text:h>
                </text:list-item>
              </text:list>
            </text:list-item>
          </text:list>
        </text:list-item>
      </text:list>
      <text:p text:style-name="Text_20_body">The <text:span text:style-name="Element">&lt;text:section-source&gt;</text:span> element indicates that the enclosed section is a linked section. If this element is used, it must be the first element in the <text:span text:style-name="Element">&lt;text:section&gt;</text:span> element.</text:p>
      <text:p text:style-name="RelaxNG">&lt;define name="text-section-source"&gt;</text:p>
      <text:p text:style-name="RelaxNG"><text:tab/>&lt;element name="text:section-source"&gt;</text:p>
      <text:p text:style-name="RelaxNG"><text:tab/><text:tab/>&lt;ref name="text-section-source-attr"/&gt;</text:p>
      <text:p text:style-name="RelaxNG"><text:tab/>&lt;/element&gt;</text:p>
      <text:p text:style-name="RelaxNG">&lt;/define&gt;</text:p>
      <text:p text:style-name="Text_20_body">The attributes that may be associated with the <text:span text:style-name="Element">&lt;text:section-source&gt;</text:span> attribute are:</text:p>
      <text:list text:style-name="BulletedList">
        <text:list-item text:start-value="1">
          <text:p text:style-name="P21">Section source URL</text:p>
        </text:list-item>
        <text:list-item>
          <text:p text:style-name="P21">Name of linked section</text:p>
        </text:list-item>
        <text:list-item>
          <text:p text:style-name="P21">Filter name</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Section Source URL</text:h>
                    </text:list-item>
                  </text:list>
                </text:list-item>
              </text:list>
            </text:list-item>
          </text:list>
        </text:list-item>
      </text:list>
      <text:p text:style-name="Text_20_body">These attributes identify the document or section to which the section is linked. The name of the target section is identified by the local part of the URL, following the hash mark. The <text:span text:style-name="Attribute">xlink:href</text:span> attribute is implied because <text:span text:style-name="Element">&lt;text:section-source&gt;</text:span> elements may also link to internal sections.</text:p>
      <text:p text:style-name="RelaxNG">&lt;define name="text-section-source-attr" combine="interleave"&gt;</text:p>
      <text:p text:style-name="RelaxNG"><text:tab/>&lt;optional&gt;</text:p>
      <text:p text:style-name="RelaxNG"><text:tab/><text:tab/>&lt;attribute name="xlink:href"&gt;</text:p>
      <text:p text:style-name="RelaxNG"><text:tab/><text:tab/><text:tab/>&lt;ref name="anyURI"/&gt;</text:p>
      <text:p text:style-name="RelaxNG"><text:tab/><text:tab/>&lt;/attribute&gt;</text:p>
      <text:p text:style-name="RelaxNG"><text:tab/><text:tab/>&lt;optional&gt;</text:p>
      <text:p text:style-name="RelaxNG"><text:tab/><text:tab/><text:tab/>&lt;attribute name="xlink:type" a:defaultValue="simple"&gt;</text:p>
      <text:p text:style-name="RelaxNG"><text:tab/><text:tab/><text:tab/><text:tab/>&lt;value&gt;simple&lt;/value&gt;</text:p>
      <text:p text:style-name="RelaxNG"><text:tab/><text:tab/><text:tab/>&lt;/attribute&gt;</text:p>
      <text:p text:style-name="RelaxNG"><text:tab/><text:tab/>&lt;/optional&gt;</text:p>
      <text:p text:style-name="RelaxNG"><text:tab/><text:tab/>&lt;optional&gt;</text:p>
      <text:p text:style-name="RelaxNG"><text:tab/><text:tab/><text:tab/>&lt;attribute name="xlink:show" a:defaultValue="embed"&gt;</text:p>
      <text:p text:style-name="RelaxNG"><text:tab/><text:tab/><text:tab/><text:tab/>&lt;value&gt;embed&lt;/value&gt;</text:p>
      <text:p text:style-name="RelaxNG"><text:tab/><text:tab/><text:tab/>&lt;/attribute&gt;</text:p>
      <text:p text:style-name="RelaxNG"><text:tab/><text:tab/>&lt;/optional&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Name of Linked Section</text:h>
                    </text:list-item>
                  </text:list>
                </text:list-item>
              </text:list>
            </text:list-item>
          </text:list>
        </text:list-item>
      </text:list>
      <text:p text:style-name="Text_20_body">If the link targets a section of a document, the attribute <text:span text:style-name="Attribute">text:section</text:span> name contains the name of the target section. If the attribute is not present, the link targets the entire document.</text:p>
      <text:p text:style-name="RelaxNG">&lt;define name="text-section-source-attr" combine="interleave"&gt;</text:p>
      <text:p text:style-name="RelaxNG"><text:tab/>&lt;optional&gt;</text:p>
      <text:p text:style-name="RelaxNG"><text:tab/><text:tab/>&lt;attribute name="text:section-name"&gt;</text:p>
      <text:p text:style-name="RelaxNG"><text:tab/><text:tab/><text:tab/>&lt;ref name="string"/&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Filter Name</text:h>
                    </text:list-item>
                  </text:list>
                </text:list-item>
              </text:list>
            </text:list-item>
          </text:list>
        </text:list-item>
      </text:list>
      <text:p text:style-name="Text_20_body">The <text:span text:style-name="Attribute">text:filter-name</text:span> attribute specifies which filter type was used to import the link target. The value of this attribute is implementation dependent.</text:p>
      <text:p text:style-name="RelaxNG">&lt;define name="text-section-source-attr" combine="interleave"&gt;</text:p>
      <text:p text:style-name="RelaxNG"><text:tab/>&lt;optional&gt;</text:p>
      <text:p text:style-name="RelaxNG"><text:tab/><text:tab/>&lt;attribute name="text:filter-name"&gt;</text:p>
      <text:p text:style-name="RelaxNG"><text:tab/><text:tab/><text:tab/>&lt;ref name="string"/&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h text:style-name="Heading_20_3" text:outline-level="3">DDE<text:reference-mark text:name="DDE Source"/> Source</text:h>
                </text:list-item>
              </text:list>
            </text:list-item>
          </text:list>
        </text:list-item>
      </text:list>
      <text:p text:style-name="Text_20_body">If sections are linked via DDE, their linking information is represented by <text:span text:style-name="Element">&lt;office:dde-source&gt;</text:span> elements. It contains attributes that specify the application, topic and item of the DDE connection. Note that because the section contains the XML rendition of the DDE link's content, this information only needs to be processed if updated data from the DDE link are desired.</text:p>
      <text:p text:style-name="Text_20_body">See section <text:reference-ref text:reference-format="chapter" text:ref-name="DDE Connections"/> for the use of DDE connections.</text:p>
      <text:p text:style-name="RelaxNG">&lt;define name="text-section-source-dde"&gt;</text:p>
      <text:p text:style-name="RelaxNG"><text:tab/>&lt;ref name="office-dde-source"/&gt;</text:p>
      <text:p text:style-name="RelaxNG">&lt;/define&gt;</text:p>
      <text:list text:style-name="Outline" text:continue-numbering="true">
        <text:list-item>
          <text:list text:continue-numbering="true">
            <text:list-item>
              <text:h text:style-name="Heading_20_2" text:outline-level="2">Page-bound graphical content</text:h>
            </text:list-item>
          </text:list>
        </text:list-item>
      </text:list>
      <text:p text:style-name="Standard">Within text documents, images, embedded objects and other drawing objects appear at the level of a paragraph if they are anchored to a page rather than to a <text:span text:style-name="T2">paragraph</text:span> or a character position within a paragraph. See section <text:reference-ref text:reference-format="chapter" text:ref-name="Drawing Shapes"/> for details on drawing <text:span text:style-name="T2">objects</text:span>, and section <text:reference-ref text:reference-format="chapter" text:ref-name="Text Anchor"/> for their anchoring.</text:p>
      <text:list text:style-name="Outline" text:continue-numbering="true">
        <text:list-item>
          <text:list text:continue-numbering="true">
            <text:list-item>
              <text:h text:style-name="Heading_20_2" text:outline-level="2">Change<text:reference-mark text:name="TextChangeTracking"/> Tracking</text:h>
            </text:list-item>
          </text:list>
        </text:list-item>
      </text:list>
      <text:p text:style-name="Text_20_body">This section describes how changes in text documents can be represented.</text:p>
      <text:list text:style-name="Outline" text:continue-numbering="true">
        <text:list-item>
          <text:list text:continue-numbering="true">
            <text:list-item>
              <text:list text:continue-numbering="true">
                <text:list-item>
                  <text:h text:style-name="Heading_20_3" text:outline-level="3">Tracked Changes</text:h>
                </text:list-item>
              </text:list>
            </text:list-item>
          </text:list>
        </text:list-item>
      </text:list>
      <text:p text:style-name="Text_20_body">All tracked changes to text documents are stored in a list. The list contains an element for each change made to the document. If the <text:span text:style-name="Element">&lt;text:tracked-changes&gt;</text:span> element is absent, change tracking is not enabled.</text:p>
      <text:p text:style-name="RelaxNG">&lt;define name="text-tracked-changes"&gt;</text:p>
      <text:p text:style-name="RelaxNG"><text:tab/>&lt;optional&gt;</text:p>
      <text:p text:style-name="RelaxNG"><text:tab/><text:tab/>&lt;element name="text:tracked-changes"&gt;</text:p>
      <text:p text:style-name="RelaxNG"><text:tab/><text:tab/><text:tab/>&lt;ref name="text-tracked-changes-attr"/&gt;</text:p>
      <text:p text:style-name="RelaxNG"><text:tab/><text:tab/><text:tab/>&lt;zeroOrMore&gt;</text:p>
      <text:p text:style-name="RelaxNG"><text:tab/><text:tab/><text:tab/><text:tab/>&lt;ref name="text-changed-region"/&gt;</text:p>
      <text:p text:style-name="RelaxNG"><text:tab/><text:tab/><text:tab/>&lt;/zeroOrMore&gt;</text:p>
      <text:p text:style-name="RelaxNG"><text:tab/><text:tab/>&lt;/element&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Track Changes</text:h>
                    </text:list-item>
                  </text:list>
                </text:list-item>
              </text:list>
            </text:list-item>
          </text:list>
        </text:list-item>
      </text:list>
      <text:p text:style-name="Text_20_body">This attribute determines whether or not user agents should track and record changes for this document.</text:p>
      <text:p text:style-name="RelaxNG">&lt;define name="text-tracked-changes-attr" combine="interleave"&gt;</text:p>
      <text:p text:style-name="RelaxNG"><text:tab/>&lt;optional&gt;</text:p>
      <text:p text:style-name="RelaxNG"><text:tab/><text:tab/>&lt;attribute name="text:track-changes" a:defaultValue="true"&gt;</text:p>
      <text:p text:style-name="RelaxNG"><text:tab/><text:tab/><text:tab/>&lt;ref name="boolean"/&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h text:style-name="Heading_20_3" text:outline-level="3">Changed Regions</text:h>
                </text:list-item>
              </text:list>
            </text:list-item>
          </text:list>
        </text:list-item>
      </text:list>
      <text:p text:style-name="Text_20_body">For every <text:alphabetical-index-mark-start text:id="IMark117503116"/>changed region<text:alphabetical-index-mark-end text:id="IMark117503116"/> of a document, there is one entry in the list of tracked changes. This entry contains a list of all changes that were applied to the region. The start and end of this region are marked by the start and end elements that are described in the next section.</text:p>
      <text:p text:style-name="RelaxNG">&lt;define name="text-changed-region"&gt;</text:p>
      <text:p text:style-name="RelaxNG"><text:tab/>&lt;element name="text:changed-region"&gt;</text:p>
      <text:p text:style-name="RelaxNG"><text:tab/><text:tab/>&lt;ref name="text-changed-region-attr"/&gt;</text:p>
      <text:p text:style-name="RelaxNG"><text:tab/><text:tab/>&lt;ref name="text-changed-region-content"/&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Change ID</text:h>
                    </text:list-item>
                  </text:list>
                </text:list-item>
              </text:list>
            </text:list-item>
          </text:list>
        </text:list-item>
      </text:list>
      <text:p text:style-name="Table_20_Contents">Every element has an ID. The elements that mark the start and end of a region use this ID to identify the region to which they belong.</text:p>
      <text:p text:style-name="RelaxNG">&lt;define name="text-changed-region-attr" combine="interleave"&gt;</text:p>
      <text:p text:style-name="RelaxNG"><text:tab/>&lt;attribute name="text:id"&gt;</text:p>
      <text:p text:style-name="RelaxNG"><text:tab/><text:tab/>&lt;ref name="ID"/&gt;</text:p>
      <text:p text:style-name="RelaxNG"><text:tab/>&lt;/attribute&gt;</text:p>
      <text:p text:style-name="RelaxNG">&lt;/define&gt;</text:p>
      <text:list text:style-name="Outline" text:continue-numbering="true">
        <text:list-item>
          <text:list text:continue-numbering="true">
            <text:list-item>
              <text:list text:continue-numbering="true">
                <text:list-item>
                  <text:h text:style-name="Heading_20_3" text:outline-level="3">Insertion</text:h>
                </text:list-item>
              </text:list>
            </text:list-item>
          </text:list>
        </text:list-item>
      </text:list>
      <text:p text:style-name="Text_20_body">The <text:span text:style-name="Element">&lt;text:insertion&gt;</text:span> element contains the information that is required to identify any insertion of content. This content can be a piece of text within a paragraph, a whole paragraph, or a whole table. The inserted content is part of the text document itself and is marked by a change start and a change end element.</text:p>
      <text:p text:style-name="RelaxNG">&lt;define name="text-changed-region-content" combine="choice"&gt;</text:p>
      <text:p text:style-name="RelaxNG"><text:tab/>&lt;element name="text:insertion"&gt;</text:p>
      <text:p text:style-name="RelaxNG"><text:tab/><text:tab/>&lt;ref name="office-change-info"/&gt;</text:p>
      <text:p text:style-name="RelaxNG"><text:tab/>&lt;/element&gt;</text:p>
      <text:p text:style-name="RelaxNG">&lt;/define&gt;</text:p>
      <text:p text:style-name="Text_20_body"><text:span text:style-name="T8">Example</text:span>: Insertion of text</text:p>
      <text:p text:style-name="Example">&lt;text:tracked-changes&gt;</text:p>
      <text:p text:style-name="Example"><text:tab/>&lt;text:changed-region text:id="c001"&gt;</text:p>
      <text:p text:style-name="Example"><text:tab/><text:tab/>&lt;text:insertion&gt;</text:p>
      <text:p text:style-name="Example"><text:tab/><text:tab/><text:tab/>&lt;office:change-info&gt;</text:p>
      <text:p text:style-name="Example"><text:tab/><text:tab/><text:tab/><text:tab/>&lt;dc:creator&gt;Michael Brauer&lt;/dc:creator&gt;</text:p>
      <text:p text:style-name="Example"><text:tab/><text:tab/><text:tab/><text:tab/>&lt;dc:date&gt;1999-05-18T12:56:04&lt;/dc:date&gt;</text:p>
      <text:p text:style-name="Example"><text:tab/><text:tab/><text:tab/>&lt;/office:change-info&gt;</text:p>
      <text:p text:style-name="Example"><text:tab/><text:tab/>&lt;/text:insertion&gt;</text:p>
      <text:p text:style-name="Example"><text:tab/>&lt;/text:changed-region&gt;</text:p>
      <text:p text:style-name="Example">&lt;/text:tracked-changes&gt;</text:p>
      <text:p text:style-name="Example"/>
      <text:p text:style-name="Example">&lt;text:p&gt;</text:p>
      <text:p text:style-name="Example"><text:tab/>This is the original text&lt;text:change-start text:change-id="c001"/&gt;, </text:p>
      <text:p text:style-name="Example"><text:tab/>but this has been added&lt;text:change-end text:change-id="c001"/&gt;.</text:p>
      <text:p text:style-name="Example_20_end">&lt;/text:p&gt;</text:p>
      <text:list text:style-name="Outline" text:continue-numbering="true">
        <text:list-item>
          <text:list text:continue-numbering="true">
            <text:list-item>
              <text:list text:continue-numbering="true">
                <text:list-item>
                  <text:h text:style-name="Heading_20_3" text:outline-level="3"><text:reference-mark text:name="Deletion"/>Deletion</text:h>
                </text:list-item>
              </text:list>
            </text:list-item>
          </text:list>
        </text:list-item>
      </text:list>
      <text:p text:style-name="Text_20_body">A <text:span text:style-name="Element">&lt;text:deletion&gt;</text:span> element contains content that was deleted while change tracking was enabled. The position where the text was deleted is marked by the change position element.</text:p>
      <text:p text:style-name="Text_20_body">If part of a paragraph was deleted, the text that was deleted is contained in this element as a paragraph element. If the deleted text is reinserted into the document, the paragraph is joined with the paragraph where the deletion took place.</text:p>
      <text:p text:style-name="RelaxNG">&lt;define name="text-changed-region-content" combine="choice"&gt;</text:p>
      <text:p text:style-name="RelaxNG"><text:tab/>&lt;element name="text:deletion"&gt;</text:p>
      <text:p text:style-name="RelaxNG"><text:tab/><text:tab/>&lt;ref name="office-change-info"/&gt;</text:p>
      <text:p text:style-name="RelaxNG"><text:tab/><text:tab/>&lt;zeroOrMore&gt;</text:p>
      <text:p text:style-name="RelaxNG"><text:tab/><text:tab/><text:tab/>&lt;ref name="text-content"/&gt;</text:p>
      <text:p text:style-name="RelaxNG"><text:tab/><text:tab/>&lt;/zeroOrMore&gt;</text:p>
      <text:p text:style-name="RelaxNG"><text:tab/>&lt;/element&gt;</text:p>
      <text:p text:style-name="RelaxNG">&lt;/define&gt;</text:p>
      <text:p text:style-name="Text_20_body"><text:span text:style-name="T8">Example:</text:span> Deletion of text</text:p>
      <text:p text:style-name="Example">&lt;text:tracked-changes&gt;</text:p>
      <text:p text:style-name="Example"><text:tab/>&lt;text:changed-region text:id="c002"&gt;</text:p>
      <text:p text:style-name="Example"><text:tab/><text:tab/>&lt;text:deletion&gt;</text:p>
      <text:p text:style-name="Example"><text:tab/><text:tab/><text:tab/>&lt;office:change-info&gt;</text:p>
      <text:p text:style-name="Example"><text:tab/><text:tab/><text:tab/><text:tab/>&lt;dc:creator&gt;Michael Brauer&lt;/dc:creator&gt;</text:p>
      <text:p text:style-name="Example"><text:tab/><text:tab/><text:tab/><text:tab/>&lt;dc:date&gt;1999-05-18T12:56:04&lt;/dc:date&gt;</text:p>
      <text:p text:style-name="Example"><text:tab/><text:tab/><text:tab/>&lt;/office:change-info&gt;</text:p>
      <text:p text:style-name="Example"><text:tab/><text:tab/><text:tab/>&lt;text:p&gt;, but this has been deleted&lt;/text:p&gt;</text:p>
      <text:p text:style-name="Example"><text:tab/><text:tab/>&lt;/text:deletion&gt;</text:p>
      <text:p text:style-name="Example"><text:tab/>&lt;/text:changed-region&gt;</text:p>
      <text:p text:style-name="Example">&lt;/text:tracked-changes&gt;</text:p>
      <text:p text:style-name="Example"/>
      <text:p text:style-name="Example">&lt;text:p&gt;</text:p>
      <text:p text:style-name="Example"><text:tab/>This is the original text&lt;text:change text:region-id="c002"/&gt;.</text:p>
      <text:p text:style-name="Example">&lt;/text:p&gt;</text:p>
      <text:p text:style-name="Text_20_body">This example shows:</text:p>
      <text:list text:style-name="BulletedList">
        <text:list-item text:start-value="1">
          <text:p text:style-name="P21">Deleted text = <text:span text:style-name="T12">, but this has been deleted</text:span> <text:line-break/>This text is contained in the <text:span text:style-name="T9">&lt;text:p&gt;</text:span> element within the <text:span text:style-name="T9">&lt;text:deletion&gt;</text:span> element.</text:p>
        </text:list-item>
        <text:list-item>
          <text:p text:style-name="P21">Current text = <text:span text:style-name="T12">This is the original text. </text:span><text:line-break/>This text is contained in the <text:span text:style-name="T9">&lt;text:p&gt;</text:span> element at the end of the example.</text:p>
        </text:list-item>
        <text:list-item>
          <text:p text:style-name="P21">Original text before deletion took place = <text:span text:style-name="T12">This is the original text, but this has been deleted.</text:span></text:p>
        </text:list-item>
      </text:list>
      <text:p text:style-name="Text_20_body">Note that the deleted text, like all text in the <text:user-field-get text:name="CommitteeName">OpenDocument</text:user-field-get> format, is contained in a paragraph element. To reconstruct the original text, this paragraph is merged with its surrounding. In other words, a deletion consisting of only a single word would be represented as a paragraph containing the word.</text:p>
      <text:p text:style-name="Text_20_body">To reconstruct the text before the deletion took place, do:</text:p>
      <text:list text:style-name="L12">
        <text:list-item>
          <text:p text:style-name="P121">If the change mark is inside a paragraph, insert the text content of the &lt;text:deletion&gt; element as if the beginning &lt;text:p&gt; and final &lt;/text:p&gt; tags were missing.</text:p>
        </text:list-item>
        <text:list-item>
          <text:p text:style-name="P121">If the change mark is inside a header, proceed as above, except adapt the end tags to match their new counterparts.</text:p>
        </text:list-item>
        <text:list-item>
          <text:p text:style-name="P121">Otherwise, simply copy the text content of the &lt;text:deletion&gt; element in place of the change mark.</text:p>
        </text:list-item>
      </text:list>
      <text:p text:style-name="Text_20_body"><text:span text:style-name="T8">Example</text:span>: Given the following change:</text:p>
      <text:p text:style-name="Example">&lt;text:changed-region text:id="example"&gt;</text:p>
      <text:p text:style-name="Example"><text:tab/>&lt;text:deletion&gt;</text:p>
      <text:p text:style-name="Example"><text:tab/><text:tab/>&lt;office:change-info&gt;...&lt;/office:change-info&gt;</text:p>
      <text:p text:style-name="Example"><text:tab/><text:tab/>&lt;text:p&gt;Hello&lt;/text:p&gt;</text:p>
      <text:p text:style-name="Example"><text:tab/><text:tab/>&lt;text:p&gt;World!&lt;/text:p&gt;</text:p>
      <text:p text:style-name="Example"><text:tab/>&lt;/text:deletion&gt;</text:p>
      <text:p text:style-name="Example">&lt;/text:changed-region&gt;</text:p>
      <text:p text:style-name="Text_20_body">The first (and most common) case occurs if a change mark is inside a regular paragraph:</text:p>
      <text:p text:style-name="Example">&lt;text:p&gt;abc&lt;text:change text:id="example/&gt;def&lt;/text:p&gt;</text:p>
      <text:p text:style-name="Text_20_body">To reconstruct the original text, the two &lt;text:p&gt; elements are copied to replace the change mark, except the beginning and ending tags are missing:</text:p>
      <text:p text:style-name="Example">&lt;text:p&gt;abcHello&lt;/text:p&gt;</text:p>
      <text:p text:style-name="Example">&lt;text:p&gt;World!def&lt;/text:p&gt;</text:p>
      <text:p text:style-name="Text_20_body">If the change mark <text:span text:style-name="T2">occurred</text:span> inside a header, the same procedure is followed, except the copied tags are adapted to make sure we still have well-formed XML.</text:p>
      <text:p text:style-name="Example">&lt;text:h&gt;abc&lt;text:change text:id="example/&gt;def&lt;/text:h&gt;</text:p>
      <text:p text:style-name="Text_20_body">becomes:</text:p>
      <text:p text:style-name="Example">&lt;text:h&gt;abcHello&lt;/text:h&gt;</text:p>
      <text:p text:style-name="Example">&lt;text:h&gt;World!def&lt;/text:h&gt;</text:p>
      <text:p text:style-name="Text_20_body">The third case occurs when a change occurs outside of a paragraph. In this case, the deleted text is simply copied verbatim.</text:p>
      <text:p text:style-name="Example">&lt;text:p&gt;abcdef&lt;/text:p&gt;</text:p>
      <text:p text:style-name="Example">&lt;text:change text:id="example/&gt;</text:p>
      <text:p text:style-name="Example">&lt;text:p&gt;ghijkl&lt;/text:p&gt;</text:p>
      <text:p text:style-name="Text_20_body">This becomes:</text:p>
      <text:p text:style-name="Example">&lt;text:p&gt;abcdef&lt;/text:p&gt;</text:p>
      <text:p text:style-name="Example">&lt;text:p&gt;Hello&lt;/text:p&gt;</text:p>
      <text:p text:style-name="Example">&lt;text:p&gt;World!&lt;/text:p&gt;</text:p>
      <text:p text:style-name="Example">&lt;text:p&gt;ghijkl&lt;/text:p&gt;</text:p>
      <text:p text:style-name="Text_20_body">If, in the first two cases, the deletion contains complete paragraphs, then additional empty paragraphs must be put into the &lt;text:deletion&gt; element to achieve the desired result.</text:p>
      <text:p text:style-name="Text_20_body">The change that took place from</text:p>
      <text:p text:style-name="Example">&lt;text:p&gt;abc&lt;/text:p&gt;</text:p>
      <text:p text:style-name="Example">&lt;text:h&gt;Hello&lt;/text:h&gt;</text:p>
      <text:p text:style-name="Example">&lt;text:h&gt;World!&lt;/text:h&gt;</text:p>
      <text:p text:style-name="Example">&lt;text:p&gt;def&lt;/text:p&gt;</text:p>
      <text:p text:style-name="Text_20_body">to</text:p>
      <text:p text:style-name="Example">&lt;text:p&gt;abc&lt;text:change text:id="example/&gt;def&lt;/text:p&gt;</text:p>
      <text:p text:style-name="Text_20_body">would be represented as:</text:p>
      <text:p text:style-name="Example">&lt;text:changed-region text:id="example"&gt;</text:p>
      <text:p text:style-name="Example"><text:tab/>&lt;text:deletion&gt;</text:p>
      <text:p text:style-name="Example"><text:tab/><text:tab/>&lt;office:change-info&gt;...&lt;/office:change-info&gt;</text:p>
      <text:p text:style-name="Example"><text:tab/><text:tab/>&lt;text:p/&gt;</text:p>
      <text:p text:style-name="Example"><text:tab/><text:tab/>&lt;text:h&gt;Hello&lt;/text:h&gt;</text:p>
      <text:p text:style-name="Example"><text:tab/><text:tab/>&lt;text:h&gt;World!&lt;/text:h&gt;</text:p>
      <text:p text:style-name="Example"><text:tab/><text:tab/>&lt;text:p/&gt;</text:p>
      <text:p text:style-name="Example"><text:tab/>&lt;/text:deletion&gt;</text:p>
      <text:p text:style-name="Example">&lt;/text:changed-region&gt;</text:p>
      <text:list text:style-name="Outline" text:continue-numbering="true">
        <text:list-item>
          <text:list text:continue-numbering="true">
            <text:list-item>
              <text:list text:continue-numbering="true">
                <text:list-item>
                  <text:h text:style-name="Heading_20_3" text:outline-level="3">Format Change</text:h>
                </text:list-item>
              </text:list>
            </text:list-item>
          </text:list>
        </text:list-item>
      </text:list>
      <text:p text:style-name="Text_20_body">A format change element represents any change in formatting attributes. The region where the change took place is marked by a change start and a change end element.</text:p>
      <text:p text:style-name="RelaxNG">&lt;define name="text-changed-region-content" combine="choice"&gt;</text:p>
      <text:p text:style-name="RelaxNG"><text:tab/>&lt;element name="text:format-change"&gt;</text:p>
      <text:p text:style-name="RelaxNG"><text:tab/><text:tab/>&lt;ref name="office-change-info"/&gt;</text:p>
      <text:p text:style-name="RelaxNG"><text:tab/>&lt;/element&gt;</text:p>
      <text:p text:style-name="RelaxNG">&lt;/define&gt;</text:p>
      <text:p text:style-name="Table_20_Contents"><text:span text:style-name="T8">Note:</text:span> A format change element does not contain the actual changes that took place.</text:p>
      <text:list text:style-name="Outline" text:continue-numbering="true">
        <text:list-item>
          <text:list text:continue-numbering="true">
            <text:list-item>
              <text:list text:continue-numbering="true">
                <text:list-item>
                  <text:h text:style-name="Heading_20_3" text:outline-level="3">Change Info</text:h>
                </text:list-item>
              </text:list>
            </text:list-item>
          </text:list>
        </text:list-item>
      </text:list>
      <text:p text:style-name="Standard">The change info element contains meta information who made the change and when. It is also used for spreadsheet documents, and thus described in a section <text:reference-ref text:reference-format="chapter" text:ref-name="Change-Info"/> (<text:reference-ref text:reference-format="text" text:ref-name="Change-Info"/>).</text:p>
      <text:list text:style-name="Outline" text:continue-numbering="true">
        <text:list-item>
          <text:list text:continue-numbering="true">
            <text:list-item>
              <text:list text:continue-numbering="true">
                <text:list-item>
                  <text:h text:style-name="Heading_20_3" text:outline-level="3">Change Marks</text:h>
                </text:list-item>
              </text:list>
            </text:list-item>
          </text:list>
        </text:list-item>
      </text:list>
      <text:p text:style-name="Text_20_body">There are three elements that mark the start and the end of a changed region, as follows:</text:p>
      <text:list text:style-name="BulletedList">
        <text:list-item text:start-value="1">
          <text:p text:style-name="P21"><text:alphabetical-index-mark text:string-value="change start"/>Change start element <text:span text:style-name="T19">–</text:span> <text:alphabetical-index-mark-start text:id="IMark117502956"/><text:span text:style-name="Element">&lt;text:change-start&gt;</text:span><text:alphabetical-index-mark-end text:id="IMark117502956"/> <text:line-break/>This element marks the start of a region with content where text has been inserted or the format has been changed.</text:p>
        </text:list-item>
        <text:list-item>
          <text:p text:style-name="P21"><text:alphabetical-index-mark text:string-value="change end "/>Change end element <text:span text:style-name="T19">–</text:span> <text:alphabetical-index-mark-start text:id="IMark117503116"/><text:span text:style-name="Element">&lt;text:change-end&gt;</text:span><text:alphabetical-index-mark-end text:id="IMark117503116"/><text:line-break/>This element marks the end of a region with content where text has been inserted or the format has been changed.</text:p>
        </text:list-item>
        <text:list-item>
          <text:p text:style-name="P21"><text:alphabetical-index-mark text:string-value="change position"/>Change position element <text:span text:style-name="T19">–</text:span> <text:alphabetical-index-mark-start text:id="IMark117502956"/><text:span text:style-name="Element">&lt;text:change&gt;</text:span><text:alphabetical-index-mark-end text:id="IMark117502956"/><text:line-break/>This element marks a position in an empty region where text has been deleted.</text:p>
        </text:list-item>
      </text:list>
      <text:p text:style-name="Table_20_Contents">All three elements have an attribute that specifies the ID of the region to which they belong.</text:p>
      <text:p text:style-name="RelaxNG">&lt;define name="change-marks"&gt;</text:p>
      <text:p text:style-name="RelaxNG"><text:tab/>&lt;choice&gt;</text:p>
      <text:p text:style-name="RelaxNG"><text:tab/><text:tab/>&lt;element name="text:change"&gt;</text:p>
      <text:p text:style-name="RelaxNG"><text:tab/><text:tab/><text:tab/>&lt;ref name="change-mark-attr"/&gt;</text:p>
      <text:p text:style-name="RelaxNG"><text:tab/><text:tab/>&lt;/element&gt;</text:p>
      <text:p text:style-name="RelaxNG"><text:tab/><text:tab/>&lt;element name="text:change-start"&gt;</text:p>
      <text:p text:style-name="RelaxNG"><text:tab/><text:tab/><text:tab/>&lt;ref name="change-mark-attr"/&gt;</text:p>
      <text:p text:style-name="RelaxNG"><text:tab/><text:tab/>&lt;/element&gt;</text:p>
      <text:p text:style-name="RelaxNG"><text:tab/><text:tab/>&lt;element name="text:change-end"&gt;</text:p>
      <text:p text:style-name="RelaxNG"><text:tab/><text:tab/><text:tab/>&lt;ref name="change-mark-attr"/&gt;</text:p>
      <text:p text:style-name="RelaxNG"><text:tab/><text:tab/>&lt;/element&gt;</text:p>
      <text:p text:style-name="RelaxNG"><text:tab/>&lt;/choice&gt;</text:p>
      <text:p text:style-name="RelaxNG">&lt;/define&gt;</text:p>
      <text:p text:style-name="RelaxNG">&lt;define name="change-mark-attr"&gt;</text:p>
      <text:p text:style-name="RelaxNG"><text:tab/>&lt;attribute name="text:change-id"&gt;</text:p>
      <text:p text:style-name="RelaxNG"><text:tab/><text:tab/>&lt;ref name="IDREF"/&gt;</text:p>
      <text:p text:style-name="RelaxNG"><text:tab/>&lt;/attribute&gt;</text:p>
      <text:p text:style-name="RelaxNG">&lt;/define&gt;</text:p>
      <text:list text:style-name="Outline" text:continue-numbering="true">
        <text:list-item>
          <text:list text:continue-numbering="true">
            <text:list-item>
              <text:h text:style-name="Heading_20_2" text:outline-level="2">Soft Page Break</text:h>
            </text:list-item>
          </text:list>
        </text:list-item>
      </text:list>
      <text:p text:style-name="Text_20_body">The <text:span text:style-name="Element">&lt;text:soft-page-break&gt;</text:span> element represents a soft page break.</text:p>
      <text:p text:style-name="Text_20_body">See section <text:reference-ref text:reference-format="chapter" text:ref-name="Use Soft Page Breaks"/>:<text:reference-ref text:reference-format="text" text:ref-name="Use Soft Page Breaks">Use Soft Page Breaks</text:reference-ref><text:reference-ref text:reference-format="text" text:ref-name="Use Soft Page Breaks">Use Soft Page Breaks</text:reference-ref> for details regarding soft page breaks.</text:p>
      <text:p text:style-name="RelaxNG">&lt;define name="text-soft-page-break"&gt;</text:p>
      <text:p text:style-name="RelaxNG"><text:tab/>&lt;element name="text:soft-page-break"&gt;</text:p>
      <text:p text:style-name="RelaxNG"><text:tab/><text:tab/>&lt;empty/&gt;</text:p>
      <text:p text:style-name="RelaxNG"><text:tab/>&lt;/element&gt;</text:p>
      <text:p text:style-name="RelaxNG">&lt;/define&gt;</text:p>
      <text:list text:style-name="Outline" text:continue-numbering="true">
        <text:list-item>
          <text:list text:continue-numbering="true">
            <text:list-item>
              <text:h text:style-name="Heading_20_2" text:outline-level="2"><text:reference-mark-start text:name="text declarations"/>Text Declarations<text:reference-mark-end text:name="text declarations"/></text:h>
            </text:list-item>
          </text:list>
        </text:list-item>
      </text:list>
      <text:p text:style-name="Standard">Several text elements need per-document declarations before they can be used. For example, variable fields require that the variables used are being declared at the beginning of the document. These declarations are collected at the beginning of a text document. All such declarations are optional. The detailed description for each declaration can be found in the appropriate chapter.</text:p>
      <text:p text:style-name="Standard">The supported text declarations are:</text:p>
      <text:list text:style-name="L13">
        <text:list-item>
          <text:p text:style-name="P14">variable declarations – These declarations are used for variable fields. (cf. section <text:reference-ref text:reference-format="chapter" text:ref-name="text-variable-decl"/>).</text:p>
        </text:list-item>
        <text:list-item>
          <text:p text:style-name="P14">user field declarations – These declarations are used for user-defined fields (cf. section <text:reference-ref text:reference-format="chapter" text:ref-name="text-user-field-decl"/>).</text:p>
        </text:list-item>
        <text:list-item>
          <text:p text:style-name="P14">sequence declarations – These declarations are used for sequence fields (cf. section <text:reference-ref text:reference-format="chapter" text:ref-name="text-sequence-decl"/>).</text:p>
        </text:list-item>
        <text:list-item>
          <text:p text:style-name="P14">DDE connections – These declarations are used for DDE fields and DDE sections (cf. sections <text:reference-ref text:reference-format="chapter" text:ref-name="text-dde-connection"/> and <text:reference-ref text:reference-format="chapter" text:ref-name="DDE Source"/>, respectively).</text:p>
        </text:list-item>
        <text:list-item>
          <text:p text:style-name="P14">auto mark file – This declaration is used for generation of alphabetical indices (<text:span text:style-name="T2">cf.</text:span> section <text:reference-ref text:reference-format="chapter" text:ref-name="text-alphabetical-index-auto-mark-file"/>).</text:p>
        </text:list-item>
      </text:list>
      <text:p text:style-name="RelaxNG">&lt;define name="text-decls"&gt;</text:p>
      <text:p text:style-name="RelaxNG"><text:tab/>&lt;optional&gt;</text:p>
      <text:p text:style-name="RelaxNG"><text:tab/><text:tab/>&lt;element name="text:variable-decls"&gt;</text:p>
      <text:p text:style-name="RelaxNG"><text:tab/><text:tab/><text:tab/>&lt;zeroOrMore&gt;</text:p>
      <text:p text:style-name="RelaxNG"><text:tab/><text:tab/><text:tab/><text:tab/>&lt;ref name="text-variable-decl"/&gt;</text:p>
      <text:p text:style-name="RelaxNG"><text:tab/><text:tab/><text:tab/>&lt;/zeroOrMore&gt;</text:p>
      <text:p text:style-name="RelaxNG"><text:tab/><text:tab/>&lt;/element&gt;</text:p>
      <text:p text:style-name="RelaxNG"><text:tab/>&lt;/optional&gt;</text:p>
      <text:p text:style-name="RelaxNG"><text:tab/>&lt;optional&gt;</text:p>
      <text:p text:style-name="RelaxNG"><text:tab/><text:tab/>&lt;element name="text:sequence-decls"&gt;</text:p>
      <text:p text:style-name="RelaxNG"><text:tab/><text:tab/><text:tab/>&lt;zeroOrMore&gt;</text:p>
      <text:p text:style-name="RelaxNG"><text:tab/><text:tab/><text:tab/><text:tab/>&lt;ref name="text-sequence-decl"/&gt;</text:p>
      <text:p text:style-name="RelaxNG"><text:tab/><text:tab/><text:tab/>&lt;/zeroOrMore&gt;</text:p>
      <text:p text:style-name="RelaxNG"><text:tab/><text:tab/>&lt;/element&gt;</text:p>
      <text:p text:style-name="RelaxNG"><text:tab/>&lt;/optional&gt;</text:p>
      <text:p text:style-name="RelaxNG"><text:tab/>&lt;optional&gt;</text:p>
      <text:p text:style-name="RelaxNG"><text:tab/><text:tab/>&lt;element name="text:user-field-decls"&gt;</text:p>
      <text:p text:style-name="RelaxNG"><text:tab/><text:tab/><text:tab/>&lt;zeroOrMore&gt;</text:p>
      <text:p text:style-name="RelaxNG"><text:tab/><text:tab/><text:tab/><text:tab/>&lt;ref name="text-user-field-decl"/&gt;</text:p>
      <text:p text:style-name="RelaxNG"><text:tab/><text:tab/><text:tab/>&lt;/zeroOrMore&gt;</text:p>
      <text:p text:style-name="RelaxNG"><text:tab/><text:tab/>&lt;/element&gt;</text:p>
      <text:p text:style-name="RelaxNG"><text:tab/>&lt;/optional&gt;</text:p>
      <text:p text:style-name="RelaxNG"><text:tab/>&lt;optional&gt;</text:p>
      <text:p text:style-name="RelaxNG"><text:tab/><text:tab/>&lt;element name="text:dde-connection-decls"&gt;</text:p>
      <text:p text:style-name="RelaxNG"><text:tab/><text:tab/><text:tab/>&lt;zeroOrMore&gt;</text:p>
      <text:p text:style-name="RelaxNG"><text:tab/><text:tab/><text:tab/><text:tab/>&lt;ref name="text-dde-connection-decl"/&gt;</text:p>
      <text:p text:style-name="RelaxNG"><text:tab/><text:tab/><text:tab/>&lt;/zeroOrMore&gt;</text:p>
      <text:p text:style-name="RelaxNG"><text:tab/><text:tab/>&lt;/element&gt;</text:p>
      <text:p text:style-name="RelaxNG"><text:tab/>&lt;/optional&gt;</text:p>
      <text:p text:style-name="RelaxNG"><text:tab/>&lt;optional&gt;</text:p>
      <text:p text:style-name="RelaxNG"><text:tab/><text:tab/>&lt;ref name="text-alphabetical-index-auto-mark-file"/&gt;</text:p>
      <text:p text:style-name="RelaxNG"><text:tab/>&lt;/optional&gt;</text:p>
      <text:p text:style-name="RelaxNG">&lt;/define&gt;</text:p>
      <text:list text:style-name="Outline" text:continue-numbering="true">
        <text:list-item>
          <text:h text:style-name="Heading_20_1" text:outline-level="1"><text:reference-mark text:name="Paragarph Content"/>Paragraph Elements Content</text:h>
          <text:list>
            <text:list-item>
              <text:h text:style-name="Heading_20_2" text:outline-level="2">Basic Text Content</text:h>
            </text:list-item>
          </text:list>
        </text:list-item>
      </text:list>
      <text:p text:style-name="Standard">Paragraph element's children make up the text content of any document. All text contained in a paragraph element or their children is text content, with few exceptions detailed later. This should significantly ease transformations into other formats, since transformations may ignore any child elements of paragraph elements and only process their text content, and still obtain a faithful representation of text content.</text:p>
      <text:p text:style-name="Standard">Text content elements that do not contain in-line text children are:</text:p>
      <text:list text:style-name="BulletedList">
        <text:list-item text:start-value="1">
          <text:p text:style-name="P2">(foot- and end-)notes (see section <text:reference-ref text:reference-format="chapter" text:ref-name="text-notes"/>)</text:p>
          <text:p text:style-name="P2">Foot- and endnotes contain text content, but are typically displayed outside the main text content, e.g., at the end of a page or document.</text:p>
        </text:list-item>
        <text:list-item>
          <text:p text:style-name="P2">rubies (see section <text:reference-ref text:reference-format="chapter" text:ref-name="text-ruby"/>)</text:p>
          <text:p text:style-name="P2">Ruby texts are usually displayed above or below the main text.</text:p>
        </text:list-item>
        <text:list-item>
          <text:p text:style-name="P2">annotations (see section <text:reference-ref text:reference-format="chapter" text:ref-name="text-annotation"/>)</text:p>
          <text:p text:style-name="P2">Annotations are typically not displayed.</text:p>
        </text:list-item>
      </text:list>
      <text:p text:style-name="RelaxNG">&lt;define name="paragraph-content" combine="choice"&gt;</text:p>
      <text:p text:style-name="RelaxNG"><text:tab/>&lt;text/&gt;</text:p>
      <text:p text:style-name="RelaxNG">&lt;/define&gt;</text:p>
      <text:list text:style-name="Outline" text:continue-numbering="true">
        <text:list-item>
          <text:list text:continue-numbering="true">
            <text:list-item>
              <text:list text:continue-numbering="true">
                <text:list-item>
                  <text:h text:style-name="Heading_20_3" text:outline-level="3"><text:reference-mark text:name="White-space Characters"/>White-space Characters</text:h>
                </text:list-item>
              </text:list>
            </text:list-item>
          </text:list>
        </text:list-item>
      </text:list>
      <text:p text:style-name="Text_20_body">If the paragraph element or any of its child elements contains white-space characters, they are <text:span text:style-name="Def"><text:span text:style-name="T17">collapsed.</text:span></text:span> Leading white-space characters at the paragraph start as well as trailing white-space characters at the paragraph end are ignored. In detail, the following conversions take place:</text:p>
      <text:p text:style-name="Standard">The following <text:bibliography-mark text:identifier="UNICODE" text:bibliography-type="custom1" text:booktitle="The Unicode Standard, Version 4.0" text:publisher="Addison-Wesley" text:title="The Unicode Consortium. The Unicode Standard, Version 4.0.0" text:year="2003" text:custom1="Boston, MA" text:isbn="0-321-18578-1">[UNICODE]</text:bibliography-mark> characters are normalized to a SPACE character:</text:p>
      <text:list text:style-name="BulletedList">
        <text:list-item text:start-value="1">
          <text:p text:style-name="P21">HORIZONTAL TABULATION (0x0009)</text:p>
        </text:list-item>
        <text:list-item>
          <text:p text:style-name="P21">CARRIAGE RETURN (0x000D)</text:p>
        </text:list-item>
        <text:list-item>
          <text:p text:style-name="P21">LINE FEED (0x000A)</text:p>
        </text:list-item>
        <text:list-item>
          <text:p text:style-name="P21">SPACE (0x0020)</text:p>
        </text:list-item>
      </text:list>
      <text:p text:style-name="Text_20_body">In addition, these characters are ignored if the preceding character is a white-space character. The preceding character can be contained in the same element, in the parent element, or in the preceding sibling element, as long as it is contained within the same paragraph element and the element in which it is contained processes white-space characters as described above. White-space characters at the start or end of the paragraph are ignored, regardless whether they are contained in the paragraph element itself, or in a child element in which white-space characters are collapsed as described above.</text:p>
      <text:p text:style-name="Text_20_body">These white-space processing rules shall enable authors to use white-space characters to improve the readability of the XML source of an OpenDocument document in the same way as they can use them in HTML.</text:p>
      <text:p text:style-name="Text_20_body">White-space processing takes place within the following elements<text:alphabetical-index-mark text:string-value="white-space characters"/>:</text:p>
      <text:list text:style-name="BulletedList">
        <text:list-item text:start-value="1">
          <text:p text:style-name="P72">&lt;text:p&gt;</text:p>
        </text:list-item>
        <text:list-item>
          <text:p text:style-name="P72">&lt;text:h&gt;</text:p>
        </text:list-item>
        <text:list-item>
          <text:p text:style-name="P72">&lt;text:span&gt;</text:p>
        </text:list-item>
        <text:list-item>
          <text:p text:style-name="P72">&lt;text:a&gt;</text:p>
        </text:list-item>
        <text:list-item>
          <text:p text:style-name="P72">&lt;text:ref-point&gt;</text:p>
        </text:list-item>
        <text:list-item>
          <text:p text:style-name="P72">&lt;text:ref-point-start&gt;</text:p>
        </text:list-item>
        <text:list-item>
          <text:p text:style-name="P72">&lt;text:ref-point-end&gt;</text:p>
        </text:list-item>
        <text:list-item>
          <text:p text:style-name="P72">&lt;text:bookmark&gt;</text:p>
        </text:list-item>
        <text:list-item>
          <text:p text:style-name="P72">&lt;text:bookmark-start&gt;</text:p>
        </text:list-item>
        <text:list-item>
          <text:p text:style-name="P72">&lt;text:bookmark-end&gt;</text:p>
        </text:list-item>
      </text:list>
      <text:p text:style-name="Text_20_body"><text:span text:style-name="Label">Note:</text:span><text:span text:style-name="Label"><text:span text:style-name="T13"> </text:span></text:span>In <text:bibliography-mark text:identifier="XSL" text:bibliography-type="manual" text:author="W3C" text:editor="W3C" text:title="Extensible Stylesheet Language (XSL)" text:year="2001" text:url="http://www.w3.org/TR/2001/REC-xsl-20011015/">[XSL]</text:bibliography-mark>, white-space processing of a paragraph of text can be enabled by attaching an <text:span text:style-name="T9">fo:white-space="collapse"</text:span> attribute to the <text:span text:style-name="T9">&lt;fo:block&gt;</text:span> element that corresponds to the paragraph element.</text:p>
      <text:p text:style-name="Standard"><text:span text:style-name="Def"><text:span text:style-name="T17"/></text:span></text:p>
      <text:p text:style-name="Standard"><text:span text:style-name="Def"><text:span text:style-name="T17">, in other words t</text:span></text:span>hey are<text:span text:style-name="Def"><text:span text:style-name="T7"> </text:span></text:span>processed in the same way that <text:bibliography-mark text:identifier="HTML4" text:bibliography-type="manual" text:author="Dave Raggett, Arnoud Le Hors, Ian Jacobs" text:editor="W3C" text:title="HTML 4.01 Specification" text:year="1999" text:url="http://www.w3.org/TR/1999/REC-html401-19991224">[HTML4]</text:bibliography-mark> processes them.</text:p>
      <text:list text:style-name="Outline" text:continue-numbering="true">
        <text:list-item>
          <text:list text:continue-numbering="true">
            <text:list-item>
              <text:list text:continue-numbering="true">
                <text:list-item>
                  <text:list text:continue-numbering="true">
                    <text:list-item>
                      <text:h text:style-name="Heading_20_4" text:outline-level="4">Space Character</text:h>
                    </text:list-item>
                  </text:list>
                </text:list-item>
              </text:list>
            </text:list-item>
          </text:list>
        </text:list-item>
      </text:list>
      <text:p text:style-name="Text_20_body"><text:alphabetical-index-mark text:string-value="white-space characters"/>In general, consecutive white-space characters in a paragraph are collapsed. For this reason, there is a special XML element used to represent the <text:bibliography-mark text:identifier="UNICODE" text:bibliography-type="custom1" text:booktitle="The Unicode Standard, Version 4.0" text:publisher="Addison-Wesley" text:title="The Unicode Consortium. The Unicode Standard, Version 4.0.0" text:year="2003" text:custom1="Boston, MA" text:isbn="0-321-18578-1">[UNICODE]</text:bibliography-mark> character SPACE (0x0020).</text:p>
      <text:p text:style-name="Text_20_body">This element uses an optional attribute called <text:span text:style-name="Attribute">text:c</text:span> to specify the number of SPACE characters that the element represents. A missing <text:span text:style-name="Attribute">text:c</text:span> attribute is interpreted as meaning a single SPACE character.</text:p>
      <text:p text:style-name="Text_20_body">This element is required to represent the second and all following SPACE characters in a sequence of SPACE characters. It is not an error if the character preceding the element is not a white-space character, but it is good practice to use this element for the second and all following SPACE characters in a sequence. This way, an application recognizes a single space character without recognizing this element.</text:p>
      <text:p text:style-name="RelaxNG">&lt;define name="paragraph-content" combine="choice"&gt;</text:p>
      <text:p text:style-name="RelaxNG"><text:tab/>&lt;element name="text:s"&gt;</text:p>
      <text:p text:style-name="RelaxNG"><text:tab/><text:tab/>&lt;optional&gt;</text:p>
      <text:p text:style-name="RelaxNG"><text:tab/><text:tab/><text:tab/>&lt;attribute name="text:c"&gt;</text:p>
      <text:p text:style-name="RelaxNG"><text:tab/><text:tab/><text:tab/><text:tab/>&lt;ref name="nonNegativeInteger"/&gt;</text:p>
      <text:p text:style-name="RelaxNG"><text:tab/><text:tab/><text:tab/>&lt;/attribute&gt;</text:p>
      <text:p text:style-name="RelaxNG"><text:tab/><text:tab/>&lt;/optional&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Tab Character</text:h>
                    </text:list-item>
                  </text:list>
                </text:list-item>
              </text:list>
            </text:list-item>
          </text:list>
        </text:list-item>
      </text:list>
      <text:p text:style-name="Text_20_body">The <text:span text:style-name="Element">&lt;text:tab&gt;</text:span> element represents the <text:bibliography-mark text:identifier="UNICODE" text:bibliography-type="custom1" text:booktitle="The Unicode Standard, Version 4.0" text:publisher="Addison-Wesley" text:title="The Unicode Consortium. The Unicode Standard, Version 4.0.0" text:year="2003" text:custom1="Boston, MA" text:isbn="0-321-18578-1">[UNICODE]</text:bibliography-mark> tab character HORIZONTAL TABULATION (0x0009) in a heading or paragraph. A <text:span text:style-name="Element">&lt;text:tab&gt;</text:span> element reserves space from the current position up to the next tab-stop, as defined in the paragraph's style information.</text:p>
      <text:p text:style-name="RelaxNG">&lt;define name="paragraph-content" combine="choice"&gt;</text:p>
      <text:p text:style-name="RelaxNG"><text:tab/>&lt;element name="text:tab"&gt;</text:p>
      <text:p text:style-name="RelaxNG"><text:tab/><text:tab/>&lt;ref name="text-tab-attr"/&gt;</text:p>
      <text:p text:style-name="RelaxNG"><text:tab/>&lt;/element&gt;</text:p>
      <text:p text:style-name="RelaxNG">&lt;/define&gt;</text:p>
      <text:p text:style-name="Text_20_body">To determine which tab-stop a tab character will advance to requires layout information. To make it easier for non-layout oriented processors to determine this information, applications may generate a text:tab-ref attribute as a hint that associates a tab character with a tab-stop in the current paragraph style. It contains the number of the tab-stop that the tab character refers to. The position 0 has a special meaning and signifies the start margin of the paragraph.</text:p>
      <text:p text:style-name="RelaxNG">&lt;define name="text-tab-attr"&gt;</text:p>
      <text:p text:style-name="RelaxNG"><text:tab/>&lt;optional&gt;</text:p>
      <text:p text:style-name="RelaxNG"><text:tab/><text:tab/>&lt;attribute name="text:tab-ref"&gt;</text:p>
      <text:p text:style-name="RelaxNG"><text:tab/><text:tab/><text:tab/>&lt;ref name="nonNegativeInteger"/&gt;</text:p>
      <text:p text:style-name="RelaxNG"><text:tab/><text:tab/>&lt;/attribute&gt;</text:p>
      <text:p text:style-name="RelaxNG"><text:tab/>&lt;/optional&gt;</text:p>
      <text:p text:style-name="RelaxNG">&lt;/define&gt;</text:p>
      <text:p text:style-name="Text_20_body"><text:span text:style-name="T8">Note:</text:span> The text:tab-ref attribute is only a hint to help non-layout oriented processors to determine the tab/tab-stop association. Layout oriented processors should determine the tab positions solely based on the style information.</text:p>
      <text:list text:style-name="Outline" text:continue-numbering="true">
        <text:list-item>
          <text:list text:continue-numbering="true">
            <text:list-item>
              <text:list text:continue-numbering="true">
                <text:list-item>
                  <text:list text:continue-numbering="true">
                    <text:list-item>
                      <text:h text:style-name="Heading_20_4" text:outline-level="4">Line Breaks</text:h>
                    </text:list-item>
                  </text:list>
                </text:list-item>
              </text:list>
            </text:list-item>
          </text:list>
        </text:list-item>
      </text:list>
      <text:p text:style-name="Text_20_body">The <text:span text:style-name="Element">&lt;text:line-break&gt;</text:span> element represents a line break in a heading or paragraph.</text:p>
      <text:p text:style-name="RelaxNG">&lt;define name="paragraph-content" combine="choice"&gt;</text:p>
      <text:p text:style-name="RelaxNG"><text:tab/>&lt;element name="text:line-break"&gt;</text:p>
      <text:p text:style-name="RelaxNG"><text:tab/><text:tab/>&lt;empty/&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Soft Page Break</text:h>
                    </text:list-item>
                  </text:list>
                </text:list-item>
              </text:list>
            </text:list-item>
          </text:list>
        </text:list-item>
      </text:list>
      <text:p text:style-name="Text_20_body">The <text:span text:style-name="Element">&lt;text:soft-page-break&gt;</text:span> element represents a soft page break within a heading or paragraph.</text:p>
      <text:p text:style-name="Text_20_body">See section <text:reference-ref text:reference-format="chapter" text:ref-name="Use Soft Page Breaks"/>:<text:reference-ref text:reference-format="text" text:ref-name="Use Soft Page Breaks">Use Soft Page Breaks</text:reference-ref><text:reference-ref text:reference-format="text" text:ref-name="Use Soft Page Breaks">Use Soft Page Breaks</text:reference-ref> for details regarding soft page breaks.</text:p>
      <text:p text:style-name="RelaxNG">&lt;define name="paragraph-content" combine="choice"&gt;</text:p>
      <text:p text:style-name="RelaxNG"><text:tab/>&lt;ref name="text-soft-page-break"/&gt;</text:p>
      <text:p text:style-name="RelaxNG">&lt;/define&gt;</text:p>
      <text:list text:style-name="Outline" text:continue-numbering="true">
        <text:list-item>
          <text:list text:continue-numbering="true">
            <text:list-item>
              <text:list text:continue-numbering="true">
                <text:list-item>
                  <text:h text:style-name="Heading_20_3" text:outline-level="3">Soft Hyphens, Hyphens, and Non-breaking Blanks</text:h>
                </text:list-item>
              </text:list>
            </text:list-item>
          </text:list>
        </text:list-item>
      </text:list>
      <text:p text:style-name="Text_20_body">Soft hyphens, hyphens, and non-breaking blanks are represented by <text:bibliography-mark text:identifier="UNICODE" text:bibliography-type="custom1" text:booktitle="The Unicode Standard, Version 4.0" text:publisher="Addison-Wesley" text:title="The Unicode Consortium. The Unicode Standard, Version 4.0.0" text:year="2003" text:custom1="Boston, MA" text:isbn="0-321-18578-1">[UNICODE]</text:bibliography-mark> characters.</text:p>
      <table:table table:name="SpecialUnicodeharacters" table:style-name="SpecialUnicodeharacters">
        <table:table-column table:style-name="SpecialUnicodeharacters.A"/>
        <table:table-column table:style-name="SpecialUnicodeharacters.B"/>
        <table:table-row table:style-name="SpecialUnicodeharacters.1">
          <table:table-cell table:style-name="SpecialUnicodeharacters.A1" office:value-type="string">
            <text:p text:style-name="Table_20_Heading">The <text:bibliography-mark text:identifier="UNICODE" text:bibliography-type="custom1" text:booktitle="The Unicode Standard, Version 4.0" text:publisher="Addison-Wesley" text:title="The Unicode Consortium. The Unicode Standard, Version 4.0.0" text:year="2003" text:custom1="Boston, MA" text:isbn="0-321-18578-1">[UNICODE]</text:bibliography-mark> character...</text:p>
          </table:table-cell>
          <table:table-cell table:style-name="SpecialUnicodeharacters.B1" office:value-type="string">
            <text:p text:style-name="Table_20_Heading">Represents...</text:p>
          </table:table-cell>
        </table:table-row>
        <table:table-row>
          <table:table-cell table:style-name="SpecialUnicodeharacters.A2" office:value-type="string">
            <text:p text:style-name="Table_20_Contents">SOFT HYPHEN (00AD)</text:p>
          </table:table-cell>
          <table:table-cell table:style-name="SpecialUnicodeharacters.B2" office:value-type="string">
            <text:p text:style-name="Table_20_Contents"><text:alphabetical-index-mark-start text:id="IMark117503116"/>soft hyphens<text:alphabetical-index-mark-end text:id="IMark117503116"/></text:p>
          </table:table-cell>
        </table:table-row>
        <table:table-row table:style-name="SpecialUnicodeharacters.1">
          <table:table-cell table:style-name="SpecialUnicodeharacters.A2" office:value-type="string">
            <text:p text:style-name="Table_20_Contents">NON-BREAKING HYPHEN (2011)</text:p>
          </table:table-cell>
          <table:table-cell table:style-name="SpecialUnicodeharacters.B2" office:value-type="string">
            <text:p text:style-name="Table_20_Contents"><text:alphabetical-index-mark-start text:id="IMark117503116"/>non-breaking hyphens<text:alphabetical-index-mark-end text:id="IMark117503116"/></text:p>
          </table:table-cell>
        </table:table-row>
        <table:table-row table:style-name="SpecialUnicodeharacters.1">
          <table:table-cell table:style-name="SpecialUnicodeharacters.A2" office:value-type="string">
            <text:p text:style-name="Table_20_Contents">NO-BREAK SPACE (00A0)</text:p>
          </table:table-cell>
          <table:table-cell table:style-name="SpecialUnicodeharacters.B2" office:value-type="string">
            <text:p text:style-name="Table_20_Contents"><text:alphabetical-index-mark-start text:id="IMark117503116"/>non-breaking blanks<text:alphabetical-index-mark-end text:id="IMark117503116"/></text:p>
          </table:table-cell>
        </table:table-row>
      </table:table>
      <text:list text:style-name="Outline" text:continue-numbering="true">
        <text:list-item>
          <text:list text:continue-numbering="true">
            <text:list-item>
              <text:list text:continue-numbering="true">
                <text:list-item>
                  <text:h text:style-name="Heading_20_3" text:outline-level="3"><text:reference-mark text:name="Sections"/>Attributed Text</text:h>
                </text:list-item>
              </text:list>
            </text:list-item>
          </text:list>
        </text:list-item>
      </text:list>
      <text:p text:style-name="Text_20_body">The <text:span text:style-name="Element">&lt;text:span</text:span><text:alphabetical-index-mark text:string-value="span"/><text:span text:style-name="Element"/><text:span text:style-name="Element">&gt;</text:span> element represents portions of text that are attributed using a certain <text:alphabetical-index-mark text:string-value="text styles"/>text style or class. The content of this element is the text that uses the text style. </text:p>
      <text:p text:style-name="Table_20_Contents">The name of the a text style or text class is the value of a <text:span text:style-name="Attribute">text:style-name</text:span> or <text:span text:style-name="Attribute">text:class-names</text:span> attributes, respectively, attached to the <text:span text:style-name="Element">&lt;text:span&gt;</text:span> element. These attributes must refer to text styles or classes.</text:p>
      <text:p text:style-name="Text_20_body">A <text:span text:style-name="Attribute">text:style-name</text:span> attribute references a single text style. A text:class-names attribute takes a whitespace separated list of text style names. The referenced text styles are applied in the order they are contained in the list. If both, <text:span text:style-name="Attribute">text:style-name</text:span> and <text:span text:style-name="Attribute">text:class-names</text:span> are present, <text:s/>the style referenced by the <text:span text:style-name="Attribute">text:style-name</text:span> attribute is treated as the first style in the list in <text:span text:style-name="Attribute">text:class-names</text:span>. Conforming application should support the <text:span text:style-name="Attribute">text:class-names</text:span> attribute and also should preserve it while editing.</text:p>
      <text:p text:style-name="Table_20_Contents"><text:span text:style-name="T9">&lt;text:span&gt;</text:span> elements can be nested.</text:p>
      <text:p text:style-name="Text_20_body">White-space characters contained in this element are collapsed.</text:p>
      <text:p text:style-name="RelaxNG">&lt;define name="paragraph-content" combine="choice"&gt;</text:p>
      <text:p text:style-name="RelaxNG"><text:tab/>&lt;element name="text:span"&gt;</text:p>
      <text:p text:style-name="RelaxNG"><text:tab/><text:tab/>&lt;optional&gt;</text:p>
      <text:p text:style-name="RelaxNG"><text:tab/><text:tab/><text:tab/>&lt;attribute name="text:style-name"&gt;</text:p>
      <text:p text:style-name="RelaxNG"><text:tab/><text:tab/><text:tab/><text:tab/>&lt;ref name="styleNameRef"/&gt;</text:p>
      <text:p text:style-name="RelaxNG"><text:tab/><text:tab/><text:tab/>&lt;/attribute&gt;</text:p>
      <text:p text:style-name="RelaxNG"><text:tab/><text:tab/>&lt;/optional&gt;</text:p>
      <text:p text:style-name="RelaxNG"><text:tab/><text:tab/>&lt;optional&gt;</text:p>
      <text:p text:style-name="RelaxNG"><text:tab/><text:tab/><text:tab/>&lt;attribute name="text:class-names"&gt;</text:p>
      <text:p text:style-name="RelaxNG"><text:tab/><text:tab/><text:tab/><text:tab/>&lt;ref name="styleNameRefs"/&gt;</text:p>
      <text:p text:style-name="RelaxNG"><text:tab/><text:tab/><text:tab/>&lt;/attribute&gt;</text:p>
      <text:p text:style-name="RelaxNG"><text:tab/><text:tab/>&lt;/optional&gt;</text:p>
      <text:p text:style-name="RelaxNG"><text:tab/><text:tab/>&lt;zeroOrMore&gt;</text:p>
      <text:p text:style-name="RelaxNG"><text:tab/><text:tab/><text:tab/>&lt;ref name="paragraph-content"/&gt;</text:p>
      <text:p text:style-name="RelaxNG"><text:tab/><text:tab/>&lt;/zeroOrMore&gt;</text:p>
      <text:p text:style-name="RelaxNG"><text:tab/>&lt;/element&gt;</text:p>
      <text:p text:style-name="RelaxNG">&lt;/define&gt;</text:p>
      <text:p text:style-name="Text_20_body"><text:span text:style-name="Label">Example: Text style in </text:span><text:span text:style-name="T4"><text:user-field-get text:name="CommitteeName">OpenDocument</text:user-field-get></text:span><text:span text:style-name="Label"> documents:</text:span></text:p>
      <text:p text:style-name="Example">&lt;text:p&gt;</text:p>
      <text:p text:style-name="Example"><text:tab/>The last word of this sentence is </text:p>
      <text:p text:style-name="Example"><text:tab/>&lt;text:span text:style-name="emphasize"&gt;emphasized&lt;/text:span&gt;.</text:p>
      <text:p text:style-name="Example">&lt;/text:p&gt;</text:p>
      <text:list text:style-name="Outline" text:continue-numbering="true">
        <text:list-item>
          <text:list text:continue-numbering="true">
            <text:list-item>
              <text:list text:continue-numbering="true">
                <text:list-item>
                  <text:h text:style-name="Heading_20_3" text:outline-level="3"><text:reference-mark text:name="Text Hyperlink"/>Hyperlinks</text:h>
                </text:list-item>
              </text:list>
            </text:list-item>
          </text:list>
        </text:list-item>
      </text:list>
      <text:p text:style-name="Text_20_body"><text:alphabetical-index-mark text:string-value="hyperlinks, in text documents"/>Hyperlinks in text documents are represented by a <text:span text:style-name="Attribute">&lt;text:a&gt;</text:span> element.</text:p>
      <text:p text:style-name="Text_20_body">This element also contains an event table element, <text:span text:style-name="T9">&lt;office:event-listeners&gt;</text:span>, which contains the events assigned to the hyperlink. See section <text:reference-ref text:reference-format="chapter" text:ref-name="Event Tables"/> for more information on the event table element.</text:p>
      <text:p text:style-name="RelaxNG">&lt;define name="paragraph-content" combine="choice"&gt;</text:p>
      <text:p text:style-name="RelaxNG"><text:tab/>&lt;element name="text:a"&gt;</text:p>
      <text:p text:style-name="RelaxNG"><text:tab/><text:tab/>&lt;ref name="text-a-attlist"/&gt;</text:p>
      <text:p text:style-name="RelaxNG"><text:tab/><text:tab/>&lt;optional&gt;</text:p>
      <text:p text:style-name="RelaxNG"><text:tab/><text:tab/><text:tab/>&lt;ref name="office-event-listeners"/&gt;</text:p>
      <text:p text:style-name="RelaxNG"><text:tab/><text:tab/>&lt;/optional&gt;</text:p>
      <text:p text:style-name="RelaxNG"><text:tab/><text:tab/>&lt;zeroOrMore&gt;</text:p>
      <text:p text:style-name="RelaxNG"><text:tab/><text:tab/><text:tab/>&lt;ref name="paragraph-content"/&gt;</text:p>
      <text:p text:style-name="RelaxNG"><text:tab/><text:tab/>&lt;/zeroOrMore&gt;</text:p>
      <text:p text:style-name="RelaxNG"><text:tab/>&lt;/element&gt;</text:p>
      <text:p text:style-name="RelaxNG">&lt;/define&gt;</text:p>
      <text:p text:style-name="Text_20_body">The attributes that may be associated with the <text:span text:style-name="Attribute">&lt;text:a&gt;</text:span> element are:</text:p>
      <text:list text:style-name="BulletedList">
        <text:list-item text:start-value="1">
          <text:p text:style-name="P21">Name</text:p>
        </text:list-item>
        <text:list-item>
          <text:p text:style-name="P21">Link location</text:p>
        </text:list-item>
        <text:list-item>
          <text:p text:style-name="P21">Target frame</text:p>
        </text:list-item>
        <text:list-item>
          <text:p text:style-name="P21">Text styles</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Name</text:h>
                    </text:list-item>
                  </text:list>
                </text:list-item>
              </text:list>
            </text:list-item>
          </text:list>
        </text:list-item>
      </text:list>
      <text:p text:style-name="Text_20_body">A hyperlink can have a name, but it is not essential. The <text:span text:style-name="Attribute">office:name</text:span> attribute specifies the name of the hyperlink if one exists. This name can serve as a target for some other hyperlinks.</text:p>
      <text:p text:style-name="RelaxNG">&lt;define name="text-a-attlist" combine="interleave"&gt;</text:p>
      <text:p text:style-name="RelaxNG"><text:tab/>&lt;optional&gt;</text:p>
      <text:p text:style-name="RelaxNG"><text:tab/><text:tab/>&lt;attribute name="office:name"&gt;</text:p>
      <text:p text:style-name="RelaxNG"><text:tab/><text:tab/><text:tab/>&lt;ref name="string"/&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Title</text:h>
                    </text:list-item>
                  </text:list>
                </text:list-item>
              </text:list>
            </text:list-item>
          </text:list>
        </text:list-item>
      </text:list>
      <text:p text:style-name="Text_20_body">The <text:span text:style-name="Attribute">office:title</text:span> attribute specifies a short accessible description for hint text.</text:p>
      <text:p text:style-name="Text_20_body">See appendix <text:user-field-get text:name="AppendixA11y">E</text:user-field-get> for guidelines how to use this attribute.</text:p>
      <text:p text:style-name="RelaxNG">&lt;define name="text-a-attlist" combine="interleave"&gt;</text:p>
      <text:p text:style-name="RelaxNG"><text:tab/>&lt;optional&gt;</text:p>
      <text:p text:style-name="RelaxNG"><text:tab/><text:tab/>&lt;attribute name="office:title"&gt;</text:p>
      <text:p text:style-name="RelaxNG"><text:tab/><text:tab/><text:tab/>&lt;ref name="string"/&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Link Location</text:h>
                    </text:list-item>
                  </text:list>
                </text:list-item>
              </text:list>
            </text:list-item>
          </text:list>
        </text:list-item>
      </text:list>
      <text:p text:style-name="Text_20_body">The <text:span text:style-name="Attribute">xlink:href</text:span> attribute specifies the URL for the target location of the link. </text:p>
      <text:p text:style-name="RelaxNG">&lt;define name="text-a-attlist" combine="interleave"&gt;</text:p>
      <text:p text:style-name="RelaxNG"><text:tab/>&lt;attribute name="xlink:href"&gt;</text:p>
      <text:p text:style-name="RelaxNG"><text:tab/><text:tab/>&lt;ref name="anyURI"/&gt;</text:p>
      <text:p text:style-name="RelaxNG"><text:tab/>&lt;/attribute&gt;</text:p>
      <text:p text:style-name="RelaxNG"><text:tab/>&lt;optional&gt;</text:p>
      <text:p text:style-name="RelaxNG"><text:tab/><text:tab/>&lt;attribute name="xlink:type" a:defaultValue="simple"&gt;</text:p>
      <text:p text:style-name="RelaxNG"><text:tab/><text:tab/><text:tab/>&lt;value&gt;simple&lt;/value&gt;</text:p>
      <text:p text:style-name="RelaxNG"><text:tab/><text:tab/>&lt;/attribute&gt;</text:p>
      <text:p text:style-name="RelaxNG"><text:tab/>&lt;/optional&gt;</text:p>
      <text:p text:style-name="RelaxNG"><text:tab/>&lt;optional&gt;</text:p>
      <text:p text:style-name="RelaxNG"><text:tab/><text:tab/>&lt;attribute name="xlink:actuate" a:defaultValue="onRequest"&gt;</text:p>
      <text:p text:style-name="RelaxNG"><text:tab/><text:tab/><text:tab/>&lt;value&gt;onRequest&lt;/value&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Target Frame</text:h>
                    </text:list-item>
                  </text:list>
                </text:list-item>
              </text:list>
            </text:list-item>
          </text:list>
        </text:list-item>
      </text:list>
      <text:p text:style-name="Table_20_Contents"><text:span text:style-name="T17">The </text:span><text:span text:style-name="Attribute"><text:span text:style-name="T17">office:target-frame-name</text:span></text:span><text:span text:style-name="T17"> attribute specifies the target frame of the link. </text:span>This attribute can have one of the following values:</text:p>
      <text:list text:style-name="BulletedList">
        <text:list-item text:start-value="1">
          <text:p text:style-name="P131"><text:span text:style-name="T9">_self</text:span> <text:span text:style-name="T9">–</text:span> The referenced document replaces the content of the current frame.</text:p>
        </text:list-item>
        <text:list-item>
          <text:p text:style-name="P131"><text:span text:style-name="T9">_blank</text:span> <text:span text:style-name="T9">–</text:span> The referenced document is displayed in a new frame.</text:p>
        </text:list-item>
        <text:list-item>
          <text:p text:style-name="P131"><text:span text:style-name="T9">_parent</text:span> <text:span text:style-name="T9">–</text:span> The referenced document is displayed in the parent frame of the current frame.</text:p>
        </text:list-item>
        <text:list-item>
          <text:p text:style-name="P131"><text:span text:style-name="T9">_top</text:span> <text:span text:style-name="T9">–</text:span> The referenced document is displayed in the uppermost frame, that is the frame that contains the current frame as a child or descendent but is not contained within another frame.</text:p>
        </text:list-item>
        <text:list-item>
          <text:p text:style-name="P131">A frame name <text:span text:style-name="T9">–</text:span> The referenced document is displayed in the named frame. If the named frame does not exist, a new frame with that name is created.</text:p>
        </text:list-item>
      </text:list>
      <text:p text:style-name="P146">To conform with the XLink Specification, an additional <text:span text:style-name="Attribute">xlink:show</text:span> attribute is attached to the <text:span text:style-name="T9">&lt;text:a&gt;</text:span> element. If the value of the attribute is <text:span text:style-name="T9">_blank</text:span>, the <text:span text:style-name="Attribute">xlink:show </text:span>attribute value is <text:span text:style-name="T9">new</text:span>. If the value of the attribute is any of the other value options, the value of the <text:span text:style-name="Attribute">xlink:show </text:span>attribute is <text:span text:style-name="T9">replace</text:span>. See <text:bibliography-mark text:identifier="XLink" text:bibliography-type="manual" text:author="Steve DeRose, Eve Maler, David Orchard" text:edition="XLink" text:editor="W3C" text:title="XML Linking Language" text:year="2001" text:url="http://www.w3c.org/TR/xlink/">[XLink]</text:bibliography-mark>.</text:p>
      <text:p text:style-name="RelaxNG">&lt;define name="text-a-attlist" combine="interleave"&gt;</text:p>
      <text:p text:style-name="RelaxNG"><text:tab/>&lt;optional&gt;</text:p>
      <text:p text:style-name="RelaxNG"><text:tab/><text:tab/>&lt;attribute name="office:target-frame-name"&gt;</text:p>
      <text:p text:style-name="RelaxNG"><text:tab/><text:tab/><text:tab/>&lt;ref name="targetFrameName"/&gt;</text:p>
      <text:p text:style-name="RelaxNG"><text:tab/><text:tab/>&lt;/attribute&gt;</text:p>
      <text:p text:style-name="RelaxNG"><text:tab/>&lt;/optional&gt;</text:p>
      <text:p text:style-name="RelaxNG"><text:tab/>&lt;optional&gt;</text:p>
      <text:p text:style-name="RelaxNG"><text:tab/><text:tab/>&lt;attribute name="xlink:show"&gt;</text:p>
      <text:p text:style-name="RelaxNG"><text:tab/><text:tab/><text:tab/>&lt;choice&gt;</text:p>
      <text:p text:style-name="RelaxNG"><text:tab/><text:tab/><text:tab/><text:tab/>&lt;value&gt;new&lt;/value&gt;</text:p>
      <text:p text:style-name="RelaxNG"><text:tab/><text:tab/><text:tab/><text:tab/>&lt;value&gt;replace&lt;/value&gt;</text:p>
      <text:p text:style-name="RelaxNG"><text:tab/><text:tab/><text:tab/>&lt;/choice&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Text Styles</text:h>
                    </text:list-item>
                  </text:list>
                </text:list-item>
              </text:list>
            </text:list-item>
          </text:list>
        </text:list-item>
      </text:list>
      <text:p text:style-name="Text_20_body">Every hyperlink has two text styles as follows:</text:p>
      <text:list text:style-name="BulletedList">
        <text:list-item text:start-value="1">
          <text:p text:style-name="P21">If the link location of the hyperlink was not visited, the text style specifies by the <text:span text:style-name="Attribute">text:style-name</text:span> attribute is applied to the text of the hyperlink.</text:p>
        </text:list-item>
        <text:list-item>
          <text:p text:style-name="P21">If the link location of the hyperlink was already visited, the text style specified by the <text:span text:style-name="Attribute">text:visited-style-name</text:span> attribute is applied to the text of the hyperlink</text:p>
        </text:list-item>
      </text:list>
      <text:p text:style-name="RelaxNG">&lt;define name="text-a-attlist" combine="interleave"&gt;</text:p>
      <text:p text:style-name="RelaxNG"><text:tab/>&lt;optional&gt;</text:p>
      <text:p text:style-name="RelaxNG"><text:tab/><text:tab/>&lt;attribute name="text:style-name"&gt;</text:p>
      <text:p text:style-name="RelaxNG"><text:tab/><text:tab/><text:tab/>&lt;ref name="styleNameRef"/&gt;</text:p>
      <text:p text:style-name="RelaxNG"><text:tab/><text:tab/>&lt;/attribute&gt;</text:p>
      <text:p text:style-name="RelaxNG"><text:tab/>&lt;/optional&gt;</text:p>
      <text:p text:style-name="RelaxNG"><text:tab/>&lt;optional&gt;</text:p>
      <text:p text:style-name="RelaxNG"><text:tab/><text:tab/>&lt;attribute name="text:visited-style-name"&gt;</text:p>
      <text:p text:style-name="RelaxNG"><text:tab/><text:tab/><text:tab/>&lt;ref name="styleNameRef"/&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h text:style-name="Heading_20_2" text:outline-level="2">Bookmarks and References</text:h>
              <text:list>
                <text:list-item>
                  <text:h text:style-name="Heading_20_3" text:outline-level="3">Bookm<text:reference-mark text:name="Bookmarks"/>arks</text:h>
                </text:list-item>
              </text:list>
            </text:list-item>
          </text:list>
        </text:list-item>
      </text:list>
      <text:p text:style-name="Text_20_body"><text:alphabetical-index-mark text:string-value="bookmarks"/>Bookmarks can either mark a text position or a text range. A text range can start at any text position and end at another text position. In particular, a bookmark can start in the middle of one paragraph and end in the middle of another paragraph. The XML element used to represent a bookmark varies depending on the type of bookmark, as follows:</text:p>
      <text:list text:style-name="BulletedList">
        <text:list-item text:start-value="1">
          <text:p text:style-name="P21"><text:alphabetical-index-mark-start text:id="IMark117503116"/><text:span text:style-name="Element">&lt;text:bookmark&gt;</text:span><text:alphabetical-index-mark-end text:id="IMark117503116"/> <text:span text:style-name="T19">–</text:span> to mark one text position</text:p>
        </text:list-item>
        <text:list-item>
          <text:p text:style-name="P21"><text:alphabetical-index-mark-start text:id="IMark117503116"/><text:span text:style-name="Element">&lt;text:bookmark-start&gt;</text:span><text:alphabetical-index-mark-end text:id="IMark117503116"/> <text:span text:style-name="T19">–</text:span> to mark the start position in a text range</text:p>
        </text:list-item>
        <text:list-item>
          <text:p text:style-name="P21"><text:alphabetical-index-mark-start text:id="IMark117503116"/><text:span text:style-name="Element">&lt;text:bookmark-end&gt;</text:span><text:alphabetical-index-mark-end text:id="IMark117503116"/> <text:span text:style-name="T19">–</text:span> to mark the end position in a text range</text:p>
        </text:list-item>
      </text:list>
      <text:p text:style-name="Text_20_body">For every <text:span text:style-name="Element">&lt;text:bookmark-start&gt;</text:span> element, there must be a <text:span text:style-name="Element">&lt;text:bookmark-end&gt;</text:span> element in the same text flow using the same <text:span text:style-name="Attribute">text:name</text:span> attribute, and vice versa. The <text:span text:style-name="Element">&lt;text:bookmark-start&gt;</text:span> element must precede the <text:span text:style-name="Element">&lt;text:bookmark-end&gt;</text:span> element.</text:p>
      <text:p text:style-name="RelaxNG">&lt;define name="paragraph-content" combine="choice"&gt;</text:p>
      <text:p text:style-name="RelaxNG"><text:tab/>&lt;choice&gt;</text:p>
      <text:p text:style-name="RelaxNG"><text:tab/><text:tab/>&lt;element name="text:bookmark"&gt;</text:p>
      <text:p text:style-name="RelaxNG"><text:tab/><text:tab/><text:tab/>&lt;attribute name="text:name"&gt;</text:p>
      <text:p text:style-name="RelaxNG"><text:tab/><text:tab/><text:tab/><text:tab/>&lt;ref name="string"/&gt;</text:p>
      <text:p text:style-name="RelaxNG"><text:tab/><text:tab/><text:tab/>&lt;/attribute&gt;</text:p>
      <text:p text:style-name="RelaxNG"><text:tab/><text:tab/>&lt;/element&gt;</text:p>
      <text:p text:style-name="RelaxNG"><text:tab/><text:tab/>&lt;element name="text:bookmark-start"&gt;</text:p>
      <text:p text:style-name="RelaxNG"><text:tab/><text:tab/><text:tab/>&lt;attribute name="text:name"&gt;</text:p>
      <text:p text:style-name="RelaxNG"><text:tab/><text:tab/><text:tab/><text:tab/>&lt;ref name="string"/&gt;</text:p>
      <text:p text:style-name="RelaxNG"><text:tab/><text:tab/><text:tab/>&lt;/attribute&gt;</text:p>
      <text:p text:style-name="RelaxNG"><text:tab/><text:tab/>&lt;/element&gt;</text:p>
      <text:p text:style-name="RelaxNG"><text:tab/><text:tab/>&lt;element name="text:bookmark-end"&gt;</text:p>
      <text:p text:style-name="RelaxNG"><text:tab/><text:tab/><text:tab/>&lt;attribute name="text:name"&gt;</text:p>
      <text:p text:style-name="RelaxNG"><text:tab/><text:tab/><text:tab/><text:tab/>&lt;ref name="string"/&gt;</text:p>
      <text:p text:style-name="RelaxNG"><text:tab/><text:tab/><text:tab/>&lt;/attribute&gt;</text:p>
      <text:p text:style-name="RelaxNG"><text:tab/><text:tab/>&lt;/element&gt;</text:p>
      <text:p text:style-name="RelaxNG"><text:tab/>&lt;/choice&gt;</text:p>
      <text:p text:style-name="RelaxNG">&lt;/define&gt;</text:p>
      <text:p text:style-name="Text_20_body"><text:span text:style-name="Label">Example: Bookmarks</text:span></text:p>
      <text:p text:style-name="Example">&lt;text:p&gt;</text:p>
      <text:p text:style-name="Example">&lt;text:bookmark text:name="Mark 1"/&gt;There is a text mark in front of this</text:p>
      <text:p text:style-name="Example">paragraph.</text:p>
      <text:p text:style-name="Example">&lt;text:bookmark-start text:name="Mark 2"/&gt;In front of this paragraph there is</text:p>
      <text:p text:style-name="Example">the start of a bookmark.</text:p>
      <text:p text:style-name="Example">&lt;/text:p&gt;</text:p>
      <text:p text:style-name="Example">&lt;text:p&gt;</text:p>
      <text:p text:style-name="Example">This bookmark ends</text:p>
      <text:p text:style-name="Example">&lt;text:bookmark-end text:name="Mark 2"/&gt;</text:p>
      <text:p text:style-name="Example">amid this sentence.</text:p>
      <text:p text:style-name="Example_20_end">&lt;/text:p&gt;</text:p>
      <text:list text:style-name="Outline" text:continue-numbering="true">
        <text:list-item>
          <text:list text:continue-numbering="true">
            <text:list-item>
              <text:list text:continue-numbering="true">
                <text:list-item>
                  <text:h text:style-name="Heading_20_3" text:outline-level="3">Ref<text:reference-mark text:name="Reference Marks"/>erences</text:h>
                </text:list-item>
              </text:list>
            </text:list-item>
          </text:list>
        </text:list-item>
      </text:list>
      <text:p text:style-name="Text_20_body">The representation of <text:alphabetical-index-mark-start text:id="IMark117503116"/>references<text:alphabetical-index-mark-end text:id="IMark117503116"/> is modeled on the XML representation of bookmarks. There are two types of reference marks, as follows: </text:p>
      <text:list text:style-name="BulletedList">
        <text:list-item text:start-value="1">
          <text:p text:style-name="P21">A point reference<text:line-break/>A point reference marks a particular position in text and is represented by a single <text:span text:style-name="Element">&lt;text:reference-mark&gt;</text:span> element.</text:p>
        </text:list-item>
        <text:list-item>
          <text:p text:style-name="P21">A range reference<text:line-break/>A range reference marks a range of characters in text and is represented by two elements; <text:span text:style-name="Element">&lt;text:reference-mark-start&gt;</text:span> to mark the start of the range and <text:span text:style-name="Element">&lt;text:reference-mark-end&gt;</text:span> to mark the end of the range.</text:p>
        </text:list-item>
      </text:list>
      <text:p text:style-name="Text_20_body">Every reference is identified by its name, which must be unique. In a range reference, the start and end elements must use the same reference name.</text:p>
      <text:list text:style-name="Outline" text:continue-numbering="true">
        <text:list-item>
          <text:list text:continue-numbering="true">
            <text:list-item>
              <text:list text:continue-numbering="true">
                <text:list-item>
                  <text:list text:continue-numbering="true">
                    <text:list-item>
                      <text:h text:style-name="Heading_20_4" text:outline-level="4">Point References</text:h>
                    </text:list-item>
                  </text:list>
                </text:list-item>
              </text:list>
            </text:list-item>
          </text:list>
        </text:list-item>
      </text:list>
      <text:p text:style-name="Text_20_body">The <text:span text:style-name="Element">&lt;text:reference-mark&gt;</text:span> element represents a <text:alphabetical-index-mark text:string-value="point references"/>point reference.</text:p>
      <text:p text:style-name="RelaxNG">&lt;define name="paragraph-content" combine="choice"&gt;</text:p>
      <text:p text:style-name="RelaxNG"><text:tab/>&lt;element name="text:reference-mark"&gt;</text:p>
      <text:p text:style-name="RelaxNG"><text:tab/><text:tab/>&lt;attribute name="text:name"&gt;</text:p>
      <text:p text:style-name="RelaxNG"><text:tab/><text:tab/><text:tab/>&lt;ref name="string"/&gt;</text:p>
      <text:p text:style-name="RelaxNG"><text:tab/><text:tab/>&lt;/attribute&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Range References</text:h>
                    </text:list-item>
                  </text:list>
                </text:list-item>
              </text:list>
            </text:list-item>
          </text:list>
        </text:list-item>
      </text:list>
      <text:p text:style-name="Text_20_body">The <text:span text:style-name="Element">&lt;text:reference-mark-start&gt;</text:span> and <text:span text:style-name="Element">&lt;text:reference-mark-end&gt;</text:span> elements represent a <text:alphabetical-index-mark text:string-value="range references"/>range reference.</text:p>
      <text:p text:style-name="RelaxNG">&lt;define name="paragraph-content" combine="choice"&gt;</text:p>
      <text:p text:style-name="RelaxNG"><text:tab/>&lt;choice&gt;</text:p>
      <text:p text:style-name="RelaxNG"><text:tab/><text:tab/>&lt;element name="text:reference-mark-start"&gt;</text:p>
      <text:p text:style-name="RelaxNG"><text:tab/><text:tab/><text:tab/>&lt;attribute name="text:name"&gt;</text:p>
      <text:p text:style-name="RelaxNG"><text:tab/><text:tab/><text:tab/><text:tab/>&lt;ref name="string"/&gt;</text:p>
      <text:p text:style-name="RelaxNG"><text:tab/><text:tab/><text:tab/>&lt;/attribute&gt;</text:p>
      <text:p text:style-name="RelaxNG"><text:tab/><text:tab/>&lt;/element&gt;</text:p>
      <text:p text:style-name="RelaxNG"><text:tab/><text:tab/>&lt;element name="text:reference-mark-end"&gt;</text:p>
      <text:p text:style-name="RelaxNG"><text:tab/><text:tab/><text:tab/>&lt;attribute name="text:name"&gt;</text:p>
      <text:p text:style-name="RelaxNG"><text:tab/><text:tab/><text:tab/><text:tab/>&lt;ref name="string"/&gt;</text:p>
      <text:p text:style-name="RelaxNG"><text:tab/><text:tab/><text:tab/>&lt;/attribute&gt;</text:p>
      <text:p text:style-name="RelaxNG"><text:tab/><text:tab/>&lt;/element&gt;</text:p>
      <text:p text:style-name="RelaxNG"><text:tab/>&lt;/choice&gt;</text:p>
      <text:p text:style-name="RelaxNG">&lt;/define&gt;</text:p>
      <text:p text:style-name="Text_20_body">In the <text:user-field-get text:name="CommitteeName">OpenDocument</text:user-field-get> schema, three elements are used to represent references instead of one element because references represented as a single XML element:</text:p>
      <text:list text:style-name="BulletedList">
        <text:list-item text:start-value="1">
          <text:p text:style-name="P21">Cannot support overlapping references </text:p>
        </text:list-item>
        <text:list-item>
          <text:p text:style-name="P21">Do not interact well with other elements </text:p>
        </text:list-item>
      </text:list>
      <text:p text:style-name="Text_20_body">Take the following example:</text:p>
      <text:p text:style-name="Text_20_body"><text:span text:style-name="Label">Example: Overlapping range references</text:span></text:p>
      <text:p text:style-name="Example"><text:span text:style-name="Source_20_Text">&lt;text:p&gt;<text:line-break/><text:tab/>&lt;text:reference-</text:span><text:span text:style-name="Element">mark-</text:span><text:span text:style-name="Source_20_Text">start text:name="first"/&gt;This is an </text:span></text:p>
      <text:p text:style-name="Example"><text:span text:style-name="Source_20_Text"><text:tab/>&lt;text:reference</text:span><text:span text:style-name="Element">-mark</text:span><text:span text:style-name="Source_20_Text">-start text:name="second"/&gt;example of a sentence</text:span></text:p>
      <text:p text:style-name="Example"><text:span text:style-name="Source_20_Text"><text:tab/>&lt;text:reference</text:span><text:span text:style-name="Element">-mark</text:span><text:span text:style-name="Source_20_Text">-end text:name="first"/&gt;with overlapping references.</text:span></text:p>
      <text:p text:style-name="Example"><text:span text:style-name="Source_20_Text"><text:tab/>&lt;text:reference</text:span><text:span text:style-name="Element">-mark</text:span><text:span text:style-name="Source_20_Text">-end text:name="second"/&gt;<text:line-break/>&lt;/text:p&gt;</text:span></text:p>
      <text:p text:style-name="Text_20_body">The example paragraph shows two references that cover the following text:</text:p>
      <table:table table:name="ReferenceExamples" table:style-name="ReferenceExamples">
        <table:table-column table:style-name="ReferenceExamples.A"/>
        <table:table-column table:style-name="ReferenceExamples.B"/>
        <table:table-row>
          <table:table-cell table:style-name="ReferenceExamples.A1" office:value-type="string">
            <text:p text:style-name="Table_20_Contents">reference “first”</text:p>
          </table:table-cell>
          <table:table-cell table:style-name="ReferenceExamples.B1" office:value-type="string">
            <text:p text:style-name="Table_20_Contents">“This is an example of a sentence”</text:p>
          </table:table-cell>
        </table:table-row>
        <table:table-row>
          <table:table-cell table:style-name="ReferenceExamples.A2" office:value-type="string">
            <text:p text:style-name="Table_20_Contents">reference “second”</text:p>
          </table:table-cell>
          <table:table-cell table:style-name="ReferenceExamples.B2" office:value-type="string">
            <text:p text:style-name="Table_20_Contents">“example of a sentence with overlapping references.”</text:p>
          </table:table-cell>
        </table:table-row>
      </table:table>
      <text:p text:style-name="Text_20_body">This overlapping structure cannot be represented using a single reference element to contain the referenced text. Similarly, a reference spanning multiple paragraphs creates the same situation as two overlapping XML elements, as does character formatting either starts or ends, but not both, within the referenced text.</text:p>
      <text:list text:style-name="Outline" text:continue-numbering="true">
        <text:list-item>
          <text:list text:continue-numbering="true">
            <text:list-item>
              <text:h text:style-name="P1" text:outline-level="2">N<text:reference-mark text:name="text-notes"/>otes</text:h>
            </text:list-item>
          </text:list>
        </text:list-item>
      </text:list>
      <text:p text:style-name="P8">Notes consist of a <text:span text:style-name="Element">&lt;text:note&gt;</text:span> element which occurs in the text stream at the position to which the note is anchored. How notes are numbered and rendered is determined by <text:span text:style-name="Element">&lt;text:notes-configuration&gt;</text:span> element, which occurs inside the <text:span text:style-name="Element">&lt;office:styles&gt;</text:span> section.</text:p>
      <text:list text:style-name="Outline" text:continue-numbering="true">
        <text:list-item>
          <text:list text:continue-numbering="true">
            <text:list-item>
              <text:list text:continue-numbering="true">
                <text:list-item>
                  <text:h text:style-name="Heading_20_3" text:outline-level="3">Note Element</text:h>
                </text:list-item>
              </text:list>
            </text:list-item>
          </text:list>
        </text:list-item>
      </text:list>
      <text:p text:style-name="Text_20_body">The note element represents text notes which are attached to a certain text position. A common implementation of this concept are the footnotes and endnotes found in most word processors. A note contains a note citation element and a note body elements, which contains the note's content.</text:p>
      <text:p text:style-name="Text_20_body">In <text:user-field-get text:name="CommitteeName">OpenDocument</text:user-field-get> documents, notes are represented in a similar fashion to footnotes in <text:bibliography-mark text:identifier="XSL" text:bibliography-type="manual" text:author="W3C" text:editor="W3C" text:title="Extensible Stylesheet Language (XSL)" text:year="2001" text:url="http://www.w3.org/TR/2001/REC-xsl-20011015/">[XSL]</text:bibliography-mark>. In XSL, the first child of the note element contains the citation in the form of an <text:span text:style-name="Element">&lt;fo:inline&gt;</text:span> element. The <text:user-field-get text:name="CommitteeName">OpenDocument</text:user-field-get> schema uses the same structure but introduces a <text:span text:style-name="T20">&lt;text:note-citation&gt;</text:span> element. The second child contains the note body, just as in XSL.</text:p>
      <text:p text:style-name="Text_20_body">Additionally, <text:user-field-get text:name="CommitteeName">OpenDocument</text:user-field-get> features <text:span text:style-name="Element">&lt;text:notes-configuration&gt;</text:span> elements. To achieve a similar effect to the note configuration in XSL, every note citation element must be formatted appropriately.</text:p>
      <text:p text:style-name="RelaxNG">&lt;define name="paragraph-content" combine="choice"&gt;</text:p>
      <text:p text:style-name="RelaxNG"><text:tab/>&lt;element name="text:note"&gt;</text:p>
      <text:p text:style-name="RelaxNG"><text:tab/><text:tab/>&lt;ref name="text-note-class"/&gt;</text:p>
      <text:p text:style-name="RelaxNG"><text:tab/><text:tab/>&lt;optional&gt;</text:p>
      <text:p text:style-name="RelaxNG"><text:tab/><text:tab/><text:tab/>&lt;attribute name="text:id"&gt;</text:p>
      <text:p text:style-name="RelaxNG"><text:tab/><text:tab/><text:tab/><text:tab/>&lt;ref name="string"/&gt;</text:p>
      <text:p text:style-name="RelaxNG"><text:tab/><text:tab/><text:tab/>&lt;/attribute&gt;</text:p>
      <text:p text:style-name="RelaxNG"><text:tab/><text:tab/>&lt;/optional&gt;</text:p>
      <text:p text:style-name="RelaxNG"><text:tab/><text:tab/>&lt;element name="text:note-citation"&gt;</text:p>
      <text:p text:style-name="RelaxNG"><text:tab/><text:tab/><text:tab/>&lt;optional&gt;</text:p>
      <text:p text:style-name="RelaxNG"><text:tab/><text:tab/><text:tab/><text:tab/>&lt;attribute name="text:label"&gt;</text:p>
      <text:p text:style-name="RelaxNG"><text:tab/><text:tab/><text:tab/><text:tab/><text:tab/>&lt;ref name="string"/&gt;</text:p>
      <text:p text:style-name="RelaxNG"><text:tab/><text:tab/><text:tab/><text:tab/>&lt;/attribute&gt;</text:p>
      <text:p text:style-name="RelaxNG"><text:tab/><text:tab/><text:tab/>&lt;/optional&gt;</text:p>
      <text:p text:style-name="RelaxNG"><text:tab/><text:tab/><text:tab/>&lt;text/&gt;</text:p>
      <text:p text:style-name="RelaxNG"><text:tab/><text:tab/>&lt;/element&gt;</text:p>
      <text:p text:style-name="RelaxNG"><text:tab/><text:tab/>&lt;element name="text:note-body"&gt;</text:p>
      <text:p text:style-name="RelaxNG"><text:tab/><text:tab/><text:tab/>&lt;zeroOrMore&gt;</text:p>
      <text:p text:style-name="RelaxNG"><text:tab/><text:tab/><text:tab/><text:tab/>&lt;ref name="text-content"/&gt;</text:p>
      <text:p text:style-name="RelaxNG"><text:tab/><text:tab/><text:tab/>&lt;/zeroOrMore&gt;</text:p>
      <text:p text:style-name="RelaxNG"><text:tab/><text:tab/>&lt;/element&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P124" text:outline-level="4">Note Class</text:h>
                    </text:list-item>
                  </text:list>
                </text:list-item>
              </text:list>
            </text:list-item>
          </text:list>
        </text:list-item>
      </text:list>
      <text:p text:style-name="Text_20_body">Each note belongs to a class which determines how the note is expected to be rendered. Currently, two note classes are supported: Footnotes and endnotes.</text:p>
      <text:p text:style-name="RelaxNG">&lt;define name="text-note-class"&gt;</text:p>
      <text:p text:style-name="RelaxNG"><text:tab/>&lt;attribute name="text:note-class"&gt;</text:p>
      <text:p text:style-name="RelaxNG"><text:tab/><text:tab/>&lt;choice&gt;</text:p>
      <text:p text:style-name="RelaxNG"><text:tab/><text:tab/><text:tab/>&lt;value&gt;footnote&lt;/value&gt;</text:p>
      <text:p text:style-name="RelaxNG"><text:tab/><text:tab/><text:tab/>&lt;value&gt;endnote&lt;/value&gt;</text:p>
      <text:p text:style-name="RelaxNG"><text:tab/><text:tab/>&lt;/choice&gt;</text:p>
      <text:p text:style-name="RelaxNG"><text:tab/>&lt;/attribute&gt;</text:p>
      <text:p text:style-name="P148">&lt;/define&gt;</text:p>
      <text:list text:style-name="Outline" text:continue-numbering="true">
        <text:list-item>
          <text:list text:continue-numbering="true">
            <text:list-item>
              <text:list text:continue-numbering="true">
                <text:list-item>
                  <text:list text:continue-numbering="true">
                    <text:list-item>
                      <text:h text:style-name="P124" text:outline-level="4">Footnote Reference ID</text:h>
                    </text:list-item>
                  </text:list>
                </text:list-item>
              </text:list>
            </text:list-item>
          </text:list>
        </text:list-item>
      </text:list>
      <text:p text:style-name="Text_20_body">The footnote reference ID is used by references to footnotes to identify the footnote that is referenced. </text:p>
      <text:list text:style-name="Outline" text:continue-numbering="true">
        <text:list-item>
          <text:list text:continue-numbering="true">
            <text:list-item>
              <text:list text:continue-numbering="true">
                <text:list-item>
                  <text:list text:continue-numbering="true">
                    <text:list-item>
                      <text:h text:style-name="P124" text:outline-level="4">Note Citation Element</text:h>
                    </text:list-item>
                  </text:list>
                </text:list-item>
              </text:list>
            </text:list-item>
          </text:list>
        </text:list-item>
      </text:list>
      <text:p text:style-name="Text_20_body">The <text:span text:style-name="T1">&lt;text:note-citation&gt;</text:span> element contains the formatted note citation element, either as a formatted number or a string.</text:p>
      <text:list text:style-name="Outline" text:continue-numbering="true">
        <text:list-item>
          <text:list text:continue-numbering="true">
            <text:list-item>
              <text:list text:continue-numbering="true">
                <text:list-item>
                  <text:list text:continue-numbering="true">
                    <text:list-item>
                      <text:h text:style-name="P124" text:outline-level="4">Note Label</text:h>
                    </text:list-item>
                  </text:list>
                </text:list-item>
              </text:list>
            </text:list-item>
          </text:list>
        </text:list-item>
      </text:list>
      <text:p text:style-name="Text_20_body">Note citation elements can be labeled or numbered. If they are numbered, the number is chosen and formatted automatically according to the notes configuration element. If they are labeled, the user must supply a label for every note he/she inserts into the document. This label is stored in the <text:span text:style-name="T1">text:label</text:span> attribute of the <text:span text:style-name="T1">&lt;text:note-citation&gt;</text:span> element. </text:p>
      <text:list text:style-name="Outline" text:continue-numbering="true">
        <text:list-item>
          <text:list text:continue-numbering="true">
            <text:list-item>
              <text:list text:continue-numbering="true">
                <text:list-item>
                  <text:list text:continue-numbering="true">
                    <text:list-item>
                      <text:h text:style-name="P124" text:outline-level="4">Note Body</text:h>
                    </text:list-item>
                  </text:list>
                </text:list-item>
              </text:list>
            </text:list-item>
          </text:list>
        </text:list-item>
      </text:list>
      <text:p text:style-name="Text_20_body">The <text:span text:style-name="T1">&lt;text:note-body&gt;</text:span> element contains the actual content of the footnote. It does not have any attributes. </text:p>
      <text:p text:style-name="Text_20_body">The schema allows for the inclusion of notes into the note body. While this may be reasonable for some future note types, it is not reasonable for footnotes and endnotes. Conforming applications may or may not support such nested notes.</text:p>
      <text:list text:style-name="Outline" text:continue-numbering="true">
        <text:list-item>
          <text:list text:continue-numbering="true">
            <text:list-item>
              <text:list text:continue-numbering="true">
                <text:list-item>
                  <text:list text:continue-numbering="true">
                    <text:list-item>
                      <text:h text:style-name="Heading_20_4" text:outline-level="4">Footnote example</text:h>
                    </text:list-item>
                  </text:list>
                </text:list-item>
              </text:list>
            </text:list-item>
          </text:list>
        </text:list-item>
      </text:list>
      <text:p text:style-name="Example">&lt;text:p&gt;</text:p>
      <text:p text:style-name="Example"><text:tab/>This paragraph contains a footnote</text:p>
      <text:p text:style-name="Example"><text:tab/>&lt;text:note text:note-class="footnote" text:id="ftn001"&gt;</text:p>
      <text:p text:style-name="Example"><text:tab/><text:tab/>&lt;text:note-citation&gt;1&lt;/text:note-citation&gt;</text:p>
      <text:p text:style-name="Example"><text:tab/><text:tab/>&lt;text:note-body&gt;</text:p>
      <text:p text:style-name="Example"><text:tab/><text:tab/><text:tab/>&lt;text:p&gt;</text:p>
      <text:p text:style-name="Example"><text:tab/><text:tab/><text:tab/><text:tab/>This footnote has a generated sequence number</text:p>
      <text:p text:style-name="Example"><text:tab/><text:tab/><text:tab/>&lt;/text:p&gt;</text:p>
      <text:p text:style-name="Example"><text:tab/><text:tab/>&lt;/text:note-body&gt;</text:p>
      <text:p text:style-name="Example"><text:tab/>&lt;/text:note&gt;</text:p>
      <text:p text:style-name="Example"><text:tab/>.</text:p>
      <text:p text:style-name="Example">&lt;/text:p&gt;</text:p>
      <text:p text:style-name="Example">&lt;text:p&gt;</text:p>
      <text:p text:style-name="Example"><text:tab/>This paragraph contains a footnote</text:p>
      <text:p text:style-name="Example"><text:tab/>&lt;text:note text:note-class="footnote" text:id="ftn002"&gt;</text:p>
      <text:p text:style-name="Example"><text:tab/><text:tab/>&lt;text:note-citation text:label="*"&gt;*&lt;/text:note-citation&gt;</text:p>
      <text:p text:style-name="Example"><text:tab/><text:tab/>&lt;text:note-body&gt;</text:p>
      <text:p text:style-name="Example"><text:tab/><text:tab/><text:tab/>&lt;text:p&gt;</text:p>
      <text:p text:style-name="Example"><text:tab/><text:tab/><text:tab/><text:tab/> This footnote has a fixed citation</text:p>
      <text:p text:style-name="Example"><text:tab/><text:tab/><text:tab/>&lt;/text:p&gt;</text:p>
      <text:p text:style-name="Example"><text:tab/><text:tab/>&lt;/text:note-body&gt;</text:p>
      <text:p text:style-name="Example"><text:tab/>&lt;/text:note&gt;</text:p>
      <text:p text:style-name="Example"><text:tab/>, too</text:p>
      <text:p text:style-name="Example">&lt;/text:p&gt;</text:p>
      <text:list text:style-name="Outline" text:continue-numbering="true">
        <text:list-item>
          <text:list text:continue-numbering="true">
            <text:list-item>
              <text:h text:style-name="P1" text:outline-level="2">R<text:reference-mark text:name="text-ruby"/>uby</text:h>
            </text:list-item>
          </text:list>
        </text:list-item>
      </text:list>
      <text:p text:style-name="Text_20_body">A ruby is additional text that is displayed above or below some base text. The purpose of ruby is to annotate the base text or provide information about its pronunciation.</text:p>
      <text:p text:style-name="Text_20_body">There are two elements that can be contained in the <text:span text:style-name="T1">&lt;text:ruby&gt;</text:span> element:</text:p>
      <text:list text:style-name="BulletedList">
        <text:list-item text:start-value="1">
          <text:p text:style-name="P21">Ruby base</text:p>
        </text:list-item>
        <text:list-item>
          <text:p text:style-name="P21">Ruby text</text:p>
        </text:list-item>
      </text:list>
      <text:p text:style-name="Text_20_body">The <text:span text:style-name="T1">&lt;text:ruby-base</text:span>&gt; element contains the text that is to be annotated. It contains any paragraph element content, like text spans. The element's <text:span text:style-name="Attribute">text:style-name</text:span> attribute references a ruby style that specifies further formatting attributes of the ruby. See section <text:reference-ref text:reference-format="chapter" text:ref-name="Ruby Style"/> for details.</text:p>
      <text:p text:style-name="Text_20_body">The <text:span text:style-name="T1">&lt;text:ruby-text</text:span> &gt; element contains the annotation text. It may contain only plain text. The element's <text:span text:style-name="Attribute">text:style-name</text:span> attribute references a text style that specifies further formatting attributes used for the text.</text:p>
      <text:p text:style-name="RelaxNG">&lt;define name="paragraph-content" combine="choice"&gt;</text:p>
      <text:p text:style-name="RelaxNG"><text:tab/>&lt;element name="text:ruby"&gt;</text:p>
      <text:p text:style-name="RelaxNG"><text:tab/><text:tab/>&lt;optional&gt;</text:p>
      <text:p text:style-name="RelaxNG"><text:tab/><text:tab/><text:tab/>&lt;attribute name="text:style-name"&gt;</text:p>
      <text:p text:style-name="RelaxNG"><text:tab/><text:tab/><text:tab/><text:tab/>&lt;ref name="styleNameRef"/&gt;</text:p>
      <text:p text:style-name="RelaxNG"><text:tab/><text:tab/><text:tab/>&lt;/attribute&gt;</text:p>
      <text:p text:style-name="RelaxNG"><text:tab/><text:tab/>&lt;/optional&gt;</text:p>
      <text:p text:style-name="RelaxNG"><text:tab/><text:tab/>&lt;element name="text:ruby-base"&gt;</text:p>
      <text:p text:style-name="RelaxNG"><text:tab/><text:tab/><text:tab/>&lt;ref name="paragraph-content"/&gt;</text:p>
      <text:p text:style-name="RelaxNG"><text:tab/><text:tab/>&lt;/element&gt;</text:p>
      <text:p text:style-name="RelaxNG"><text:tab/><text:tab/>&lt;element name="text:ruby-text"&gt;</text:p>
      <text:p text:style-name="RelaxNG"><text:tab/><text:tab/><text:tab/>&lt;optional&gt;</text:p>
      <text:p text:style-name="RelaxNG"><text:tab/><text:tab/><text:tab/><text:tab/>&lt;attribute name="text:style-name"&gt;</text:p>
      <text:p text:style-name="RelaxNG"><text:tab/><text:tab/><text:tab/><text:tab/><text:tab/>&lt;ref name="styleNameRef"/&gt;</text:p>
      <text:p text:style-name="RelaxNG"><text:tab/><text:tab/><text:tab/><text:tab/>&lt;/attribute&gt;</text:p>
      <text:p text:style-name="RelaxNG"><text:tab/><text:tab/><text:tab/>&lt;/optional&gt;</text:p>
      <text:p text:style-name="RelaxNG"><text:tab/><text:tab/><text:tab/>&lt;text/&gt;</text:p>
      <text:p text:style-name="RelaxNG"><text:tab/><text:tab/>&lt;/element&gt;</text:p>
      <text:p text:style-name="RelaxNG"><text:tab/>&lt;/element&gt;</text:p>
      <text:p text:style-name="RelaxNG">&lt;/define&gt;</text:p>
      <text:list text:style-name="Outline" text:continue-numbering="true">
        <text:list-item>
          <text:list text:continue-numbering="true">
            <text:list-item>
              <text:h text:style-name="Heading_20_2" text:outline-level="2">T<text:reference-mark text:name="text-annotation"/>ext Annotation</text:h>
            </text:list-item>
          </text:list>
        </text:list-item>
      </text:list>
      <text:p text:style-name="Standard">The <text:user-field-get text:name="CommitteeName">OpenDocument</text:user-field-get> format allows annotation to appear within a paragraph element. See section <text:reference-ref text:reference-format="chapter" text:ref-name="office-annotation"/> for details on annotations.</text:p>
      <text:p text:style-name="RelaxNG">&lt;define name="paragraph-content" combine="choice"&gt;</text:p>
      <text:p text:style-name="RelaxNG"><text:tab/>&lt;ref name="office-annotation"/&gt;</text:p>
      <text:p text:style-name="RelaxNG">&lt;/define&gt;</text:p>
      <text:list text:style-name="Outline" text:continue-numbering="true">
        <text:list-item>
          <text:list text:continue-numbering="true">
            <text:list-item>
              <text:h text:style-name="Heading_20_2" text:outline-level="2">Index Marks</text:h>
            </text:list-item>
          </text:list>
        </text:list-item>
      </text:list>
      <text:p text:style-name="Standard">Index marks are used to mark text areas for inclusion into text indices. They are similar in structure to bookmarks and references. They are discussed in detail section <text:reference-ref text:reference-format="chapter" text:ref-name="Index Marks"/>, together with text indices.</text:p>
      <text:list text:style-name="Outline" text:continue-numbering="true">
        <text:list-item>
          <text:list text:continue-numbering="true">
            <text:list-item>
              <text:h text:style-name="Heading_20_2" text:outline-level="2">Change Tracking and Change Marks</text:h>
            </text:list-item>
          </text:list>
        </text:list-item>
      </text:list>
      <text:p text:style-name="Standard">Paragraphs may also contain change tracking marks. These have already been explained in the chapter on change tracking (section <text:reference-ref text:reference-format="chapter" text:ref-name="TextChangeTracking"/>), and are referenced here for completeness.</text:p>
      <text:p text:style-name="RelaxNG">&lt;define name="paragraph-content" combine="choice"&gt;</text:p>
      <text:p text:style-name="RelaxNG"><text:tab/>&lt;ref name="change-marks"/&gt;</text:p>
      <text:p text:style-name="RelaxNG">&lt;/define&gt;</text:p>
      <text:list text:style-name="Outline" text:continue-numbering="true">
        <text:list-item>
          <text:list text:continue-numbering="true">
            <text:list-item>
              <text:h text:style-name="Heading_20_2" text:outline-level="2">Inline graphics and text-boxes</text:h>
            </text:list-item>
          </text:list>
        </text:list-item>
      </text:list>
      <text:p text:style-name="Standard">Within text documents, images, embedded objects and other drawing objects may be anchored to a paragraph, to a character, or as a character. If they are anchored to a paragraph, they appear within a paragraph at an arbitrary position. If they are anchored to or as a character, <text:s/>they appear within a paragraph at exactly the character position they are anchored to or as. See section <text:reference-ref text:reference-format="chapter" text:ref-name="Drawing Shapes"/> for details on drawing <text:span text:style-name="T2">objects</text:span>, and section <text:reference-ref text:reference-format="chapter" text:ref-name="Text Anchor"/> for their anchoring.</text:p>
      <text:p text:style-name="RelaxNG">&lt;define name="paragraph-content" combine="choice"&gt;</text:p>
      <text:p text:style-name="RelaxNG"><text:tab/>&lt;choice&gt;</text:p>
      <text:p text:style-name="RelaxNG"><text:tab/><text:tab/>&lt;ref name="shape"/&gt;</text:p>
      <text:p text:style-name="RelaxNG"><text:tab/><text:tab/>&lt;ref name="draw-a"/&gt;</text:p>
      <text:p text:style-name="RelaxNG"><text:tab/>&lt;/choice&gt;</text:p>
      <text:p text:style-name="RelaxNG">&lt;/define&gt;</text:p>
      <text:list text:style-name="Outline" text:continue-numbering="true">
        <text:list-item>
          <text:h text:style-name="Heading_20_1" text:outline-level="1"><text:reference-mark text:name="Text Fields"/>Text Fields</text:h>
        </text:list-item>
      </text:list>
      <text:p text:style-name="Text_20_body"><text:user-field-get text:name="CommitteeName">OpenDocument</text:user-field-get> text documents or <text:user-field-get text:name="CommitteeName">OpenDocument</text:user-field-get> text content embedded in other types of documents can contain variable text elements called fields. There are several different types of <text:span text:style-name="T21">field</text:span>, each of which implements a different type of variable text element. Fields are most commonly used for:</text:p>
      <text:list text:style-name="BulletedList">
        <text:list-item text:start-value="1">
          <text:p text:style-name="P21">Page numbers<text:line-break/>A page number field displays the number of the page it appears on. This field is useful for footers. For every page on which the footer appears, the field assumes the current page number so that all pages are numbered correctly.</text:p>
        </text:list-item>
        <text:list-item>
          <text:p text:style-name="P21">Creation dates<text:line-break/>A creation date field displays the date on which the current document was created. This field is useful for document templates. Every document created using the template contains the date when it was created.</text:p>
        </text:list-item>
        <text:list-item>
          <text:p text:style-name="P21">Number ranges<text:line-break/>A number range field allows the user to number certain elements, for example, images or tables. A number range field displays its own position in relation to the other number range fields for the same range. Therefore, if an image and its associated number range field are moved within a document, the fields are automatically updated to reflect the new order.</text:p>
        </text:list-item>
      </text:list>
      <text:p text:style-name="Text_20_body">This section describes how fields are represented in the <text:user-field-get text:name="CommitteeName">OpenDocument</text:user-field-get> file format.</text:p>
      <text:list text:style-name="Outline" text:continue-numbering="true">
        <text:list-item>
          <text:list text:continue-numbering="true">
            <text:list-item>
              <text:h text:style-name="P1" text:outline-level="2">Common Characteristics of Field Elements</text:h>
            </text:list-item>
          </text:list>
        </text:list-item>
      </text:list>
      <text:p text:style-name="Text_20_body">Each field type is represented by a corresponding element type. A field in a document is encoded as a single element of the appropriate type. The content of the element is the textual representation of the current field value as it would be displayed or printed. Therefore, ignoring all field elements and displaying only the textual content of the elements provides an approximate text-only version of the document.</text:p>
      <text:p text:style-name="Text_20_body">The value of a field is usually stored in an attribute. It is necessary to store the value so that the presentation of the field can be <text:span text:style-name="T2">recomputed</text:span> if necessary, for example, if the user decides to change the formatting style of the field. It is also necessary to store the presentation style of the element content, to facilitate easy processing of the XML document. For example, if complete processing of a field is impossible or undesirable, the application can ignore the field and use only the content in this situation. For string values, if the value is identical to the presentation, the value attribute is omitted to avoid duplicate storage of information.</text:p>
      <text:p text:style-name="Text_20_body">For fields that can store different types of content, for example, numbers, strings, or dates, a value type is stored in addition to the actual value. The value and value type attributes are explained later in section <text:reference-ref text:reference-format="chapter" text:ref-name="field-value-type"/>. If more information is needed to restore a field, it is stored in additional attributes.</text:p>
      <text:p text:style-name="Text_20_body">The most common attributes of field elements are:</text:p>
      <text:list text:style-name="BulletedList">
        <text:list-item text:start-value="1">
          <text:p text:style-name="P21">Fixed fields<text:line-break/>Many fields have a variant where the content does not change after the initial value is assigned. These fields are generally marked by the attribute <text:span text:style-name="T1">text:fixed</text:span>. See section <text:reference-ref text:reference-format="chapter" text:ref-name="field-fixed"/> for more information on this attribute.</text:p>
        </text:list-item>
        <text:list-item>
          <text:p text:style-name="P21">Formatting style<text:line-break/>Several field types, particularly those representing number, date, or time data, contain a formatting style. In the <text:user-field-get text:name="CommitteeName">OpenDocument</text:user-field-get> format, this formatting style is represented by a <text:span text:style-name="T1">style:data-style-name</text:span> attribute. Since the user can change the presentation style for fields, applications must be able to <text:span text:style-name="T2">recompute</text:span> a new representation of the field content at any time. See section <text:reference-ref text:reference-format="chapter" text:ref-name="field-data-style-name"/> for more information on this attribute.</text:p>
        </text:list-item>
      </text:list>
      <text:list text:style-name="Outline" text:continue-numbering="true">
        <text:list-item>
          <text:list text:continue-numbering="true">
            <text:list-item>
              <text:h text:style-name="P1" text:outline-level="2">Document Fields</text:h>
            </text:list-item>
          </text:list>
        </text:list-item>
      </text:list>
      <text:p text:style-name="Text_20_body"><text:user-field-get text:name="CommitteeName">OpenDocument</text:user-field-get> fields can display information about the current document or about a specific part of the current document, such as the author, the current page number, or the document creation date. These fields are collectively referred to as document fields.</text:p>
      <text:p text:style-name="Text_20_body">Document fields are often fixed. A field can be marked fixed to indicate that its content is preserved, rather than re-evaluated, when the document is edited. For example, a date field shows the current date. If the date field is marked fixed, the value of the field is preserved during subsequent edits and always reflects the original date on which the field was inserted into the document. If the field is not marked fixed, its value changes whenever the document is edited. In the same way, the author field can show the original author or the last author of a document, depending on whether the field is marked fixed or not.</text:p>
      <text:p text:style-name="Text_20_body">The group of document fields includes:</text:p>
      <text:list text:style-name="BulletedList">
        <text:list-item text:start-value="1">
          <text:p text:style-name="P21">Date and time fields</text:p>
        </text:list-item>
        <text:list-item>
          <text:p text:style-name="P21">Page number fields</text:p>
        </text:list-item>
        <text:list-item>
          <text:p text:style-name="P21">Sender and author fields</text:p>
        </text:list-item>
        <text:list-item>
          <text:p text:style-name="P21">Chapter fields</text:p>
        </text:list-item>
        <text:list-item>
          <text:p text:style-name="P21">File name fields</text:p>
        </text:list-item>
        <text:list-item>
          <text:p text:style-name="P21">Document template fields</text:p>
        </text:list-item>
      </text:list>
      <text:list text:style-name="Outline" text:continue-numbering="true">
        <text:list-item>
          <text:list text:continue-numbering="true">
            <text:list-item>
              <text:list text:continue-numbering="true">
                <text:list-item>
                  <text:h text:style-name="P20" text:outline-level="3"><text:reference-mark text:name="Date Field"/>Date Fields</text:h>
                </text:list-item>
              </text:list>
            </text:list-item>
          </text:list>
        </text:list-item>
      </text:list>
      <text:p text:style-name="Text_20_body">Date fields display the current date. The date can be adjusted to display a date other than the current date. For example, the date can be changed on a document that was edited late at night so that it displays the date of the following day or several days later.</text:p>
      <text:p text:style-name="Table_20_Contents">This element contains the presentation of the date field value, depending on the data style specified. The default date is the current date. The value of this element can be preserved using the <text:span text:style-name="T1">text:fixed</text:span> attribute described in section <text:reference-ref text:reference-format="chapter" text:ref-name="field-fixed"/>. </text:p>
      <text:p text:style-name="RelaxNG">&lt;define name="paragraph-content" combine="choice"&gt;</text:p>
      <text:p text:style-name="RelaxNG"><text:tab/>&lt;element name="text:date"&gt;</text:p>
      <text:p text:style-name="RelaxNG"><text:tab/><text:tab/>&lt;ref name="text-date-attlist"/&gt;</text:p>
      <text:p text:style-name="RelaxNG"><text:tab/><text:tab/>&lt;text/&gt;</text:p>
      <text:p text:style-name="RelaxNG"><text:tab/>&lt;/element&gt;</text:p>
      <text:p text:style-name="RelaxNG">&lt;/define&gt;</text:p>
      <text:p text:style-name="Text_20_body">The attributes that may be associated with the <text:span text:style-name="T1">&lt;text:date&gt;</text:span> element are:</text:p>
      <text:list text:style-name="BulletedList">
        <text:list-item text:start-value="1">
          <text:p text:style-name="P21">Date value</text:p>
        </text:list-item>
        <text:list-item>
          <text:p text:style-name="P21">Date adjustment</text:p>
        </text:list-item>
        <text:list-item>
          <text:p text:style-name="P21">Fixed (see section <text:reference-ref text:reference-format="chapter" text:ref-name="field-fixed"/>)</text:p>
        </text:list-item>
        <text:list-item>
          <text:p text:style-name="P21">Formatting style (see section <text:reference-ref text:reference-format="chapter" text:ref-name="field-data-style-name"/>). The formatting style must be a date data style, see section <text:reference-ref text:reference-format="chapter" text:ref-name="Data Style"/> for more information.</text:p>
        </text:list-item>
      </text:list>
      <text:p text:style-name="RelaxNG">&lt;define name="text-date-attlist" combine="interleave"&gt;</text:p>
      <text:p text:style-name="RelaxNG"><text:tab/>&lt;interleave&gt;</text:p>
      <text:p text:style-name="RelaxNG"><text:tab/><text:tab/>&lt;ref name="common-field-fixed-attlist"/&gt;</text:p>
      <text:p text:style-name="RelaxNG"><text:tab/><text:tab/>&lt;ref name="common-field-data-style-name-attlist"/&gt;</text:p>
      <text:p text:style-name="RelaxNG"><text:tab/>&lt;/interleave&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P124" text:outline-level="4">Date Value</text:h>
                    </text:list-item>
                  </text:list>
                </text:list-item>
              </text:list>
            </text:list-item>
          </text:list>
        </text:list-item>
      </text:list>
      <text:p text:style-name="Text_20_body">The <text:span text:style-name="T1">text:date-value</text:span> attribute specifies a particular date value. For example, if the date field is marked fixed, this attribute can be used to specify the date on which the field was marked as fixed. This attribute can also be used to specify a future date. Some applications support date and time in addition to date-only values.</text:p>
      <text:p text:style-name="Text_20_body">The date value should conform with the date formats described in §3.2.7 and §3.2.9 of <text:bibliography-mark text:identifier="xmlschema-2" text:bibliography-type="manual" text:author="Paul V. Biron, Ashok Malhotra" text:editor="W3C" text:title="XML Schema Part 2: Datatypes Second Edition" text:year="2004" text:url="http://www.w3.org/TR/2004/REC-xmlschema-2-20041028/">[xmlschema-2]</text:bibliography-mark>. If no value is specified, the current date is assumed, even if the field is marked fixed. </text:p>
      <text:p text:style-name="RelaxNG">&lt;define name="text-date-attlist" combine="interleave"&gt;</text:p>
      <text:p text:style-name="RelaxNG"><text:tab/>&lt;optional&gt;</text:p>
      <text:p text:style-name="RelaxNG"><text:tab/><text:tab/>&lt;attribute name="text:date-value"&gt;</text:p>
      <text:p text:style-name="RelaxNG"><text:tab/><text:tab/><text:tab/>&lt;ref name="dateOrDateTime"/&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P124" text:outline-level="4">Date Adjustment</text:h>
                    </text:list-item>
                  </text:list>
                </text:list-item>
              </text:list>
            </text:list-item>
          </text:list>
        </text:list-item>
      </text:list>
      <text:p text:style-name="Text_20_body">The value of a date field can be adjusted by a certain time period, which is specified using the <text:span text:style-name="T1">text:date-adjust</text:span> attribute. If the time period is negative, it gets subtracted from the value of the date field, yielding a date before the current date.</text:p>
      <text:p text:style-name="Text_20_body">The value of this attribute must conform to the time period format described in §3.2.6 of <text:bibliography-mark text:identifier="xmlschema-2" text:bibliography-type="manual" text:author="Paul V. Biron, Ashok Malhotra" text:editor="W3C" text:title="XML Schema Part 2: Datatypes Second Edition" text:year="2004" text:url="http://www.w3.org/TR/2004/REC-xmlschema-2-20041028/">[xmlschema-2]</text:bibliography-mark>. The value can be preceded by an optional minus sign to indicate a negative time duration.</text:p>
      <text:p text:style-name="RelaxNG">&lt;define name="text-date-attlist" combine="interleave"&gt;</text:p>
      <text:p text:style-name="RelaxNG"><text:tab/>&lt;optional&gt;</text:p>
      <text:p text:style-name="RelaxNG"><text:tab/><text:tab/>&lt;attribute name="text:date-adjust"&gt;</text:p>
      <text:p text:style-name="RelaxNG"><text:tab/><text:tab/><text:tab/>&lt;ref name="duration"/&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h text:style-name="P20" text:outline-level="3">Time Fields</text:h>
                </text:list-item>
              </text:list>
            </text:list-item>
          </text:list>
        </text:list-item>
      </text:list>
      <text:p text:style-name="Text_20_body">Time fields display the current time. They are very similar to the date fields described in section <text:reference-ref text:reference-format="chapter" text:ref-name="Date Field"/>, supporting the same attributes except that for time fields, they are called <text:span text:style-name="T1">text:time-value</text:span> and <text:span text:style-name="T1">text:time-adjust</text:span> attributes.</text:p>
      <text:p text:style-name="Table_20_Contents">This element contains the presentation of the time field value, depending on the data style specified. The default time is the current time. The value of this element can be preserved using the <text:span text:style-name="T1">text:fixed</text:span> attribute described in section <text:reference-ref text:reference-format="chapter" text:ref-name="field-fixed"/>.</text:p>
      <text:p text:style-name="RelaxNG">&lt;define name="paragraph-content" combine="choice"&gt;</text:p>
      <text:p text:style-name="RelaxNG"><text:tab/>&lt;element name="text:time"&gt;</text:p>
      <text:p text:style-name="RelaxNG"><text:tab/><text:tab/>&lt;ref name="text-time-attlist"/&gt;</text:p>
      <text:p text:style-name="RelaxNG"><text:tab/><text:tab/>&lt;text/&gt;</text:p>
      <text:p text:style-name="RelaxNG"><text:tab/>&lt;/element&gt;</text:p>
      <text:p text:style-name="RelaxNG">&lt;/define&gt;</text:p>
      <text:p text:style-name="Text_20_body">The attributes that may be associated with the <text:span text:style-name="T1">&lt;text:time&gt;</text:span> element are:</text:p>
      <text:list text:style-name="BulletedList">
        <text:list-item text:start-value="1">
          <text:p text:style-name="P21">Time value</text:p>
        </text:list-item>
        <text:list-item>
          <text:p text:style-name="P21">Time adjustment</text:p>
        </text:list-item>
        <text:list-item>
          <text:p text:style-name="P21">Fixed (see section <text:reference-ref text:reference-format="chapter" text:ref-name="field-fixed"/>)</text:p>
        </text:list-item>
        <text:list-item>
          <text:p text:style-name="P21">Formatting style (see section <text:reference-ref text:reference-format="chapter" text:ref-name="field-data-style-name"/>). The formatting style must be a time data style, see section <text:reference-ref text:reference-format="chapter" text:ref-name="Data Style"/> for more information.</text:p>
        </text:list-item>
      </text:list>
      <text:p text:style-name="RelaxNG">&lt;define name="text-time-attlist" combine="interleave"&gt;</text:p>
      <text:p text:style-name="RelaxNG"><text:tab/>&lt;interleave&gt;</text:p>
      <text:p text:style-name="RelaxNG"><text:tab/><text:tab/>&lt;ref name="common-field-fixed-attlist"/&gt;</text:p>
      <text:p text:style-name="RelaxNG"><text:tab/><text:tab/>&lt;ref name="common-field-data-style-name-attlist"/&gt;</text:p>
      <text:p text:style-name="RelaxNG"><text:tab/>&lt;/interleave&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P124" text:outline-level="4">Time Value</text:h>
                    </text:list-item>
                  </text:list>
                </text:list-item>
              </text:list>
            </text:list-item>
          </text:list>
        </text:list-item>
      </text:list>
      <text:p text:style-name="Text_20_body">The <text:span text:style-name="Source_20_Text">text:time-value</text:span> attribute records the time at which the document was last edited.</text:p>
      <text:p text:style-name="Text_20_body">Some applications support date and time in addition to date-only values.</text:p>
      <text:p text:style-name="Text_20_body">The value of this attribute must conform with either the “dateTime” or “time” data types described in §3.2.7 and §3.2.8 of <text:bibliography-mark text:identifier="xmlschema-2" text:bibliography-type="manual" text:author="Paul V. Biron, Ashok Malhotra" text:editor="W3C" text:title="XML Schema Part 2: Datatypes Second Edition" text:year="2004" text:url="http://www.w3.org/TR/2004/REC-xmlschema-2-20041028/">[xmlschema-2]</text:bibliography-mark>. If no value is specified, the current time is assumed, even if the field is marked <text:span text:style-name="Source_20_Text">fixed</text:span>.</text:p>
      <text:p text:style-name="RelaxNG">&lt;define name="text-time-attlist" combine="interleave"&gt;</text:p>
      <text:p text:style-name="RelaxNG"><text:tab/>&lt;optional&gt;</text:p>
      <text:p text:style-name="RelaxNG"><text:tab/><text:tab/>&lt;attribute name="text:time-value"&gt;</text:p>
      <text:p text:style-name="RelaxNG"><text:tab/><text:tab/><text:tab/>&lt;ref name="timeOrDateTime"/&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P124" text:outline-level="4">Time Adjustment</text:h>
                    </text:list-item>
                  </text:list>
                </text:list-item>
              </text:list>
            </text:list-item>
          </text:list>
        </text:list-item>
      </text:list>
      <text:p text:style-name="Text_20_body">The value of a time field can be adjusted by a certain time period, which is specified using the <text:span text:style-name="T1">text:time-adjust</text:span> attribute.</text:p>
      <text:p text:style-name="Text_20_body">The value of this attribute must conform to the time period format described in §3.2.6 of <text:bibliography-mark text:identifier="xmlschema-2" text:bibliography-type="manual" text:author="Paul V. Biron, Ashok Malhotra" text:editor="W3C" text:title="XML Schema Part 2: Datatypes Second Edition" text:year="2004" text:url="http://www.w3.org/TR/2004/REC-xmlschema-2-20041028/">[xmlschema-2]</text:bibliography-mark>. The value can be preceded by an optional minus sign to indicate a negative time duration. Positive values adjust the time to a time in the future, while negative values adjust the time to a time in the past. The duration is truncated to full minutes.</text:p>
      <text:p text:style-name="RelaxNG">&lt;define name="text-time-attlist" combine="interleave"&gt;</text:p>
      <text:p text:style-name="RelaxNG"><text:tab/>&lt;optional&gt;</text:p>
      <text:p text:style-name="RelaxNG"><text:tab/><text:tab/>&lt;attribute name="text:time-adjust"&gt;</text:p>
      <text:p text:style-name="RelaxNG"><text:tab/><text:tab/><text:tab/>&lt;ref name="duration"/&gt;</text:p>
      <text:p text:style-name="RelaxNG"><text:tab/><text:tab/>&lt;/attribute&gt;</text:p>
      <text:p text:style-name="RelaxNG"><text:tab/>&lt;/optional&gt;</text:p>
      <text:p text:style-name="RelaxNG">&lt;/define&gt;</text:p>
      <text:p text:style-name="Text_20_body"><text:span text:style-name="T7">Example:</text:span> <text:span text:style-name="T7">Time adjust attributes and their effects</text:span></text:p>
      <text:p text:style-name="Example_20_Text">If the attribute <text:span text:style-name="Source_20_Text">text:time-adjust="PTM15"</text:span>, the time field displays a time which is 15 minutes later than the actual time specified by the time field value. </text:p>
      <text:p text:style-name="Example_20_Text">If the attribute <text:span text:style-name="Source_20_Text">text:time-adjust="-PTH1"</text:span>, the time field displays a time which is one hour before the actual time specified by the time field value.</text:p>
      <text:list text:style-name="Outline" text:continue-numbering="true">
        <text:list-item>
          <text:list text:continue-numbering="true">
            <text:list-item>
              <text:list text:continue-numbering="true">
                <text:list-item>
                  <text:h text:style-name="P20" text:outline-level="3">Page Number Fields</text:h>
                </text:list-item>
              </text:list>
            </text:list-item>
          </text:list>
        </text:list-item>
      </text:list>
      <text:p text:style-name="Text_20_body">Page number fields display the current page number. These fields are particularly useful in <text:s/>headers and footers. E.g., if a page number field is inserted into a footer, the current page number is displayed on every page on which the footer appears.</text:p>
      <text:p text:style-name="Text_20_body">The attributes that may be associated with the <text:span text:style-name="T1">&lt;text:page-number&gt;</text:span> element 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monospace"/>
    <style:font-face style:name="Courier New6" svg:font-family="'Courier New', sans-serif"/>
    <style:font-face style:name="Tahoma1" svg:font-family="Tahoma"/>
    <style:font-face style:name="Courier New1" svg:font-family="'Courier New'" style:font-family-generic="modern"/>
    <style:font-face style:name="Courier New3" svg:font-family="'Courier New'" style:font-adornments="Regular" style:font-pitch="fixed"/>
    <style:font-face style:name="Courier" svg:font-family="Courier" style:font-family-generic="modern" style:font-pitch="fixed"/>
    <style:font-face style:name="Courier New4" svg:font-family="'Courier New'" style:font-family-generic="modern" style:font-pitch="fixed"/>
    <style:font-face style:name="Courier New2" svg:font-family="'Courier New'" style:font-adornments="Standard" style:font-family-generic="modern" style:font-pitch="fixed"/>
    <style:font-face style:name="Aharoni" svg:font-family="Aharoni" style:font-adornments="Bold" style:font-pitch="variable"/>
    <style:font-face style:name="StarSymbol1" svg:font-family="StarSymbol" style:font-pitch="variable"/>
    <style:font-face style:name="Times New Roman" svg:font-family="'Times New Roman'" style:font-family-generic="roman" style:font-pitch="variable"/>
    <style:font-face style:name="Arial" svg:font-family="Arial" style:font-family-generic="swiss" style:font-pitch="variable"/>
    <style:font-face style:name="Courier New5" svg:font-family="'Courier New'"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list-style-name="Outline" style:class="text" style:master-page-name="" style:default-outline-level="1">
      <style:paragraph-properties fo:margin-left="0cm" fo:margin-right="0cm" fo:margin-top="0.847cm" fo:margin-bottom="0.212cm" fo:text-indent="0cm" style:auto-text-indent="false" fo:break-before="page" fo:padding-left="0cm" fo:padding-right="0cm" fo:padding-top="0.212cm" fo:padding-bottom="0cm" fo:border-left="none" fo:border-right="none" fo:border-top="0.002cm solid #000000" fo:border-bottom="none" fo:keep-with-next="always"/>
      <style:text-properties fo:color="#000099"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margin-top="0.423cm" fo:margin-bottom="0.212cm" fo:text-indent="0cm" style:auto-text-indent="false" fo:break-before="auto" fo:break-after="auto" fo:padding="0cm" fo:border="none">
        <style:tab-stops>
          <style:tab-stop style:position="0.635cm"/>
        </style:tab-stops>
      </style:paragraph-properties>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list-style-name="Outline" style:class="text" style:default-outline-level="3">
      <style:paragraph-properties fo:margin-left="0cm" fo:margin-right="0cm" fo:text-indent="0cm" style:auto-text-indent="false">
        <style:tab-stops>
          <style:tab-stop style:position="0.635cm"/>
        </style:tab-stops>
      </style:paragraph-properties>
      <style:text-properties fo:font-size="13pt" style:font-size-asian="13pt" style:font-size-complex="13pt" style:font-weight-complex="bold"/>
    </style:style>
    <style:style style:name="Heading_20_4" style:display-name="Heading 4" style:family="paragraph" style:parent-style-name="Heading_20_3" style:next-style-name="Standard" style:list-style-name="Outline" style:class="text" style:default-outline-level="4">
      <style:paragraph-properties fo:margin-left="0cm" fo:margin-right="0cm" fo:text-indent="0cm" style:auto-text-indent="false">
        <style:tab-stops>
          <style:tab-stop style:position="0.635cm"/>
        </style:tab-stops>
      </style:paragraph-properties>
      <style:text-properties fo:font-size="12pt" style:font-size-asian="12pt" style:font-size-complex="14pt" style:font-weight-complex="normal"/>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de" style:family="paragraph" style:parent-style-name="Standard">
      <style:paragraph-properties fo:margin-left="0cm" fo:margin-right="0cm" fo:margin-top="0cm" fo:margin-bottom="0cm" fo:keep-together="always" fo:text-indent="0cm" style:auto-text-indent="false" fo:background-color="#d9d9d9" fo:padding-left="0cm" fo:padding-right="0cm" fo:padding-top="0.106cm" fo:padding-bottom="0.106cm" fo:border-left="none" fo:border-right="none" fo:border-top="0.002cm solid #000000" fo:border-bottom="0.002cm solid #000000">
        <style:tab-stops>
          <style:tab-stop style:position="0.75cm"/>
          <style:tab-stop style:position="1.499cm"/>
          <style:tab-stop style:position="2.251cm"/>
          <style:tab-stop style:position="3cm"/>
          <style:tab-stop style:position="3.75cm"/>
          <style:tab-stop style:position="4.5cm"/>
          <style:tab-stop style:position="5.249cm"/>
          <style:tab-stop style:position="6.001cm"/>
          <style:tab-stop style:position="6.75cm"/>
          <style:tab-stop style:position="7.5cm"/>
          <style:tab-stop style:position="8.25cm"/>
          <style:tab-stop style:position="8.999cm"/>
        </style:tab-stops>
        <style:background-image/>
      </style:paragraph-properties>
      <style:text-properties style:font-name="Courier New1" fo:font-size="9pt" fo:language="en" fo:country="US" style:font-size-asian="9pt"/>
    </style:style>
    <style:style style:name="RelaxNG" style:family="paragraph" style:parent-style-name="Code">
      <style:paragraph-properties text:number-lines="true" text:line-number="0"/>
    </style:style>
    <style:style style:name="Bullet_20_List" style:display-name="Bullet List" style:family="paragraph" style:parent-style-name="Text_20_body" style:list-style-name="BulletedList"/>
    <style:style style:name="Example" style:family="paragraph" style:parent-style-name="Code">
      <style:paragraph-properties fo:margin-left="1cm" fo:margin-right="0cm" fo:text-indent="0cm" style:auto-text-indent="false" fo:background-color="#e6e6e6" fo:padding="0.049cm" fo:border="0.002cm solid #000000">
        <style:background-image/>
      </style:paragraph-properties>
    </style:style>
    <style:style style:name="Example_20_end" style:display-name="Example end" style:family="paragraph" style:parent-style-name="Example" style:next-style-name="Text_20_body">
      <style:paragraph-properties fo:margin-top="0cm" fo:margin-bottom="0.21cm"/>
    </style:style>
    <style:style style:name="Example_20_Text" style:display-name="Example Text" style:family="paragraph" style:parent-style-name="Text_20_body">
      <style:paragraph-properties fo:margin-left="1cm" fo:margin-right="0cm" fo:text-indent="0cm" style:auto-text-indent="false" fo:background-color="#e6e6e6" fo:padding="0.049cm" fo:border="0.002cm solid #000000">
        <style:background-image/>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2" fo:language="en" fo:country="US" style:font-name-asian="Courier New2" style:font-name-complex="Courier New2"/>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Attribute" style:family="text" style:parent-style-name="Source_20_Text">
      <style:text-properties style:font-name="Courier New3" fo:font-size="10pt" style:font-size-asian="10pt"/>
    </style:style>
    <style:style style:name="Element" style:family="text" style:parent-style-name="Source_20_Text">
      <style:text-properties style:font-name="Courier New1" style:font-size-rel="-2pt" style:font-size-rel-asian="-2pt"/>
    </style:style>
    <style:style style:name="Label" style:family="text">
      <style:text-properties fo:font-weight="bold"/>
    </style:style>
    <style:style style:name="Attribute_20_Value" style:display-name="Attribute Value" style:family="text">
      <style:text-properties style:use-window-font-color="true" style:font-name="Courier" fo:font-size="10pt" fo:language="en" fo:country="US" style:font-name-asian="Times New Roman" style:font-size-asian="10pt" style:font-name-complex="Times New Roman" style:font-size-complex="12pt" style:language-complex="ar" style:country-complex="SA"/>
    </style:style>
    <style:style style:name="Def" style:family="text">
      <style:text-properties fo:font-style="italic"/>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BulletedList">
      <text:list-level-style-bullet text:level="1" text:style-name="Bullet_20_Symbols" text:bullet-char="•">
        <style:list-level-properties text:min-label-width="0.64cm"/>
        <style:text-properties style:font-name="Aharoni"/>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Bernhard Haumacher</meta:initial-creator>
    <meta:creation-date>2007-05-28T22:37:20</meta:creation-date>
    <dc:creator>Bernhard Haumacher</dc:creator>
    <dc:date>2007-05-28T22:37:37</dc:date>
    <dc:language>de-DE</dc:language>
    <meta:editing-cycles>2</meta:editing-cycles>
    <meta:editing-duration>PT16S</meta:editing-duration>
    <meta:user-defined meta:name="Info 1"/>
    <meta:user-defined meta:name="Info 2"/>
    <meta:user-defined meta:name="Info 3"/>
    <meta:user-defined meta:name="Info 4"/>
    <meta:document-statistic meta:table-count="8" meta:image-count="0" meta:object-count="0" meta:page-count="64" meta:paragraph-count="2523" meta:word-count="19144" meta:character-count="127192"/>
  </office:meta>
</office:document-meta>
</file>